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Nimbus Mono L" svg:font-family="'Nimbus Mono L', 'Courier New'" style:font-family-generic="modern"/>
    <style:font-face style:name="Courier New" svg:font-family="'Courier New'"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DejaVu Sans2" svg:font-family="'DejaVu Sans', Arial"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15.954cm" fo:margin-left="0cm" fo:margin-right="0.046cm" table:align="margins"/>
    </style:style>
    <style:style style:name="Table1.A" style:family="table-column">
      <style:table-column-properties style:column-width="14.792cm" style:rel-column-width="60759*"/>
    </style:style>
    <style:style style:name="Table1.B" style:family="table-column">
      <style:table-column-properties style:column-width="1.162cm" style:rel-column-width="4776*"/>
    </style:style>
    <style:style style:name="Table1.1" style:family="table-row">
      <style:table-row-properties style:min-row-height="6.906cm"/>
    </style:style>
    <style:style style:name="Table1.A1" style:family="table-cell">
      <style:table-cell-properties fo:padding="0.097cm" fo:border="none"/>
    </style:style>
    <style:style style:name="P1" style:family="paragraph" style:parent-style-name="Header">
      <style:paragraph-properties fo:text-align="center" style:justify-single-word="false"/>
    </style:style>
    <style:style style:name="P2" style:family="paragraph" style:parent-style-name="Standard">
      <style:paragraph-properties fo:margin-left="0.501cm" fo:margin-right="0cm" style:line-height-at-least="0.176cm" fo:text-align="start" style:justify-single-word="false" fo:text-indent="0.45cm" style:auto-text-indent="false"/>
      <style:text-properties fo:font-size="12pt" fo:font-weight="normal" style:font-size-asian="12pt" style:font-weight-asian="normal" style:font-size-complex="12pt" style:font-weight-complex="normal"/>
    </style:style>
    <style:style style:name="P3" style:family="paragraph" style:parent-style-name="Standard">
      <style:paragraph-properties fo:margin-left="0.499cm" fo:margin-right="0cm" style:line-height-at-least="0.176cm" fo:text-align="start" style:justify-single-word="false" fo:text-indent="-0.499cm" style:auto-text-indent="false">
        <style:tab-stops/>
      </style:paragraph-properties>
      <style:text-properties fo:font-size="12pt" fo:font-weight="normal" style:font-size-asian="12pt" style:font-weight-asian="normal" style:font-size-complex="12pt" style:font-weight-complex="normal"/>
    </style:style>
    <style:style style:name="P4" style:family="paragraph" style:parent-style-name="Standard">
      <style:paragraph-properties fo:margin-left="0.499cm" fo:margin-right="0cm" fo:text-indent="-0.499cm" style:auto-text-indent="false">
        <style:tab-stops/>
      </style:paragraph-properties>
      <style:text-properties fo:font-size="12pt" fo:font-weight="normal" style:font-size-asian="12pt" style:font-weight-asian="normal" style:font-size-complex="12pt" style:font-weight-complex="normal"/>
    </style:style>
    <style:style style:name="P5" style:family="paragraph" style:parent-style-name="Standard">
      <style:paragraph-properties fo:margin-left="0.499cm" fo:margin-right="0cm" fo:text-indent="-0.499cm" style:auto-text-indent="false">
        <style:tab-stops/>
      </style:paragraph-properties>
      <style:text-properties fo:font-size="10pt" style:font-size-asian="10pt" style:font-size-complex="10pt"/>
    </style:style>
    <style:style style:name="P6" style:family="paragraph" style:parent-style-name="Standard">
      <style:paragraph-properties fo:margin-left="0.499cm" fo:margin-right="0cm" style:line-height-at-least="0.176cm" fo:text-align="start" style:justify-single-word="false" fo:text-indent="-0.499cm" style:auto-text-indent="false">
        <style:tab-stops/>
      </style:paragraph-properties>
      <style:text-properties fo:font-size="10pt" fo:font-weight="normal" style:font-size-asian="10pt" style:font-weight-asian="normal" style:font-size-complex="10pt" style:font-weight-complex="normal"/>
    </style:style>
    <style:style style:name="P7" style:family="paragraph" style:parent-style-name="Footnote">
      <style:paragraph-properties fo:margin-left="0.499cm" fo:margin-right="0cm" style:line-height-at-least="0.176cm" fo:text-align="start" style:justify-single-word="false" fo:text-indent="-0.499cm" style:auto-text-indent="false">
        <style:tab-stops/>
      </style:paragraph-properties>
      <style:text-properties fo:font-size="10pt" fo:font-weight="normal" style:font-size-asian="10pt" style:font-weight-asian="normal" style:font-size-complex="10pt" style:font-weight-complex="normal"/>
    </style:style>
    <style:style style:name="P8" style:family="paragraph" style:parent-style-name="Footnote">
      <style:paragraph-properties fo:margin-left="0.499cm" fo:margin-right="0cm" fo:text-indent="-0.499cm" style:auto-text-indent="false">
        <style:tab-stops/>
      </style:paragraph-properties>
      <style:text-properties fo:font-size="10pt" fo:font-style="normal" style:font-size-asian="10pt" style:font-style-asian="normal" style:font-size-complex="10pt" style:font-style-complex="normal"/>
    </style:style>
    <style:style style:name="P9" style:family="paragraph" style:parent-style-name="Footnote">
      <style:paragraph-properties fo:margin-left="0.499cm" fo:margin-right="0cm" style:line-height-at-least="0.176cm" fo:text-align="start" style:justify-single-word="false" fo:text-indent="-0.499cm" style:auto-text-indent="false">
        <style:tab-stops/>
      </style:paragraph-properties>
      <style:text-properties fo:font-size="12pt" fo:font-weight="normal" style:font-size-asian="12pt" style:font-weight-asian="normal" style:font-size-complex="12pt" style:font-weight-complex="normal"/>
    </style:style>
    <style:style style:name="P10" style:family="paragraph" style:parent-style-name="Standard">
      <style:paragraph-properties fo:margin-left="0cm" fo:margin-right="0cm" style:line-height-at-least="0.176cm" fo:text-align="start" style:justify-single-word="false" fo:text-indent="1cm" style:auto-text-indent="false"/>
      <style:text-properties style:font-name="Nimbus Roman No9 L" fo:font-size="12pt" fo:font-weight="normal" style:font-size-asian="12pt" style:font-weight-asian="normal" style:font-size-complex="12pt" style:font-weight-complex="normal"/>
    </style:style>
    <style:style style:name="P11" style:family="paragraph" style:parent-style-name="Standard">
      <style:paragraph-properties fo:margin-left="0cm" fo:margin-right="0cm" style:line-height-at-least="0.176cm" fo:text-align="justify" style:justify-single-word="false" fo:text-indent="1cm" style:auto-text-indent="false"/>
      <style:text-properties style:font-name="Nimbus Roman No9 L" fo:font-size="12pt" fo:font-weight="normal" style:font-size-asian="12pt" style:font-weight-asian="normal" style:font-size-complex="12pt" style:font-weight-complex="normal"/>
    </style:style>
    <style:style style:name="P12" style:family="paragraph" style:parent-style-name="Standard">
      <style:paragraph-properties fo:margin-left="0cm" fo:margin-right="0cm" fo:text-align="justify" style:justify-single-word="false" fo:text-indent="1cm" style:auto-text-indent="false"/>
      <style:text-properties style:font-name="Nimbus Roman No9 L" fo:font-size="12pt" fo:font-weight="normal" style:font-size-asian="12pt" style:font-weight-asian="normal" style:font-size-complex="12pt" style:font-weight-complex="normal"/>
    </style:style>
    <style:style style:name="P13" style:family="paragraph" style:parent-style-name="Standard">
      <style:paragraph-properties fo:margin-left="0cm" fo:margin-right="0cm" style:line-height-at-least="0.176cm" fo:text-align="justify" style:justify-single-word="false" fo:text-indent="1cm" style:auto-text-indent="false"/>
      <style:text-properties style:font-name="Nimbus Roman No9 L" fo:font-size="12pt" fo:font-weight="normal" style:font-size-asian="12.6000003814697pt" style:font-weight-asian="normal" style:font-size-complex="14.3999996185303pt" style:font-weight-complex="normal"/>
    </style:style>
    <style:style style:name="P14" style:family="paragraph" style:parent-style-name="Standard">
      <style:paragraph-properties fo:margin-left="0cm" fo:margin-right="0cm" fo:text-align="start" style:justify-single-word="false" fo:text-indent="1cm" style:auto-text-indent="false"/>
      <style:text-properties style:font-name="Nimbus Roman No9 L" fo:font-size="12pt" fo:font-weight="normal" style:font-size-asian="12.6000003814697pt" style:font-weight-asian="normal" style:font-size-complex="14.3999996185303pt" style:font-weight-complex="normal"/>
    </style:style>
    <style:style style:name="P15" style:family="paragraph" style:parent-style-name="Standard">
      <style:paragraph-properties fo:margin-left="0cm" fo:margin-right="0cm" fo:text-align="justify" style:justify-single-word="false" fo:text-indent="1cm" style:auto-text-indent="false"/>
      <style:text-properties style:font-name="Nimbus Roman No9 L" fo:font-size="12pt" fo:font-weight="normal" style:font-size-asian="12.6000003814697pt" style:font-weight-asian="normal" style:font-size-complex="14.3999996185303pt" style:font-weight-complex="normal"/>
    </style:style>
    <style:style style:name="P16" style:family="paragraph" style:parent-style-name="Standard">
      <style:paragraph-properties fo:margin-left="0cm" fo:margin-right="0cm" style:line-height-at-least="0.176cm" fo:text-align="justify" style:justify-single-word="false" fo:text-indent="1cm" style:auto-text-indent="false"/>
      <style:text-properties style:font-name="Nimbus Roman No9 L" fo:font-size="12pt"/>
    </style:style>
    <style:style style:name="P17" style:family="paragraph" style:parent-style-name="Standard">
      <style:paragraph-properties fo:margin-left="0cm" fo:margin-right="0cm" style:line-height-at-least="0.176cm" fo:text-align="end" style:justify-single-word="false" fo:text-indent="1cm" style:auto-text-indent="false"/>
      <style:text-properties style:font-name="Nimbus Roman No9 L" fo:font-size="12pt" fo:font-style="italic" fo:font-weight="normal" style:font-size-asian="12pt" style:font-style-asian="italic" style:font-weight-asian="normal" style:font-size-complex="12pt" style:font-style-complex="italic" style:font-weight-complex="normal"/>
    </style:style>
    <style:style style:name="P18" style:family="paragraph" style:parent-style-name="Standard">
      <style:paragraph-properties fo:margin-left="0cm" fo:margin-right="0cm" style:line-height-at-least="0.176cm" fo:text-align="justify" style:justify-single-word="false" fo:text-indent="1cm" style:auto-text-indent="false"/>
      <style:text-properties style:font-name="Nimbus Roman No9 L"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Standard">
      <style:paragraph-properties fo:margin-left="0cm" fo:margin-right="0cm" fo:text-align="end" style:justify-single-word="false" fo:text-indent="1cm" style:auto-text-indent="false"/>
      <style:text-properties style:font-name="Nimbus Roman No9 L" fo:font-size="12pt" fo:font-style="italic" fo:font-weight="normal" style:font-size-asian="12.6000003814697pt" style:font-style-asian="italic" style:font-weight-asian="normal" style:font-size-complex="14.3999996185303pt" style:font-style-complex="italic" style:font-weight-complex="normal"/>
    </style:style>
    <style:style style:name="P20" style:family="paragraph" style:parent-style-name="Standard">
      <style:paragraph-properties fo:margin-left="0cm" fo:margin-right="0cm" fo:text-align="center" style:justify-single-word="false" fo:text-indent="1cm" style:auto-text-indent="false"/>
      <style:text-properties style:font-name="Nimbus Roman No9 L" fo:font-size="12pt" fo:font-style="italic" fo:font-weight="normal" style:font-size-asian="12.6000003814697pt" style:font-style-asian="italic" style:font-weight-asian="normal" style:font-size-complex="14.3999996185303pt" style:font-style-complex="italic" style:font-weight-complex="normal"/>
    </style:style>
    <style:style style:name="P21" style:family="paragraph" style:parent-style-name="Standard">
      <style:paragraph-properties fo:margin-left="0cm" fo:margin-right="0cm" fo:text-align="justify" style:justify-single-word="false" fo:text-indent="1cm" style:auto-text-indent="false"/>
      <style:text-properties style:font-name="Nimbus Roman No9 L" fo:font-size="12pt" fo:font-style="italic" fo:font-weight="normal" style:font-size-asian="12.6000003814697pt" style:font-style-asian="italic" style:font-weight-asian="normal" style:font-size-complex="14.3999996185303pt" style:font-style-complex="italic" style:font-weight-complex="normal"/>
    </style:style>
    <style:style style:name="P22" style:family="paragraph" style:parent-style-name="Standard">
      <style:paragraph-properties fo:margin-left="0cm" fo:margin-right="0cm" style:line-height-at-least="0.176cm" fo:text-align="justify" style:justify-single-word="false" fo:text-indent="1cm" style:auto-text-indent="false"/>
      <style:text-properties style:font-name="Nimbus Roman No9 L" fo:font-size="12pt" fo:font-style="italic" style:text-underline-style="none" fo:font-weight="normal" style:font-size-asian="12pt" style:font-style-asian="italic" style:font-weight-asian="normal" style:font-size-complex="12pt" style:font-style-complex="italic" style:font-weight-complex="normal"/>
    </style:style>
    <style:style style:name="P23" style:family="paragraph" style:parent-style-name="Standard">
      <style:paragraph-properties fo:margin-left="0cm" fo:margin-right="0cm" fo:text-align="justify" style:justify-single-word="false" fo:text-indent="1cm" style:auto-text-indent="false"/>
      <style:text-properties style:font-name="Nimbus Roman No9 L" fo:font-size="12pt" style:font-size-asian="12pt" style:font-size-complex="12pt"/>
    </style:style>
    <style:style style:name="P24" style:family="paragraph" style:parent-style-name="Standard">
      <style:paragraph-properties fo:margin-left="0cm" fo:margin-right="0cm" style:line-height-at-least="0.176cm" fo:text-align="start" style:justify-single-word="false" fo:text-indent="1cm" style:auto-text-indent="false"/>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
      <style:paragraph-properties fo:margin-left="0cm" fo:margin-right="0cm" style:line-height-at-least="0.176cm" fo:text-align="justify" style:justify-single-word="false" fo:text-indent="1cm" style:auto-text-indent="false"/>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paragraph-properties fo:margin-left="0cm" fo:margin-right="0cm" fo:text-align="justify" style:justify-single-word="false" fo:text-indent="1cm" style:auto-text-indent="false"/>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Standard">
      <style:paragraph-properties fo:margin-left="0cm" fo:margin-right="0cm" fo:text-align="end" style:justify-single-word="false" fo:text-indent="1cm" style:auto-text-indent="false"/>
      <style:text-properties style:font-name="Nimbus Roman No9 L" fo:font-size="12pt" fo:font-style="normal" fo:font-weight="normal" style:font-size-asian="12.6000003814697pt" style:font-style-asian="normal" style:font-weight-asian="normal" style:font-size-complex="14.3999996185303pt" style:font-style-complex="normal" style:font-weight-complex="normal"/>
    </style:style>
    <style:style style:name="P28" style:family="paragraph" style:parent-style-name="Standard">
      <style:paragraph-properties fo:margin-left="0cm" fo:margin-right="0cm" fo:text-align="justify" style:justify-single-word="false" fo:text-indent="1cm" style:auto-text-indent="false"/>
      <style:text-properties style:font-name="Nimbus Roman No9 L" fo:font-size="12pt" fo:font-style="normal" fo:font-weight="normal" style:font-size-asian="12.6000003814697pt" style:font-style-asian="normal" style:font-weight-asian="normal" style:font-size-complex="14.3999996185303pt" style:font-style-complex="normal" style:font-weight-complex="normal"/>
    </style:style>
    <style:style style:name="P29" style:family="paragraph" style:parent-style-name="Standard">
      <style:paragraph-properties fo:margin-left="0cm" fo:margin-right="0cm" style:line-height-at-least="0.176cm" fo:text-align="justify" style:justify-single-word="false" fo:text-indent="1cm" style:auto-text-indent="false"/>
      <style:text-properties style:font-name="Nimbus Roman No9 L"/>
    </style:style>
    <style:style style:name="P30" style:family="paragraph" style:parent-style-name="Standard">
      <style:paragraph-properties fo:margin-left="0cm" fo:margin-right="0cm" fo:text-align="justify" style:justify-single-word="false" fo:text-indent="1cm" style:auto-text-indent="false"/>
      <style:text-properties style:font-name="Nimbus Roman No9 L" fo:font-style="italic" style:font-style-asian="italic" style:font-style-complex="italic"/>
    </style:style>
    <style:style style:name="P31" style:family="paragraph" style:parent-style-name="Standard">
      <style:paragraph-properties fo:margin-left="0cm" fo:margin-right="0cm" fo:text-align="justify" style:justify-single-word="false" fo:text-indent="1cm" style:auto-text-indent="false"/>
      <style:text-properties style:font-name="Nimbus Roman No9 L" fo:font-style="normal" style:font-style-asian="normal" style:font-style-complex="normal"/>
    </style:style>
    <style:style style:name="P32" style:family="paragraph" style:parent-style-name="Standard">
      <style:paragraph-properties fo:margin-left="0cm" fo:margin-right="0cm" fo:line-height="100%" fo:text-align="justify" style:justify-single-word="false" fo:text-indent="1cm" style:auto-text-indent="false"/>
      <style:text-properties style:font-name="Nimbus Roman No9 L"/>
    </style:style>
    <style:style style:name="P33" style:family="paragraph" style:parent-style-name="Standard">
      <style:paragraph-properties fo:margin-left="0cm" fo:margin-right="0cm" fo:text-align="justify" style:justify-single-word="false" fo:text-indent="1cm" style:auto-text-indent="false"/>
      <style:text-properties style:font-name="Nimbus Roman No9 L"/>
    </style:style>
    <style:style style:name="P34" style:family="paragraph" style:parent-style-name="Standard">
      <style:paragraph-properties fo:margin-left="0cm" fo:margin-right="0cm" fo:text-align="justify" style:justify-single-word="false" fo:text-indent="1cm" style:auto-text-indent="false"/>
    </style:style>
    <style:style style:name="P35" style:family="paragraph" style:parent-style-name="Standard">
      <style:paragraph-properties fo:margin-left="0cm" fo:margin-right="0cm" fo:text-align="justify" style:justify-single-word="false" fo:text-indent="1cm" style:auto-text-indent="false"/>
      <style:text-properties style:font-name="Times New Roman" fo:font-size="12pt" style:font-size-asian="12pt" style:font-size-complex="12pt"/>
    </style:style>
    <style:style style:name="P36" style:family="paragraph" style:parent-style-name="Standard">
      <style:paragraph-properties fo:margin-left="0cm" fo:margin-right="0cm" fo:line-height="100%" fo:text-align="justify" style:justify-single-word="false" fo:text-indent="1cm" style:auto-text-indent="false"/>
    </style:style>
    <style:style style:name="P37" style:family="paragraph" style:parent-style-name="Standard">
      <style:paragraph-properties fo:margin-left="0cm" fo:margin-right="0cm" fo:text-align="justify" style:justify-single-word="false" fo:text-indent="1cm" style:auto-text-indent="false"/>
      <style:text-properties fo:font-size="12pt" fo:font-weight="normal" style:font-size-asian="12pt" style:font-weight-asian="normal" style:font-size-complex="12pt" style:font-weight-complex="normal"/>
    </style:style>
    <style:style style:name="P38" style:family="paragraph" style:parent-style-name="Standard">
      <style:paragraph-properties fo:margin-left="0cm" fo:margin-right="0cm" style:line-height-at-least="0.176cm" fo:text-align="justify" style:justify-single-word="false" fo:text-indent="1cm" style:auto-text-indent="false"/>
      <style:text-properties fo:font-size="12pt" fo:font-weight="normal" style:font-size-asian="12pt" style:font-weight-asian="normal" style:font-size-complex="12pt" style:font-weight-complex="normal"/>
    </style:style>
    <style:style style:name="P39" style:family="paragraph" style:parent-style-name="Standard">
      <style:paragraph-properties fo:margin-left="0cm" fo:margin-right="0cm" fo:line-height="100%" fo:text-align="justify" style:justify-single-word="false" fo:text-indent="1cm" style:auto-text-indent="false" style:writing-mode="lr-tb"/>
      <style:text-properties style:font-name="Nimbus Roman No9 L" fo:font-size="12pt" fo:font-style="italic" fo:font-weight="normal" style:font-size-asian="12pt" style:font-style-asian="italic" style:font-weight-asian="normal" style:font-size-complex="12pt" style:font-style-complex="italic" style:font-weight-complex="normal"/>
    </style:style>
    <style:style style:name="P40" style:family="paragraph" style:parent-style-name="Standard">
      <style:paragraph-properties fo:margin-left="0cm" fo:margin-right="0cm" fo:line-height="100%" fo:text-align="justify" style:justify-single-word="false" fo:text-indent="1cm" style:auto-text-indent="false" style:writing-mode="lr-tb"/>
      <style:text-properties style:font-name="Nimbus Roman No9 L" fo:font-size="12pt" fo:font-style="italic" style:font-size-asian="12pt" style:font-style-asian="italic" style:font-size-complex="12pt" style:font-style-complex="italic"/>
    </style:style>
    <style:style style:name="P41" style:family="paragraph" style:parent-style-name="Standard">
      <style:paragraph-properties fo:margin-left="0cm" fo:margin-right="0cm" fo:line-height="100%" fo:text-align="justify" style:justify-single-word="false" fo:text-indent="1cm" style:auto-text-indent="false" style:writing-mode="lr-tb"/>
      <style:text-properties style:font-name="Nimbus Roman No9 L" fo:font-size="12pt" fo:font-style="italic" fo:font-weight="bold" style:font-size-asian="12pt" style:font-style-asian="italic" style:font-size-complex="12pt" style:font-style-complex="italic" style:font-weight-complex="bold"/>
    </style:style>
    <style:style style:name="P42" style:family="paragraph" style:parent-style-name="Standard">
      <style:paragraph-properties fo:margin-left="0cm" fo:margin-right="0cm" fo:line-height="100%" fo:text-align="justify" style:justify-single-word="false" fo:text-indent="1cm" style:auto-text-indent="false" style:writing-mode="lr-tb"/>
      <style:text-properties style:font-name="Nimbus Roman No9 L" fo:font-size="12pt" fo:font-style="italic" style:text-underline-style="solid" style:text-underline-width="auto" style:text-underline-color="font-color" style:font-size-asian="12pt" style:font-style-asian="italic" style:font-size-complex="12pt" style:font-style-complex="italic"/>
    </style:style>
    <style:style style:name="P43" style:family="paragraph" style:parent-style-name="Standard">
      <style:paragraph-properties fo:margin-left="0cm" fo:margin-right="0cm" fo:line-height="100%" fo:text-align="justify" style:justify-single-word="false" fo:text-indent="1cm" style:auto-text-indent="false" style:writing-mode="lr-tb"/>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44" style:family="paragraph" style:parent-style-name="Standard">
      <style:paragraph-properties fo:margin-left="0cm" fo:margin-right="0cm" fo:line-height="100%" fo:text-align="justify" style:justify-single-word="false" fo:text-indent="1cm" style:auto-text-indent="false" style:writing-mode="lr-tb"/>
      <style:text-properties style:font-name="Nimbus Roman No9 L" fo:font-size="12pt" fo:font-style="normal" style:font-size-asian="12pt" style:font-style-asian="normal" style:font-size-complex="12pt" style:font-style-complex="normal"/>
    </style:style>
    <style:style style:name="P45" style:family="paragraph" style:parent-style-name="Standard">
      <style:paragraph-properties fo:margin-left="0cm" fo:margin-right="0cm" fo:line-height="100%" fo:text-align="justify" style:justify-single-word="false" fo:text-indent="1cm" style:auto-text-indent="false" style:writing-mode="lr-tb"/>
      <style:text-properties style:font-name="Nimbus Roman No9 L" fo:font-size="12pt" fo:font-weight="normal" style:font-size-asian="12pt" style:font-weight-asian="normal" style:font-size-complex="12pt" style:font-weight-complex="normal"/>
    </style:style>
    <style:style style:name="P46" style:family="paragraph" style:parent-style-name="Standard">
      <style:paragraph-properties fo:margin-left="0cm" fo:margin-right="0cm" fo:line-height="100%" fo:text-align="start" style:justify-single-word="false" fo:text-indent="1cm" style:auto-text-indent="false" style:writing-mode="lr-tb"/>
      <style:text-properties style:font-name="Nimbus Roman No9 L" fo:font-size="12pt" fo:font-weight="normal" style:font-size-asian="12.6000003814697pt" style:font-weight-asian="normal" style:font-size-complex="14.3999996185303pt" style:font-weight-complex="normal"/>
    </style:style>
    <style:style style:name="P47" style:family="paragraph" style:parent-style-name="Standard">
      <style:paragraph-properties fo:margin-left="0cm" fo:margin-right="0cm" fo:line-height="100%" fo:text-align="justify" style:justify-single-word="false" fo:text-indent="1cm" style:auto-text-indent="false" style:writing-mode="lr-tb"/>
      <style:text-properties style:font-name="Nimbus Roman No9 L" fo:font-size="12pt" fo:font-weight="normal" style:font-size-asian="12.6000003814697pt" style:font-weight-asian="normal" style:font-size-complex="14.3999996185303pt" style:font-weight-complex="normal"/>
    </style:style>
    <style:style style:name="P48" style:family="paragraph" style:parent-style-name="Standard">
      <style:paragraph-properties fo:margin-left="0cm" fo:margin-right="0cm" fo:line-height="100%" fo:text-align="justify" style:justify-single-word="false" fo:text-indent="1cm" style:auto-text-indent="false" style:writing-mode="lr-tb"/>
      <style:text-properties style:font-name="Nimbus Roman No9 L" fo:font-size="12pt" style:font-size-asian="12pt" style:font-size-complex="12pt"/>
    </style:style>
    <style:style style:name="P49" style:family="paragraph" style:parent-style-name="Standard">
      <style:paragraph-properties fo:margin-left="0cm" fo:margin-right="0cm" fo:line-height="100%" fo:text-align="justify" style:justify-single-word="false" fo:text-indent="1cm" style:auto-text-indent="false" style:writing-mode="lr-tb"/>
      <style:text-properties style:font-name="Nimbus Roman No9 L" fo:font-size="8pt" fo:font-style="italic" fo:font-weight="normal" style:font-size-asian="12pt" style:font-style-asian="italic" style:font-weight-asian="normal" style:font-size-complex="8pt" style:font-style-complex="italic" style:font-weight-complex="normal"/>
    </style:style>
    <style:style style:name="P50" style:family="paragraph" style:parent-style-name="Standard">
      <style:paragraph-properties fo:margin-left="0cm" fo:margin-right="0cm" fo:line-height="100%" fo:text-align="justify" style:justify-single-word="false" fo:text-indent="1cm" style:auto-text-indent="false" style:writing-mode="lr-tb"/>
      <style:text-properties style:font-name="Nimbus Roman No9 L" fo:font-size="8pt" style:font-size-asian="12pt" style:font-size-complex="8pt"/>
    </style:style>
    <style:style style:name="P51" style:family="paragraph" style:parent-style-name="Standard">
      <style:paragraph-properties fo:margin-left="0cm" fo:margin-right="0cm" fo:line-height="100%" fo:text-align="justify" style:justify-single-word="false" fo:text-indent="1cm" style:auto-text-indent="false" style:writing-mode="lr-tb"/>
      <style:text-properties style:font-name="Nimbus Roman No9 L"/>
    </style:style>
    <style:style style:name="P52" style:family="paragraph" style:parent-style-name="Standard">
      <style:paragraph-properties fo:margin-left="0cm" fo:margin-right="0cm" fo:line-height="100%" fo:text-align="justify" style:justify-single-word="false" fo:text-indent="1cm" style:auto-text-indent="false" style:writing-mode="lr-tb"/>
    </style:style>
    <style:style style:name="P53" style:family="paragraph" style:parent-style-name="Default">
      <style:paragraph-properties fo:margin-left="0cm" fo:margin-right="0cm" fo:line-height="100%" fo:text-align="justify" style:justify-single-word="false" fo:text-indent="1cm" style:auto-text-indent="false" style:writing-mode="lr-tb"/>
      <style:text-properties style:font-name="Nimbus Roman No9 L" fo:font-size="12pt" fo:font-style="italic" style:font-size-asian="12pt" style:font-style-asian="italic" style:font-size-complex="12pt" style:font-style-complex="italic"/>
    </style:style>
    <style:style style:name="P54" style:family="paragraph" style:parent-style-name="Default">
      <style:paragraph-properties fo:margin-left="0cm" fo:margin-right="0cm" fo:line-height="100%" fo:text-align="justify" style:justify-single-word="false" fo:text-indent="1cm" style:auto-text-indent="false" style:writing-mode="lr-tb"/>
      <style:text-properties style:font-name="Nimbus Roman No9 L" fo:font-size="12pt" style:font-size-asian="12pt" style:font-size-complex="12pt"/>
    </style:style>
    <style:style style:name="P55" style:family="paragraph" style:parent-style-name="Standard" style:master-page-name="">
      <style:paragraph-properties fo:margin-left="0cm" fo:margin-right="0cm" fo:text-align="justify" style:justify-single-word="false" fo:text-indent="1cm" style:auto-text-indent="false" style:page-number="auto"/>
      <style:text-properties style:font-name="Nimbus Roman No9 L" fo:font-size="12pt" fo:font-weight="normal" style:font-size-asian="12.6000003814697pt" style:font-weight-asian="normal" style:font-size-complex="14.3999996185303pt" style:font-weight-complex="normal"/>
    </style:style>
    <style:style style:name="P56" style:family="paragraph" style:parent-style-name="Text_20_body">
      <style:paragraph-properties fo:margin-left="0cm" fo:margin-right="0cm" style:line-height-at-least="0.176cm" fo:text-align="justify" style:justify-single-word="false" fo:text-indent="1cm" style:auto-text-indent="false"/>
      <style:text-properties style:font-name="Nimbus Roman No9 L" fo:font-size="12pt" fo:font-style="italic" fo:font-weight="normal" style:font-size-asian="12pt" style:font-style-asian="italic" style:font-weight-asian="normal" style:font-size-complex="12pt" style:font-style-complex="italic" style:font-weight-complex="normal"/>
    </style:style>
    <style:style style:name="P57" style:family="paragraph" style:parent-style-name="Table_20_Contents">
      <style:paragraph-properties fo:margin-left="0cm" fo:margin-right="0cm" fo:text-align="start" style:justify-single-word="false" fo:text-indent="1cm" style:auto-text-indent="false"/>
      <style:text-properties style:font-name="Nimbus Roman No9 L"/>
    </style:style>
    <style:style style:name="P58" style:family="paragraph" style:parent-style-name="Footnote">
      <style:paragraph-properties fo:margin-left="0cm" fo:margin-right="0cm" fo:text-align="justify" style:justify-single-word="false" fo:text-indent="1cm" style:auto-text-indent="false"/>
      <style:text-properties style:font-name="Nimbus Roman No9 L" fo:font-size="12pt" style:font-size-asian="12pt" style:font-size-complex="12pt"/>
    </style:style>
    <style:style style:name="P59" style:family="paragraph" style:parent-style-name="Footnote">
      <style:paragraph-properties fo:margin-left="0cm" fo:margin-right="0cm" style:line-height-at-least="0.176cm" fo:text-align="start" style:justify-single-word="false" fo:text-indent="1cm" style:auto-text-indent="false"/>
      <style:text-properties style:font-name="Nimbus Roman No9 L" fo:font-size="12pt" fo:font-weight="normal" style:font-size-asian="12pt" style:font-weight-asian="normal" style:font-size-complex="12pt" style:font-weight-complex="normal"/>
    </style:style>
    <style:style style:name="P60" style:family="paragraph" style:parent-style-name="Footnote">
      <style:paragraph-properties fo:margin-left="0cm" fo:margin-right="0cm" style:line-height-at-least="0.176cm" fo:text-align="justify" style:justify-single-word="false" fo:text-indent="1cm" style:auto-text-indent="false"/>
      <style:text-properties style:font-name="Nimbus Roman No9 L" fo:font-size="12pt" fo:font-weight="normal" style:font-size-asian="12pt" style:font-weight-asian="normal" style:font-size-complex="12pt" style:font-weight-complex="normal"/>
    </style:style>
    <style:style style:name="P61" style:family="paragraph" style:parent-style-name="Footnote">
      <style:paragraph-properties fo:margin-left="0cm" fo:margin-right="0cm" style:line-height-at-least="0.176cm" fo:text-align="justify" style:justify-single-word="false" fo:text-indent="1cm" style:auto-text-indent="false"/>
      <style:text-properties fo:font-size="12pt" fo:font-weight="normal" style:font-size-asian="12pt" style:font-weight-asian="normal" style:font-size-complex="12pt" style:font-weight-complex="normal"/>
    </style:style>
    <style:style style:name="P62" style:family="paragraph" style:parent-style-name="Standard">
      <style:paragraph-properties style:line-height-at-least="0.176cm" fo:text-align="center" style:justify-single-word="false"/>
      <style:text-properties style:font-name="Nimbus Roman No9 L"/>
    </style:style>
    <style:style style:name="P63" style:family="paragraph" style:parent-style-name="Standard">
      <style:paragraph-properties style:line-height-at-least="0.176cm" fo:text-align="end" style:justify-single-word="false"/>
      <style:text-properties style:font-name="Nimbus Roman No9 L"/>
    </style:style>
    <style:style style:name="P64" style:family="paragraph" style:parent-style-name="Standard">
      <style:paragraph-properties style:line-height-at-least="0.176cm" fo:text-align="center" style:justify-single-word="false"/>
      <style:text-properties style:font-name="Nimbus Roman No9 L" fo:font-size="18pt" style:font-size-asian="18pt" style:font-size-complex="18pt"/>
    </style:style>
    <style:style style:name="P65" style:family="paragraph" style:parent-style-name="Standard">
      <style:paragraph-properties style:line-height-at-least="0.176cm" fo:text-align="end" style:justify-single-word="false"/>
      <style:text-properties style:font-name="Nimbus Roman No9 L" fo:font-size="12pt" fo:font-weight="normal" style:font-size-asian="12pt" style:font-weight-asian="normal" style:font-size-complex="12pt" style:font-weight-complex="normal"/>
    </style:style>
    <style:style style:name="P66" style:family="paragraph" style:parent-style-name="Standard">
      <style:paragraph-properties style:line-height-at-least="0.176cm" fo:text-align="center" style:justify-single-word="false"/>
      <style:text-properties style:font-name="Nimbus Roman No9 L" fo:font-size="12pt" fo:font-weight="normal" style:font-size-asian="12pt" style:font-weight-asian="normal" style:font-size-complex="12pt" style:font-weight-complex="normal"/>
    </style:style>
    <style:style style:name="P67" style:family="paragraph" style:parent-style-name="Standard">
      <style:paragraph-properties style:line-height-at-least="0.176cm" fo:text-align="center" style:justify-single-word="false"/>
      <style:text-properties style:font-name="Nimbus Roman No9 L" fo:font-size="16pt" fo:font-weight="normal" style:font-size-asian="16pt" style:font-weight-asian="normal" style:font-size-complex="16pt" style:font-weight-complex="normal"/>
    </style:style>
    <style:style style:name="P68" style:family="paragraph" style:parent-style-name="Standard">
      <style:paragraph-properties fo:text-align="justify" style:justify-single-word="false"/>
      <style:text-properties style:font-name="Nimbus Roman No9 L"/>
    </style:style>
    <style:style style:name="P69" style:family="paragraph" style:parent-style-name="Standard">
      <style:paragraph-properties fo:margin-left="0cm" fo:margin-right="0cm" style:line-height-at-least="0.176cm" fo:text-align="center" style:justify-single-word="false" fo:text-indent="0cm" style:auto-text-indent="false"/>
      <style:text-properties style:font-name="Nimbus Roman No9 L" fo:font-size="12pt" fo:font-weight="normal" style:font-size-asian="12pt" style:font-weight-asian="normal" style:font-size-complex="12pt" style:font-weight-complex="normal"/>
    </style:style>
    <style:style style:name="P70" style:family="paragraph" style:parent-style-name="Standard">
      <style:paragraph-properties fo:margin-left="0cm" fo:margin-right="0cm" style:line-height-at-least="0.176cm" fo:text-align="center" style:justify-single-word="false" fo:text-indent="0cm" style:auto-text-indent="false"/>
      <style:text-properties style:font-name="Nimbus Roman No9 L" fo:font-size="14pt" fo:font-weight="normal" style:font-size-asian="14.6999998092651pt" style:font-weight-asian="normal" style:font-size-complex="16.7999992370605pt" style:font-weight-complex="normal"/>
    </style:style>
    <style:style style:name="P71" style:family="paragraph" style:parent-style-name="Standard">
      <style:paragraph-properties fo:margin-left="0cm" fo:margin-right="0cm" fo:text-align="center" style:justify-single-word="false" fo:text-indent="0cm" style:auto-text-indent="false"/>
      <style:text-properties style:font-name="Nimbus Roman No9 L" fo:font-size="14pt" fo:font-weight="normal" style:font-size-asian="14.6999998092651pt" style:font-weight-asian="normal" style:font-size-complex="16.7999992370605pt" style:font-weight-complex="normal"/>
    </style:style>
    <style:style style:name="P72" style:family="paragraph" style:parent-style-name="Standard">
      <style:paragraph-properties fo:margin-left="0cm" fo:margin-right="0cm" style:line-height-at-least="0.176cm" fo:text-align="center" style:justify-single-word="false" fo:text-indent="0cm" style:auto-text-indent="false"/>
      <style:text-properties style:font-name="Nimbus Roman No9 L" fo:font-size="14pt" fo:font-weight="normal" style:font-size-asian="14pt" style:font-weight-asian="normal" style:font-size-complex="14pt" style:font-weight-complex="normal"/>
    </style:style>
    <style:style style:name="P73" style:family="paragraph" style:parent-style-name="Standard">
      <style:paragraph-properties fo:margin-left="0cm" fo:margin-right="0cm" fo:text-align="justify" style:justify-single-word="false" fo:text-indent="0cm" style:auto-text-indent="false"/>
      <style:text-properties style:font-name="Nimbus Roman No9 L" fo:font-style="normal" style:font-style-asian="normal" style:font-style-complex="normal"/>
    </style:style>
    <style:style style:name="P74" style:family="paragraph" style:parent-style-name="Standard">
      <style:paragraph-properties fo:margin-left="0cm" fo:margin-right="0cm" fo:text-align="justify" style:justify-single-word="false" fo:text-indent="0cm" style:auto-text-indent="false"/>
      <style:text-properties style:font-name="Nimbus Roman No9 L"/>
    </style:style>
    <style:style style:name="P75" style:family="paragraph" style:parent-style-name="Standard">
      <style:paragraph-properties fo:margin-left="0cm" fo:margin-right="0cm" fo:line-height="100%" fo:text-align="center" style:justify-single-word="false" fo:text-indent="0cm" style:auto-text-indent="false" style:writing-mode="lr-tb"/>
      <style:text-properties style:font-name="Nimbus Roman No9 L" fo:font-size="12pt" fo:font-style="italic" style:text-underline-style="solid" style:text-underline-width="auto" style:text-underline-color="font-color" style:font-size-asian="12pt" style:font-style-asian="italic" style:font-size-complex="12pt" style:font-style-complex="italic"/>
    </style:style>
    <style:style style:name="P76" style:family="paragraph" style:parent-style-name="Standard">
      <style:paragraph-properties fo:margin-left="0cm" fo:margin-right="0cm" fo:line-height="100%" fo:text-align="justify" style:justify-single-word="false" fo:text-indent="0cm" style:auto-text-indent="false" style:writing-mode="lr-tb"/>
      <style:text-properties style:font-name="Nimbus Roman No9 L" fo:font-size="12pt" fo:font-style="italic" style:font-size-asian="12pt" style:font-style-asian="italic" style:font-size-complex="12pt" style:font-style-complex="italic"/>
    </style:style>
    <style:style style:name="P77" style:family="paragraph" style:parent-style-name="Standard">
      <style:paragraph-properties fo:margin-left="0cm" fo:margin-right="0cm" fo:line-height="100%" fo:text-align="justify" style:justify-single-word="false" fo:text-indent="0cm" style:auto-text-indent="false" style:writing-mode="lr-tb"/>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78" style:family="paragraph" style:parent-style-name="Standard">
      <style:paragraph-properties fo:margin-left="0cm" fo:margin-right="0cm" fo:line-height="100%" fo:text-align="justify" style:justify-single-word="false" fo:text-indent="0cm" style:auto-text-indent="false" style:writing-mode="lr-tb"/>
      <style:text-properties style:font-name="Nimbus Roman No9 L" fo:font-size="13pt" fo:font-style="italic" fo:font-weight="normal" style:font-size-asian="13pt" style:font-style-asian="italic" style:font-weight-asian="normal" style:font-size-complex="13pt" style:font-style-complex="italic" style:font-weight-complex="normal"/>
    </style:style>
    <style:style style:name="P79" style:family="paragraph" style:parent-style-name="Standard">
      <style:paragraph-properties fo:margin-left="0cm" fo:margin-right="0cm" style:line-height-at-least="0.176cm" fo:text-align="center" style:justify-single-word="false" fo:text-indent="0cm" style:auto-text-indent="false" fo:break-before="page"/>
      <style:text-properties style:font-name="Nimbus Roman No9 L" fo:font-size="12pt" fo:font-weight="normal" style:font-size-asian="12pt" style:font-weight-asian="normal" style:font-size-complex="12pt" style:font-weight-complex="normal"/>
    </style:style>
    <style:style style:name="P80" style:family="paragraph" style:parent-style-name="Standard">
      <style:paragraph-properties fo:margin-left="0cm" fo:margin-right="0cm" fo:text-align="center" style:justify-single-word="false" fo:text-indent="0cm" style:auto-text-indent="false" fo:break-before="page"/>
      <style:text-properties style:font-name="Nimbus Roman No9 L" fo:font-size="16pt" fo:font-weight="normal" style:font-size-asian="16.7999992370605pt" style:font-weight-asian="normal" style:font-size-complex="19.2000007629395pt" style:font-weight-complex="normal"/>
    </style:style>
    <style:style style:name="P81" style:family="paragraph" style:parent-style-name="Standard">
      <style:paragraph-properties fo:margin-left="0cm" fo:margin-right="0cm" style:line-height-at-least="0.176cm" fo:text-align="center" style:justify-single-word="false" fo:text-indent="0cm" style:auto-text-indent="false" fo:break-before="page"/>
      <style:text-properties style:font-name="Nimbus Roman No9 L" fo:font-size="16pt" fo:font-weight="normal" style:font-size-asian="16pt" style:font-weight-asian="normal" style:font-size-complex="16pt" style:font-weight-complex="normal"/>
    </style:style>
    <style:style style:name="P82" style:family="paragraph" style:parent-style-name="Standard">
      <style:paragraph-properties fo:margin-left="0cm" fo:margin-right="0cm" style:line-height-at-least="0.176cm" fo:text-align="justify" style:justify-single-word="false" fo:text-indent="1.27cm" style:auto-text-indent="false"/>
      <style:text-properties style:font-name="Nimbus Roman No9 L" fo:font-size="12pt" fo:font-weight="normal" style:font-size-asian="12pt" style:font-weight-asian="normal" style:font-size-complex="12pt" style:font-weight-complex="normal"/>
    </style:style>
    <style:style style:name="P83" style:family="paragraph" style:parent-style-name="Standard">
      <style:paragraph-properties fo:margin-left="0cm" fo:margin-right="0cm" fo:text-align="justify" style:justify-single-word="false" fo:text-indent="1.27cm" style:auto-text-indent="false"/>
      <style:text-properties style:font-name="Nimbus Roman No9 L" fo:font-size="12pt" fo:font-weight="normal" style:font-size-asian="12pt" style:font-weight-asian="normal" style:font-size-complex="12pt" style:font-weight-complex="normal"/>
    </style:style>
    <style:style style:name="P84" style:family="paragraph" style:parent-style-name="Standard">
      <style:paragraph-properties fo:margin-left="0cm" fo:margin-right="0cm" fo:text-align="justify" style:justify-single-word="false" fo:text-indent="1.27cm" style:auto-text-indent="false"/>
      <style:text-properties style:font-name="Nimbus Roman No9 L" fo:font-style="italic" style:font-style-asian="italic" style:font-style-complex="italic"/>
    </style:style>
    <style:style style:name="P85" style:family="paragraph" style:parent-style-name="Standard">
      <style:paragraph-properties fo:margin-left="0cm" fo:margin-right="0cm" fo:text-align="justify" style:justify-single-word="false" fo:text-indent="1.27cm" style:auto-text-indent="false"/>
      <style:text-properties style:font-name="Nimbus Roman No9 L"/>
    </style:style>
    <style:style style:name="P86" style:family="paragraph" style:parent-style-name="Standard">
      <style:paragraph-properties fo:margin-left="0cm" fo:margin-right="0cm" fo:line-height="100%" fo:text-align="justify" style:justify-single-word="false" fo:text-indent="1.27cm" style:auto-text-indent="false" style:writing-mode="lr-tb"/>
      <style:text-properties style:font-name="Nimbus Roman No9 L" fo:font-size="12pt" fo:font-style="italic" fo:font-weight="normal" style:font-size-asian="12pt" style:font-style-asian="italic" style:font-weight-asian="normal" style:font-size-complex="12pt" style:font-style-complex="italic" style:font-weight-complex="normal"/>
    </style:style>
    <style:style style:name="P87" style:family="paragraph" style:parent-style-name="Standard">
      <style:paragraph-properties fo:margin-left="0cm" fo:margin-right="0cm" fo:line-height="100%" fo:text-align="justify" style:justify-single-word="false" fo:text-indent="1.27cm" style:auto-text-indent="false" style:writing-mode="lr-tb"/>
      <style:text-properties style:font-name="Nimbus Roman No9 L" fo:font-size="12pt" fo:font-style="italic" style:font-size-asian="12pt" style:font-style-asian="italic" style:font-size-complex="12pt" style:font-style-complex="italic"/>
    </style:style>
    <style:style style:name="P88" style:family="paragraph" style:parent-style-name="Standard">
      <style:paragraph-properties fo:margin-left="0cm" fo:margin-right="0cm" fo:line-height="100%" fo:text-align="justify" style:justify-single-word="false" fo:text-indent="1.27cm" style:auto-text-indent="false" style:writing-mode="lr-tb"/>
      <style:text-properties style:font-name="Nimbus Roman No9 L" fo:font-size="12pt" fo:font-style="normal" style:font-size-asian="12pt" style:font-style-asian="normal" style:font-size-complex="12pt" style:font-style-complex="normal"/>
    </style:style>
    <style:style style:name="P89" style:family="paragraph" style:parent-style-name="Standard">
      <style:paragraph-properties fo:margin-left="0cm" fo:margin-right="0cm" fo:line-height="100%" fo:text-align="justify" style:justify-single-word="false" fo:text-indent="1.27cm" style:auto-text-indent="false" style:writing-mode="lr-tb"/>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paragraph-properties fo:margin-left="0cm" fo:margin-right="0cm" fo:line-height="100%" fo:text-align="justify" style:justify-single-word="false" fo:text-indent="1.27cm" style:auto-text-indent="false" style:writing-mode="lr-tb"/>
      <style:text-properties style:font-name="Nimbus Roman No9 L" fo:font-size="12pt" fo:font-weight="normal" style:font-size-asian="12pt" style:font-weight-asian="normal" style:font-size-complex="12pt" style:font-weight-complex="normal"/>
    </style:style>
    <style:style style:name="P91" style:family="paragraph" style:parent-style-name="Standard">
      <style:paragraph-properties fo:margin-left="0cm" fo:margin-right="0cm" fo:line-height="100%" fo:text-align="justify" style:justify-single-word="false" fo:text-indent="1.27cm" style:auto-text-indent="false" style:writing-mode="lr-tb"/>
      <style:text-properties style:font-name="Nimbus Roman No9 L" fo:font-size="12pt" style:font-size-asian="12pt" style:font-size-complex="12pt"/>
    </style:style>
    <style:style style:name="P92" style:family="paragraph" style:parent-style-name="Standard">
      <style:paragraph-properties fo:margin-left="0cm" fo:margin-right="0cm" fo:line-height="100%" fo:text-align="justify" style:justify-single-word="false" fo:text-indent="1.27cm" style:auto-text-indent="false" style:writing-mode="lr-tb"/>
      <style:text-properties style:font-name="Nimbus Roman No9 L" fo:font-size="13pt" fo:font-style="italic" style:font-size-asian="13pt" style:font-style-asian="italic" style:font-size-complex="13pt" style:font-style-complex="italic"/>
    </style:style>
    <style:style style:name="P93" style:family="paragraph" style:parent-style-name="Standard">
      <style:paragraph-properties fo:line-height="100%" fo:text-align="justify" style:justify-single-word="false" style:writing-mode="lr-tb"/>
      <style:text-properties style:font-name="Nimbus Roman No9 L" fo:font-size="12pt" fo:font-style="italic" style:font-size-asian="12pt" style:font-style-asian="italic" style:font-size-complex="12pt" style:font-style-complex="italic"/>
    </style:style>
    <style:style style:name="P94" style:family="paragraph" style:parent-style-name="Standard">
      <style:paragraph-properties fo:line-height="100%" fo:text-align="justify" style:justify-single-word="false" style:writing-mode="lr-tb"/>
      <style:text-properties style:font-name="Nimbus Roman No9 L" fo:font-size="12pt" style:font-size-asian="12pt" style:font-size-complex="12pt"/>
    </style:style>
    <style:style style:name="P95" style:family="paragraph" style:parent-style-name="Standard">
      <style:paragraph-properties fo:line-height="100%" fo:text-align="justify" style:justify-single-word="false" style:writing-mode="lr-tb"/>
      <style:text-properties style:font-name="Nimbus Roman No9 L" fo:font-size="12pt" fo:font-style="normal" style:font-size-asian="12pt" style:font-style-asian="normal" style:font-size-complex="12pt" style:font-style-complex="normal"/>
    </style:style>
    <style:style style:name="P96" style:family="paragraph" style:parent-style-name="Default">
      <style:paragraph-properties fo:line-height="100%" fo:text-align="justify" style:justify-single-word="false" style:writing-mode="lr-tb"/>
      <style:text-properties style:font-name="Nimbus Roman No9 L" fo:font-size="12pt" fo:font-style="italic" style:font-size-asian="12pt" style:font-style-asian="italic" style:font-size-complex="12pt" style:font-style-complex="italic"/>
    </style:style>
    <style:style style:name="P97" style:family="paragraph" style:parent-style-name="Text_20_body">
      <style:paragraph-properties fo:text-align="justify" style:justify-single-word="false"/>
      <style:text-properties style:font-name="Nimbus Roman No9 L" fo:font-style="italic" style:font-style-asian="italic" style:font-style-complex="italic"/>
    </style:style>
    <style:style style:name="P98" style:family="paragraph" style:parent-style-name="Table_20_Contents">
      <style:paragraph-properties fo:text-align="start" style:justify-single-word="false"/>
      <style:text-properties style:font-name="Nimbus Roman No9 L"/>
    </style:style>
    <style:style style:name="P99" style:family="paragraph" style:parent-style-name="Table_20_Contents">
      <style:paragraph-properties fo:margin-left="0cm" fo:margin-right="0cm" fo:text-align="start" style:justify-single-word="false" fo:text-indent="0.499cm" style:auto-text-indent="false"/>
      <style:text-properties style:font-name="Nimbus Roman No9 L"/>
    </style:style>
    <style:style style:name="P100" style:family="paragraph" style:parent-style-name="Standard" style:master-page-name="First_20_Page">
      <style:paragraph-properties style:line-height-at-least="0.176cm" fo:text-align="center" style:justify-single-word="false" style:page-number="auto" style:snap-to-layout-grid="false"/>
      <style:text-properties style:font-name="Nimbus Roman No9 L"/>
    </style:style>
    <style:style style:name="P101" style:family="paragraph" style:parent-style-name="Standard" style:master-page-name="First_20_Page">
      <style:paragraph-properties style:line-height-at-least="0.176cm" fo:text-align="center" style:justify-single-word="false" style:page-number="auto"/>
      <style:text-properties style:font-name="Nimbus Roman No9 L" fo:font-size="12pt" fo:font-weight="normal" style:font-size-asian="12pt" style:font-weight-asian="normal" style:font-size-complex="12pt" style:font-weight-complex="normal"/>
    </style:style>
    <style:style style:name="P102" style:family="paragraph" style:parent-style-name="Standard" style:master-page-name="Standard">
      <style:paragraph-properties style:line-height-at-least="0.176cm" fo:text-align="center" style:justify-single-word="false" style:page-number="auto"/>
      <style:text-properties style:font-name="Nimbus Roman No9 L" fo:font-size="16pt" fo:font-weight="normal" style:font-size-asian="16pt" style:font-weight-asian="normal" style:font-size-complex="16pt" style:font-weight-complex="normal"/>
    </style:style>
    <style:style style:name="P103" style:family="paragraph" style:parent-style-name="Standard">
      <style:paragraph-properties fo:margin-left="0cm" fo:margin-right="0cm" fo:text-align="center" style:justify-single-word="false" fo:text-indent="0cm" style:auto-text-indent="false" fo:break-before="page"/>
      <style:text-properties style:font-name="Nimbus Roman No9 L" fo:font-size="16pt" fo:font-weight="normal" style:font-size-asian="16pt" style:font-weight-asian="normal" style:font-size-complex="16pt" style:font-weight-complex="normal"/>
    </style:style>
    <style:style style:name="P104" style:family="paragraph" style:parent-style-name="Standard">
      <style:paragraph-properties fo:margin-left="0cm" fo:margin-right="0cm" fo:text-align="justify" style:justify-single-word="false" fo:text-indent="1cm" style:auto-text-indent="false"/>
    </style:style>
    <style:style style:name="P105" style:family="paragraph" style:parent-style-name="Standard">
      <style:paragraph-properties fo:margin-left="0cm" fo:margin-right="0cm" fo:text-align="justify" style:justify-single-word="false" fo:text-indent="1cm" style:auto-text-indent="false"/>
      <style:text-properties style:text-position="0% 100%"/>
    </style:style>
    <style:style style:name="P106" style:family="paragraph" style:parent-style-name="Standard">
      <style:paragraph-properties fo:margin-left="0cm" fo:margin-right="0cm" fo:text-align="justify" style:justify-single-word="false" fo:text-indent="1cm" style:auto-text-indent="false"/>
      <style:text-properties style:text-position="0% 100%" fo:font-style="italic" style:font-style-asian="italic" style:font-style-complex="italic"/>
    </style:style>
    <style:style style:name="P107" style:family="paragraph">
      <style:paragraph-properties fo:margin-left="0cm" fo:margin-right="0cm" fo:text-align="justify" style:justify-single-word="false" fo:text-indent="1cm" style:auto-text-indent="false"/>
      <style:text-properties fo:language="zxx" fo:country="none"/>
    </style:style>
    <style:style style:name="T1" style:family="text">
      <style:text-properties style:text-position="0% 100%"/>
    </style:style>
    <style:style style:name="T2" style:family="text">
      <style:text-properties style:text-position="0% 100%" style:font-name="Nimbus Roman No9 L1"/>
    </style:style>
    <style:style style:name="T3" style:family="text">
      <style:text-properties style:text-position="0% 100%" style:font-name="Nimbus Roman No9 L1" fo:font-size="10pt" style:font-size-asian="10pt" style:font-size-complex="10pt"/>
    </style:style>
    <style:style style:name="T4" style:family="text">
      <style:text-properties style:text-position="0% 100%" style:font-name="Nimbus Roman No9 L1" fo:font-size="10pt" fo:font-weight="normal" style:font-size-asian="10pt" style:font-weight-asian="normal" style:font-size-complex="10pt" style:font-weight-complex="normal"/>
    </style:style>
    <style:style style:name="T5" style:family="text">
      <style:text-properties style:text-position="0% 100%" style:font-name="Nimbus Roman No9 L1" fo:font-weight="normal" style:font-weight-asian="normal" style:font-weight-complex="normal"/>
    </style:style>
    <style:style style:name="T6" style:family="text">
      <style:text-properties style:text-position="0% 100%" fo:language="en" fo:country="US"/>
    </style:style>
    <style:style style:name="T7" style:family="text">
      <style:text-properties style:text-position="0% 100%" fo:language="en" fo:country="US" style:font-name-complex="DejaVu Sans2" style:language-complex="zxx" style:country-complex="none" style:font-weight-complex="bold"/>
    </style:style>
    <style:style style:name="T8" style:family="text">
      <style:text-properties style:text-position="0% 100%" fo:language="en" fo:country="US" style:text-underline-style="solid" style:text-underline-width="auto" style:text-underline-color="font-color"/>
    </style:style>
    <style:style style:name="T9" style:family="text">
      <style:text-properties style:text-position="0% 100%" fo:language="en" fo:country="US" style:text-underline-style="none"/>
    </style:style>
    <style:style style:name="T10" style:family="text">
      <style:text-properties style:text-position="0% 100%" fo:language="en" fo:country="US" fo:font-style="italic" style:text-underline-style="none" style:font-style-asian="italic" style:font-style-complex="italic"/>
    </style:style>
    <style:style style:name="T11" style:family="text">
      <style:text-properties style:text-position="0% 100%" fo:language="en" fo:country="US" fo:font-style="italic" style:font-style-asian="italic" style:font-style-complex="italic"/>
    </style:style>
    <style:style style:name="T12" style:family="text">
      <style:text-properties style:text-position="0% 100%" fo:language="en" fo:country="US" fo:font-style="normal" style:font-style-asian="normal" style:font-style-complex="normal"/>
    </style:style>
    <style:style style:name="T13" style:family="text">
      <style:text-properties style:text-position="0% 100%" fo:font-size="10pt" fo:font-weight="normal" style:font-size-asian="10pt" style:font-weight-asian="normal" style:font-size-complex="10pt" style:font-weight-complex="normal"/>
    </style:style>
    <style:style style:name="T14" style:family="text">
      <style:text-properties style:text-position="0% 100%" fo:font-size="10pt" style:font-size-asian="10pt" style:font-size-complex="10pt"/>
    </style:style>
    <style:style style:name="T15" style:family="text">
      <style:text-properties style:text-position="0% 100%" fo:font-size="10pt" style:font-size-asian="10pt" style:font-name-complex="DejaVu Sans2" style:font-size-complex="10pt" style:language-complex="zxx" style:country-complex="none" style:font-weight-complex="bold"/>
    </style:style>
    <style:style style:name="T16" style:family="text">
      <style:text-properties style:text-position="0% 100%" fo:font-size="10pt" fo:language="en" fo:country="US" style:font-size-asian="10pt" style:font-name-complex="DejaVu Sans2" style:font-size-complex="10pt" style:language-complex="zxx" style:country-complex="none" style:font-weight-complex="bold"/>
    </style:style>
    <style:style style:name="T17" style:family="text">
      <style:text-properties style:text-position="0% 100%" fo:font-size="10pt" fo:language="en" fo:country="US" fo:font-weight="normal" style:font-size-asian="10pt" style:font-weight-asian="normal" style:font-name-complex="DejaVu Sans2" style:font-size-complex="10pt" style:language-complex="zxx" style:country-complex="none" style:font-weight-complex="bold"/>
    </style:style>
    <style:style style:name="T18" style:family="text">
      <style:text-properties style:text-position="0% 100%" style:font-name="Nimbus Roman No9 L"/>
    </style:style>
    <style:style style:name="T19" style:family="text">
      <style:text-properties style:text-position="0% 100%" style:font-name="Nimbus Roman No9 L" fo:font-size="12pt" fo:font-weight="normal" style:font-size-asian="12pt" style:font-weight-asian="normal" style:font-size-complex="12pt" style:font-weight-complex="normal"/>
    </style:style>
    <style:style style:name="T20" style:family="text">
      <style:text-properties style:text-position="0% 100%" style:font-name="Nimbus Roman No9 L" fo:font-size="12pt" fo:font-style="italic" fo:font-weight="normal" style:font-size-asian="12pt" style:font-style-asian="italic" style:font-weight-asian="normal" style:font-size-complex="12pt" style:font-style-complex="italic" style:font-weight-complex="normal"/>
    </style:style>
    <style:style style:name="T21" style:family="text">
      <style:text-properties style:text-position="0% 100%" style:font-name="Nimbus Roman No9 L" fo:font-size="12pt" fo:font-style="normal" style:font-size-asian="12pt" style:font-style-asian="normal" style:font-size-complex="12pt" style:font-style-complex="normal"/>
    </style:style>
    <style:style style:name="T22" style:family="text">
      <style:text-properties style:text-position="0% 100%" style:font-name="Nimbus Roman No9 L" fo:language="en" fo:country="US"/>
    </style:style>
    <style:style style:name="T23" style:family="text">
      <style:text-properties style:text-position="0% 100%" style:font-name="Nimbus Roman No9 L" fo:language="en" fo:country="US" fo:font-weight="normal" style:font-weight-asian="normal" style:font-name-complex="DejaVu Sans2" style:language-complex="zxx" style:country-complex="none" style:font-weight-complex="bold"/>
    </style:style>
    <style:style style:name="T24" style:family="text">
      <style:text-properties style:text-position="0% 100%" style:font-name="Nimbus Roman No9 L" fo:language="en" fo:country="US" fo:font-style="normal" style:font-size-asian="12pt" style:font-style-asian="normal" style:font-style-complex="normal"/>
    </style:style>
    <style:style style:name="T25" style:family="text">
      <style:text-properties style:text-position="0% 100%" style:font-name="Nimbus Roman No9 L" fo:language="en" fo:country="US" fo:font-style="italic" style:font-size-asian="12pt" style:font-style-asian="italic" style:font-style-complex="italic"/>
    </style:style>
    <style:style style:name="T26" style:family="text">
      <style:text-properties style:text-position="0% 100%" style:font-name="Nimbus Roman No9 L" fo:language="en" fo:country="US" style:font-name-complex="DejaVu Sans2" style:language-complex="zxx" style:country-complex="none" style:font-weight-complex="bold"/>
    </style:style>
    <style:style style:name="T27" style:family="text">
      <style:text-properties style:text-position="0% 100%" style:font-name="Nimbus Roman No9 L" fo:font-style="italic" style:font-size-asian="12pt" style:font-style-asian="italic" style:font-style-complex="italic"/>
    </style:style>
    <style:style style:name="T28" style:family="text">
      <style:text-properties style:text-position="0% 100%" style:font-name="Nimbus Roman No9 L" fo:font-style="italic" style:font-style-asian="italic" style:font-style-complex="italic"/>
    </style:style>
    <style:style style:name="T29" style:family="text">
      <style:text-properties style:text-position="0% 100%" style:font-name="Nimbus Roman No9 L" fo:font-style="italic" fo:font-weight="normal" style:font-style-asian="italic" style:font-weight-asian="normal" style:font-style-complex="italic" style:font-weight-complex="normal"/>
    </style:style>
    <style:style style:name="T30" style:family="text">
      <style:text-properties style:text-position="0% 100%" style:font-name="Nimbus Roman No9 L" style:font-size-asian="12pt"/>
    </style:style>
    <style:style style:name="T31" style:family="text">
      <style:text-properties style:text-position="0% 100%" style:font-name="Nimbus Roman No9 L" style:font-name-asian="Nimbus Mono L" style:font-name-complex="Nimbus Mono L"/>
    </style:style>
    <style:style style:name="T32" style:family="text">
      <style:text-properties style:text-position="0% 100%" style:font-name="Nimbus Roman No9 L" fo:font-style="normal" style:font-style-asian="normal" style:font-style-complex="normal"/>
    </style:style>
    <style:style style:name="T33" style:family="text">
      <style:text-properties style:text-position="0% 100%" style:font-name="Nimbus Roman No9 L" fo:font-style="normal" style:font-size-asian="12pt" style:font-style-asian="normal" style:font-style-complex="normal"/>
    </style:style>
    <style:style style:name="T34" style:family="text">
      <style:text-properties style:text-position="0% 100%" style:font-name="Nimbus Roman No9 L" fo:font-style="normal" fo:font-weight="normal" style:font-style-asian="normal" style:font-weight-asian="normal" style:font-style-complex="normal" style:font-weight-complex="normal"/>
    </style:style>
    <style:style style:name="T35" style:family="text">
      <style:text-properties style:text-position="0% 100%" style:font-name="Nimbus Roman No9 L" style:font-name-complex="DejaVu Sans2" style:language-complex="zxx" style:country-complex="none" style:font-weight-complex="bold"/>
    </style:style>
    <style:style style:name="T36" style:family="text">
      <style:text-properties style:text-position="0% 100%" style:font-name="Nimbus Roman No9 L"/>
    </style:style>
    <style:style style:name="T37" style:family="text">
      <style:text-properties style:text-position="0% 100%" style:font-name="Nimbus Roman No9 L" fo:font-size="12pt" style:font-size-asian="12pt" style:font-size-complex="12pt"/>
    </style:style>
    <style:style style:name="T38" style:family="text">
      <style:text-properties style:text-position="0% 100%" fo:font-style="italic" style:font-style-asian="italic" style:font-style-complex="italic"/>
    </style:style>
    <style:style style:name="T39" style:family="text">
      <style:text-properties style:text-position="0% 100%" fo:font-style="italic" style:text-underline-style="none" style:font-style-asian="italic" style:font-style-complex="italic"/>
    </style:style>
    <style:style style:name="T40" style:family="text">
      <style:text-properties style:text-position="0% 100%" style:text-underline-style="solid" style:text-underline-width="auto" style:text-underline-color="font-color"/>
    </style:style>
    <style:style style:name="T41" style:family="text">
      <style:text-properties style:text-position="0% 100%" style:text-underline-style="none"/>
    </style:style>
    <style:style style:name="T42" style:family="text">
      <style:text-properties style:text-position="0% 100%" fo:font-style="normal" style:text-underline-style="none" style:font-style-asian="normal" style:font-style-complex="normal"/>
    </style:style>
    <style:style style:name="T43" style:family="text">
      <style:text-properties style:text-position="0% 100%" fo:font-style="normal" style:font-style-asian="normal" style:font-style-complex="normal"/>
    </style:style>
    <style:style style:name="T44" style:family="text">
      <style:text-properties fo:font-size="12pt"/>
    </style:style>
    <style:style style:name="T45" style:family="text">
      <style:text-properties fo:font-size="12pt" fo:font-weight="normal" style:font-size-asian="12pt" style:font-weight-asian="normal" style:font-size-complex="12pt" style:font-weight-complex="normal"/>
    </style:style>
    <style:style style:name="T46" style:family="text">
      <style:text-properties fo:font-size="12pt" fo:font-weight="normal" style:font-size-asian="12pt" style:font-weight-asian="normal" style:font-name-complex="DejaVu Sans2" style:font-size-complex="12pt" style:language-complex="zxx" style:country-complex="none" style:font-weight-complex="bold"/>
    </style:style>
    <style:style style:name="T47" style:family="text">
      <style:text-properties fo:font-size="12pt" fo:font-weight="normal" style:font-size-asian="12.6000003814697pt" style:font-weight-asian="normal" style:font-size-complex="14.3999996185303pt" style:font-weight-complex="normal"/>
    </style:style>
    <style:style style:name="T48"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9" style:family="text">
      <style:text-properties fo:font-size="12pt" fo:font-style="italic" style:font-size-asian="12pt" style:font-style-asian="italic" style:font-size-complex="12pt" style:font-style-complex="italic"/>
    </style:style>
    <style:style style:name="T5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51" style:family="text">
      <style:text-properties fo:font-size="12pt" fo:font-style="normal" style:font-size-asian="12pt" style:font-style-asian="normal" style:font-size-complex="12pt" style:font-style-complex="normal"/>
    </style:style>
    <style:style style:name="T52" style:family="text">
      <style:text-properties fo:font-size="12pt" style:font-size-asian="12pt" style:font-size-complex="12pt"/>
    </style:style>
    <style:style style:name="T53" style:family="text">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T54" style:family="text">
      <style:text-properties fo:font-size="12pt" fo:language="en" fo:country="US" fo:font-style="normal" style:font-size-asian="12pt" style:font-style-asian="normal" style:font-size-complex="12pt" style:font-style-complex="normal"/>
    </style:style>
    <style:style style:name="T55" style:family="text">
      <style:text-properties fo:font-size="12pt" fo:language="en" fo:country="US" fo:font-weight="normal" style:font-size-asian="12pt" style:font-weight-asian="normal" style:font-name-complex="DejaVu Sans2" style:font-size-complex="12pt" style:language-complex="zxx" style:country-complex="none" style:font-weight-complex="bold"/>
    </style:style>
    <style:style style:name="T56" style:family="text">
      <style:text-properties fo:font-size="12pt" fo:language="en" fo:country="US" style:font-size-asian="12pt" style:font-size-complex="12pt"/>
    </style:style>
    <style:style style:name="T57" style:family="text">
      <style:text-properties fo:font-size="12pt" style:font-size-asian="12.6000003814697pt" style:font-size-complex="14.3999996185303pt"/>
    </style:style>
    <style:style style:name="T58" style:family="text">
      <style:text-properties fo:font-size="12pt" fo:language="zxx" fo:country="none" fo:font-style="italic" style:font-name-asian="Nimbus Mono L" style:font-size-asian="12pt" style:font-style-asian="italic" style:font-name-complex="Nimbus Mono L" style:font-size-complex="12pt" style:font-style-complex="italic"/>
    </style:style>
    <style:style style:name="T59" style:family="text">
      <style:text-properties fo:font-size="12pt" fo:language="zxx" fo:country="none" style:font-name-asian="Nimbus Mono L" style:font-size-asian="12pt" style:font-name-complex="Nimbus Mono L" style:font-size-complex="12pt"/>
    </style:style>
    <style:style style:name="T60" style:family="text">
      <style:text-properties fo:font-size="12pt" style:text-underline-style="solid" style:text-underline-width="auto" style:text-underline-color="font-color" style:font-size-asian="12pt" style:font-size-complex="12pt"/>
    </style:style>
    <style:style style:name="T61" style:family="text">
      <style:text-properties fo:font-style="italic" style:font-style-asian="italic" style:font-style-complex="italic"/>
    </style:style>
    <style:style style:name="T62" style:family="text">
      <style:text-properties fo:font-style="italic" fo:font-weight="normal" style:font-style-asian="italic" style:font-weight-asian="normal" style:font-style-complex="italic" style:font-weight-complex="normal"/>
    </style:style>
    <style:style style:name="T63" style:family="text">
      <style:text-properties fo:font-style="italic" style:text-underline-style="solid" style:text-underline-width="auto" style:text-underline-color="font-color" style:font-style-asian="italic" style:font-style-complex="italic"/>
    </style:style>
    <style:style style:name="T64" style:family="text">
      <style:text-properties fo:font-size="14pt" fo:font-weight="normal" style:font-size-asian="14pt" style:font-weight-asian="normal" style:font-size-complex="14pt" style:font-weight-complex="normal"/>
    </style:style>
    <style:style style:name="T65" style:family="text">
      <style:text-properties fo:font-size="14pt" fo:font-weight="normal" style:font-size-asian="14.6999998092651pt" style:font-weight-asian="normal" style:font-size-complex="16.7999992370605pt" style:font-weight-complex="normal"/>
    </style:style>
    <style:style style:name="T66" style:family="text">
      <style:text-properties fo:font-style="normal" style:font-style-asian="normal" style:font-style-complex="normal"/>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fo:font-weight="normal" style:font-weight-asian="normal" style:font-weight-complex="normal"/>
    </style:style>
    <style:style style:name="T69" style:family="text">
      <style:text-properties fo:font-weight="normal" style:font-weight-asian="normal" style:font-name-complex="DejaVu Sans2" style:language-complex="zxx" style:country-complex="none" style:font-weight-complex="bold"/>
    </style:style>
    <style:style style:name="T70" style:family="text">
      <style:text-properties fo:language="en" fo:country="US"/>
    </style:style>
    <style:style style:name="T71" style:family="text">
      <style:text-properties fo:language="en" fo:country="US" fo:font-style="italic" style:font-style-asian="italic" style:font-style-complex="italic"/>
    </style:style>
    <style:style style:name="T72" style:family="text">
      <style:text-properties fo:language="en" fo:country="US" fo:font-weight="normal" style:font-weight-asian="normal" style:font-name-complex="DejaVu Sans2" style:language-complex="zxx" style:country-complex="none" style:font-weight-complex="bold"/>
    </style:style>
    <style:style style:name="T73" style:family="text">
      <style:text-properties fo:language="en" fo:country="US" fo:font-style="normal" style:font-style-asian="normal" style:font-style-complex="normal"/>
    </style:style>
    <style:style style:name="T74" style:family="text">
      <style:text-properties style:text-underline-style="solid" style:text-underline-width="auto" style:text-underline-color="font-color"/>
    </style:style>
    <style:style style:name="T75" style:family="text">
      <style:text-properties fo:font-size="10pt" style:font-size-asian="10pt" style:font-size-complex="10pt"/>
    </style:style>
    <style:style style:name="T76" style:family="text">
      <style:text-properties style:text-underline-style="none"/>
    </style:style>
    <style:style style:name="T77" style:family="text">
      <style:text-properties fo:font-size="16pt" fo:font-weight="normal" style:font-size-asian="16pt" style:font-weight-asian="normal" style:font-size-complex="16pt" style:font-weight-complex="normal"/>
    </style:style>
    <style:style style:name="T78" style:family="text">
      <style:text-properties fo:font-size="16pt" style:font-size-asian="16pt" style:font-size-complex="16pt"/>
    </style:style>
    <style:style style:name="T79" style:family="text">
      <style:text-properties style:font-name="Nimbus Roman No9 L"/>
    </style:style>
    <style:style style:name="T80" style:family="text">
      <style:text-properties style:font-name="Nimbus Roman No9 L" fo:font-size="12pt" style:font-size-asian="12pt" style:font-size-complex="12pt"/>
    </style:style>
    <style:style style:name="T81" style:family="text">
      <style:text-properties style:font-name="Nimbus Roman No9 L" fo:font-weight="normal" style:font-weight-asian="normal" style:font-weight-complex="normal"/>
    </style:style>
    <style:style style:name="T82" style:family="text">
      <style:text-properties style:font-name="Nimbus Roman No9 L" fo:font-style="italic" style:font-style-asian="italic" style:font-style-complex="italic"/>
    </style:style>
    <style:style style:name="T83" style:family="text">
      <style:text-properties style:font-name="Nimbus Roman No9 L" fo:font-style="italic" style:font-size-asian="12pt" style:font-style-asian="italic" style:font-style-complex="italic"/>
    </style:style>
    <style:style style:name="T84" style:family="text">
      <style:text-properties style:font-name="Nimbus Roman No9 L" fo:font-style="normal" style:font-size-asian="12pt" style:font-style-asian="normal" style:font-style-complex="normal"/>
    </style:style>
    <style:style style:name="T85" style:family="text">
      <style:text-properties style:font-name="Nimbus Roman No9 L" style:font-name-asian="Nimbus Mono L" style:font-name-complex="Nimbus Mono L"/>
    </style:style>
    <style:style style:name="T86" style:family="text">
      <style:text-properties style:font-name="Nimbus Roman No9 L" style:font-size-asian="12pt"/>
    </style:style>
    <style:style style:name="T87" style:family="text">
      <style:text-properties style:font-name="Nimbus Roman No9 L" style:font-name-complex="DejaVu Sans2" style:language-complex="zxx" style:country-complex="none" style:font-weight-complex="bold"/>
    </style:style>
    <style:style style:name="T88" style:family="text">
      <style:text-properties style:font-name="Nimbus Roman No9 L" fo:language="en" fo:country="US" style:font-name-complex="DejaVu Sans2" style:language-complex="zxx" style:country-complex="none" style:font-weight-complex="bold"/>
    </style:style>
    <style:style style:name="T89" style:family="text">
      <style:text-properties style:font-name="Nimbus Roman No9 L" fo:font-size="12pt" style:font-size-asian="12pt" style:font-size-complex="12pt"/>
    </style:style>
    <style:style style:name="T90" style:family="text">
      <style:text-properties fo:language="zxx" fo:country="none"/>
    </style:style>
    <style:style style:name="T91" style:family="text">
      <style:text-properties fo:language="zxx" fo:country="none"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Федеральное агентство по образованию</text:p>
      <text:p text:style-name="P62"/>
      <text:p text:style-name="P62">Государственное образовательное учреждение</text:p>
      <text:p text:style-name="P62">высшего профессионального образования</text:p>
      <text:p text:style-name="P62">Уральский государственный университет им. А.М. Горького</text:p>
      <text:p text:style-name="P62"/>
      <text:p text:style-name="P62">Исторический факультет</text:p>
      <text:p text:style-name="P62"/>
      <text:p text:style-name="P62">Отделение архивоведения, документоведения</text:p>
      <text:p text:style-name="P62">и информационно-правового обеспечения управления</text:p>
      <text:p text:style-name="P62"/>
      <text:p text:style-name="P62"/>
      <text:p text:style-name="P62"/>
      <text:p text:style-name="P62"/>
      <text:p text:style-name="P62"/>
      <text:p text:style-name="P62"/>
      <text:p text:style-name="P62"/>
      <text:p text:style-name="P62"/>
      <text:p text:style-name="P62"/>
      <text:p text:style-name="P62"/>
      <text:p text:style-name="P64">Дневник Н.А. Чердынцева</text:p>
      <text:p text:style-name="P64">«Екатеринбургская тюрьма»</text:p>
      <text:p text:style-name="P64">как исторический источник</text:p>
      <text:p text:style-name="P64"/>
      <text:p text:style-name="P64"/>
      <text:p text:style-name="P64"/>
      <text:p text:style-name="P64"/>
      <text:p text:style-name="P63">Дипломная работа</text:p>
      <text:p text:style-name="P63">студента 5 курса</text:p>
      <text:p text:style-name="P63">Еремеева Михаила Сергеевича</text:p>
      <text:p text:style-name="P63"/>
      <text:p text:style-name="P63"/>
      <text:p text:style-name="P63"/>
      <text:p text:style-name="P63"/>
      <text:p text:style-name="P63">Научный руководитель</text:p>
      <text:p text:style-name="P63">старший преподаватель</text:p>
      <text:p text:style-name="P65">Алексеев Станислав Дмитриевич</text:p>
      <text:p text:style-name="P65"/>
      <text:p text:style-name="P65"/>
      <text:p text:style-name="P65"/>
      <text:p text:style-name="P65"/>
      <text:p text:style-name="P65"/>
      <text:p text:style-name="P65"/>
      <text:p text:style-name="P62">Екатеринбург</text:p>
      <text:p text:style-name="P66">2008</text:p>
      <text:p text:style-name="P101"/>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7">Оглавление</text:p>
      <text:p text:style-name="P66"/>
      <table:table table:name="Table1" table:style-name="Table1">
        <table:table-column table:style-name="Table1.A"/>
        <table:table-column table:style-name="Table1.B"/>
        <table:table-header-rows>
          <table:table-row table:style-name="Table1.1">
            <table:table-cell table:style-name="Table1.A1" office:value-type="string">
              <text:p text:style-name="P98">Введение</text:p>
              <text:p text:style-name="P98"/>
              <text:p text:style-name="P98">Глава 1. Жизнь и деятельность Н.А. Чердынцева</text:p>
              <text:p text:style-name="P99">1.1. Биография Н.А. Чердынцева</text:p>
              <text:p text:style-name="P99">1.2. Еженедельник "Общество"</text:p>
              <text:p text:style-name="P99">1.3. Иные работы и публикации</text:p>
              <text:p text:style-name="P98"/>
              <text:p text:style-name="P98">Глава 2. Дневник Н.А. Чердынцева: археография и содержание</text:p>
              <text:p text:style-name="P99">2.1. Археографическое описание дневника</text:p>
              <text:p text:style-name="P99">2.2. Содержание</text:p>
              <text:p text:style-name="P57">2.2.1. Политические заключенные</text:p>
              <text:p text:style-name="P57">2.2.2. Судебные дела, смертники и революционное движение</text:p>
              <text:p text:style-name="P57">2.2.3. Тюремные будни</text:p>
              <text:p text:style-name="P57"/>
              <text:p text:style-name="P98">Заключение</text:p>
              <text:p text:style-name="P98"/>
              <text:p text:style-name="P98">Источники и литература</text:p>
            </table:table-cell>
            <table:table-cell table:style-name="Table1.A1" office:value-type="string">
              <text:p text:style-name="P98">3</text:p>
              <text:p text:style-name="P98"/>
              <text:p text:style-name="P98">16</text:p>
              <text:p text:style-name="P98">16</text:p>
              <text:p text:style-name="P98">23</text:p>
              <text:p text:style-name="P98">27</text:p>
              <text:p text:style-name="P98"/>
              <text:p text:style-name="P98">35</text:p>
              <text:p text:style-name="P98">35</text:p>
              <text:p text:style-name="P98">39</text:p>
              <text:p text:style-name="P98">39</text:p>
              <text:p text:style-name="P98">53</text:p>
              <text:p text:style-name="P98">66</text:p>
              <text:p text:style-name="P98"/>
              <text:p text:style-name="P98">76</text:p>
              <text:p text:style-name="P98"/>
              <text:p text:style-name="P98">81</text:p>
            </table:table-cell>
          </table:table-row>
        </table:table-header-rows>
      </table:table>
      <text:p text:style-name="P66"/>
      <text:p text:style-name="P102">Введение.</text:p>
      <text:p text:style-name="P10"/>
      <text:p text:style-name="P11">У человека есть способность развиваться не только физически, но и умственно, за счет накопления знаний и опыта. От этой способности проистекает одна из причин, которая заставляет людей помнить свое прошлое: ошибки, неудачи и, наоборот, успехи, их причины и последствия. Таким образом, знание о том, что когда-то уже произошло (может быть до нашего рождения) повышает шансы на выживание, помогает в достижении каких-либо целей.</text:p>
      <text:p text:style-name="P11">Иногда информация о прошедшем помогает ответить на вопросы нынешней действительности, помогает понять, почему все сложилось именно так, а не иначе. В более широких масштабах это проявляется в попытках проследить происхождение народов, обществ, стран. Кто-то в своих изысканиях забирается еще выше, ставя перед собой задачу: добраться до истоков всей человеческой расы в целом, мира, в котором она обитает, или же, вообще, вселенной.</text:p>
      <text:p text:style-name="P11">Все это в той или иной степени касается такой науки как история. Историки - специалисты, которые работают с прошлым, изучают его и стараются оптимизировать огромное количество информации о прошлом, делают ее легкой для понимания остальными людьми.</text:p>
      <text:p text:style-name="P11">Естественно, возникает вопрос, откуда берутся сведения о прошлом? Сейчас, когда цивилизация большей частью встала на путь формирования информационного общества, проблема сохранения, поиска данных не является слишком сложной задачей. Чуть ли не каждую секунду на различных носителях откладывается такое количество информации, что всему человечеству не хватит и нескольких десятков лет, чтобы ее обработать.</text:p>
      <text:p text:style-name="P11">Конечно, в данном случае имеются в виду сведения текущего характера, фиксирующие события, происходящие в данный момент или по времени близкие к понятию "сейчас". Историков такая информация пока что мало интересует (за исключением, наверное, тех, кто занимается новейшей историей).</text:p>
      <text:p text:style-name="P11">Специалисты в области истории в своих исследованиях забираются назад по временной шкале обычно довольно далеко. Причем характеристика "далеко" предполагает, что интересующая проблема уже не может быть рассмотрена в тот временной период, в котором находится историк. Предмет исследования появился, допустим, 50 лет назад и исчез через 10 лет, т.е. в "сейчас" его нет, историк не может до него добраться в силу непреклонности законов времени. Поэтому изучать свою проблему он вынужден посредством этаких следов, которые от нее остались и дошли до исследователя.</text:p>
      <text:p text:style-name="P11">Например, нужно составить хорошую, как можно более полную биографию какого-то человека, не обязательно великого, всемирно известного. Представим, что он сделал что-то важное в области металлургии, и наряду с биографией необходимо также оценить степень его вклада. Чтобы это сделать, надо собрать сведения о нем, о его жизни, начиная с самого рождения и начала его профессиональной деятельности.</text:p>
      <text:p text:style-name="P11">С чего начать?</text:p>
      <text:p text:style-name="P11">Можно пойти самым простым логичным путем: навестить самого металлурга и расспросить его. Но, если человек умер, возникает препятствие, которое усложняет нашу задачу. В этом случае нужно идти к его родственникам, друзьям и попытаться добыть нужные сведения у них. Родственники, друзья хоть и являются близкими к металлургу, все же не могут определяться как первоисточник. Они все равно уже что-то успели подзабыть, их память искажена, представление о когда-то знакомом человеке субъективно, имеет отрицательную или положительную "окраску", кто-то, наверняка, <text:soft-page-break/>привирает, скрывает факты.</text:p>
      <text:p text:style-name="P11">Уже на данном этапе исследователь сталкивается с проблемой достоверности и объективности получаемой информации, которую он старается решить, обращаясь к документированному прошлому. В том случае, если изучаемый человек отметился своими достижениями в прессе, историк достает из архивов соответствующие газеты и журналы. Посещает предприятия, где в прошлом работал металлург, ищет сведения там, смотрит документацию, общается с его бывшими начальниками, коллегами. Здесь тоже существует возможность появления осложнений, связанных с различными факторами (природными, человеческими): документы потеряны, плохо составлялись или же имеют незначительную "информационную отдачу", начальники, коллеги умерли либо ничего не помнят, предприятия давно расформированы и т.д.</text:p>
      <text:p text:style-name="P11">Информацию можно найти и другими путями, в иных местах. Все зависит от исследователя, его запросов, уровня интереса тех, кто будет знакомиться с биографией металлурга. В поисках детальных и объективных сведений можно дойти до тщательного изучения фотографий на которых он запечатлен, дома, где он жил, предметов, которыми он обладал. Информацию можно извлечь из чего угодно.</text:p>
      <text:p text:style-name="P11">Этот вымышленный пример призван показать, что историческое исследование не обходится без поиска сведений, на основе которых историк делает свои выводы, строит умозаключения. Сведения добываются из источников, чье количество, разнообразие видов чрезвычайно велико. Исторических источников так много, что перед исследователем встает необходимость нелегкого выбора. Ему надо решить, что следует привлечь для его работы, какие источники будут более полезны, информативны, а какие менее. Наконец, нужно заранее знать, что является историческим источником, что можно использовать для исследования, что нельзя.</text:p>
      <text:p text:style-name="P11">Этими вопросами занимается особая научная дисциплина - источниковедение. Если описывать ее обобщенно, то можно сказать, что она занимается проблемой исторического источника (определение, поиск, методы анализа, типология) и проблемой его правильного использования в научных работах.</text:p>
      <text:p text:style-name="P11">"Центр" всего источниковедения - исторический источник.</text:p>
      <text:p text:style-name="P11"/>
      <text:p text:style-name="P29"><text:span text:style-name="T45">Исторический источник - </text:span><text:span text:style-name="T44">всё, непосредственно отражающее исторический процесс и дающее возможность изучать прошлое человеческого общества, т.е. всё, созданное ранее человеческим обществом и дошедшее до наших дней в виде предметов материальной культуры, памятников письменности, которые позволяют судить о нравах, обычаях, языке народов.</text:span><text:span text:style-name="T44"><text:note text:id="ftn1" text:note-class="footnote"><text:note-citation>1</text:note-citation><text:note-body><text:p text:style-name="P7">Большая советская энциклопедия: Источники исторические [Электрон. ресурс]. Режим доступа: http://bigsoviet.org/Bse/GOGO-KONG/1039.shtml</text:p></text:note-body></text:note></text:span></text:p>
      <text:p text:style-name="P16"/>
      <text:p text:style-name="P11">Исторический источник основа всей дисциплины, как и основа всей истории. Следовательно, источник подвергается серьезному научному анализу, который состоит из нескольких этапов.</text:p>
      <text:p text:style-name="P11">Методы исследования на каждом этапе разнообразны. Вид используемого в данном конкретном случае метода зависит от того, какой источник мы изучаем, т.е. надо опознать вид источника, его место в классификации, что будет довольно трудно, т.к. разные ученые предлагают разные классификации. Могут делить по слишком обобщенным признакам (непосредственные следы прошлого и косвенные - Ш. Ланглуа, Ш. Сеньобос), более узким и приближенным к материальности (вещественные, устные, письменные - В.И. Пичета), совсем конкретные (письменные, вещественные, лингвистические, этнографические, устные, кинофотофонодокументы - программа <text:soft-page-break/>курса МГИАИ от 1954 г.). Также существует классификация И.Д. Ковальченко, который делит все источники на категории: вещественные, письменные, изобразительные и фонические.</text:p>
      <text:p text:style-name="P11"/>
      <text:p text:style-name="P11">Среди многообразия тех материалов, на которые опираются историки в своих научных трудах, принято выделять группу источников личного происхождения.</text:p>
      <text:p text:style-name="P11">Источники личного происхождения - группа видов исторических источников, функцией которых является установление межличностной коммуникации в эволюционном и коэкзистенциальном целом и автокоммуникации. Они наиболее последовательно воплощают процесс самосознания личности и становление межличностных отношений.<text:note text:id="ftn2" text:note-class="footnote"><text:note-citation>1</text:note-citation><text:note-body><text:p text:style-name="P7">Источниковедение. Теория. История. Метод. Источники российской истории: Учеб. пособие. <text:s/>- М., 1998. - С. 466.</text:p></text:note-body></text:note></text:p>
      <text:p text:style-name="P11">К источникам личного происхождения относятся дневники, частная переписка (письма), мемуары (автобиографические и "современные истории"), эссе и исповеди.</text:p>
      <text:p text:style-name="P11">В вышеприведенном определении фраза "<text:span text:style-name="T45">установление межличностной коммуникации в эволюционном и коэкзистенциальном целом</text:span>" означает, что автор пишет либо для потомков, которые будут читать его произведение в отдаленном будущем (эволюционное целое), либо для современных ему читателей (коэкзистенциальное целое). При этом человек, занятый, например, созданием мемуаров, исходит из того, что его записи обязательно прочитает кто-то, кроме него, поэтому и пишет так, будто ведет монолог перед невидимой аудиторией (межличностная коммуникация).</text:p>
      <text:p text:style-name="P11">Когда же автор исторического источника не предполагает, что его труд будет читать масса людей, и пишет только для себя, то это называется "автокоммуникация".</text:p>
      <text:p text:style-name="P11">Почти все источники личного происхождения (эссе, исповедь, письма) относятся к понятию "межличностная коммуникация". Мемуары же принято считать, одновременно, способом межличностной и автокоммуникации.</text:p>
      <text:p text:style-name="P11">Мемуары – специфический жанр литературы, особенностью которого является документальность. При этом документальность их основывается на свидетельских показаниях мемуаристов, очевидцев описываемых событий. Воспоминания помогают восстановить множество фактов, которые не отразились в других источниках. Мемуарные частности могут иметь решающее значение для реконструкции того или иного события.<text:note text:id="ftn3" text:note-class="footnote"><text:note-citation>2</text:note-citation><text:note-body><text:p text:style-name="P7">Источниковедение. Теория. История. Метод... - С. 634.</text:p></text:note-body></text:note></text:p>
      <text:p text:style-name="P11">К разновидности мемуарной литературы относятся дневники и различные дневниковые записи. Это тоже воспоминания, только они по времени не слишком далеко отстоят от описываемого события и относятся к автокоммуникативным источникам личного происхождения.</text:p>
      <text:p text:style-name="P11"/>
      <text:p text:style-name="P11">В данной работе речь идет о малоизвестном источнике личного происхождения – дневнике Николая Алексеевича Чердынцева "Екатеринбургская тюрьма". Н.А. Чердынцев был журналистом, писателем и участником социалистического движения в России в конце XIX – начале XX вв. За свою жизнь он побывал во многих уголках страны, в том числе в обеих ее столицах, но большая часть его профессиональной и политической деятельности связана с Уралом, где Чердынцев сделал свое имя достаточно известным.</text:p>
      <text:p text:style-name="P11">Например, Н.А. Чердынцев упоминается в книге "Большевики Екатеринбурга во главе масс: Борьба за победу революции и упрочение Советской власти (1894-1920)".</text:p>
      <text:p text:style-name="P11"/>
      <text:p text:style-name="P18"><text:soft-page-break/>"Большое место в работе Екатеринбургской партийной организации в 1906-1907 гг. заняла подготовка и проведение избирательной кампании во II Государственную думу. Общегородская партийная конференция в январе 1907 г. единогласно высказалась за участие в избирательной кампании и выставила свой полный список - 13 выборщиков. Все 13 кандидатов РСДРП были избраны. Тогда комиссия по выборам при помощи всяких ухищрений отвела 3-х избранных кандидатов. Это были Н. Накоряков, Э. Светлосанов, Н. Чердынцев."<text:note text:id="ftn4" text:note-class="footnote"><text:note-citation>1</text:note-citation><text:note-body><text:p text:style-name="Footnote">Большевики Екатеринбурга во главе масс: Борьба за победу революции и упрочение Советской власти (1894-1920) - Свердловск, 1963. - С. 103.</text:p></text:note-body></text:note></text:p>
      <text:p text:style-name="P11"/>
      <text:p text:style-name="P11">Также Чердынцева можно встретить в работах "Очерки коммунистических организаций Урала" и "История Урала в период капитализма".</text:p>
      <text:p text:style-name="P11"/>
      <text:p text:style-name="P18">"В конце 80-х - начале 90-х гг. в Екатеринбурге складывается кружок вокруг Н.А. Чердынцева - бывшего студента Петербургского университета, исключенного из него за политическую "неблагонадежность"."<text:note text:id="ftn5" text:note-class="footnote"><text:note-citation>2</text:note-citation><text:note-body><text:p text:style-name="Footnote">Очерки истории коммунистических организаций Урала. Т.1. - Свердловск, 1971. - С. 22.</text:p></text:note-body></text:note></text:p>
      <text:p text:style-name="P18"/>
      <text:p text:style-name="P18"><text:span text:style-name="T61">"Продемонстрировав преимущества, богатые возможности и перспективы газеты с ежедневным выходом, "Деловой корреспондент" подготовил почву для появления местной ежедневно</text:span><text:span text:style-name="T62">й прессы. </text:span><text:span text:style-name="T67">[...] </text:span><text:span text:style-name="T61">Несколько лет в газете работал сосланный в Екатеринбург в 1887 г. студент Петербургского университета, будущий марксист, большевик, один из видных журналистов ленинской "Правды" (1912-1914 гг.) Н.А. Чердынцев."</text:span><text:span text:style-name="T61"><text:note text:id="ftn6" text:note-class="footnote"><text:note-citation>3</text:note-citation><text:note-body><text:p text:style-name="P7">История Урала в период капитализма - М., 1990. - С. 208.</text:p></text:note-body></text:note></text:span></text:p>
      <text:p text:style-name="P11"/>
      <text:p text:style-name="P11">Несколько вышеприведенных примеров, правда, свидетельствуют лишь о некоторой популярности Чердынцева в советское время. Но он не забыт и сейчас. Его краткую биографию можно увидеть в энциклопедиях "Уральская историческая энциклопедия" от 1998 г.<text:note text:id="ftn7" text:note-class="footnote"><text:note-citation>4</text:note-citation><text:note-body><text:p text:style-name="P9"><text:span text:style-name="Footnote_20_Characters"><text:span text:style-name="T13">Алексеев С.Д. Чердынцев Николай Алексеевич // Уральская историческая энциклопедия - Екатеринбург, 2000. - С. 601.</text:span></text:span></text:p></text:note-body></text:note> и <text:span text:style-name="T45">"Екатеринбург" от 2002 г. На интернет-сайте Государственного архива Пермской области Чердынцев вписан в ряд выдающихся писателей и журналистов Урала. В 1997 г. Центр документации общественных организаций Свердловской области издал небольшую брошюру в серии "Имя в истории", где была помещена подборка документов за авторством Чердынцева. Подобной подборки там удостоился, к примеру, Борис Николаевич Ельцин.</text:span></text:p>
      <text:p text:style-name="P11">Впрочем, слава Чердынцева довольно незначительна. В отличие от того же Ельцина, "массам" он неизвестен, а улицы и города вряд ли когда-нибудь удостоятся чести носить его имя. Даже на памятник рассчитывать не приходится.</text:p>
      <text:p text:style-name="P11">Несмотря на это, он достоин упоминания в кругу людей, занимающихся историческими исследованиями или просто интересующихся ими, т.к. Чердынцев как писатель и журналист оставил значительный след в истории. Причем этот след довольно материален и доступен восприятию со стороны современного <text:s/>общества, потому что представляет собой ряд неопубликованных либо опубликованных в свое время текстов, сохранившихся в уральских архивах.</text:p>
      <text:p text:style-name="P11">Н.А. Чердынцев и его "письменное наследие" пока что не становились темой специальных научных работ. Как уже было показано выше, есть лишь небольшие упоминания о Чердынцеве в исторической литературе и краткие энциклопедические <text:soft-page-break/>статьи с биографическими данными, автором которых чаще всего является один и тот же человек - С.Д. Алексеев. Дневник "Екатеринбургская тюрьма" до 80-х годов XX в. имел статус документа с ограниченным доступом, так что в течение долгого времени он никем не изучался. Но даже после того, как рукопись стала открытой для исследователей, ее, в лучшем случае, использовали только для поиска сведений по какой-то определенной теме. Анализ всего источника в целом не проводился, по крайней мере, нет публикаций, содержание которых как-либо совпадало с темой "Дневник Н.А. Чердынцева как исторический источник". Поэтому единственной основой для подобного исследования остаются архивные документы, т.е. сам дневник и биографические материалы о Н.А. Чердынцеве, его родственниках.</text:p>
      <text:p text:style-name="P11">Цель данной работы заключается в том, чтобы показать, что дневник Н.А. Чердынцева "Екатеринбургская тюрьма" является сборником информации, которая не сможет оставить равнодушными историков и всех остальных людей, которые интересуются прошлым. Как следует из названия, в своем труде уральский журналист описал тюрьму в одноименном городе, где ему довелось отбывать тюремный срок в период 1908-1909 гг. В своей рукописи Чердынцев смог собрать множество сведений, которые позволяют ей "претендовать" на статус исторического источника. Сейчас необходимо обосновать эти "претензии" и доказать, что дневник "Екатеринбургская тюрьма" способен внести существенные дополнения в исторические знания, т.к. для того и существует наука история, чтобы искать неизвестные ранее объекты прошлого, исследовать их, извлекать информацию и строить на основе полученных данных представление о происходивших ранее событиях и участвовавших в них личностях. Соответственно, чем большим количеством сведений будет оперировать историческая наука, тем более достоверная картина минувшего предстанет перед людьми.</text:p>
      <text:p text:style-name="P11">Проще говоря, историки заинтересованы в том, чтобы количество задействованных в исторических исследованиях источников постоянно увеличивалось. Данная научная работа призвана удовлетворить их потребность, представив на суд научной (и не только) общественности новое собрание знаний о прошлом.</text:p>
      <text:p text:style-name="P11">Уже сейчас, кстати, можно встретить пример использования рукописи "Екатеринбургская тюрьма" в качестве исторического источника. В 12-ом номере журнала "Урал" за 2007 г. была опубликована статья С.А. Сухорукова "История екатеринбургской тюрьмы". В этой статье есть несколько цитат из дневника Чердынцева, да и сами сведения, приводимые Сухоруковым, указывают на то, что он вполне мог взять их из рукописи "Екатеринбургская тюрьма", уж очень много совпадений с тем, что писал уральский журналист в 1908-1909 гг.</text:p>
      <text:p text:style-name="P11"/>
      <text:p text:style-name="P56">"Вот, скажем, весьма красноречивые признания из дневника члена РСДРП(б) Н. Чердынцева, “томившегося” в стенах екатеринбургского замка в 1908 году:</text:p>
      <text:p text:style-name="P97">“Здоровье ухудшается... Две говяжьи котлеты я съедаю в день лишь через силу. Скоро не в состоянии буду их съедать. Яйца видеть уже не могу, раньше 3—4 яйца всмятку съедал ежедневно обязательно...”<text:note text:id="ftn8" text:note-class="footnote"><text:note-citation>1</text:note-citation><text:note-body><text:p text:style-name="P5">Сухоруков С.А. История екатеринбургской тюрьмы <text:span text:style-name="T69">[Электрон. ресурс]. Режим доступа: </text:span><text:span text:style-name="T72">http://magazines.russ.ru/ural/2007/12/sas8.html</text:span></text:p></text:note-body></text:note></text:p>
      <text:p text:style-name="P68"/>
      <text:p text:style-name="P11">До сих пор подобное исследование дневника Чердынцева не проводилось, если не считать краткие справочные данные о рукописи "Екатеринбургская тюрьма" в статье С.Д. Алексеева в газете "Советская Россия" за<text:span text:style-name="T47"> 22 февраля 1987 г.</text:span></text:p>
      <text:p text:style-name="P13"/>
      <text:p text:style-name="P13"><text:soft-page-break/>Дневник Н.А. Чердынцева написан в период реакции. В 1905-1907 гг. произошли события, которые принято называть 1-ой русской революцией. Результатом этих событий стало появление в государственном строе Российской империи элементов конституционной монархии. Главным из них являлась Государственная Дума. Однако продолжавшиеся в разных точках страны волнения, террористические акты, экспроприации вынудили правительство применить для их пресечения чрезвычайные меры, которые коснулись и Урала.</text:p>
      <text:p text:style-name="P13"><text:span text:style-name="T47">В 1908 г. на положении усиленной охраны оказались Вятская и Уфимская губернии, все заводы и ряд городов Пермской губернии. Действовали военные суды, они могли назначать многочисленным арестантам смертные приговоры. Пострадали от репрессий профсоюзы Урала, чья деятельность иногда расценивалась как политическая, направленная против государственного строя. Закрывались печатные издания, библиотеки и даже научные общества. Число издававшихся на Урале газет и всевозможных листков сократилось с 41 в 1907 г. до 24 в 1910 г.</text:span><text:span text:style-name="T47"><text:note text:id="ftn9" text:note-class="footnote"><text:note-citation>1</text:note-citation><text:note-body><text:p text:style-name="P7">История Урала в период капитализма... - С. 311-312.</text:p></text:note-body></text:note></text:span></text:p>
      <text:p text:style-name="P13">Все это в той или иной мере отразилось в рукописи "Екатеринбургская тюрьма". Н.А. Чердынцев, осужденный на тюремное заключение как издатель журнала "Общество", сам является жертвой реакции. И хотя дневник был написан в период 1908-1909 гг., содержащиеся в нем сведения охватывают события, произошедшие гораздо раньше, не только во время реакции, но и в 1-ой русской революции. Так что хронологические рамки данного исследования находятся<text:span text:style-name="T47">, большей частью,</text:span> в пределах 1905-1909 гг. Однако, если учесть абсолютно все даты, которые можно найти в последующем тексте (особенно, в биографии автора), то правильней будет сказать, что временные границы простираются на вторую половину XIX - начало XX вв. Территориально же исследование рукописи Н.А. Чердынцева "посвящается" тому региону, в котором она была создана, т.е. Уралу.</text:p>
      <text:p text:style-name="P11"/>
      <text:p text:style-name="P23">Прежде всего в данной работе был использован, конечно, сам дневник Н.А. Чердынцева "Екатеринбургская тюрьма", архивный документ, находящийся на хранении в Центре документации общественных организаций Свердловской области, бывшем партийном архиве. Собственно, почти все исследование строится только вокруг этого источника и опирается на данные, взятые из него. По понятным причинам, описание дневника, характеристика его внешних признаков и содержания приводятся в основной части работы, ниже по тексту, так что кратко пересказывать все это здесь не имеет смысла.</text:p>
      <text:p text:style-name="P23">Но дневник является не единственным архивным документом, который был задействован. Помимо него в вышеупомянутом архиве в том же фонде и описи хранятся два дела, в которых можно найти материалы об Н.А. Чердынцеве, его жизни и профессиональной деятельности.</text:p>
      <text:p text:style-name="P23"><text:span text:style-name="T52">В первом из этих дел, помеченном номером "11б", есть автобиографии Н.А. Чердынцева и некоторых членов его семьи, а также письма, посланные автором рукописи "Екатеринбургская тюрьма" своему брату Александру и его дочери. Заодно там можно отыскать официальные документы, которые фиксируют, например, факт рождения Чердынцева, или принятие его на работу, выплату гонораров за литературные произведения и прочее. Еще в деле "11б" находится вырезка из газеты "Правда", где после смерти Чердынцева был помещен некролог. Само дело "11б" имеет название, соответствующее его содержанию: "Личные документы (свидетельство о рождении, автобиографические сведения, удостоверения личности, характеристики</text:span>) Чердынцева Н.А. и переписка с родственниками (ксерокопии документов, хранящихся в ГАПО)". <text:soft-page-break/>Все документы датированы периодом 1914-1935 гг.</text:p>
      <text:p text:style-name="P23"><text:span text:style-name="T52">Второе дело, имеющее номер "11в" и название "Воспоминания, газетные статьи, рукописи и печатные издания Чердынцева Н.А. (ксерокопии документов, хранящихся в ГАПО)", является сборником документов, с помощью которых автора дневника можно охарактеризовать как журналиста, писателя, ученого, партийного деятеля и участника социалистического движения в России. В деле имеются вырезки из газет, в которых либо работал сам Чердынцев, либо помещены написанные им статьи. Стоит отметить, что там же можно найти полностью четыре номера журнала "Общество", издававшийся Чердынцевым в 1908 г. Кроме того, в дело помещены рукописные и печатные варианты рассказов, повестей и пьес, чьим автором являлся упомянутый журналист. Есть статьи Чердынцева из разных журналов о</text:span> религии, музыке и истории революции. Все документы датированы периодом 1893-1926 гг.</text:p>
      <text:p text:style-name="P23">Как видно из названий двух этих дел, в них находятся вовсе не оригиналы документов, а их копии, сделанные в Государственном архиве Пермской области. Именно там находится семейный архив Чердынцевых.</text:p>
      <text:p text:style-name="P23"/>
      <text:p text:style-name="P23">Вся остальная литература, использованная в этом исследовании, играет роль вспомогательных материалов, которые помогают охарактеризовать рукопись Чердынцева "Екатеринбургская тюрьма" как исторический источник, т.е. выяснить обстановку, в которой создавался дневник, <text:span text:style-name="T52">снабдить обзор содержания справочными данными</text:span>, идентифицировать упомянутые в тексте революционные организации, людей.</text:p>
      <text:p text:style-name="P23">В своем дневнике Чердынцев пишет о жизни в политическом отделении Екатеринбургской тюрьмы, где, соответственно, находились в заключении деятели революционного движения. Поэтому в анализе содержания дневника могли помочь сведения о революционных событиях на Урале.</text:p>
      <text:p text:style-name="P23">Одним из источников таких сведений стала книга "Очерки истории коммунистических организаций Урала" (1971 г.), первый том который как раз посвящен периоду 1883-1920 гг., это соответствует тому времени, о котором пишется в рукописи Чердынцева. В книге очень детально описывается коммунистическое (большевистское) движение на Урале в указанный период. Наличествует история возникновения и деятельности различных организаций, упомянуты даже самые мелкие из них, существовавшие лишь в пределах городов. Показана деятельность отдельных значимых большевиков (Я.М. Свердлов, например). <text:s/>Есть сведения о рабочем движении, забастовках, пропагандистской деятельности, организации сопротивления в период 1-ой русской революции, событиях в периоды установления советской власти и гражданской войны.</text:p>
      <text:p text:style-name="P23">Конечно же, в содержании есть элементы пропаганды, доказывается ключевая роль большевиков в политических событиях на Урале. О других родственных социалистических партиях говорится как о сугубо отрицательных явлениях.</text:p>
      <text:p text:style-name="P23">Над книгой работал коллектив авторов, все являются кандидатами исторических наук: Ф.С. Гинзбург, В.М. Шпилева, Л.Ф. Малафеев, О.В. Васьковский, И.Ф. Плотников, В.С. Скобов, Я.Л. Ниренбург. Научным редактором был доктор исторических наук Ф.П. Быстрых.</text:p>
      <text:p text:style-name="P23">Еще одна книга (правда, всего лишь на 50 страниц) "Пропаганда социал-демократами истории русского революционного движения и революционно-демократической литературы среди рабочих Урала" (1988 г.)<text:span text:style-name="T52">, повествующая о истории революции,</text:span> по своему содержанию мало чем отличается от "Очерков истории коммунистических организаций". Посвящена она тому же периоду: 1895-1917 гг. Только внимание в ней акцентируется именно на деятельности пропагандистов. Автором данной <text:soft-page-break/>работы является А.Ю. Друговская.</text:p>
      <text:p text:style-name="P23">"Большевики Екатеринбурга во главе масс: Борьба за победу революции и упрочение Советской власти" (1962 г.) так же дают информацию о революционном движении в период 1894-1920 гг., только "масштаб" здесь другой: все повествование строится вокруг одного единственного города и его окрестностей. В основном, в книге излагается подробная история работы Екатеринбургского комитета партии большевиков <text:s/>и его дочерних организаций в местных поселениях. Можно узнать о рабочем движении в Екатеринбурге, легальной и нелегальной деятельности <text:s/>комитета в разные периоды российской истории. Очень много написано о деятельности Я.М. Свердлова в Екатеринбурге, есть упоминания о И.А. Теодоровиче (оба описаны в дневнике Чердынцева). Авторами различных частей книги стали ассистенты, преподаватели и кандидаты исторических наук: В.В. Адамов, А.Г. Федорова, К.М. Мкртчян, М.А. Золотавина, Ф. Гинзбург, А.М. Орлова, Г.В. Михайлова, Р.Г. Меклер, М.А. Антонова и др.</text:p>
      <text:p text:style-name="P23">Как уже было отмечено выше, во всех трех перечисленных книгах встречается Н.А. Чердынцев как участник социалистического движения, член РСДРП и пропагандист. Упоминается он и в "Истории Урала в период капитализма" (1990 г.), книге, касающейся истории края в 1861-1917 гг., от падения крепостного края до октябрьского переворота. В ней дано описание исторических процессов на территории Урала, много внимания уделяется экономике, доказывается наличие социально-экономических предпосылок для демократической и социалистической революций. Много цифр, экономических показателей, таблиц, присутствуют и карты. Есть сведения о демографии и административном делении Урала в разные годы.</text:p>
      <text:p text:style-name="P23">Отдельные разделы посвящены крестьянам и рабочим, анализу экономического состояния данных категорий населения. Политическая жизнь Урала не оставлена в стороне, в специальных главах говорится об общественно-политических движениях, акцент сделан на истории большевистских организаций.</text:p>
      <text:p text:style-name="P23">В книге описываются даже явления культурной жизни на Урале: наука и техника, образование, искусство. Внимания заслуживает деятельность Уральского общества любителей естествознания (УОЛЕ), к которому была причастна и семья Чердынцевых. Также вклад в данную научную работу внесли сведения о уральской прессе.</text:p>
      <text:p text:style-name="P23">Интересная особенность "Истории Урала в период капитализма" - наличие историографического раздела, где можно узнать о истории изучения Урала, всевозможных исторических и экономических исследованиях ученых, чиновников, журналистов.</text:p>
      <text:p text:style-name="P23"/>
      <text:p text:style-name="P23">Н.А. Чердынцев писал свой дневник в тюрьме и частью посвятил его этой разновидности государственных учреждений, поэтому при исследовании данного источника возникла необходимость найти сведения о пенитенциарной системе Российской империи, особенно, о ее состоянии в начале XX в.</text:p>
      <text:p text:style-name="P23">Сначала была рассмотрена монография М.Н. Гернета "История царской тюрьмы", состоящая из 5-ти томов. Каждый том описывает разные периоды существования тюремной системы "императорской" России. В данном случае в качестве источников информации были использованы только 3-я и 4-ая книги этого многотомного издания.</text:p>
      <text:p text:style-name="P23">Третий том "Истории царской тюрьмы" (1961 г., 2-ое издание) описывает российские тюрьмы в период 1870-1900 гг. В нем можно найти сведения о двух печально знаменитых местах заключения: Петропавловской и Шлиссельбургской крепостях. Помимо них можно многое узнать о различных разновидностях рядовых тюрем: пересыльных, каторжных, монастырских. В книге есть очень большое количество данных <text:soft-page-break/>и примеров, взятых из архивных документов, которые характеризуют условия жизни заключенных, тюремный режим.</text:p>
      <text:p text:style-name="P23">Особенностью "Истории царской тюрьмы" является то, что М.Н. Гернет много внимания уделяет фактам карательной политики государства, направленной в то время против революционеров. Почти треть всей книги предоставляет информацию о более или менее знаменитых судебных процессах над членами революционного движения (процессы нечаевцев и Нечаева, процесс Веры Засулич, процесс по делу 1-ого марта 1881 г.).</text:p>
      <text:p text:style-name="P23">Полезной в этой книге оказалась самая первая глава, где М.Н. Гернет пишет об истории тюремного законодательства в период 1870-1917 гг. (вопреки хронологическим границам, указанным в заглавии 3-его тома) Автор рассказывает о начале в 1872 г. деятельности правительства по преобразованию пенитенциарной системы и анализирует значимые юридические документы, которые регламентировали управление тюрьмами империи и условия жизни заключенных.</text:p>
      <text:p text:style-name="P23">4-ой том "Истории царской тюрьмы" (1954 г.) озаглавлен "Петропавловская крепость. 1900-1917 гг.". В предисловии автор пишет, что эта книга должна была подобно предыдущим давать сведения о всех тюрьмах Российской империи, но материала оказалось так много, что Петропавловской крепости пришлось выделить отдельный том.</text:p>
      <text:p text:style-name="P23">Здесь, как и прежде, М.Н. Гернет рассказывает о самой тюрьме, ее истории в этот период времени и особенностях режима, условиях жизни невольников. Часть книги также занимают и материалы о судебных процессах над теми политическими арестантами, которые в конечном итоге оказались в Петропавловской крепости. А еще в 4-ом томе "Истории царской тюрьмы" есть раздел, посвященный военно-окружным судам, которые появились после 1-ой русской революции. Описание работы этих судебных учреждений как раз содержится в дневнике Н.А. Чердынцева.</text:p>
      <text:p text:style-name="P23">"История царской тюрьмы" М.Н. Гернета - серьезный труд, где есть много полезной информации. Единственными двумя недостатками "Истории" являются, конечно же, излишнее влияние коммунистической идеологии и крайне отрицательное отношение автора к пенитенциарной системе Российской империи. Такое отношение, естественно, обоснованно, но все-таки слишком уж много в тексте критических замечаний.</text:p>
      <text:p text:style-name="P23"/>
      <text:p text:style-name="P23">Помимо огромного труда М.Н. Гернета составить представление о тюрьмах Российской империи помогли информационные материалы, размещенные в сети Интернет.</text:p>
      <text:p text:style-name="P33"><text:span text:style-name="T52">По адр</text:span><text:span text:style-name="T52">есу http://www.pchela.ru находится сайт журнала "Пчела". Он издавался в Санкт-Петербурге с апреля 1996 г. и был направлен на то, чтобы знакомить читателя с деятельностью негосударственных и, одновременно, некоммерческих организаций, проявлениями гражданского общества в России (похоже, сейчас журнал не издается, последнее обновление на сайте произошло 15 декабря 2006 г.). В период с мая по июль 2003 г. вышел 42-ой номер этого журнала, озаглавленный "Тюрьма... как много в этом слове". В номер поместили ряд статей, описывающих современную пенитенциарную систему России и общественные организации, деятельность которых связана с тюрьмами.</text:span></text:p>
      <text:p text:style-name="P34"><text:span text:style-name="T80">В этом номере есть и статья Г. Алексушина "</text:span><text:span text:style-name="Footnote_20_Characters"><text:span text:style-name="T19">Развитие взаимоотношений между тюрьмой и обществом в России до первой мировой войны</text:span></text:span><text:span text:style-name="T80">". Из названия видно, что Алексушин пишет о попечительских о тюрьмах обществах. Но, помимо этого, в статье есть много сведений о истории системы исполнения наказаний начиная еще с древних </text:span><text:soft-page-break/><text:span text:style-name="T80">славян, хотя больше всего написано о XIX-нач. XX вв.</text:span></text:p>
      <text:p text:style-name="P23">В данный момент 42-ой номер журнала и сама статья Г. Алексушина доступны в электронном виде на сайте "Пчелы".</text:p>
      <text:p text:style-name="P23">По адресу www.prison.org расположен сайт Центра содействия реформе уголовного правосудия. Центр - это общественная организация, которая занимается проблемами уголовных заключенных и современной российской системы исполнения наказаний. Центр был основан в 1988 г. бывшими политзаключенными, его деятельность направленна на гуманизацию тюремного режима, сокращение количества заключенных и учреждений, в которых они содержатся.</text:p>
      <text:p text:style-name="P34"><text:span text:style-name="T80">Соответственно, на сайте есть собрание информационных материалов о состоянии современной российской пенитенциарной системы и ее истории. К их числу относится и статья А.В. </text:span><text:span text:style-name="Footnote_20_Characters"><text:span text:style-name="T19">Бабушкина "История попечительства и посещения тюрем в России". Как и Г. Алексушин, А.В. Бабушкин концентрируется на истории попечительских обществ, но <text:s/>о тюрьме написано достаточно. Вся статья почти полностью охватывает XIX и начало XX вв.</text:span></text:span></text:p>
      <text:p text:style-name="P34"><text:span text:style-name="Footnote_20_Characters"><text:span text:style-name="T19">В отличие от Алексушина и Бабушкина А. Сафин в своей статье "В заключении: Из истории российской тюремной системы" концентрирует внимание только на истории <text:s/>системы исполнения наказаний в России, начиная с Судебника 1497 г. и заканчивая Уголовно-исполнительным кодексом 1996 г. Тюрьмы являлись частью системы наказаний, так что А. Сафин много внимания уделил описанию особенностей их функционирования в различные периоды российской истории.</text:span></text:span></text:p>
      <text:p text:style-name="P23">Статья А. Сафина была опубликована в общественно-политическом и литературно-художественном журнале "Бельские просторы" в декабре 2004 г.. Электронные версии статьи и самого журнала можно найти на Интернет-ресурсе "ХРОНОС", который находится по адресу http://www.hronos.km.ru. Там собрано много информации о российской и мировой истории.</text:p>
      <text:p text:style-name="P23">Сайт www.mvd.ru является электронным ресурсом, посредством которого Министерство внутренних дел информирует заинтересованную общественность о своей деятельности. Также там опубликована история этого государственного учреждения, которая частью касается и пенитенциарной системы, поэтому некоторые сведения с этого сайта были использованы в данной работе.</text:p>
      <text:p text:style-name="P23">И, конечно же, нельзя было обойти вниманием уже указанную выше статью С.А. Сухорукова "История екатеринбургской тюрьмы", где подробно написано, что представляли собой тюремные учреждения сегодняшней столицы Урала в разные периоды ее существования. У С.А. Сухорукова история тюрьмы в Екатеринбурге начинается в первой половине XVIII в. и заканчивается в начале XXI в. (в 2000-х годах).</text:p>
      <text:p text:style-name="P23">Сам автор, согласно сведениям из той же статьи, окончил Уральский государственный университет им. Горького, служил в вооруженных силах РФ, имеет правительственные ордена и медали, в данный момент живет в Екатеринбурге. Электронная версия статьи размещена на сайте "Журнального зала" – электронной библиотеки современных журналов России. Адрес библиотеки: http://magazines.russ.ru.</text:p>
      <text:p text:style-name="P23"/>
      <text:p text:style-name="P35"><text:span text:style-name="T79">В качестве дополнительного справочного материала при описании дневника Чердынцева использовались статьи из энциклопедий, посвященные большей частью революционному движению и отдельным его деятелям. Всего было задействовано четыре энциклопедии: "</text:span><text:span text:style-name="T81">Политические партии России. Конец XIX - первая треть XX века</text:span><text:span text:style-name="T79">", "</text:span><text:span text:style-name="T81">Уральская историческая энциклопедия</text:span><text:span text:style-name="T79">", "Большая советская энциклопедия" (электронная версия, доступная по адресу http://bigsoviet.org) и энциклопедия "Челябинск", расположенная на сайте </text:span><text:span text:style-name="Footnote_20_Characters"><text:span text:style-name="T23">www.book-chel.ru</text:span></text:span><text:span text:style-name="T79">.</text:span></text:p>
      <text:p text:style-name="P23"><text:soft-page-break/></text:p>
      <text:p text:style-name="P23">В 1993 г. прошла научная конференция, которая была посвящена 270-летию города Екатеринбурга. На конференции с докладами выступили представители от различных ВУЗов, архивных учреждений, библиотек и общественных организаций самого Екатеринбурга и других городов Свердловской области. Видимо, это мероприятие прошло в Уральском государственном университете им. Горького, по крайней мере, именно там был издан сборник материалов конференции "Екатеринбург в прошлом и настоящем".</text:p>
      <text:p text:style-name="P23">В сборнике есть текст доклада В.С. Кобзова "<text:span text:style-name="T45">М.Х. Поляков: Екатеринбургский период политической биографии</text:span>", сведения из которого были использованы для доказательства того, что описание именно Михаила Харитоновича Полякова можно найти в рукописи Н.А. Чердынцева "Екатеринбургская тюрьма".</text:p>
      <text:p text:style-name="P23"/>
      <text:p text:style-name="P23">Еще одним дополнением для данной научной работы стали материалы из книги "История терроризма в России в документах, биографиях, исследованиях" (1996 г.). Это собрание документальных материалов о революционном терроре в России в первой половине XIX – начале XX в. Здесь можно ознакомится, например, со следственными материалами, относящихся к расследованию того или иного террористического акта. Доступны также фрагменты текста из писем, дневников, других личных документов террористов или просто современников, которые высказали какие-либо интересные мысли по поводу террора. В книге есть и программные документы революционных партий и подпольных групп. В предисловии к сборнику говорится о его уникальности, т.к. в нем опубликованы документы из Гуверовского архива Стэнфордского университета (США), ранее нигде не упоминавшиеся.</text:p>
      <text:p text:style-name="P23">Среди всего этого в "Истории терроризма" помещены воспоминания А.С. Локермана "По царским тюрьмам: в Екатеринославе", содержание которых очень "созвучно" с тем, что писал Н.А. Чердынцев в своем тюремном дневнике. Выписки из этих воспоминаний стали частью характеристики содержания рукописи "Екатеринбургская тюрьма". </text:p>
      <text:p text:style-name="P23"/>
      <text:p text:style-name="P23">Доказательство того, что дневник Н.А. Чердынцева "Екатеринбургская тюрьма" является историческим источником, требует соответствия определенным критериям, которые были давно выработаны такой наукой, как источниковедение. Чтобы выяснить состав этих критериев, выработать план работы, были рассмотрены два учебных пособия: <text:span text:style-name="T52">"Источниковедение: Теория. История. Метод. Источники российской истории" и "История и теория источниковедения".</text:span></text:p>
      <text:p text:style-name="P23">Учебное пособие "Источниковедение: Теория. История. Метод. Источники российской истории" (1998 г.) поделено на две части.</text:p>
      <text:p text:style-name="P23">1-ая часть дает общие теоретические представление о источниковедении и исторических источниках. Там рассказывается о том, чем является наука "источниковедение", ее предмет и объект исследования. Объясняется, что представляет собой, по мнению авторов пособия, исторический источник, объясняется его значение. Исторический источник понимается как продукт культуры, целенаправленной человеческой деятельности, результат взаимодействия людей, социальных связей. Очень подробно описано развитие источниковедения и эволюция понимания исторических источников. В конце 1-ой части есть глава, повествующая об актуальных проблемах современного источниковедения.</text:p>
      <text:p text:style-name="P23">2-ая часть, собственно, основная, состоит из разделов, каждый из которых посвящен отдельному виду источников по российской истории. В каждом разделе <text:soft-page-break/>дается определение, описание, классификация, примеры. Все источники разделены на досоветские и советские (летописи, хронографы, акты, учетные документы, статистика, литературные произведения, периодическая печать). Среди них есть и источники личного происхождения, информация о которых была использована в исследовании дневника Чердынцева.</text:p>
      <text:p text:style-name="P23">В списке авторов данного пособия значатся И.Н. Данилевский, В.В. Кабанов, О.М. Медушевская, М.Ф. Румянцева.</text:p>
      <text:p text:style-name="P23">"История и теория источниковедения" (2001 г.) также представляет собой учебное пособие, в основе которого лежит курс лекций "Источниковедение отечественной истории". На момент издания книги этот курс входил в одну из учебных программ Уральского государственного университета им. Горького.</text:p>
      <text:p text:style-name="P23">В данном пособии в достаточно сжатой форме изложена вся та информация, которая необходима любому студенту, чтобы успешно сдать зачет по источниковедению (для сдачи экзамена материала явно недостаточно). Как видно из названия, в первую очередь в книге пересказывается история источниковедения, причем она связана только с российскими научными исследованиями и исследователями в период XVIII-XX вв. Уже затем можно прочесть разделы (они называются лекциями), посвященные таким темам, как "Исторический источник" (разные трактовки этого понятия), "Классификация" и "Структура источниковедческого исследования".</text:p>
      <text:p text:style-name="P11">Единственным автором и составителем пособия является Ю.А. Русина</text:p>
      <text:p text:style-name="P11"/>
      <text:p text:style-name="P11">Структура данной работы предполагает следование "классическим канонам" рассмотрения и оценки исторического источника. Если взять за основу классификацию И.Д. Ковальченко и предположить, что объектом изучения является письменный источник, то его исследование будет состоять из, примерно, следующих этапов.</text:p>
      <text:p text:style-name="P11">Во-первых, невозможно интерпретировать источник, предварительно не поняв его автора, не зная его биографию, сферу практической деятельности, уровень его культуры и образования, род занятий, его принадлежность к определенной социокультурной общности с соответствующими ценностными установками.</text:p>
      <text:p text:style-name="P11">Очень важно узнать того, кто создал источник, т.к. тогда будет ясно, в какой степени можно доверять изучаемому источнику. Если автором какого-то текста был средневековый монах, истинно верующий в библейское описание мира, то не стоит воспринимать серьезно его выводы о будущем европейской цивилизации. Нужно, взяв за основу знания об этом монахе, отсеять все заведомо недостоверное в его записях и добыть действительно правдивую информацию, которую он не мог исказить. Так что, начиная знакомится с очередным письменным источником, следует не забыть познакомиться с его автором, тщательно посмотреть биографию.</text:p>
      <text:p text:style-name="P11">Во-вторых, нужно учесть обстоятельства создания источника. Данная исследовательская проблема состоит в выявлении тех обстоятельств, которые могли влиять на полноту и достоверность сведений.</text:p>
      <text:p text:style-name="P11">Одна и та же историческая эпоха, один и тот же автор - это еще не означает, что два произведения будут одинаковыми по политическим предпочтениям, качеству текста, достоверности информации. Когда-то человек может писать искренне, когда-то на него могли повлиять (подкупить, пригрозить).</text:p>
      <text:p text:style-name="P11">В-третьих, следует узнать историю текста источника и историю его публикаций. Исследователь должен выяснить, является ли имеющееся у него на руках произведение автографом (полностью авторский проект, без всяких корректировок со стороны посторонних лиц), если нет, то кто и когда занимался его редактированием. Также есть необходимость разобраться во всех существующих публикациях, познакомиться с ними, <text:soft-page-break/>отметить отличия, узнать причины этих отличий. Где-то текст в силу политических причин могли чуточку урезать, убрав опасные для режима факты.</text:p>
      <text:p text:style-name="P11">Выполнив все эти действия, историк сможет выработать правильное отношение к источнику, определит степень достоверности информации, которая в нем содержится. Тем самым изучаемый источник станет применимым в каком-либо историческом исследовании, т.к. будет известна его ценность.<text:note text:id="ftn10" text:note-class="footnote"><text:note-citation>1</text:note-citation><text:note-body><text:p text:style-name="P6">Русина Ю.А. История и теория источниковедения: Курс лекций. - Екатеринбург, 2001. - С. 89-94.</text:p></text:note-body></text:note></text:p>
      <text:p text:style-name="P11">Основываясь на подобном плане, данную научную работу решено было построить из двух больших глав. Первая характеризует автора исторического источника. В ней прежде всего даются биографические сведения о Н.А. Чердынцеве, А по той причине, он был журналистом и писателем, вторая часть главы содержит свидетельства его профессиональной деятельности, т.е. отрывки из сохранившихся в архивах публикаций и их описания. Отдельный раздел посвящен журналу "Общество", редактором и издателем которого был Н.А. Чердынцев.</text:p>
      <text:p text:style-name="P11">Вторая глава целиком описывает дневник "Екатеринбургская тюрьма". В первую очередь, в особом разделе, приводится информация археографического характера, говорится о внешних особенностях источника. Вторая часть главы характеризует содержание рукописи Чердынцева. В ней приводятся примеры тех сведений, которые могут быть важны и актуальны для людей, занимающихся исторической наукой, или просто интересные для широкого круга лиц.</text:p>
      <text:p text:style-name="P79"><text:span text:style-name="T78">Г</text:span><text:span text:style-name="T77">лава 1. Жизнь и деятельность Н.А. Чердынцева.</text:span></text:p>
      <text:p text:style-name="P69"/>
      <text:p text:style-name="P70">1.1. Биография Н.А. Чердынцева.</text:p>
      <text:p text:style-name="P69"/>
      <text:p text:style-name="P11">Николай Алексеевич Чердынцев родился 22 августа 1863 г. (в иных биографических данных в качестве даты рождения стоит 1861 г.) в Верх-Нейвинском заводе (Пермская губерния). Это место находится примерно 60 км к северу от Екатеринбурга, позже оно стало называться поселок Верх-Нейвинский (Свердловская область). Отметка об этом есть в метрической книге Градо-Екатеринбургской Вознесенской церкви Пермской губернии.<text:note text:id="ftn11" text:note-class="footnote"><text:note-citation>1</text:note-citation><text:note-body><text:p text:style-name="P3"><text:span text:style-name="Footnote_20_Symbol"><text:span text:style-name="T3">ЦДООСО. Ф. 221. Оп. 2. Д. 11б. Л. 1.</text:span></text:span></text:p></text:note-body></text:note> Его отцом был канцелярский служащий Алексей Иванович Чердынцев. Мать - Анаиса Аисифовна (либо не работала, либо данных о работе нет). <text:span text:style-name="T45">В семье было трое детей: Николай, Александр и Иван.</text:span></text:p>
      <text:p text:style-name="P11">Н.А. Чердынцев своей семьи не завел и всю жизнь был холост.</text:p>
      <text:p text:style-name="P11">А.А. Чердынцев женился и имел как минимум одного ребенка, дочь по имени Ира. <text:s/>Работал в банке, потом стал владельцем аптеки в Уфе, в которой сам и работал. <text:span text:style-name="T50">Любопытным фактом является то, что А.А. Чердынцев был членом УОЛЕ - Уральского общества любителей естествознания.</text:span></text:p>
      <text:p text:style-name="P25">УОЛЕ было создано в Екатеринбурге в 1870 г. по инициативе известных в то время ученых Н.К. Чупина, О.Е. Клера, А.А. Миславского, П.В. Рудановского, В.В. Всеволодова и др. Общество занималось изучением природных богатств края и пропагандой естественнонаучных знаний. По его инициативе на Урале была создана сеть метеорологических станций, проводились исследования в области сельского хозяйства и горнозаводской промышленности. Также велись работы по почвоведению, ботанике, зоологии, медицине, археологии. В числе активных членов общества были географ И.Я. Кривощеков, ботаник П.В. Сюзев, инженеры В.Е. Грум-Гржимайло и И.П. Котлряевский, археолог В.Я. Толмачев, историк Н.К. Чупин, писатель Д.Н. Мамин-Сибиряк и другие.<text:note text:id="ftn12" text:note-class="footnote"><text:note-citation>2</text:note-citation><text:note-body><text:p text:style-name="P7">История Урала в период капитализма... - С. 214-215.</text:p></text:note-body></text:note></text:p>
      <text:p text:style-name="P11">И.А. Чердынцев родился в 1882 г., получил среднее образование в Екатеринбургской гимназии, потом поступил в Киевский политехнический институт. В общем, он был известен в научно-технической области.</text:p>
      <text:p text:style-name="P11"/>
      <text:p text:style-name="P11">Начальное образование Чердынцев получил с помощью домашней учительницы. Затем в 1873 г. его отправили в Екатеринбург, где будущий журналист поступил в гимназию. Он уже был явно увлечен народовольческими идеями, т.к. был замечен в распространении соответствующей литературы среди учащихся.</text:p>
      <text:p text:style-name="P11">Гимназия была окончена в 1884 г., и в этом же году Чердынцев уехал в Петербург. Там он поступил на юридический факультет Петербургского университета. <text:span text:style-name="T45">Уже тогда Чердынцев являлся членом Уральского землячества и каждое лето возвращался на родину, чтобы вести пропаганду марксистских идей.</text:span></text:p>
      <text:p text:style-name="P11">В Петербурге ему не удалось завершить учебу. В 1887 г. полиция установила его косвенную связь с делом о покушении народовольцев на Александра III. Чердынцева исключили из университета и выслали на родину, в Екатеринбург.</text:p>
      <text:p text:style-name="P11">Во время возвращения на Урал он специально заехал в Астрахань, чтобы посетить <text:s/>Н.Г. Чернышевского и взять у него небольшое интервью. Много позже, Чердынцев сделал из этой истории небольшую газетную статью "Что делать? (страничка из воспоминаний)", которую напечатали в издании "Журнал-Журналов".</text:p>
      <text:p text:style-name="P11"/>
      <text:p text:style-name="P11"><text:soft-page-break/><text:span text:style-name="T61">"В августе 1887 г. я с курсисткой </text:span><text:span text:style-name="T66">[...]</text:span><text:span text:style-name="T61"> не без робости постучались в дверь квартиры Н.Г. Чернышевского в Астрахани..."</text:span><text:note text:id="ftn13" text:note-class="footnote"><text:note-citation>1</text:note-citation><text:note-body><text:p text:style-name="P3"><text:span text:style-name="Footnote_20_Symbol"><text:span text:style-name="T4">ЦДООСО. Ф. 221. Оп. 2. Д. 11в. Л. 77.</text:span></text:span></text:p></text:note-body></text:note></text:p>
      <text:p text:style-name="P11"/>
      <text:p text:style-name="P11">В Екатеринбурге он занялся репетиторством и заодно нашел работу в рекламно-справочной газете "Деловой корреспондент". В середине 90-х гг. XIX в. Чердынцев на время поселился в Омске, работая в одном местном издании. Потом, в конце 90-х, вернулся обратно в Екатеринбург, печатался в изданиях "Урал", "Уральская жизнь", "Степной край", "Екатеринбургская неделя".</text:p>
      <text:p text:style-name="P11">Несмотря на статус ссыльного и явное внимание со стороны полиции, Чердынцев не прерывал свою связь с революционным движением. Или, по крайней мере, продолжал осуществлять деятельность, которая не приветствовалась властями.</text:p>
      <text:p text:style-name="P11"/>
      <text:p text:style-name="P11"><text:span text:style-name="T61">"Первая типография нелегальная устраивалась мной, Клещевым, Годлевским и Кузнецовым. Пристроили молодого человека в типографию Романова и он крал шрифт для нас. Случайность расстроила дело. Попались Клещев и Кузнецов. Типографию устраивали для издания брошюры о социализме и свержении царя. Так и не выпустили их. Случайность в том, что телеграфист Лотарев, желая избавиться от хранившейся у него нелегальщине, вывез ее в лес за город и бросил в сугроб. Ее нашли лесоводы, а у них увидел ее жандарм Спешилов. Ну и пошла писать губерния. Начались обыски, типографию пришлось утопить в городском пруду, ибо хранить в это время было уже не у кого. Это было в 1890 г. В 1894 г. я, как секретарь "Делового корреспондента", имея свободный доступ в его типографию, я спер в свободное от работы время изрядно шрифту, </text:span><text:span text:style-name="T66">[...]</text:span><text:span text:style-name="T61">. Шрифт нужен был для издания прокламаций по случаю вошествия на престол Николая II. Набор неверного текста сделал управляющий типографии "Екат. недели" Иван Зобнин, а</text:span> [...] <text:span text:style-name="T61">Филимонов отпечатал. Распространили, и жандармы узнали о ней, Филимонов был назначен экспертом, он по конспиративным соображениям показал, что шрифт не из "Дел. корреспондента", как думали жандармы, а из "Екат. недели". Ив. Зобнин между тем отказался от работы в "Екат. неделе" и уехал в Челябинск. Это дало повод думать, что он напечатал прокламацию и скрылся. Дело не было доказано, но Зобнина</text:span><text:span text:style-name="T66"> [...] </text:span><text:span text:style-name="T61">отправили в Сибирь. Больше никто не пострадал."</text:span><text:span text:style-name="T61"><text:note text:id="ftn14" text:note-class="footnote"><text:note-citation>2</text:note-citation><text:note-body><text:p text:style-name="P5">Там же. Л. 60-61.</text:p></text:note-body></text:note></text:span></text:p>
      <text:p text:style-name="P18"/>
      <text:p text:style-name="P11">22 мая 1904 г. Чердынцев стал членом РСДРП. С этого же времени до 1907 г. он исполнял обязанности пропагандиста, участвуя в работе подпольных кружков, которые создавались <text:span text:style-name="T45">в Екатеринбурге</text:span> для рабочих и учащихся Горного уральского училища.</text:p>
      <text:p text:style-name="P11"/>
      <text:p text:style-name="P18">"С Чердынцевым я познакомился около 1904 г. В это время он уже был общепризнанным идеологом большевизма. У него учились марксизму, с ним советовались, его мнение ценили. Конечно, в узком круге партийных людей, каковых, вообще-то, было немного в Екатеринбурге.</text:p>
      <text:p text:style-name="P18">Летом Н.А-ч ходил в черной косоворотке, подпоясанной гарусным поясом, пальто носил на руке, с непокрытой головой, на которой была лохматая шапка вьющихся черных с проседью волос. Бороду и усы он брил.</text:p>
      <text:p text:style-name="P18">В те годы я часто с ним встречался по дороге в редакцию "Ур. Жизни". Его отчаянно мучили головные боли и он прогуливался по бульвару Главного проспекта (теперь улица Ленина). Мы часто с ним беседовали. Он говорил о грядущей революции, перечислял ее признаки, указывал на ее неизбежность. Но он не думал, <text:soft-page-break/>что она придет так быстро и выльется в такие мучительные формы.</text:p>
      <text:p text:style-name="P11">[...]</text:p>
      <text:p text:style-name="P11"><text:span text:style-name="T61">Пермь, 1932 г.<text:tab/><text:tab/><text:tab/><text:tab/><text:tab/><text:tab/><text:tab/><text:tab/>В.А. Весновский"</text:span><text:span text:style-name="T61"><text:note text:id="ftn15" text:note-class="footnote"><text:note-citation>1</text:note-citation><text:note-body><text:p text:style-name="P5"><text:span text:style-name="Footnote_20_Symbol"><text:span text:style-name="T4">ЦДООСО. Ф. 221. Оп. 2. Д. 11в.</text:span></text:span> Л. 175-176.</text:p></text:note-body></text:note></text:span></text:p>
      <text:p text:style-name="P11"/>
      <text:p text:style-name="P11">(Весновский Виктор Александрович (1873-1933 гг.) - уральский журналист, публицист, краевед и общественный деятель. В 1897-1906 гг. жил в Екатеринбурге, где его деятельность была связана с газетами "Екатеринбургская неделя", "Урал", "Уральская жизнь". В 1906 г. Весновский переехал в Челябинск и организовал там выпуск общественно-политической газеты "Голос Приуралья", которая считалась оппозиционной, она неоднократно подвергалась штрафам, а ее выпуск не один раз приостанавливался цензурой. В январе 1910 г. Весновский был осужден на год тюремного заключения по обвинению "в возбуждении к ниспровержению существующего строя". Затем он работал в газетах "Волжское слово" (Самара), "Пермские губернские ведомости" (Пермь). С конца 1917 г. начал служить в системе здравоохранения в Новониколаевске. В 1925 г. переехал в Пермь, где занимался краеведением, журналистикой, организацией музейного дела. В публицистике Весновский известен аналитическими очерками по проблемам социально-экономического развития Урала.)<text:note text:id="ftn16" text:note-class="footnote"><text:note-citation>2</text:note-citation><text:note-body><text:p text:style-name="P4"><text:span text:style-name="Footnote_20_Characters"><text:span text:style-name="T16">Андреева Т.А. Весновский Виктор Александрович </text:span></text:span><text:span text:style-name="Footnote_20_Characters"><text:span text:style-name="T17">[Электрон. ресурс]. Режим доступа: http://www.book-chel.ru/ind.php?what=card&amp;id=4818</text:span></text:span></text:p></text:note-body></text:note></text:p>
      <text:p text:style-name="P11"/>
      <text:p text:style-name="P11">В сентябре 1905 г. в Екатеринбурге прошла рабочая демонстрация против выборов в "булыгинскую" думу. В ее организации принял участие и Чердынцев.</text:p>
      <text:p text:style-name="P11">В 1907 г. партия решила сделать Чердынцева кандидатом от Екатеринбурга на выборы в Государственную Думу. Его избрали, но губернатор опротестовал это, т.к. журналист с 1887 г. все еще имел статус высланного из Петербурга, оставался под надзором полиции и подвергался обыскам.</text:p>
      <text:p text:style-name="P11">В том же году Чердынцев сумел организовать издание 1-ого на Урале легального социал-демократического (марксистского) журнала "Общество" (еженедельник). Хоть этот журнал и издавался легально, его содержание не удовлетворяло царскую цензуру.<text:span text:style-name="T45"> Как пишет Чердынцев в своей автобиографии: "</text:span><text:span text:style-name="T48">Это был еженедельник, прекращенный полицией на 5-ом номере, типография была закрыта, а я отдан под суд, приговоривший меня в 1908 г. к одному году крепости</text:span><text:span text:style-name="T45">".</text:span><text:span text:style-name="T45"><text:note text:id="ftn17" text:note-class="footnote"><text:note-citation>3</text:note-citation><text:note-body><text:p text:style-name="P3"><text:span text:style-name="Footnote_20_Symbol"><text:span text:style-name="T4">ЦДООСО. Ф. 221. Оп. 2. Д. 11б. Л. 2.</text:span></text:span></text:p></text:note-body></text:note></text:span></text:p>
      <text:p text:style-name="P11">Так Чердынцев оказался в Екатеринбургской тюрьме. Тюремная жизнь дала ему печальный, но интересный опыт, который был зафиксирован в дневнике Чердынцева "Екатеринбургская тюрьма". Хотя, возможно, именно это заключение сильно повлияло на его здоровье.</text:p>
      <text:p text:style-name="P11"/>
      <text:p text:style-name="P22">"Ему дали год крепостного заключения. Отбывал он его совершенно больным. Головные боли не давали возможности спать, а отсюда общий упадок сил организма. Из тюрьмы он вышел совершенным стариком-инвалидом.</text:p>
      <text:p text:style-name="P11">[...]</text:p>
      <text:p text:style-name="P11"><text:span text:style-name="T61">Пермь, 1932 г.<text:tab/><text:tab/><text:tab/><text:tab/><text:tab/><text:tab/><text:tab/><text:tab/>В.А. Весновский"</text:span><text:note text:id="ftn18" text:note-class="footnote"><text:note-citation>4</text:note-citation><text:note-body><text:p text:style-name="P5">Там же. Д. 11в. Л. 176.</text:p></text:note-body></text:note></text:p>
      <text:p text:style-name="P11"/>
      <text:p text:style-name="P11">В 1909 г. Чердынцев вышел из тюрьмы. Партийная организация в Екатеринбурге была разгромлена и, соответственно, партийной работы для журналиста не было. Он отправляется в Москву, там партия еще была жива, но работы для него не нашли. <text:soft-page-break/>Положение осложнялось болезнетворным состоянием, которое являлось последствием кровоизлияния в мозг.</text:p>
      <text:p text:style-name="P11">До 1910 г. Чердынцев оставался в Москве, а в следующем году прибыл обратно в Екатеринбург, где с одной своей знакомой, С. Дерябиной, пытался восстановить местную партийную организацию. Однако это ему не удалось из-за ареста властями многих ее работников.</text:p>
      <text:p text:style-name="P11">В <text:s/>конце 1911 г. журналист уехал в Петербург и там нашел работу в газете "Правда", писал для нее фельетоны до конца 1913 г. В 1914 г. из-за преследования со стороны властей "Правда" продолжила издаваться под другим названием, "Правда труда". Чердынцев стал ее сотрудником и принял роль фиктивного издателя. Как ее издатель он 4 раза привлекался к суду.</text:p>
      <text:p text:style-name="P11">К концу этого года журналист вовсе остался без работы и без денег. К счастью, в Петербурге действовала тогда общественная организация "Литературный Фонд", которое оказало помощь Чердынцеву, дало бесплатную комнату в Доме писателей и снабжало деньгами. В таком положении, без постоянной работы, он жил до 1918 г.</text:p>
      <text:p text:style-name="P11"/>
      <text:p text:style-name="P11"><text:span text:style-name="T61">"В 1915 г. у меня была С. Дерябина, приехавшая из-за границы, и предложила работать в С.-Петербургском комитете с.д. партии, но в виду моей болезни и старости я ничем существенным уже не мог помочь ей. В 1916 г. я весь прихворал, существуя за счет помощи Лит. Фонда. Имел некоторые связи с революционными рабочими Выборгской стороны и другими, я все время убеждал их связаться с войсками, иначе невозможна революция. В 1917 г. я ограничивался агитацией в садах и парках среди случайно встреченных солдат, которые говорили, что им такого, как я, давно надо. Я указал им на большевиков и учил, как связаться с ними."</text:span><text:note text:id="ftn19" text:note-class="footnote"><text:note-citation>1</text:note-citation><text:note-body><text:p text:style-name="P3"><text:span text:style-name="Footnote_20_Symbol"><text:span text:style-name="T4">ЦДООСО. Ф. 221. Оп. 2. Д. 11б. Л. 2-3.</text:span></text:span></text:p></text:note-body></text:note></text:p>
      <text:p text:style-name="P11"/>
      <text:p text:style-name="P11">Всем известные октябрьские события 1917 г. и их последствия Чердынцев воспринял положительно и с оптимизмом. По другому и быть не могло, как еще должен был относиться к установлению советской власти марксист и член партии большевиков. Правда, его оптимизм был сдержанным, т.к. у него сохранялась некоторая неуверенность в том, насколько долго просуществует новое правительство, и насколько эффективно удастся ему выполнить свои замыслы. По крайней мере именно это можно заключить из его письма, которое он послал своей племяннице 4 января 1918 г.</text:p>
      <text:p text:style-name="P11"/>
      <text:p text:style-name="P11"><text:span text:style-name="T61">"События происходят огромной исторической важности, они изменят все условия жизни, и вам с Милочкою придется жить уже совсем не так, как жили мы. Россия самая необразованная страна среди цивилизованных народов. Ты сама знаешь, как груб, пьян, беден, нечестен русский народ в массе. Зато как богат, утонченно нервен и образован господствующий класс населения в России.</text:span> [...] <text:span text:style-name="T61">В настоящее время, 25 октября 1917 г., народные массы произвели революцию, сбросили господство привилегированного класса и власть в стране взяли в свои руки (их зовут большевиками). Они вводят такой порядок, чтобы образование давалось всем, богатства не у кого не было, а было у всех, чем жить, не было бы ни бедных, ни богатых.</text:span></text:p>
      <text:p text:style-name="P18"><text:span text:style-name="T48">Удастся ли им укрепить такой строй - вопрос. Но несомненно, они многое создадут и укрепят, и прежнего господства богачей не будет."</text:span><text:note text:id="ftn20" text:note-class="footnote"><text:note-citation>2</text:note-citation><text:note-body><text:p text:style-name="P5">Там же. Л. 75-76об.</text:p></text:note-body></text:note></text:p>
      <text:p text:style-name="P11"/>
      <text:p text:style-name="P11"/>
      <text:p text:style-name="P18"><text:soft-page-break/>"Немцы еще не взяли Петербурга, но так как несмотря на заключение мира, они не уходят из России, то их ожидают и сюда. Стоят они от нас верстах 50-60 и даже ближе. Здесь их набилось больше, чем до войны. Русские, дураки, ожидали, что они дешевые товары повезут, а они говорят, что у самих ничего нет.</text:p>
      <text:p text:style-name="P18">Скучно, грязно стало здесь. Автомобили, рысаки, поляки, извозчики исчезли. Трамваи сократились. Люди ходят пешком, как в деревне, среди улицы. Вообще, тоска. Прибавь голод, безработицу.</text:p>
      <text:p text:style-name="P11"><text:span text:style-name="T61">Невольно опять спросишь, дойдет ли до тебя это письмо, если дойдет, то когда? Через месяц, когда все опять перевернется вверх дном, потому что большевистское правительство вряд ли сможет удержаться при назревающих событиях. Ведь на Россию навалились уже японцы, англичане, французы и т.п</text:span>."<text:note text:id="ftn21" text:note-class="footnote"><text:note-citation>1</text:note-citation><text:note-body><text:p text:style-name="P5"><text:span text:style-name="Footnote_20_Symbol"><text:span text:style-name="T4">ЦДООСО. Ф. 221. Оп. 2. Д. 11б.</text:span></text:span> Л. 83-84об.</text:p></text:note-body></text:note></text:p>
      <text:p text:style-name="P11"/>
      <text:p text:style-name="P11">В 1918 г. Чердынцев с помощью знакомых получил несложную работу в "Красной газете". <text:span text:style-name="T45">В мае 1918 г. он уехал в Уфу, примкнул к большевикам и вновь занялся политической деятельностью: агитировал солдат и проводил лекции в их казармах, писал статьи для разных прифронтовых газет ("Красный стрелок", например). До 1922 г. Чердынцева сделали ответственным за политическую подготовку учащихся политехнического института, помимо этого он создавал всевозможную агитационную литературу (к примеру, сценарий спектакля "Суд над дезертиром труда"), был редактором стенгазеты РОСТА.</text:span></text:p>
      <text:p text:style-name="P11">Вот небольшой список некоторых его работ, написанных в те годы в Уфе для журнала "Токарь":</text:p>
      <text:p text:style-name="P18"/>
      <text:p text:style-name="P18">"2) Степан Разин \ Токарь. - 1920. - N 1.</text:p>
      <text:p text:style-name="P18">3) Емельян Пугачев \ Там же. - N 2.</text:p>
      <text:p text:style-name="P18">4) Революционная интеллигенция \<text:span text:style-name="T45"> Там же. - N 3.</text:span></text:p>
      <text:p text:style-name="P18">5) Карл Маркс \ Там же. - N 4.</text:p>
      <text:p text:style-name="P18">6) Вл. Ил. Ленин \ Там же. - N 5.</text:p>
      <text:p text:style-name="P18">7) Л. Троцкий \ Там же. - N 6.</text:p>
      <text:p text:style-name="P18">[...]</text:p>
      <text:p text:style-name="P18">19) Нигилисты \ Там же. - <text:s/>N 14.</text:p>
      <text:p text:style-name="P18">20) Освобождение крестьян \ Там же. - <text:s/>N 15.</text:p>
      <text:p text:style-name="P18">21) Шестидесятые годы \ Там же. - <text:s/>N 16.</text:p>
      <text:p text:style-name="P18"><text:span text:style-name="T48">22) Народники \ Там же. - <text:s/>N 17."</text:span><text:span text:style-name="T45"><text:note text:id="ftn22" text:note-class="footnote"><text:note-citation>2</text:note-citation><text:note-body><text:p text:style-name="P5">Там же. Д. 11в. Л. 187.</text:p></text:note-body></text:note></text:span></text:p>
      <text:p text:style-name="P11"/>
      <text:p text:style-name="P11">В 1922 г. Чердынцев вернулся в Екатеринбург, решив переменить обстановку из-за <text:s/>обострения болезнетворного состояния. Здесь ему поручили вести антирелигиозную пропаганду и сбор в местных архивах материала о народных движениях, начиная с XVII в. В сентябре у Чердынцева произошло новое кровоизлияние в мозг, и за счет партии его отправили на Кавказ для отдыха и лечения.</text:p>
      <text:p text:style-name="P11"/>
      <text:p text:style-name="P11"><text:span text:style-name="T61">"10 июня 1922 г. с документом до Сухума я уехал из Уфы и самовольно поселился в Екатеринбурге. Под защиту меня взял</text:span> <text:span text:style-name="T61">Бела Кун, ответств. секретарь Урал. бюро, причислил к местной орг-ции и посадил за исследование архивов с целью изучения революционного движения на Урале с древнейших времен. Я был уже очень болен и проработал до половины сентября. 22 сентября среди улицы меня хватил удар. До 22 апреля 1923 г. я пролежал больной в лютеранской церкви и в клинике </text:span><text:soft-page-break/><text:span text:style-name="T61">университета. А затем партия за свой счет отправила меня для лечения в Сухум (Гульрипш)</text:span> [...]. <text:span text:style-name="T61">В Гульрипше (13 верст от Сухума) я пробыл с 6 мая до июня, а затем был переведен в Севастополь</text:span> [...]. <text:span text:style-name="T61">10 августа меня выпустили из больницы и я вернулся в Сухум, т.к. ехать было некуда и не на что."</text:span><text:span text:style-name="T61"><text:note text:id="ftn23" text:note-class="footnote"><text:note-citation>1</text:note-citation><text:note-body><text:p text:style-name="P5"><text:span text:style-name="Footnote_20_Symbol"><text:span text:style-name="T5">ЦДООСО. Ф. 221. Оп. 2. Д. 11б.</text:span></text:span> Л. 42об.</text:p></text:note-body></text:note></text:span></text:p>
      <text:p text:style-name="P11"/>
      <text:p text:style-name="P11">С осени 1923 г. его назначили заведующим Сухумской совпартшколы, где он работал до лета 1924 г., пытаясь сделать <text:span text:style-name="T45">"хороших марксистов"</text:span> из двух сотен пастухов, крестьян, кузнецов, которые имели не слишком обширные знания и плохо знали русский язык.<text:note text:id="ftn24" text:note-class="footnote"><text:note-citation>2</text:note-citation><text:note-body><text:p text:style-name="P5"><text:span text:style-name="Footnote_20_Symbol"><text:span text:style-name="T4">Там же.</text:span></text:span> Л. 5.</text:p></text:note-body></text:note> После этого в том же году Чердынцев оказался в Сочи, где преподавал на вечерних партийных курсах.</text:p>
      <text:p text:style-name="P11"/>
      <text:p text:style-name="P18">"Добрался до Сочи и был назначен лектором двух политшкол и сов. школы 2-й ступени, всего до 300 человек русских, армянских и греческих хулиганов и хулиганок. Работал во всю и к лету окончательно обезумел. Бросил школу, уехал в Батум. Не понравилось. Перебрался в Ростов-на-Дону, не понравилось. Заехал в Омск, не понравилось. А главное, чувствую себя не способным к работе."<text:note text:id="ftn25" text:note-class="footnote"><text:note-citation>3</text:note-citation><text:note-body><text:p text:style-name="P5">Там же. Л. 42об.</text:p></text:note-body></text:note></text:p>
      <text:p text:style-name="P11"/>
      <text:p text:style-name="P11">В 1925 г. журналист перебрался в Таганрог, стал работником местной совпартшколы, принял участие в курсах деревенских пропагандистов. В ноябре 1925 г. состояние Чердынцева сильно ухудшилось, и он отправился в Сухум для поиска менее утомительной для его здоровья работы. По пути ему пришлось на несколько месяцев остановиться в Туапсе и полечиться в больнице.</text:p>
      <text:p text:style-name="P11"/>
      <text:p text:style-name="P11"><text:span text:style-name="T61">"Дорогой должен был слечь в Туапсе в больнице и подвергнутся препарации черепа</text:span> [...]<text:span text:style-name="T61">. Операцию сделал доктор Терш (по прозвищу Мясник), а швы поручил наложить доктору Будревичу, который так их наложил, что они разошлись и череп оголился. Вообще, операция вышла неудачной, два раза подправляли, чуть не лишился глаза, т.к. он вздулся, но к февралю был выписан из больницы и вернулся в Сухум ради климата - нигде так хорошо себя не чувствую, как здесь."</text:span><text:span text:style-name="T61"><text:note text:id="ftn26" text:note-class="footnote"><text:note-citation>4</text:note-citation><text:note-body><text:p text:style-name="P5">Там же. Л. 42об.</text:p></text:note-body></text:note></text:span></text:p>
      <text:p text:style-name="P11"/>
      <text:p text:style-name="P11">В Сухуме работы для него не нашлось, он решил идти пешком до Анапы (денег на транспорт уже, видимо, совсем не было, либо отсутствовал сам транспорт). В Анапе в 1926 г. Чердынцев занял должность ночного сторожа в санатории Семигорья. Кроме того, по вечерам он читал лекции для работников и пациентов этого санатория.</text:p>
      <text:p text:style-name="P11"/>
      <text:p text:style-name="P18">"И вот с палочкой в руке с 8 часов вечера до 6 часов утра надо было <text:s/>обходить территорию Семигорья. Это площадь 100*100 сажень, под лесом, в которой размещено до десяти корпусов санаторных учреждений. И все же я был доволен. Главное - покой, голова ни над чем не работает, а она не могла уже ничего переваривать. Всю ночь ходишь кругом и вдоль и поперек, производя дьявольский стук палкой по чему попало на устрашение волков и бандитов. И все же за мое время бандиты сделали четыре попытки ограбить санаторий, но неудачно, ушли ни с чем."<text:note text:id="ftn27" text:note-class="footnote"><text:note-citation>5</text:note-citation><text:note-body><text:p text:style-name="P5">Там же. Л. 42.</text:p></text:note-body></text:note></text:p>
      <text:p text:style-name="P11"/>
      <text:p text:style-name="P11"><text:soft-page-break/><text:span text:style-name="T45">В конце 1926 г. Чердынцев попал под сокращение и был вынужден искать работу в других городах. Он безуспешно вел этот поиск в Армавире, Владикавказе, Новороссийске, Туапсе, опять в Анапе. В 1927 г. он приехал в Сочи и получил известие о назначении ему</text:span> пенсии.</text:p>
      <text:p text:style-name="P11"/>
      <text:p text:style-name="P18">"В Сочи товарищи начали хлопотать о пенсии для меня по педагогическому и литературному стажу (более 40 лет). В Питере, некоторые товарищи, узнав про меня, начали хлопотать перед ЦК партии о пенсии по партийной линии. Пока все это тянулось, я в конце января 1927 г. неожиданно получил извещение, что мне назначена пенсия 80 руб. в месяц. Оказывается, что в партии дали не только 200 руб. пособия, а решили охлопотать пенсию (хлопотал Чуцкаев), о чем я не знал. С января же стали и выдавать."<text:note text:id="ftn28" text:note-class="footnote"><text:note-citation>1</text:note-citation><text:note-body><text:p text:style-name="P5"><text:span text:style-name="Footnote_20_Symbol"><text:span text:style-name="T4">ЦДООСО. Ф. 221. Оп. 2. Д. 11б. </text:span></text:span>Л. 42.</text:p></text:note-body></text:note></text:p>
      <text:p text:style-name="P11"/>
      <text:p text:style-name="P11">С тех пор у него появился более или менее надежный источник материальных средств, за счет которого он большей частью и жил.</text:p>
      <text:p text:style-name="P11">В 1933 г. Чердынцев перебрался в Ленинград, затем в Москву. Там он жил в Доме ветеранов революции (по другим сведениям, в Доме политических каторжан, возможно этот дом переименовывался).</text:p>
      <text:p text:style-name="P11">Все следующее время Чердынцев изредка выступал с лекциями на партийных мероприятиях и писал научную работу, связанную с исследованием марксизма. Правда, в 30-е годы состояние его здоровья было довольно неудовлетворительное и не располагало к труду.</text:p>
      <text:p text:style-name="P11"/>
      <text:p text:style-name="P18">"Партия вправе спросить, чем же я заполняю восьмой год, проживая без дел. Я все-таки кое-что делаю для партии по собственной воле, а признает ли партия мою работу работой на нее, покажет будущее, когда я представлю работу партии. Если собрать все клочки времени сравнительного отдыха от болезни, то в год это составляет 7-8 недель. Их я затрачиваю на исследование материализма, как он формируется журналом "Под знаменем марксизма", <text:span text:style-name="T66">[...]</text:span>.</text:p>
      <text:p text:style-name="P11"><text:span text:style-name="T61">Урывками работать очень трудно, но я намерен довести дело до конца. Жить лодырем я абсолютно не в состоянии</text:span>."<text:note text:id="ftn29" text:note-class="footnote"><text:note-citation>2</text:note-citation><text:note-body><text:p text:style-name="P5">Там же. Л. 8.</text:p></text:note-body></text:note></text:p>
      <text:p text:style-name="P11"/>
      <text:p text:style-name="P11">Николай Алексеевич Чердынцев умер 1 октября 1940 г. в Москве. После его смерти в газете "Правда" был написан некролог.</text:p>
      <text:p text:style-name="P11"/>
      <text:p text:style-name="P18">"1 октября скончался старейший революционер, член ВКП(б) с 1904 года - Николай Алексеевич Чердынцев.</text:p>
      <text:p text:style-name="P18">Свою революционную деятельность он начал с 1880 года. В 1887 году был выслан из Петербурга в Екатеринбург под надзор полиции. С 1896 г. состоял членом Уральской социал-демократической группы, вел пропагандистскую работу. В 1904 году вступил в ряды большевиков, в 1908 году за революционную деятельность был приговорен к году тюремного заключения. По выходе на свободу вел работу среди рабочих выборгской стороны в Петербурге. С 1912 г. работал в редакции газеты "Правда" в крестьянском отделе. В 1914 году 4 раза привлекался к судебной ответственности как сотрудник и фиктивный издатель газеты "Правда труда". После победы Октябрьской социалистической революции - преподаватель в совпартшколах и журналист. Скончался тов. Чердынцев на 80-м году своей жизни.</text:p>
      <text:p text:style-name="P18"><text:soft-page-break/></text:p>
      <text:p text:style-name="P17">Парторганизация при Доме ветеранов</text:p>
      <text:p text:style-name="P17">революции имени Ильича."<text:note text:id="ftn30" text:note-class="footnote"><text:note-citation>1</text:note-citation><text:note-body><text:p text:style-name="P5"><text:span text:style-name="Footnote_20_Symbol"><text:span text:style-name="T5">ЦДООСО. Ф. 221. Оп. 2. Д. 11б. </text:span></text:span>Л. 9.</text:p></text:note-body></text:note></text:p>
      <text:p text:style-name="P11"/>
      <text:p text:style-name="P11">Как видно из биографии, Чердынцев не совершил каких-либо значительных поступков, которые могли бы отразиться в истории России. Сам он не был идеальным коммунистом и в годы еще царского правительства позволял себе писать не слишком приятные вещи о некоторых партийных деятелях. Рукопись "Екатеринбургская тюрьма" является образцом таких записей. В ней, например, даются отрицательные характеристики Я.М. Свердлова и И. Теодоровича.</text:p>
      <text:p text:style-name="P11">Но, тем не менее, он был не последним человеком в коммунистической партии и принимал в свои более или менее зрелые годы активное участие в политической жизни. Благодаря этому, его не забыли совсем, имя этого журналиста и партийного деятеля до сих пор можно встретить в исторических работах, которые касаются политических событий тех лет. Большей частью в подобных работах отражена история Урала.</text:p>
      <text:p text:style-name="P10"/>
      <text:p text:style-name="P70">1.2. <text:span text:style-name="T64">Еженедельник "Общество".</text:span></text:p>
      <text:p text:style-name="P10"/>
      <text:p text:style-name="P11">Журнал "Общество" - самое, наверное, выдающееся детище Чердынцева за всю его журналистскую и партийную карьеру. Писать статьи для журналов - это один уровень, издавать свой собственный журнал - уже другой, более высокий. Это требует гораздо большего объема работ, особенно тогда, когда журнал выходит каждую неделю.</text:p>
      <text:p text:style-name="P11">Еженедельник был посвящен большей частью политике и некоторым социально-экономическим вопросам.</text:p>
      <text:p text:style-name="P11">Первый номер "Общества" вышел 24 февраля 1907 г. В нем есть предисловие или, точнее, обращение, озаглавленное "К читателям". Там Чердынцев, подписавшийся редактором-издателем, пишет о задачах данного еженедельника.</text:p>
      <text:p text:style-name="P11"/>
      <text:p text:style-name="P18">"Крупные землевладельцы, капиталисты, все классы богатых и обеспеченных людей имеют свои газеты и журналы, защищающие их интересы и распространяющие их взгляды. Только бедняки, живущие продажей своей рабочей силы, и мелкое разоряющееся крестьянство не имеют собственного печатного слова. Это в особенности относится к Уралу.</text:p>
      <text:p text:style-name="P18">Порабощение современным обществом наемных рабочих и служащих и разорение мелкого крестьянства имеют свое завершение в армии безработных голодных людей, к которым даже само рабство не приходит на помощь для спасения их от голодной смерти.</text:p>
      <text:p text:style-name="P18">Мы, приступая к изданию еженедельника "Общество", ставим себе задачей восполнить указанный пробел в уральском печатном слове и посвятим свой труд служению и защите интересов рабочего класса, мелкого крестьянства и безработных на Урале.</text:p>
      <text:p text:style-name="P18">Свое служение этим пасынкам современного общества мы понимаем прежде всего как пропаганду и агитацию за объединение рабочих, крестьян и безработных в партийные организации, профессиональные союзы и местные советы, без которых говорить об улучшении их быта является ребячеством или фарисейством, а затем как пропаганду идеи необходимости для них стремится к приобретению права на самое широкое участие в законодательной и исполнительной власти страны. Вместе с тем мы отведем надлежащее место на страницах "Общества" <text:soft-page-break/>изложению и тех практических мер, к проведению которых в жизнь должны стремится порабощенные классы как Урала, так и всей России, ради сокращения социального зла, в море которого мы все сейчас захлебываемся. Основы этих мер мы видим, во-первых, в переходе права собственности на землю от частных лиц к обществу, которое в лице его демократического самоуправления должно установить нормы пользования ею; во-вторых, в рабочем законодательстве, согласно с программой Р.С.Д.Р. партии.</text:p>
      <text:p text:style-name="P18">Словом, изложение программы социальных реформ, понимаемых нами в духе российской партии международного пролетариата, должно составить дальнейшее содержание нашего еженедельника.</text:p>
      <text:p text:style-name="P18">Наконец особое внимание будет уделено нами общедоступному изложению социального учения великого учителя нашего Карла Маркса.</text:p>
      <text:p text:style-name="P18">Что касается деятельности открывшейся 20 февраля второй Гос. Думы, то она послужит предметом нашего тщательного обсуждения с точки зрения соответствия в данный момент потребности обездоленных масс населения в объединяющем и руководящем открытом центре для борьбы за расширение их социального положения путем сплоченной самодеятельности.</text:p>
      <text:p text:style-name="P18">Такова программа предпринимаемого нами еженедельника. Потребность в подобном издании несомненна. Необходима попытка удовлетворить ее даже при наличных политических условиях жизни в России.</text:p>
      <text:p text:style-name="P11"><text:span text:style-name="T61">Мы в качестве редактора-издателя "Общества" отдаем выполнению поставленной задачи все свои нравственные и материальные силы."</text:span><text:note text:id="ftn31" text:note-class="footnote"><text:note-citation>1</text:note-citation><text:note-body><text:p text:style-name="P3"><text:span text:style-name="Footnote_20_Symbol"><text:span text:style-name="T4">ЦДООСО. Ф. 221. Оп. 2. Д. 11в. Л. 2-2об.</text:span></text:span></text:p></text:note-body></text:note></text:p>
      <text:p text:style-name="P11"/>
      <text:p text:style-name="P11">Как видно из этого обращения, журнал "Общество" имел явно марксистский характер содержания и был нацелен на соответствующую целевую аудиторию. Это явно никак не защищало его от внимания со стороны властей, но несмотря ни на что издание было и оставалось легальным.</text:p>
      <text:p text:style-name="P11">Содержание каждого номера можно разделить на четыре части.</text:p>
      <text:p text:style-name="P11">1-ая часть посвящена Государственной Думе 2-ого созыва: ее деятельность, связанные с ней события, критика, речи депутатов, <text:span text:style-name="T45">действия и взгляды отдельных фракций</text:span>.</text:p>
      <text:p text:style-name="P11"/>
      <text:p text:style-name="P85"><text:span text:style-name="T61">"Пресловутая декларация министерства наконец прочитана. Вся она состоит сплошь из перечня и краткого изложения убогих, составленных канцелярским путем законопроектов, вносимых министерством в государственную думу, и удовлетворить кого бы то ни было, конечно, не может. Но на это она и не рассчитана, до требований страны министерству дела нет. "Для меня не существует такого пугала, как общественное мнение", - заявил осенью Столыпин. </text:span><text:span text:style-name="T66">[...]</text:span><text:span text:style-name="T61"> Интересно отношение оппозиции к декларации. Кроме воздержавшихся социал-демократов, вся оппозиция голосовала за простой переход к очередным делам. Что значит работоспособная радикальная дума! Народные социалисты свою свободу действия выразили тем, что вновь переметнулись к центру, к объединенной оппозиции. Социал-демократы остаются таким образом единственной активной оппозиционной группой в думе. </text:span><text:span text:style-name="T66">[...]</text:span><text:span text:style-name="T61"> Речь социал-демократа Церетели является единственным светлым лучом за все заседание думы 6-ого марта. Как социал-демократ он не не может не видеть, какую пошлую комедию разыгрывают объединенная оппозиция и центр в думе, уклоняясь от ответа на декларацию. В них ли в самом деле однако вся суть? Они ли, гости Столыпина, установят законность </text:span><text:soft-page-break/><text:span text:style-name="T61">и свободу в России? Это может сделать только сам народ, взяв в свои руки законодательную и исполнительную власть."</text:span><text:note text:id="ftn32" text:note-class="footnote"><text:note-citation>1</text:note-citation><text:note-body><text:p text:style-name="P5"><text:span text:style-name="Footnote_20_Symbol"><text:span text:style-name="T5">ЦДООСО. Ф. 221. Оп. 2. Д. 11в. </text:span></text:span>Л. 12-12об.</text:p></text:note-body></text:note></text:p>
      <text:p text:style-name="P82"/>
      <text:p text:style-name="P11">2-ая часть рассказывает о РСДРП: ее ключевая деятельность в России и на Урале (собрания, конференции), программа партии, некоторые новости социал-демократического движения в мире.</text:p>
      <text:p text:style-name="P11"/>
      <text:p text:style-name="P84">"Состоялся 3-й съезд делегатов областного союза уральских организаций Р.С.Д.Р.П.</text:p>
      <text:p text:style-name="P85">[...]</text:p>
      <text:p text:style-name="P84">Открыт был съезд представителем Областного Бюро. Порядок дня был принят предложенный Уральским областным комитетом, причем в первую голову поставлены были: 1) Отчеты делегатов. 2) Утверждение окружных самостоятельных организаций. 3) Безработица на Урале. А вслед за этим все остальные вопросы, стоящие в порядке дня.</text:p>
      <text:p text:style-name="P85">[...]</text:p>
      <text:p text:style-name="P84">Третий очередной вопрос о безработице на Урале вызвал горячие прения. Выяснилось, что безработица на Урале обусловливается общим экономическим и финансовым кризисом с одной стороны и остатками посессионого права с другой, что без уничтожения посессионого права, без конфискации всей земли и без передачи ее крестьянству и без свободы промыслов немыслимо уменьшить безработицу.</text:p>
      <text:p text:style-name="P85">[...]</text:p>
      <text:p text:style-name="P85"><text:span text:style-name="T61">За вопросом о безработице рассматривался вопрос кооперативном движении. Товарищи говорили о жалкой участи всех работающих на заводах, созданных на кооперативных началах. Отсутствие оборотного капитала, старые машины, скверный сбыт - все это взятое вместе имеет в результате самую изнурительную работу, лишь бы только завод не остановился. Товарищи указывали и на участь всех кооперативных заводов, а именно - непременная их остановка, указывали на необходимость бороться с надеждами рабочих, думающих, что кооперативные заводы дадут им возможность разбогатеть."</text:span><text:note text:id="ftn33" text:note-class="footnote"><text:note-citation>2</text:note-citation><text:note-body><text:p text:style-name="P5"><text:span text:style-name="Footnote_20_Symbol"><text:span text:style-name="T4">Там же.</text:span></text:span> Л. 29-29об.</text:p></text:note-body></text:note></text:p>
      <text:p text:style-name="P82"/>
      <text:p text:style-name="P11">В 3-ей части говорится о политических событиях на Урале и, в особенности, в Екатеринбурге: рабочее движение, митинги, полицейские акции, общественные деятели.</text:p>
      <text:p text:style-name="P11"/>
      <text:p text:style-name="P84">"В Красноуфимске на толпу, провожавшую депутатов Сигова и Ершева, набросилась конная полиция, избила и искалечила многих, в том числе и самого депутата Сигова. Говорят, ему нанесли столь тяжкие побои, что он должен был отложить отъезд в Петербург на некоторое время. Нанося удары, полицейские приговаривали: "Вот вам ваши депутаты!".</text:p>
      <text:p text:style-name="P84">Официальное сообщение объясняет происшедшее побоище тем, что депутат сам руководил толпой, призывал ее к неповиновению полиции, требовавшей разойтись, запевал и толпу приглашал петь революционные песни. И толпа подчинилась ему.</text:p>
      <text:p text:style-name="P85"><text:span text:style-name="T61">Если дело действительно происходило так, как официальное сообщение его представляет, то спрашивается, почему же нужно было прибегнуть к нагайкам, а не к другим законным мерам, если, конечно, к тому могли быть законные основания, хотя бы даже в духе современного конституционализма? Но в том-то и дело, что </text:span><text:soft-page-break/><text:span text:style-name="T61">является неизбежный вопрос: было ли что незаконного в поведении депутата Сигова и провожавшей его толпы? С другой стороны, неужели поведение красноуфимской полиции законно?"</text:span><text:note text:id="ftn34" text:note-class="footnote"><text:note-citation>1</text:note-citation><text:note-body><text:p text:style-name="P5"><text:span text:style-name="Footnote_20_Symbol"><text:span text:style-name="T5">ЦДООСО. Ф. 221. Оп. 2. Д. 11в. </text:span></text:span>Л. 5об-6.</text:p></text:note-body></text:note></text:p>
      <text:p text:style-name="P82"/>
      <text:p text:style-name="P11">Последняя 4-ая часть, в отличие от других, озаглавлена и носит название "Фельетон". Здесь явно ведется пропаганда (популяризация) социал-демократических идей. Делается это в виде этаких научно-популярных статей (Письма социалиста к рабочим) или в виде художественного рассказа с "оттенком" сатиры (Кадеты красные, зеленые и черные).</text:p>
      <text:p text:style-name="P11"/>
      <text:p text:style-name="P84">"Кадеты красные, зеленые и черные.</text:p>
      <text:p text:style-name="P84"/>
      <text:p text:style-name="P85"><text:span text:style-name="T61">Екатеринбургский кадет, сапожник Семенов </text:span>[...] <text:span text:style-name="T61">мчался на собственной паре по улицам города, очевидно, спеша по делу. Под мышкой он нес только что починенные сапоги, которыми и постучал в двери одного дома на Покровском проспекте. Когда двери отворили, он нырнул в дом.</text:span></text:p>
      <text:p text:style-name="P85"><text:span text:style-name="T61">Через несколько минут к тому же дому подошел, согнувшись, черный кадет Мамин. Он только что помолился дома богу, с зажженной свечкой в руках, о ниспослании ему мудрости Соломона для предстоящей деятельности в Гос. Думе, куда он попал за счет съеденных полицией трех социал-демократов выборщиков, и куда он ехать не спешил, в ожидании пока выясниться в Петербурге общин положение дел. За ним появился у дверей Брам, обошедший своих должников, векселями которых были набиты его карманы. Наконец, подъехал на извозчике Спасский, не успевший отмыть чернил со своих пальцев после написания передовой для "Уральского края", направленной против социал-демократического депутата Алексинского. И так все четверо они оказались в доме, где и заняли кабинет хозяина.."</text:span><text:note text:id="ftn35" text:note-class="footnote"><text:note-citation>2</text:note-citation><text:note-body><text:p text:style-name="P5"><text:span text:style-name="Footnote_20_Symbol"><text:span text:style-name="T4">Там же.</text:span></text:span> Л. 25.</text:p></text:note-body></text:note></text:p>
      <text:p text:style-name="P82"/>
      <text:p text:style-name="P11">Изданием еженедельника занимались в типографии Вурма, которая находилась во флигеле дома Харитоновых. В этой же типографии располагалась, по-видимому, и редакция журнала, там же шла его продажа, 10 коп. за каждый экземпляр. По крайней мере, так можно судить, основываясь на сведениях для подписчиков, которые размещались в конце номера: "<text:span text:style-name="T61">Продажа номеров и прием подписки производятся в Екатеринбурге в помещении редакции Покровск. Пр., д. Вурм с 10 часов утра до 5 часов вечера</text:span>".<text:note text:id="ftn36" text:note-class="footnote"><text:note-citation>3</text:note-citation><text:note-body><text:p text:style-name="P5"><text:span text:style-name="T75">Там же</text:span>. Л. 9об.</text:p></text:note-body></text:note> Подписка осуществлялась только по количеству номеров, а не по годам и месяцам. Наверное, Чердынцев на рассчитывал на регулярность выпуска своего журнала.</text:p>
      <text:p text:style-name="P11">Не удалось выяснить, сколько человек работало над наполнением еженедельника. Объем у каждого номера небольшой, и можно предположить, что все статьи писал сам Чердынцев. Вероятно, в типографии было несколько работников, которые либо работали за плату, либо бесплатно (друзья и знакомые, энтузиасты). Хотя имеет право на существование и менее правдоподобная версия: Чердынцев в одиночку набирал шрифт и работал на типографском станке (дореволюционный вариант Самиздата).</text:p>
      <text:p text:style-name="P11">История еженедельника "Общество" была недолгой, всего 4-ре номера. 2-ой вышел 10 марта 1907 г., 3-ий - 23 марта, 4-ый - 31 марта. Все номера не смогли пройти цензуру и были изъяты полицией из продажи. Во 2-ом номере даже есть отдельная надпись, <text:soft-page-break/>сделанная жирным шрифтом: "<text:span text:style-name="T61">Первый N Общества по распоряжению цензора был конфискован полицией</text:span>".<text:note text:id="ftn37" text:note-class="footnote"><text:note-citation>1</text:note-citation><text:note-body><text:p text:style-name="P5"><text:span text:style-name="Footnote_20_Symbol"><text:span text:style-name="T5">ЦДООСО. Ф. 221. Оп. 2. Д. 11в. </text:span></text:span>Л. 11.</text:p></text:note-body></text:note> 5-ый номер либо был не закончен, либо так и не смог "добраться" до архива.</text:p>
      <text:p text:style-name="P11">Несмотря на это, часть номером была продана прежде, чем их успели конфисковать. Несколько экземпляров сохранил у себя А.А. Чердынцев.</text:p>
      <text:p text:style-name="P10"/>
      <text:p text:style-name="P72">1.3. Иные работы и публикации.</text:p>
      <text:p text:style-name="P24"/>
      <text:p text:style-name="P25">О профессиональной деятельности Н.А. Чердынцева можно составить представление, если взглянуть на содержание одного из его писем, которое он послал своему брату Александру.</text:p>
      <text:p text:style-name="P25"/>
      <text:p text:style-name="P18">"1917.V.16</text:p>
      <text:p text:style-name="P11"><text:span text:style-name="T61">Здравствуй, дорогой Саша! И я отвечаю тебе сразу на два письма.</text:span> [...] <text:span text:style-name="T61">На твою просьбу о статьях моих об Урале дам ответ самый неопределенный. Я 25 лет писал о Урале в казенных и всех уральских и приуральских газетах и часто или обычно даже к моим статьям прислушивались и они без пользы не проходили. Вся история 1893-94 гг. дело моих рук, все я писал и на своих плечах вынес, Степан только мешал. Я писал против Пермского губернатора, земства, когда оно выработало план борьбы с пьянством и разбил его по всему фронту, писал о золотопромышленности, о лесах</text:span> [...]<text:span text:style-name="T62">, сражался с Фадеевым, управляющим Верх-Исетских заводов, в лице его журнала, который назывался, кажется "Вестник горной и золотой промышленности на Урале", не помню уже. Одним словом писал. Арена моей деятельности: Казанский биржевой листок, Казанский телеграф, Волжский вестник, Урал, Уральская жизнь, Уральский край (первое время), Приуралье, Приуральский край и т.д. и т.д.</text:span> [...] <text:span text:style-name="T61">Из исторических работ укажу на статью "Лбов" в Современнике за 1911 г. N 11, статья исковеркана редактором Черновым, теперешним министром. В Историческом журнале</text:span> [...] <text:span text:style-name="T61">появятся мои "Легенды недавних дней" и кое-что еще. Не об Урале много писал, но тоже не соберу, в петербургских <text:s/>и московских рабочих газетах и крестьянских. А было ли что тут крупного, чего ты ищешь, не знаю."</text:span><text:span text:style-name="T61"><text:note text:id="ftn38" text:note-class="footnote"><text:note-citation>2</text:note-citation><text:note-body><text:p text:style-name="P3"><text:span text:style-name="Footnote_20_Symbol"><text:span text:style-name="T4">Там же. Д. 11б. Л. 68-70.</text:span></text:span></text:p></text:note-body></text:note></text:span></text:p>
      <text:p text:style-name="P25"/>
      <text:p text:style-name="P25">Легальная уральская газета "Деловой корреспондент" (1886-1898 гг.) отличалась от своих аналогов тем, что прошла путь от простой рекламной брошюры до серьезного торгово-промышленного издания с "примесями" общественно-политических идей, которые частью отражали интересы либеральной оппозиции. С 1891 г. эта газета стала выходить каждый день, заложив основу для появления местной ежедневной прессы.<text:note text:id="ftn39" text:note-class="footnote"><text:note-citation>3</text:note-citation><text:note-body><text:p text:style-name="P7">История Урала в период капитализма... - С. 207-208.</text:p></text:note-body></text:note></text:p>
      <text:p text:style-name="P25">С этой газеты карьера Чердынцева в качестве журналиста только начиналась. Его статьи подписаны псевдонимом "Грамматикус". Их тематика большей частью касается Ирбитской ярмарки и всей той экономической жизни, которая была с ней связана. Иногда там "мелькают" театральные рецензии, забавные курьезы из городской жизни и даже впечатления Чердынцева-Грамматикуса от посещения каких-нибудь кабаков или ресторанов (такие статьи немного похожи на рекламу).</text:p>
      <text:p text:style-name="P25">В тексте статей не замечено каких-либо деталей, по которым можно судить об идеологических взглядах начинающего журналиста. Идеологии, политической пропаганды там просто нет, да это и не требовалось такой газете, как "Деловой <text:soft-page-break/>корреспондент". Чердынцев просто выполнял свою работу, доносил до читателей информацию о ценах на товары и услуги, об интенсивности торговли, дефиците и профиците, причинах этого.</text:p>
      <text:p text:style-name="P25">Возможно, столь экономическая направленность газетного материала оказала влияние на развитие материалистических взглядов Чердынцева, подтолкнула к постижению экономических теорий марксистов (по крайней мере, их трактовок в России).</text:p>
      <text:p text:style-name="P25"/>
      <text:p text:style-name="P18">"С сельскохозяйственными орудиями приехал на ярмарку А.В. Воронков, имеющий собственные мастерские в Камышловском уезде. Дело у него новое, но поставлено весьма добросовестно. Ряд неурожайных лет заставил г. Воронкова задуматься о положении сельского хозяйства у крестьян, причинах упадка последнего и присмотреться поближе к действительности. Факты, встреченные им, привели его к заключению, что одна из причин неурожаев состоит в плохой обработке земли, отчасти вследствие несовершенства земледельческих орудий.</text:p>
      <text:p text:style-name="P25">[...]</text:p>
      <text:p text:style-name="P18">Как известно, собрание ирбитского ярмарочного купечества 11 февраля почти единогласно признало необходимость учреждения здесь биржи. Считаем по этому случаю сказать несколько слов о значении биржи, какое она будет иметь для ярмарочной торговли. Цель ее - уничтожить существующие сейчас неудобства в торговых делах.</text:p>
      <text:p text:style-name="P25">[...]</text:p>
      <text:p text:style-name="P33"><text:span text:style-name="T61">Упадок привоза на ярмарку воска находит свое объяснение в падении пчеловодства в Сибири. Известно, что рационального пчеловодства там почти не ведется, и дело находится в руках крестьян, которые основали его на примитивных началах. Линия пчеловодства идет от Змеиногорска и далее вдоль Алтая до упраздненной казацкой станицы Старо-Чумыша. </text:span><text:span text:style-name="T66">[...]</text:span><text:span text:style-name="T61"> На всей этой линии замечается масса мелких пчельников, которыми заведуют крестьяне - старички и старухи, лишившиеся способности к настоящему тяжелому крестьянскому труду."</text:span><text:span text:style-name="T61"><text:note text:id="ftn40" text:note-class="footnote"><text:note-citation>1</text:note-citation><text:note-body><text:p text:style-name="P3"><text:span text:style-name="Footnote_20_Symbol"><text:span text:style-name="T4">ЦДООСО. Ф. 221. Оп. 2. Д. 11в. Л. 42-51.</text:span></text:span></text:p></text:note-body></text:note></text:span></text:p>
      <text:p text:style-name="P12"/>
      <text:p text:style-name="P12">Сохранилось два очерка, написанные Чердынцевым для "Исторического журнала", или же просто опубликованные в нем в 1917 г., в номерах 4 и 5. Оба посвящены истории революции 1905 г. на Урале, событиям, которые журналист и, тогда уже, пропагандист партии РСДРП засвидетельствовал лично или же имел тесные связи с их свидетелями.</text:p>
      <text:p text:style-name="P12">Первый очерк называется "Подполье" и рассказывает о том, как нелегальное социал-демократическое движение проникло на Урал, в частности, в Екатеринбург. На примерах показываются проявления этого движения в общественной жизни.</text:p>
      <text:p text:style-name="P12"/>
      <text:p text:style-name="P30">"Однажды, зимой 1902 г., екатеринбургские горожане, выходя после обедни из церквей, к великому своему удивлению получили от нищих на папертях печатные "листочки", оказавшиеся прокламациями Восточной объединенной группы партии социал-демократов и социалистов-революционеров. Эта история наделала много шуму в городе и причинила немало хлопот полиции. Из показаний же нищих ничего не удалось выяснить кроме того, что "листочки" вручены им неизвестными молодыми людьми, которые денег дали и велели распространять "воззвание аонского монастыря". Таким вступлением революционные партии впервые заявили городу о своем существовании.</text:p>
      <text:p text:style-name="P33">[...]</text:p>
      <text:p text:style-name="P30"><text:soft-page-break/>До 1905 г. политическое движение не проявлялось в Екатеринбурге в широких открытых формах, как это наблюдалось в других городах России. Не происходило ни уличных демонстраций, ни общественных протестов, не было банкетов, не составлялось адресов и петиций. Екатеринбуржцы только в газетах читали об этом да чего-то выжидали от социалистов. Но движение накопляло силы. В 1905 г. одно за другим последовали события, показавшие, что оно назрело, наконец, и в Екатеринбурге.</text:p>
      <text:p text:style-name="P33">[...]</text:p>
      <text:p text:style-name="P30">К осени обычно были такие картины. Мещанский бор. На лужайке с десяток рабочих и один или двое интеллигентов в штатском платье, но с манерами людей, прошедших военную муштру. У всех в руках камни порядочного объема. Интеллигент сухо, почти сурово рассказывает, как изготовляются бомбы, и как ими нужно пользоваться.</text:p>
      <text:p text:style-name="P30">- Бомба ударная бросается так, - говорит он, становится в позу и бросает камень.</text:p>
      <text:p text:style-name="P30">Рабочие подражают его приемам.</text:p>
      <text:p text:style-name="P30">- Фитильная бомба требует иного обращения, - продолжает инструктор, и показывает, как зажигается и мечется бомба этого рода.</text:p>
      <text:p text:style-name="P33"><text:span text:style-name="T61">Из слушателей таких лекций вышли организаторы и участники боевых дружин."</text:span><text:span text:style-name="T61"><text:note text:id="ftn41" text:note-class="footnote"><text:note-citation>1</text:note-citation><text:note-body><text:p text:style-name="P5"><text:span text:style-name="Footnote_20_Symbol"><text:span text:style-name="T5">ЦДООСО. Ф. 221. Оп. 2. Д. 11в. </text:span></text:span>Л. 78-81.</text:p></text:note-body></text:note></text:span></text:p>
      <text:p text:style-name="P31"/>
      <text:p text:style-name="P31">Другой очерк "На открытой арене" показывает как на Урале в 1905 г. действовали другие участники российской политической жизни: либералы и консерваторы. Впрочем, социалисты не оставлены в стороне. Заодно указаны другие интересные факты из жизни общества, которые не касаются политики. К этому относятся сведения о существовании своеобразного молодежного клуба самоубийц (так называемые "отрицатели жизни").</text:p>
      <text:p text:style-name="P31"/>
      <text:p text:style-name="P30">"Банкетная волна, докатившись до Урала, разбилась благодаря отсутствию сплоченности либеральных элементов. Пермская губерния не дворянская и с дворянским либерализмом не знакома. Либерализм же средних классов здесь был совершенно не оформлен. Группа "Освобождения" здесь не имела авторитетных представителей, даже газета П. Струве получалась либералами через социалистов. В Екатеринбурге социалистические партии были первыми политическими организациями, потому они на долгое время завладели симпатиями местного общества.</text:p>
      <text:p text:style-name="P33">[...]</text:p>
      <text:p text:style-name="P30">А еще с середины лета в Екатеринбурге стал замечаться наплыв темных личностей, импортированных откуда-то из России. Всегда полупьяные, толпами метались эти люди по городу, занимали панели и тротуары, стесняя прохожих, кого-то ругали, чего-то выжидали. Это были привозные патриоты. Местная черная сотня численно была до смешного мала и без поддержки наймитов сама себя признавала ни на что неспособной.</text:p>
      <text:p text:style-name="P33">[...]</text:p>
      <text:p text:style-name="P30">Молодые люди сообща обсуждали какие-то тревожные вопросы, читали объемистые рефераты (рукописи в карандаше), завели обширную корреспонденцию с приятелями в других городах. Новых членов они вербовали с осторожностью, какой не знали и революционеры. [...] Все эти юноши и девицы делали удачные и неудачные попытки самоубийства. Тогда с участием врачей были исследованы оставшиеся от <text:soft-page-break/>них бумаги, из которых выяснилось существование довольно обширного междугородного кружка юных отрицателей жизни."<text:note text:id="ftn42" text:note-class="footnote"><text:note-citation>1</text:note-citation><text:note-body><text:p text:style-name="P5"><text:span text:style-name="Footnote_20_Symbol"><text:span text:style-name="T4">ЦДООСО. Ф. 221. Оп. 2. Д. 11в.</text:span></text:span> Л. 85-89.</text:p></text:note-body></text:note></text:p>
      <text:p text:style-name="P31"/>
      <text:p text:style-name="P31">Пребывание в Екатеринбургской тюрьме не прошло для Чердынцева без некоторой пользы для его публицистики. Существует сделанный для неустановленного журнала лист верстки, на котором размещена статья журналиста о Филине-Стрелке, молодом революционере и террористе. Этот человек долгое время совершал террористические акции в Екатеринбурге и его окрестностях. В конце концов полиции удалось его задержать и доставить в Екатеринбургскую тюрьму, где тогда находился и Чердынцев. Статья озаглавлена "Филин-Стрелок (из тюремных наблюдений старого литератора)", рассказывает о Филине-Стрелке, о том, что он совершил, и как его поймали. Это еще одна небольшая работа журналиста, которая посвящена истории революционного движения.</text:p>
      <text:p text:style-name="P31"/>
      <text:p text:style-name="P30">"Я сидел в Е-ой тюрьме, отбывал наказание по литературному делу. Однажды я был вызван в контору. Здесь я обратил внимание на группу тюремных надзирателей полицейских и драгун, окружавших молодого человека, безусового, безбородого, белого, худощавого, с женственным лицом, с легким румянцем на щеках. Очевидно - важных преступник, раз такая внушительная охрана.</text:p>
      <text:p text:style-name="P30">Спросил старшего:</text:p>
      <text:p text:style-name="P30">- Кто такой?</text:p>
      <text:p text:style-name="P30">- Филипп Чесноков. Чай, слыхали о Филине-Стрелке, вот он самый.</text:p>
      <text:p text:style-name="P30">Филипп-стрелок! Я внимательно стал разглядывать этого двадцатилетнего женственного юношу, чья печальная слава гремела на несколько смежных уездов. Да, это был тип весьма исключительный, и я считаю небезынтересным сохранить для истории его образ.</text:p>
      <text:p text:style-name="P30">В свое время я собрал порядочный материал о жизни этого человека и в сжатом виде предлагаю его вниманию читателя."<text:note text:id="ftn43" text:note-class="footnote"><text:note-citation>2</text:note-citation><text:note-body><text:p text:style-name="P3"><text:span text:style-name="Footnote_20_Symbol"><text:span text:style-name="T4">Там же. Л. 185.</text:span></text:span></text:p></text:note-body></text:note></text:p>
      <text:p text:style-name="P30"/>
      <text:p text:style-name="P31">Статья "Школа и Христос", изданная в составе сборника "Школа - жизнь" в Уфе, явно была написана Чердынцевым в период с 1918 по 1922 гг. Здесь ясно видно, что журналист не был одержим религиозностью. Это, правда, легко понять, основываясь на его биографии. Коммунист, член партии большевиков, следовательно материалист, вряд ли будет приверженцем какого-нибудь религиозного учения. Однако в детстве он не отличался отсутствием веры в сверхъестественные явления.</text:p>
      <text:p text:style-name="P31">Сам Чердынцев писал однажды своей племяннице в письме 14 апреля 1917 г.:</text:p>
      <text:p text:style-name="P31"/>
      <text:p text:style-name="P30">"Дорогая Ирочка-девочка.</text:p>
      <text:p text:style-name="P30">Спасибо за поздравление с праздником, твое милое письмецо дошло до меня. Сам не поздравляю, потому что не помню праздников, я не верующий и богу не молюсь, в церковь не хожу. Сегодня пишу тебе только небольшую записку, письмо напишу, когда пойму, что тебя интересует, из твоих писем не видно. А пока даю психологическую заметку.</text:p>
      <text:p text:style-name="P30">Когда мне было года четыре или пять - я помню себя очень рано - мне казалось, что душа у человека имеет такой вид, как нарисовано дальше.</text:p>
      <text:p text:style-name="P73">[рисунок]</text:p>
      <text:p text:style-name="P30"><text:span text:style-name="T61">Я думал, что она сидит в груди у человека и при смерти вылетает. Душа </text:span><text:soft-page-break/><text:span text:style-name="T61">белого цвета, вроде как в нижнем белье."</text:span><text:note text:id="ftn44" text:note-class="footnote"><text:note-citation>1</text:note-citation><text:note-body><text:p text:style-name="P5"><text:span text:style-name="Footnote_20_Symbol"><text:span text:style-name="T5">ЦДООСО. Ф. 221. Оп. 2. Д. </text:span></text:span>11б. Л. 47-47об.</text:p></text:note-body></text:note></text:p>
      <text:p text:style-name="P12"/>
      <text:p text:style-name="P12">Как видно из статьи "Школа и Христос", Чердынцев в общем-то не имел отрицательного, враждебного отношения к религии. Он даже вполне признает пользу от их истин, т.к. они тесно пересекаются с общечеловеческой моралью. В тексте упоминается Будда, причем автор относится к нему определенно положительно.</text:p>
      <text:p text:style-name="P12">Христос и христиане тоже, по мнению Чердынцева, не несут никому вреда. Их учение воспитывает гуманизм, в чем-то сходно с коммунизмом своей идеей о равенстве. Но это религиозное воспитание, в отличие от того же буддизма, оперирует недостоверными, ложными данными, что "не есть хорошо".</text:p>
      <text:p text:style-name="P12"/>
      <text:p text:style-name="P30">"Пусть учение о любви к ближнему, о равенстве людей и т.п. будет прекрасно.</text:p>
      <text:p text:style-name="P30">Но почему преподавать его в виде религиозного учения Христа, а не в виде научной морали? Против научной морали, излагаемой научным социализмом, коммунистическая школа, конечно, не спорит и должна ввести его в свою программу, но против Христа и его учения она должна восстать всеми силами.</text:p>
      <text:p text:style-name="P33"><text:span text:style-name="T61">Само существование Христа, как исторической личности, наукой остается неразъясненным. Нет никаких прямых научных данных, что Христос вообще существовал, и об этом пора знать всем и каждому. О многих философах, реформаторах, мудрецах и т.п., живших за много сотен и даже тысяч лет до нашей эры, история сохранила прямые указания, где, когда, как они жили, чему учили, с чего начали, чем кончили.</text:span> [...] <text:span text:style-name="T61">Можно сомневаться лишь в том, правильно ли сохранено его учение его последователями, но не в действительности его личности. То же справедливо, например, относительно Будды Гуатамы.</text:span></text:p>
      <text:p text:style-name="P33"><text:span text:style-name="T61">Но о фактическом существовании Христа ни на одном языке нет прямых указаний ему современных или достаточно достоверных. Единственными историческими данными о Христе являются решенные судебные акты.</text:span> [...] <text:span text:style-name="T61">В этих актах говорится, что христиане приписывают свое учение какому-то человеку, жившему в Палестине более ста лет тому назад, которого никто из них, конечно, не видел и не слышал лично."</text:span><text:span text:style-name="T61"><text:note text:id="ftn45" text:note-class="footnote"><text:note-citation>2</text:note-citation><text:note-body><text:p text:style-name="P3"><text:span text:style-name="Footnote_20_Symbol"><text:span text:style-name="T4">Там же. Д. 11в. Л. 96.</text:span></text:span></text:p></text:note-body></text:note></text:span></text:p>
      <text:p text:style-name="P12"/>
      <text:p text:style-name="P12">Политика и социально-экономические теории были не единственным увлечением Чердынцева, хотя его профессиональная деятельность (работа в прессе и партийная агитация) была в основном связанна именно с этими вещами. Он имел и другие интересы, которые отразились на его печатном (и рукописном) творчестве.</text:p>
      <text:p text:style-name="P12">Есть подтверждение того, что Чердынцев был не равнодушен к музыке. А, если все-таки музыкальные произведения его не интересовали, то он хотя бы достаточно хорошо разбирался в этой творческой работе. Настолько хорошо, что написал две статьи, касающиеся музыкального искусства. Они вошли в состав Сборника статей по трудовой школе, изданный также в Уфе. Эти статьи озаглавлены "Музыка и коммунизм", "Рояль и коммунизм". В качестве автора у них стоит псевдоним Чердынцева: "Н. Топазов" или "Н.Т.".</text:p>
      <text:p text:style-name="P12">В статье "Музыка и коммунизм" журналист рассуждает о состоянии современного музыкального творчества. Сначала идет краткий пересказ истории развития музыки, истории музыкальных произведений. На ее основе делается вывод, что сейчас (в начале XX в.) данное творчество не развивается, вошло в стадию застоя, нововведения отсутствуют, необходимы перемены. Попытки внести что-то новое уже <text:soft-page-break/>предпринимались. К ним, к примеру, относятся эксперименты с использованием шумов природы или движение футуристов. Все результаты этих попыток были "перечеркнуты" <text:s/>войной 1914-1918 гг. Сейчас в обществе восторжествовали коммунистические идеи, предназначенные для улучшения социально-экономического положения. Но культуру и, в частности, музыку не стоит оставлять без внимания. Современные музыканты, композиторы, некоторые из которых являются к тому же рабочими, просто повторяют старые мотивы, не привнося ничего нового. Это является проблемой, над которой Чердынцев предлагает задуматься.</text:p>
      <text:p text:style-name="P12">Примерно такое же содержание имеет статья "Рояль и коммунизм". В ней говорится об ограниченности практического образования в музыкальных школах. Там до сих пор вся практика сводится к "бренчанию на рояле", а другие инструменты никак не задействованы. Это сильно снижает уровень подготовки учащихся подобных школ. Новая коммунистическая школа должна быть лишена таких недостатков.</text:p>
      <text:p text:style-name="P12">Вот фрагмент статьи "Музыка и коммунизм".</text:p>
      <text:p text:style-name="P83"/>
      <text:p text:style-name="P33"><text:span text:style-name="T61">"Кризис современной музыки заключается в том, что в процессе богатейшего развития муз. форм исчерпан наличный муз. материал. Диапазон современной музыки равняется приблизительно диапазону рояля, т.е. содержит в себе около семи октав, сорока двух целых тонов, или восьмидесяти четырех полутонов - на рояле около восьмидесяти четырех клавишей (приблизительно). И это весь запас музыкальных звуков буржуазного периода. Им человечество пользовалось около трех сот лет, изощряясь в усовершенствовании форм сочинений и развития тембров. Из нее черпались различные комбинации звуков. Очевидно, восемьдесят четыре клавиши или ступени не столь уж обширный звуковой арсенал и получать из него возможно лишь определенное число сочинений, т.е. возможно написать лишь ограниченное число оригинальных самостоятельных сочинений, а дальше должно начаться варьирование старого и музыке не останется сказать ничего нового. До такого положения музыка и дошла сейчас."</text:span><text:note text:id="ftn46" text:note-class="footnote"><text:note-citation>1</text:note-citation><text:note-body><text:p text:style-name="P5"><text:span text:style-name="Footnote_20_Symbol"><text:span text:style-name="T5">ЦДООСО. Ф. 221. Оп. 2. Д. </text:span></text:span>11б. Л. 153.</text:p></text:note-body></text:note></text:p>
      <text:p text:style-name="P33"/>
      <text:p text:style-name="P33">Журналистика не являлась единственной сферой, где Чердынцеву удалось проявить себя. Еще в газете "Деловой корреспондент" он писал рецензии на театральные постановки, а затем, позже, стал сам писать сценарии для спектаклей. Среди архивных материалов сохранилась написанная им пьеса "Герман Лопатин" (1920), также доступны тексты драм "Злой карлик" (1920) и "Иогурта, человек из страны Моссо".</text:p>
      <text:p text:style-name="P33">Также Чердынцев проявил себя как писатель. Например, доступны типографский экземпляр его очерка "Портные" и рассказ "Логика Черного" в рукописном варианте.</text:p>
      <text:p text:style-name="P33"/>
      <text:p text:style-name="P33">Работа "Портные" была издана в 1926 г. в Ленинграде. Это вымышленная либо воссозданная по реальным событиям художественная история об организации профсоюза портных в Екатеринбурге. Профсоюз был образован, и действовал легально, пытался защищать чисто экономические интересы. Однако его легальная деятельность не могла обеспечить хоть какое-то давление на владельцев мастерских, т.к. существующие законы не позволяли рабочим совершить какую-нибудь значимую акцию.</text:p>
      <text:p text:style-name="P33">Часть членов разочаровалась в профсоюзе и стала заниматься политической деятельностью. Кто-то связался с анархистами и начал изготавливать бомбы, кто-то был задержан полицией с нелегальной литературой. В итоге профсоюз закрыли, а почти все его участники попали в тюрьму на разные сроки.</text:p>
      <text:p text:style-name="P33">Так развалилась правомерная, благородная попытка организовать рабочих и <text:soft-page-break/>улучшить их положение, в чем прежде всего виноват был существующий государственный режим, установивший столь жесткие законодательные ограничения даже для экономической борьбы.</text:p>
      <text:p text:style-name="P33"/>
      <text:p text:style-name="P33">"Логика Черного" опять же вымышленный рассказ о чрезвычайном суде над бывшим министром, одним из организаторов антисоветского восстания. Подсудимый, полный скептицизма по поводу будущего советского правительства, поначалу не желает сотрудничать со следователем. Впрочем, постепенно он убеждается в силе этого правительства, его праве судить и миловать. Поняв это, бывший министр и антисоветчик совершает признание.</text:p>
      <text:p text:style-name="P33"/>
      <text:p text:style-name="P33">Вот примеры работ Чердынцева, которые сохранились в архивах и являются доказательством того, что рукопись "Екатеринбургская тюрьма" создавалась журналистом и писателем в одном лице. Конечно, всю эту литературу нельзя назвать популярной и чем-либо выдающейся. Она была востребована лишь в свое время, сейчас же вряд ли кто-то станет все это переиздавать. Никакой коммерческой, политической и научной выгоды такое мероприятие не сулит, уж слишком незнакомым является имя Чердынцева для "массового сознания".</text:p>
      <text:p text:style-name="P33">Единственная роль у всех вышеперечисленных публикаций - дополнение к биографии, характеризующее профессиональную компетентность автора дневника, а также его взгляды, философские идеи и увлечения. Это был опытный журналист, который умел добывать актуальные сведения и представлять их людям. А тюремный дневник Чердынцева - часть этих опубликованных и неопубликованных работ, где можно найти сведения о, просто, жизни человека, а также информацию, являющуюся результатом деятельности журналиста, который даже в мрачной обстановке нашел, как применить свои навыки.</text:p>
      <text:p text:style-name="P12"/>
      <text:p text:style-name="P12">Видно, что Екатеринбургская тюрьма является не самым выдающимся событием в жизни Н.А. Чердынцева. Помимо этого ему еще <text:span text:style-name="T45">многое довелось повидать, испытать на себе, и он не поленился зафиксировать это в различных письменных источниках прямо либо косвенно.</text:span></text:p>
      <text:p text:style-name="P12">Биография этого человека говорит о том, что это был достаточно грамотный человек, по уважительной причине обладающий неоконченным высшим юридическим образованием. Какой-либо недостаток обучения у него с лихвой компенсировался огромным опытом, который ему удалось получить во время работы в различных печатных изданиях Урала и других регионов. Там, особенно в газете "Деловой корреспондент", у него появилась отличная возможность исследовать свою родную местность и целую страну, получить сведения, сделавшие его компетентным человеком в различных областях знания, прежде всего, в политике и экономике.</text:p>
      <text:p text:style-name="P12">Свою компетентность Чердынцев сумел продемонстрировать в 1908 г., когда стал издавать чуть ли не самый настоящий авторский журнал "Общество".</text:p>
      <text:p text:style-name="P12">Партийная деятельность тоже внесла свой вклад: Чердынцев был сторонником марксистских идей, хорошо разбирался в них, понимал и мог добиться такого же понимания от других людей. Работа в качестве пропагандиста и преподавателя является хорошим подтверждением этому, а вступление в ряды РСДРП задолго до революции 1917 г. указывает на искренность политических убеждений Чердынцева. </text:p>
      <text:p text:style-name="P12">Между тем Чердынцев не был "слепым" последователем коммунистического движения. Он прекрасно был осведомлен о том, что представляют собой другие политические течения. Даже христианское учение ему, материалисту, было отлично <text:soft-page-break/>известно вплоть до самых незначительных мелочей. И если Чердынцев что-либо подвергает критике, то делает это, имея "при себе" доказательства.</text:p>
      <text:p text:style-name="P12">В общем, Николая Алексеевича Чердынцева можно назвать объективным человеком, журналистом и писателем, личность которого достойна того, чтобы <text:s/>сохранить ее в исторической памяти (хотя бы в истории Урала). То же самое можно сказать и его "творческом наследии", куда входят газетные и журнальные статьи, художественные и научные произведения, а также другие любопытные записи и наблюдения. К числу последних относится и дневник "Екатеринбургская тюрьма".</text:p>
      <text:p text:style-name="P80">Глава 2. Дневник Н.А. Чердынцева: археография и содержание.</text:p>
      <text:p text:style-name="P14"/>
      <text:p text:style-name="P71">2.1. Археографическое описание дневника.</text:p>
      <text:p text:style-name="P14"/>
      <text:p text:style-name="P15">Дневник "Екатеринбургская тюрьма" был написан Чердынцевым в тюрьме. Он не сразу начал делать записи и не до конца зафиксировал свое пребывание в тюрьме. Текст начинается с даты 5 ноября 1908 г., окончание - 22 февраля 1909 г.</text:p>
      <text:p text:style-name="P15">Объем дневника составляет 360 листов. Они исписаны с обоих сторон, не идеальным, но достаточно понятным почерком, правда, не ровным. На некоторых листах надписи довольно крупные, на других - почерк мелкий. Большей частью, слова разборчивы, хотя есть места, которые трудно понять с первого взгляда. Особого внимания заслуживают фамилии, часть из них требует тщательной расшифровки. Хотя нет уверенности в том, что процесс расшифровки поможет тут в чем-либо. Написание некоторых имен собственных иногда представляет из себя такое запутанное нагромождение линий, что нельзя предположить что-нибудь определенное.</text:p>
      <text:p text:style-name="P15">Хотя, возможно, это может быть способом шифрования, конспирации. Конспирация же была необходима, ведь Чердынцев написал в дневнике такие сведения, которые могли подвести кого-нибудь под суд, в том числе и его самого. Без имен такая информация хоть и оставалась интересной для полиции, но не могла быть использована в качестве обвинительного материала.</text:p>
      <text:p text:style-name="P15">Но жаловаться не стоит. Автор, возможно, и не предполагал, что когда-нибудь это будет читать кто-либо, кроме него, поэтому все его записи сделаны прежде всего для себя самого. Видимо, по этой причине Чердынцев не всегда соблюдает правила пунктуации и иногда не заботится о раздельном написании слов. Ведь ему все было понятно.</text:p>
      <text:p text:style-name="P15">Возможно, что на записи в дневнике существенно влияла та обстановка, в которой находился автор. Тюрьма - не слишком удобное место для журналиста, который решил продолжать свою работу. Из биографических данных о Чердынцеве известно, что он вышел из тюрьмы уже очень больным человеком, и болезненное состояние преследовало его чуть ли не всю оставшуюся жизнь.</text:p>
      <text:p text:style-name="P15">Записи в дневнике ясно показывают, что в Екатеринбургской тюрьме существовали большие шансы заразиться чем-нибудь смертельно опасным, например, тифом. Впрочем, состояние любого заключенного могло ухудшиться без всякой инфекции. Этому способствовали грязь, вонь, духота и просто тяжелые условия жизни заключенных.</text:p>
      <text:p text:style-name="P15"/>
      <text:p text:style-name="P39">"Вчера и сегодня страшное головокружение. Обнесет, начнется тошнота, потом несколько отпустит. Пользуюсь такими минутами облегчения, чтобы записать в дневник свои впечатления и мысли."<text:note text:id="ftn47" text:note-class="footnote"><text:note-citation>1</text:note-citation><text:note-body><text:p text:style-name="P3"><text:span text:style-name="Footnote_20_Symbol"><text:span text:style-name="T4">ЦДООСО. Ф. 221. Оп. 2. Д. 11а. Л. 90об.</text:span></text:span></text:p></text:note-body></text:note></text:p>
      <text:p text:style-name="P39"/>
      <text:p text:style-name="P39">"Ноет и ломит грудь. Я давно уже ничего не читаю, едва хватает сил писать дневник."<text:note text:id="ftn48" text:note-class="footnote"><text:note-citation>2</text:note-citation><text:note-body><text:p text:style-name="P5"><text:span text:style-name="T75">Там же</text:span>. Л. 94.</text:p></text:note-body></text:note></text:p>
      <text:p text:style-name="P39"/>
      <text:p text:style-name="P40">"Ночью со мной сделался бред и я перебудил всю камеру. Сам я, однако, не помню ничего, так как пролежал <text:span text:style-name="T66">[...]</text:span> в каком-то оцепенении вроде обморока до утра. Утром чувствовал себя действительно скверно, немного отошел к вечеру. Прогулка была в 30 минут и мало помогла. Да и не могла помочь, потому что <text:soft-page-break/><text:span text:style-name="T68">прогульный двор наполовину занят помоями из помойной ямы, оттаявшей под влиянием теплой погоды и давно переполненной. Стоит зловоние, от которого одного кружится голова. В камере обсуждали мои крики ночью. Я предупреждал, что может быть хуже, так как в данной обстановке и здоровый будет бредить."</text:span><text:span text:style-name="T68"><text:note text:id="ftn49" text:note-class="footnote"><text:note-citation>1</text:note-citation><text:note-body><text:p text:style-name="P5"><text:span text:style-name="Footnote_20_Symbol"><text:span text:style-name="T4">ЦДООСО. Ф. 221. Оп. 2. Д. 11а</text:span></text:span>. Л. 164-164об.</text:p></text:note-body></text:note></text:span></text:p>
      <text:p text:style-name="P15"/>
      <text:p text:style-name="P15">Неудивительно, что на некоторых листах дневника рука автора выписывала малопонятные линии, в переплетении которых скрывались осмысленные слова.</text:p>
      <text:p text:style-name="P15"/>
      <text:p text:style-name="P15">Все содержание своей рукописи Чердынцев разделил на две части. К первой части относятся записи, сделанные в 1908 г., ко второй - записи, датированные 1909 г. Границей между двумя частями служит лист, на котором записано:</text:p>
      <text:p text:style-name="P14"/>
      <text:p text:style-name="P19">"Hora-dies</text:p>
      <text:p text:style-name="P20">1909 г.</text:p>
      <text:p text:style-name="P20">Екатеринбургская тюрьма."<text:note text:id="ftn50" text:note-class="footnote"><text:note-citation>2</text:note-citation><text:note-body><text:p text:style-name="P5"><text:span text:style-name="T75">Там же</text:span>. Л. 287.</text:p></text:note-body></text:note></text:p>
      <text:p text:style-name="P14"/>
      <text:p text:style-name="P27">(<text:span text:style-name="T57">Hora-dies – День за днем</text:span>)</text:p>
      <text:p text:style-name="P14"/>
      <text:p text:style-name="P15">Слова "Екатеринбургская тюрьма" есть и на самом первом листе дневника, т.е. Чердынцев не только указывает, когда были сделаны записи, но и где именно. Это может служить доказательством того, что данная рукопись является не самостоятельным трудом, а частью большого дневника, который автор старался вести всю свою жизнь.</text:p>
      <text:p text:style-name="P15">В статье С.Д. Алексеева, которая была опубликована 22 февраля 1987 г. в газете "Советская Россия", как раз говорится о том, что Чердынцев продолжил вести дневник и после отбывания срока в тюрьме.</text:p>
      <text:p text:style-name="P15"/>
      <text:p text:style-name="P21">"Большевик Н.А. Чердынцев был предан суду и приговорен к одному году крепости. Тогда-то и начал он вести свой дневник. Часть его, под названием "Екатеринбургская тюрьма", охватывает период с 5 ноября 1908 г. по 22 февраля 1909 г."<text:note text:id="ftn51" text:note-class="footnote"><text:note-citation>3</text:note-citation><text:note-body><text:p text:style-name="P5">Там же. Л. 220.</text:p></text:note-body></text:note></text:p>
      <text:p text:style-name="P15"/>
      <text:p text:style-name="P15">Из содержания дневника следует, что Чердынцев начал вести его для описания своей тюремной жизни. Основываясь на этом, можно предположить, что рукопись "Екатеринбургская тюрьма" могла быть частью чего-то большего. Однако, даже если дневник описывал и последующую жизнь Чердынцева, начат он был точно в тюрьме.</text:p>
      <text:p text:style-name="P15"/>
      <text:p text:style-name="P39">"Начиная дневник, я ставил себе целью заносить в него лишь те мысли, являющимся в моих словах почему-либо ценными и заслуживающими сохранения, или наиболее значительные факты из личной жизни в тюрьме, жизни всей камеры или, наконец, всей тюрьмы."<text:note text:id="ftn52" text:note-class="footnote"><text:note-citation>4</text:note-citation><text:note-body><text:p text:style-name="P5">Там же. Л. 135.</text:p></text:note-body></text:note></text:p>
      <text:p text:style-name="P15"/>
      <text:p text:style-name="P15">Единственные две части дневника поделены на разделы. Каждый раздел - кусок текста, записанный в определенный день. Этот день всегда указывается числом и месяцем. Месяц всегда упоминается только один раз, после чего разделы обозначаются только номерами дней.</text:p>
      <text:p text:style-name="P15"><text:soft-page-break/>Следует учесть, что дата показывает то время, когда были сделаны те или иные записи, а не когда произошли события, описанные в них. Часто Чердынцев пишет о том, что происходило в тюрьме вчера, позавчера, несколько дней или даже месяцев тому назад.</text:p>
      <text:p text:style-name="P15"/>
      <text:p text:style-name="P86">"Вчера военный суд приговорил Соболева, убившего жандарма, к смертной казни. За нынешнюю сессию пятый смертный приговор."<text:note text:id="ftn53" text:note-class="footnote"><text:note-citation>1</text:note-citation><text:note-body><text:p text:style-name="P5"><text:span text:style-name="Footnote_20_Symbol"><text:span text:style-name="T4">ЦДООСО. Ф. 221. Оп. 2. Д. 11а</text:span></text:span>. Л. 60об.</text:p></text:note-body></text:note></text:p>
      <text:p text:style-name="P86"/>
      <text:p text:style-name="P86">"О нашей тюремной жизни всего меньше можно сказать, что она лишена движения и полна застоя. Вся тюрьма постоянно в движении. То и дело арестантов перемещают из одной камеры в другую. Один и тот же контингент не остается подолгу на одном месте. Особенно сильные перемещения были два месяца тому назад и вчера. В сентябре в виду ремонта четвертого отделения <text:span text:style-name="T48">было сразу закрыто шесть камер и арестанты перемещены в верхний этаж."</text:span><text:span text:style-name="T48"><text:note text:id="ftn54" text:note-class="footnote"><text:note-citation>2</text:note-citation><text:note-body><text:p text:style-name="P5"><text:span text:style-name="T75">Там же</text:span>. Л. 55-55об.</text:p></text:note-body></text:note></text:span></text:p>
      <text:p text:style-name="P15"/>
      <text:p text:style-name="P15">Внутри разделов текст имеет деление, правда, уже не поддающееся строгой закономерности. В основе деления лежит тематика предоставляемой в рукописи информации. К примеру, сведения о происходящем в камере никогда не смешиваются с рассказом об очередном заседании военно-окружного суда.</text:p>
      <text:p text:style-name="P15">Таким образом, разделы делятся на своеобразные тематические блоки, которые разделяет либо пустая строка, либо строка с прочерком, либо строка с тремя звездочками.</text:p>
      <text:p text:style-name="P15"/>
      <text:p text:style-name="P15">На содержание рукописи иногда влияет динамика жизни Чердынцева в тюрьме. Самое простое проявление этого влияния можно увидеть в том, что автор изредка обозначает смену своего "места жительства", т.е. переселение из одной камеры в другую.</text:p>
      <text:p text:style-name="P15">Так, в самом начале дневника наряду с датой внесения записей стоит словосочетание "Секретная камера N 2", которая указывает на местонахождение Чердынцева внутри Екатеринбургской тюрьмы. Далее обнаруживаются "Камера N 7" или "Одиночная камера N 5".</text:p>
      <text:p text:style-name="P15">Встречаются и куски текста следующего содержания:</text:p>
      <text:p text:style-name="P15"/>
      <text:p text:style-name="P40">"И еще раз и спрашиваю себя, можно ли считать зрелыми людей, живущих такими...</text:p>
      <text:p text:style-name="P41"/>
      <text:p text:style-name="P75">Камера <text:span text:style-name="T70">N 7.</text:span></text:p>
      <text:p text:style-name="P39">Меня прервали на полуслове и я поставил многоточие. Именно, когда я писал, пришел старший надзиратель Васев и передал распоряжение начальства перевести нас из одиночки снова в общую камеру."<text:note text:id="ftn55" text:note-class="footnote"><text:note-citation>3</text:note-citation><text:note-body><text:p text:style-name="P5">Там же. Л. 33-33об.</text:p></text:note-body></text:note></text:p>
      <text:p text:style-name="P15"/>
      <text:p text:style-name="P15">Такие надписи - свидетельства перемещений автора по тюрьме и лишнее доказательство того, что дневник составлялся, как говорится, на месте и во время события, а не является результатом воспоминаний.</text:p>
      <text:p text:style-name="P15">Впрочем, фальсификацию исключать нельзя. Н.А. Чердынцев - опытный журналист и писатель. Ему вполне по силам было написать воспоминания, а затем оформить их в <text:soft-page-break/>виде дневника, представив все так, будто записи делались в указанное время. Но трудно найти причину, которая заставила его совершить подобное деяние. Зачем? Разве что сделать свой труд более достоверным, дневник все-таки гораздо более ценный источник, чем воспоминания.</text:p>
      <text:p text:style-name="P15">Однако затраты труда на подобное дело явно не соответствуют столь странной выгоде. Так что правдоподобнее выглядит версия о том, что рукопись действительно является именно дневником, собранием записей о повседневных событиях.</text:p>
      <text:p text:style-name="P15">Одно из доказательств того, что рукопись создавалась в тюрьме, находится в ее конце.</text:p>
      <text:p text:style-name="P15">На последнем листе есть запись: "<text:span text:style-name="T61">В настоящей тетради пронумеровано, прошнуровано и печатью припечатано триста шестьдесят (360) листов. И.об. Помощник Начальника Екатеринбургской тюрьмы Ефремов.</text:span>"</text:p>
      <text:p text:style-name="P15">Вероятно, при выходе Чердынцева из тюрьмы его дневник был исследован тюремным начальством, и только затем его вернули журналисту. На то, что рукопись "Екатеринбургская тюрьма" рано или поздно вернули ее автору, указывает содержание письма Чердынцева своему брату Александру, посланное 15 декабря 1916 г.:</text:p>
      <text:p text:style-name="P15"/>
      <text:p text:style-name="P15"><text:span text:style-name="T61">"Дорогой Саша, твои поручения исполнил в день получения денег - на "Жаворонка" подписался.</text:span> [...] <text:span text:style-name="T61">Ю. Колосов писал мне, и оказывается, что мой тюремный дневник, толстая переплетенная тетрадь зеленого цвета, не был послан. Если он в Уфе, нельзя ли прислать?"</text:span><text:note text:id="ftn56" text:note-class="footnote"><text:note-citation>1</text:note-citation><text:note-body><text:p text:style-name="P3"><text:span text:style-name="Footnote_20_Symbol"><text:span text:style-name="T4">ЦДООСО. Ф. 221. Оп. 2. Д. 11б. Л. 65-66об.</text:span></text:span></text:p></text:note-body></text:note></text:p>
      <text:p text:style-name="P15"/>
      <text:p text:style-name="P15">Не нашлось сведений о том, как Чердынцев распоряжался своей рукописью, и где она находилась в разное время. Но в определенный момент, дневник стал собственностью Института истории партии при Свердловском обкоме КПСС. По другому нельзя объяснить то, что в данный момент рукопись находится в Центре документации общественных организаций Свердловской области (ранее это был Свердловский партийный архив) и входит в состав фонда N 221, в который как раз включены документы вышеуказанного института.</text:p>
      <text:p text:style-name="P15">Помимо рукописи "Екатеринбургская тюрьма" в фонде можно найти другие документы и дела. Там есть копии и оригиналы дореволюционных, советских газет, разные другие рукописи (Быстрых "Возникновение Уральской областной организации", Бажев "Полк красных орлов", Касимов "Татарско-башкирские солдаты Урала в борьбе за октябрь"), воспоминания солдат, рабочих, крестьян о политических событиях на Урале в разные годы, документальные материалы и фотографии, письма, биографии и автобиографии коммунистов, некрологи, иные личные документы.</text:p>
      <text:p text:style-name="P15">Дневник включен в 2-ую опись упомянутого фонда под номером 11. Его описание: "Рукопись "Екатеринбургская тюрьма" Чердынцева Н.А. 1908-1909 гг." Возраст данной рукописи вскоре достигнет 100 лет, поэтому пользователи читального зала не могут работать с ее оригиналом. Вместо настоящего дневника предоставляется его копия, внесенная в опись под номером 11а. Это все те же 360 листов в твердой обложке красного цвета, созданные с помощью ксерокса: идеально белая бумага, идеально черный шрифт.</text:p>
      <text:p text:style-name="P15">До сих пор дневник Чердынцева публиковался только один раз. В уже обозначенном выше номере газеты "Советская Россия" за 1987 г. вместе со статьей С.Д.Алексеева о Чердынцеве были помещены отрывки из рукописи (в машинописном варианте).</text:p>
      <text:p text:style-name="P15">Кроме этой, других публикаций не было. <text:span text:style-name="T47">Если же когда-либо публикация дневника </text:span><text:soft-page-break/><text:span text:style-name="T47">будет задумана, ее опять же лучше всего делать в извлечениях, т.к. содержание очень трудно поддается расшифровке и при полной публикации может иметь пробелы, не слишком приятные для читателя. К тому же, не всю содержащуюся в рукописи информацию можно назвать актуальной для массового читателя.</text:span></text:p>
      <text:p text:style-name="P15">При публикации структуру дневника лучше сохранить, лишь в начале каждой главы стоит добавить краткое ее содержание, как это делается во многих других изданных источниках личного происхождения. Обязательно присутствие предисловия, где в исторической части должна быть биография автора, характеристика эпохи, Урала, Екатеринбурга, городской тюрьмы и всей пенитенциарной системы России.</text:p>
      <text:p text:style-name="P15">Текст публикации снабжается примечаниями, которые поясняют какие-либо непонятные слова: цейхгауз, зипуны, параша. Если после расшифровки текста рукописи останутся дефекты (пропущенные фразы), то примечания будут пояснять и их.</text:p>
      <text:p text:style-name="P15">В дневнике много имен, поэтому требуется развернутый именной указатель, где будут даваться краткие описания всех упомянутых лиц. Предметный указатель необходимо сделать общим, поделенным на рубрики и подрубрики. Например, рубрика "Революционное движение" делиться на подрубрики: организация, агитация, насильственные акты и т.д. Географический указатель нужен: в дневнике достаточно наименований населенных пунктов.</text:p>
      <text:p text:style-name="P15">Список сокращений и устаревших слов необязателен. Не так уж много в источнике устаревших слов, все можно пояснить примечаниями. То же самое можно сказать про список опубликованных документов: документ один и список явно не понадобится.</text:p>
      <text:p text:style-name="P15">Именно в таком виде полное содержание дневника Чердынцева "Екатеринбургская тюрьма" должно предстать перед читателями. Возможно, это произойдет в неопределенном будущем, т.к. содержание рукописи располагает рядом интересных фактов, с которыми целесообразно познакомить как специалистов (историков), так и обычных людей.</text:p>
      <text:p text:style-name="P14"/>
      <text:p text:style-name="P71">2.2. Содержание дневника.</text:p>
      <text:p text:style-name="P14"/>
      <text:p text:style-name="P71">2.2.1. Политические заключенные.</text:p>
      <text:p text:style-name="P14"/>
      <text:p text:style-name="P15">Тюрьма, в которую попал <text:s/>Чердынцев, была, мягко говоря, довольно населенным местом, где любой заключенный никак не мог постоянно не встречаться с другими заключенными. Контакты были неизбежны. В тюрьме шла оживленная общественная жизнь, и Чердынцев стал на все время своего заключения ее частью. Даже когда автор рукописи "Екатеринбургская тюрьма" находился в одиночной камере (без соседей), он продолжал намеренно или по необходимости взаимодействовать с тюремным обществом.</text:p>
      <text:p text:style-name="P15">Неудивительно то, что в своем дневнике Чердынцев очень много написал о тех, кто являлся невольными обитателями тюрьмы. Большинство этих людей относилось к революционерам. И любой, кто захочет ознакомится с содержанием труда "тюремного журналиста", прежде всего узнает небольшие истории, которые иллюстрируют поведение и моральный облик членов радикальных партий в условиях тюрьмы, а также иную информацию личного характера.</text:p>
      <text:p text:style-name="P15">Революционеры – это люди, тесно связанные с политикой, а потому каждый "постоялец" Екатеринбургской тюрьмы имел высокие шансы оставить какой-либо след в истории России, Урала и Екатеринбурга. Это означает, что рукопись Чердынцева можно использовать, чтобы узнать что-то новое о той или иной исторической личности.</text:p>
      <text:p text:style-name="P15">К сожалению, чтобы точно определить имя конкретного человека, описанного в <text:soft-page-break/>дневнике, нужно приложить некоторые дополнительные усилия, простое ознакомление с содержанием будет недостаточным. Дело в том, что автор имеет привычку называть всех людей, в том числе и себя самого, только по фамилиям, а имя и отчество, столь важные для идентификации, не указываются журналистом.</text:p>
      <text:p text:style-name="P15"/>
      <text:p text:style-name="P87">"Поляков захватил удобное место по наследству от Чуцкаева, который ушел в <text:span text:style-name="T70">N 8</text:span>, Маньяков захватил сразу два самых лучших места в камере, <text:span text:style-name="T48">одно по наследству от Полякова, перекочевавшего на место Чуцкаева, другое - от Нестерова, который завтра уходит на волю. Ставши обладателем двух мест, койки и разной дребедени, полученной им от Нестерова в награду за роль прислуги у него, он объявил, что никого рядом с собой не пустит, имея в виду, конечно, меня, т.к. коек больше нет, которые нуждались бы в помещении."</text:span><text:span text:style-name="T48"><text:note text:id="ftn57" text:note-class="footnote"><text:note-citation>1</text:note-citation><text:note-body><text:p text:style-name="P3"><text:span text:style-name="Footnote_20_Symbol"><text:span text:style-name="T4">ЦДООСО. Ф. 221. Оп. 2. Д. 11а. Л. 48об-49.</text:span></text:span></text:p></text:note-body></text:note></text:span></text:p>
      <text:p text:style-name="P15"/>
      <text:p text:style-name="P15">(Упомянутый здесь Чуцкаев является Чуцкаевым Сергеем Егоровичем (1876-1944 гг.). Он из семьи станционного смотрителя, закончил гимназию в Екатеринбурге, обучался в Казанском, Петербургском и Гейдельбергском (Германия) университетах. С 1903 г. стал членом РСДРП. В 1905 г. Чуцкаев вошел в состав Екатеринбургского комитета партии.<text:note text:id="ftn58" text:note-class="footnote"><text:note-citation>2</text:note-citation><text:note-body><text:p text:style-name="Footnote">Большевики Екатеринбурга во главе масс... - С. 103.</text:p></text:note-body></text:note> С 1912 г. он занимался земской работой. В декабре 1917 г. избран депутатом Учредительного собрания от Оренбургской губернии. С 1918 г. был городским головой Екатеринбурга, затем председателем Екатеринбургского Совета, комиссаром народного просвещения в Уральском областном Совете, потом стал служащим Наркомата финансов. В 1920-30-е годы работал в различных государственных органах Сибири и Дальнего Востока. В 1938 г. за "грубые политические ошибки" исключен из партии. Репрессирован не был, работал в Камышлове, Свердловске.<text:note text:id="ftn59" text:note-class="footnote"><text:note-citation>3</text:note-citation><text:note-body><text:p text:style-name="Footnote">Войнов В.М. Чуцкаев Сергей Егорович // Уральская историческая энциклопедия. - Екатеринбург, 1998. - С. 594.</text:p></text:note-body></text:note>)</text:p>
      <text:p text:style-name="P15"/>
      <text:p text:style-name="P15">По этой причине исследователь, решившийся поместить сведения из дневника в свою научную работу, должен будет дополнительно проверять, тот ли именно человек упоминается в рукописи "Екатеринбургская тюрьма". Конечно, исследователь вынужден был бы делать подобное в любом случае: во всех исторических источниках следует сомневаться. Но ввиду отсутствия инициалов при фамилиях, достоверность информации из дневника становится более сомнительной и нелегко поддающейся проверке.</text:p>
      <text:p text:style-name="P55">Тем не менее, если при изучении дневника Чердынцева привлечь дополнительные биографические материалы, вполне возможно установить соответствие между неопределенным обитателем Екатеринбургской тюрьмы и конкретной исторической личностью.</text:p>
      <text:p text:style-name="P15"/>
      <text:p text:style-name="P15">К примеру, удалось установить, что Чердынцев "имел честь" описать в своей рукописи Полякова Михаила Харитоновича.</text:p>
      <text:p text:style-name="P15">Это довольно известный политический деятель, чья биография <text:span text:style-name="T47">(1884 - конец 1930-х гг.)</text:span> связана с Уралом и, в частности, c Екатеринбургом. Так, например, он родился именно в Екатеринбурге и свое среднее образование получил в Екатеринбургской гимназии, затем учился в Томском и Казанском университетах, откуда его исключили за организацию забастовки. С 1904 г. Поляков стал членом партии эсеров, в составе которой занимался пропагандисткой работой. В 1917 г. он стал более значимым <text:soft-page-break/>человеком, начав исполнять обязанности руководителя городской думы и Совета Челябинска. Позже Поляков попал в Учредительное собрание как депутат от Оренбургской губернии. Поддержал переход власти к Советам (левый эсер), в 1918 г. вступил в РСДРП. Потом работал в органах просвещения, юстиции и управления Урала. Когда закончилась гражданская война - в наркоматах финансов и коммунального хозяйства РСФСР, в Госплане. Репрессирован в конце 1930-х годов.<text:note text:id="ftn60" text:note-class="footnote"><text:note-citation>1</text:note-citation><text:note-body><text:p text:style-name="Footnote">Попов Н.Н. Поляков Михаил Харитонович // Уральская историческая энциклопедия - Екатеринбург, 1998. - С. 421.</text:p></text:note-body></text:note></text:p>
      <text:p text:style-name="P15">На то, что этот человек сидел вместе с Чердынцевым и был описан в его дневнике указывает один факт из его жизни в Екатеринбурге.</text:p>
      <text:p text:style-name="P15"/>
      <text:p text:style-name="P15"><text:span text:style-name="T61">"По "уральскому делу" Поляков был приговорен Казанской судебной палатой к тюремному заключению. Здесь, в екатеринбургской тюрьме, он тесно сошелся с Я.М. Свердловым, ранее бывавшим частым гостем в доме Поляковых."</text:span><text:note text:id="ftn61" text:note-class="footnote"><text:note-citation>2</text:note-citation><text:note-body><text:p text:style-name="Footnote">Кобзов В.С. М.Х. Поляков: Екатеринбургский период политической биографии // Екатеринбург в прошлом и настоящем: Материалы научной конференции - Екатеринбург, 1993. - С. 68.</text:p></text:note-body></text:note></text:p>
      <text:p text:style-name="P15"/>
      <text:p text:style-name="P15">Из рукописи Чердынцева известно, что Свердлов хоть и был арестован в 1906 г. в Перми и посажен в тюрьму в этом же городе, позже был перемещен в Екатеринбург. Там он и оказался в одной камере с Поляковым.</text:p>
      <text:p text:style-name="P15">Поляков не самая приятная персона в той тюремной жизни, которую зафиксировал Чердынцев. Другими словами, автор рукописи "Екатеринбургская тюрьма" относился к будущему члену Учредительного собрания крайне отрицательно. Виной тому является его крайне непристойное, на взгляд Чердынцева, поведение, которое в большинстве случаев выражается в неприятных и злых шутках над окружающими. Иногда фамилия Поляков даже используется для классификации всех остальных людей, уличенных автором дневника в совершении поступков, недостойных политических деятелей, носителей революционных идей, и просто взрослых людей.</text:p>
      <text:p text:style-name="P15"/>
      <text:p text:style-name="P40">"И находятся люди среди политических, которые ради удовольствия написать своей "крутильщице" несколько слов вздору рискуют подвести уголовных под карцер. Впрочем, судя по тому, чем у нас занимаются в камере разные Поляковы, этому удивляться нечего. Например, теперь, когда я пользуюсь лишь казенным кипятком, Поляков спешит налить в куб холодной воды, прежде чем я успею отлить себе в чайник. Или, умывши руки, он идет и брызжет с руки на мою кровать или <text:span text:style-name="T45">даже на меня самого. Так высоко развиты умственные и нравственные качества этого социалиста. Понятно, каждый раз не наругается."</text:span><text:span text:style-name="T45"><text:note text:id="ftn62" text:note-class="footnote"><text:note-citation>3</text:note-citation><text:note-body><text:p text:style-name="P3"><text:span text:style-name="Footnote_20_Symbol"><text:span text:style-name="T4">ЦДООСО. Ф. 221. Оп. 2. Д. 11а. Л. 98-98об.</text:span></text:span></text:p></text:note-body></text:note></text:span></text:p>
      <text:p text:style-name="P39"/>
      <text:p text:style-name="P40">"Мне дежурный помощник разрешил получить передачу из дому, кое-что съестное, и возвратить белье и посуду для молока. Это вызвало такую зависть у моих "товарищей", что сейчас же Поляков побежал к начальнику просить, чтобы ему разрешили <text:span text:style-name="T48">по телефону стребовать из дому съестное. Начальник категорически отказал. Тогда Поляков донес, что, дескать, Чердынцеву кто-то разрешил. Но это не помогло. Передачу разрешено получать лишь по вторникам. Ни перед чем не останавливаются "наши социалисты"."</text:span><text:span text:style-name="T48"><text:note text:id="ftn63" text:note-class="footnote"><text:note-citation>4</text:note-citation><text:note-body><text:p text:style-name="P5"><text:span text:style-name="T75">Там же</text:span>. Л. 114об-115об.</text:p></text:note-body></text:note></text:span></text:p>
      <text:p text:style-name="P39"/>
      <text:p text:style-name="P43">Поляков крайне неприятен Чердынцеву, это правда. К сожалению, автор дневника <text:soft-page-break/>потратил слишком много времени, чернил и бумаги, что показать это свое неприятие и обосновать его примерами. В итоге, Поляков, испоганил не только тюремную жизнь Чердынцева, но и его дневник. Имя этого "главного хулигана" можно встретить хоть в начале, хоть в середине, хоть в конце текста рукописи. Получилось, что Чердынцев написал о ненавистном ему Полякове гораздо больше, чем о действительно достойных людях, которых он уважал и ценил.</text:p>
      <text:p text:style-name="P43">Однако случилось так, что Поляков в конце концов не был забыт историей. Это достаточно значимый для Урала человек, которого можно сделать объектом исторического исследования. Возможно, сведения о поведении Полякова в тюрьме, вне публичной жизни, наполнят такое исследование любопытными деталями.</text:p>
      <text:p text:style-name="P43"/>
      <text:p text:style-name="P43">Наряду с Поляковым в дневнике Чердынцева есть и ряд других "ключевых персонажей". И, подобно Полякову, они тоже характеризуются автором как отрицательные элементы жизни Екатеринбургской тюрьмы. Речь идет о людях, которые именуются в дневнике по фамилиям: Лапицкий, Лапустин, Маньвяков. Вместе с Поляковым они формируют хулиганскую компанию, которая вместе либо по одиночке отравляла жизнь Чердынцеву в тюрьме. По крайней мере, именно такое заключение можно сделать, основываясь на записях в дневнике.</text:p>
      <text:p text:style-name="P43">Из тех же записей в дневнике известно, что эти люди, как и Поляков, являются социалистами-революционерами, эсерами, к которым Чердынцев относился с крайней враждебностью. Отчасти это можно объяснить, конечно, их хулиганскими выходками. Но ненависть усиливала, безусловно, история человека, которая сильно дискредитировала партию социалистов-революционеров. Имеется в виду, конечно, Е. Азеф, революционер и агент царской охранки в одном лице, сотрудничал с правительственными учреждениями и получал от них деньги с 1893 г. Это сотрудничество было раскрыто в октябре 1908 г., когда эсеры получили соответствующее подтверждение от бывшего директора Департамента полиции А.А. Лопухина.<text:note text:id="ftn64" text:note-class="footnote"><text:note-citation>1</text:note-citation><text:note-body><text:p text:style-name="P6">Ерофеев Н. Азеф Евно Фишелевич // Политические партии России. Конец XIX - первая треть XX века. Энциклопедия. - М., 1996. - С. 20-23.</text:p></text:note-body></text:note></text:p>
      <text:p text:style-name="P15"/>
      <text:p text:style-name="P45"><text:span text:style-name="T61">"Эвно Азеф, превратившийся в Евгения Азефа, изобличенный бывшим директором департамента полиции Лопухиным как провокатор, был одним из учредителей партии с.р. Организовал ее с Гершуни. Цель с.-р. партии этим определена. Понятно, почему "партия" понимала </text:span><text:span text:style-name="T49">задачи политической борьбы исключительно в форме уголовной авантюры. [...] И эти олухи, если они не сами </text:span><text:span text:style-name="T48">провокаторы, надеются еще на какую-то будущность партии! Кто пойдет туда, кроме идиотов и полицейских? Со времени убийства Гапона,полицейский характер центрального руководительства партии был совершенно обнажен. Но что за головы в партии, которые не умели понимать, что у них делается. Впрочем, если судить по здешним с.-р., то многое можно понять. Ведь это сплошь дегенераты, вроде Маньякова, Лапицкого, Полякова и т.д. Подобные элементы впредь обречены служить делу полицейского провокаторства."</text:span><text:span text:style-name="T48"><text:note text:id="ftn65" text:note-class="footnote"><text:note-citation>2</text:note-citation><text:note-body><text:p text:style-name="P3"><text:span text:style-name="Footnote_20_Symbol"><text:span text:style-name="T4">ЦДООСО. Ф. 221. Оп. 2. Д. 11а. Л. 331об-332об.</text:span></text:span></text:p></text:note-body></text:note></text:span></text:p>
      <text:p text:style-name="P15"/>
      <text:p text:style-name="P15">Именно поэтому, скорей всего, Чердынцев называл своих соседей по камере, членов партии социалистов-революционеров, черносотенцами. Поначалу, при знакомстве с содержанием рукописи такое определение сбивает с толку. Неужели вместе с Чердынцевым в Екатеринбургской тюрьме сидели члены консервативных <text:soft-page-break/>партий? Уже потом приходит понимание: просто несколько переполненный отрицательными эмоциями журналист придумал для своих обидчиков неприятную характеристику, с помощью которой он старался представить их в виде людей, служащих отнюдь не прогрессивной революции, а "регрессивной" монархии.</text:p>
      <text:p text:style-name="P15"/>
      <text:p text:style-name="P43"><text:span text:style-name="T61">"Тройка из азефовской черной сотни, Маньвяков, Лапицкий и Ляпустин, поселившаяся в соседях со мной, не замедлила проявить всю чистоту и благородство своих помыслов. С утра до глубокой ночи идет движение стульев и скамеек и стук в мою стену. </text:span><text:span text:style-name="T48">Я решил не обращать внимания, хотя моя стена, видимо, служит своего рода магнитом для негодяев."</text:span><text:span text:style-name="T45"><text:note text:id="ftn66" text:note-class="footnote"><text:note-citation>1</text:note-citation><text:note-body><text:p text:style-name="P5"><text:span text:style-name="Footnote_20_Symbol"><text:span text:style-name="T5">ЦДООСО. Ф. 221. Оп. 2. Д. 11а. </text:span></text:span>Л. 329-329об.</text:p></text:note-body></text:note></text:span></text:p>
      <text:p text:style-name="P43"/>
      <text:p text:style-name="P49"><text:span text:style-name="T45">"Между тем азефовцы, сидящие рядом со мной, Маньвяков и другие, продолжают безобразничать. Своей жизнью они не живут. Буквально целые дни они употребляют на то, что </text:span><text:span text:style-name="T50">[...]</text:span><text:span text:style-name="T45"> мне в стену и стучат в пол. Кашляя, начнут швырять скамьями, пройдутся по комнате хуже того. Ни самолюбия, ни желания делом заниматься. В азефовскую партию, </text:span><text:span text:style-name="T50">[...]</text:span><text:span text:style-name="T45">, только такие презренные элементы и могут идти. Это не мешает им как ни в чем не бывало обращаться по-разным "делам"! В крепости они жалуются, что я рано встаю и бужу их, а также много хожу."</text:span><text:span text:style-name="T45"><text:note text:id="ftn67" text:note-class="footnote"><text:note-citation>2</text:note-citation><text:note-body><text:p text:style-name="P5"><text:span text:style-name="Footnote_20_Symbol"><text:span text:style-name="T4">Там же.</text:span></text:span> Л. 349.</text:p></text:note-body></text:note></text:span></text:p>
      <text:p text:style-name="P43"/>
      <text:p text:style-name="P43">Все, кто осмелятся внимательно прочитать рукопись Чердынцева, рискуют часто натыкаться на несколько навязчивые истории о грубом поведении вышеперечисленных людей (и не только их). Разве можно назвать весьма увлекательными рассказы о том, как соседи по камере пинали кровать Чердынцева, проходя мимо нее? Вряд ли. То же самое касается и истории о неопределенных личностях, которые испортили простыни этой самой кровати многочисленными плевками.</text:p>
      <text:p text:style-name="P43">Все это мелкие проделки, недостойные того, чтобы о них хоть что-нибудь писали.</text:p>
      <text:p text:style-name="P43">Сам Чердынцев, правда, замечает, что вся его рукопись, задуманная как труд по истории революционного движения, превратилась в своеобразный журнал наблюдений, в котором концентрируется информация о грубом поведении соседей по камере.</text:p>
      <text:p text:style-name="P43"/>
      <text:p text:style-name="P87">"Всех безобразий <text:span text:style-name="T45">подобных историй на бумаге не станешь записывать. Но собственно они то и доминируют в жизни камеры. Если нет безобразной ссоры, значит компания в тысячный раз поет церковные службы или похабит."</text:span><text:span text:style-name="T45"><text:note text:id="ftn68" text:note-class="footnote"><text:note-citation>3</text:note-citation><text:note-body><text:p text:style-name="P5"><text:span text:style-name="Footnote_20_Symbol"><text:span text:style-name="T4">Там же</text:span></text:span>. Л. 107-107об.</text:p></text:note-body></text:note></text:span></text:p>
      <text:p text:style-name="P86"/>
      <text:p text:style-name="P88"><text:span text:style-name="T61">"Начиная дневник, я ставил себе целью заносить в него лишь те мысли, являющимся в моих словах почему-либо ценными и заслуживающими сохранения, или наиболее значительные факты из личной жизни в тюрьме, жизни всей камеры или, наконец, всей тюрьмы. Несмотря на такое решение однако</text:span> [...] <text:span text:style-name="T62">дневник свелся на записывание разных дрязг и гадостей жизни в камере. </text:span><text:span text:style-name="T48">Такого влияние окружающих условий, затемнивших все прочее. Впрочем, это до известной степени поучительно, впоследствии все эти дрязги и мелочи дадут мне возможность восстановить картину жизни политической тюрьмы."</text:span><text:span text:style-name="T50"><text:note text:id="ftn69" text:note-class="footnote"><text:note-citation>4</text:note-citation><text:note-body><text:p text:style-name="P5"><text:span text:style-name="T75">Там же</text:span>. Л. 135-135об.</text:p></text:note-body></text:note></text:span></text:p>
      <text:p text:style-name="P43"/>
      <text:p text:style-name="P43">Но у Чердынцева в данном случае есть оправдание. Он журналист и хотел <text:soft-page-break/>показать, как ведут себя политические заключенные в тюрьме. Вот автор рукописи "Екатеринбургская тюрьма" и написал о том, что ему удалось увидеть. К несчастью для себя и своего дневника, Чердынцев наблюдал большей частью неподобающую <text:s/>политикам сторону тюремной жизни революционеров.</text:p>
      <text:p text:style-name="P43">Осуждать Чердынцева можно лишь за то, что он слишком заострил внимание на этой самой стороне и потратил много времени, чтобы осудить подобное поведение.</text:p>
      <text:p text:style-name="P43">Впрочем, иногда Чердынцев приводит достаточно обоснованные претензии к своим соседям по камере. Почти все они придерживались социалистических идей, но их действия в тюрьме говорили об обратном. Как могут социалисты, которые выступают против разграбления народных масс <text:span text:style-name="T50">всякими недобросовестными "торгашами",</text:span> общаться, например, с Пенским, человеком, который занимался именно таким грабежом простых людей, причем открыто заявлял об этом.</text:p>
      <text:p text:style-name="P43">Следует признать, что Чердынцев недолюбливал своих соседей-социалистов не только из-за их неподобающего поведения.</text:p>
      <text:p text:style-name="P43"/>
      <text:p text:style-name="P48"><text:span text:style-name="T61">"Я решительно избегаю всяких разговоров с кем-либо из нашей камеры или ушедших шести. Они тоже молчат. Зато избрали хорошую компанию в лице Пенского, который </text:span><text:span text:style-name="T48">выслушав рассказ о каком-либо революционном предприятии, тотчас рассказывает о том, как он вином тайно торговал по ценам втрое выше казенных или как краденный зипун два-три месяца прятал в лесу и теперь носит его безбоязненно. Все в этом роде."</text:span><text:span text:style-name="T45"><text:note text:id="ftn70" text:note-class="footnote"><text:note-citation>1</text:note-citation><text:note-body><text:p text:style-name="Footnote"><text:span text:style-name="Footnote_20_Symbol"><text:span text:style-name="T4">ЦДООСО. Ф. 221. Оп. 2. Д. 11а.</text:span></text:span> Л. 140об-141.</text:p></text:note-body></text:note></text:span></text:p>
      <text:p text:style-name="P90"/>
      <text:p text:style-name="P89"><text:span text:style-name="T61">"У нас вышел скандал с уходом Пенского. Он обратился к компании с просьбой дать ему денег на дорогу, рубля два. Наша головка так доверяла ему, что разрешила списать в конторе со счета крепостников три рубля. Были уверены, что он, вернувшись домой, возвратит. Контроля не сделали. На другой день узнали, что он списал себе все наличные деньги крепостников. А ведь на меня обижались, когда я говорил, что интимная дружба головки с человеком, который занимается </text:span><text:span text:style-name="T48">кражей зипунов со спящих пьяных мужиков, торговлей вином и т.п. добродетелями, может лишь компрометировать нас. Возражали, что он держит себя прилично, по-товарищески и т.д. Урок был необходим."</text:span><text:span text:style-name="T45"><text:note text:id="ftn71" text:note-class="footnote"><text:note-citation>2</text:note-citation><text:note-body><text:p text:style-name="Footnote"><text:span text:style-name="T75">Там же</text:span>. Л. 246об-247.</text:p></text:note-body></text:note></text:span></text:p>
      <text:p text:style-name="P43"/>
      <text:p text:style-name="P47">М.Х. Поляков не единственная известная историческая личность, описанная в дневнике Чердынцева. Помимо Полякова в рукописи есть и более заметная персона, в идентификации которой, наверное, трудно ошибиться, даже имея в распоряжении только фамилию. В данном случае, речь идет о Свердлове Якове Михайловиче, чей жизненный путь (1885 - 1919 гг.) тоже связан с революцией и установлением новой власти.</text:p>
      <text:p text:style-name="P47">Он происходил из семьи ремесленника, учился в Нижегородской городской гимназии. С 1901 г. стал членом РСДРП. Вел революционную работу в Нижнем Новгороде, Костроме, Ярославле, Казани. Также работал как революционер в уральских городах и на заводах.</text:p>
      <text:p text:style-name="P47"><text:span text:style-name="T47">С осени 1905 г. Свердлов возглавил Екатеринбургскую организацию большевиков. В феврале 1906 г. была созвана областная конференция РСДРП. В ходе конференции был избран областной комитет партии и его глава, Свердлов.</text:span><text:span text:style-name="T47"><text:note text:id="ftn72" text:note-class="footnote"><text:note-citation>3</text:note-citation><text:note-body><text:p text:style-name="Footnote">Очерки истории коммунистических организаций... - С. 88-117.</text:p></text:note-body></text:note></text:span></text:p>
      <text:p text:style-name="P15">В 1906 г. он был арестован в Перми и до 1909 г. пребывал в тюремном заключении. <text:soft-page-break/>С 1912 г. Свердлов осуществлял революционную деятельность уже в Петрограде. В 1913 г. власти отправили его в ссылку, из которой он вернулся обратно только после Февральской революции в 1917 г. В столице он был избран членом ЦК РСДРП(б) и возглавил секретариат, участвовал в подготовке Октябрьского переворота. После этого стал видным государственным деятелем: председатель ВЦИК, председатель комиссии по выработке Конституции РСФСР. Свердлова считают организатором разгона Учредительного собрания, ущемления позиции левых эсеров в правительстве, расстрела царской семьи и расказачивания.<text:note text:id="ftn73" text:note-class="footnote"><text:note-citation>1</text:note-citation><text:note-body><text:p text:style-name="Footnote">Плотников И.Ф. Свердлов Яков Михайлович // Уральская историческая энциклопедия. - Екатеринбург, 1998. - С. 463-464.</text:p></text:note-body></text:note></text:p>
      <text:p text:style-name="P15">Как видно, несмотря на сравнительно короткую жизнь, Свердлов успел довольно многого добиться, совершить деяния, благодаря которым его имя теперь есть в учебниках, энциклопедиях, литературе по истории революционного движения.</text:p>
      <text:p text:style-name="P15"/>
      <text:p text:style-name="P15"><text:span text:style-name="T61">"По свидетельству лидера уральских кадетов Кроля, "политический багаж" Свердлов "был весьма невелик", - "крайне нетерпимый к социалистам всех толков, раз они не большевики, он гораздо спокойнее относился к политическим деятелям буржуям", т.к. они "по крайней мере не рядятся в социалистическую тогу". Вне трибуны Свердлов сильно терялся, недостаточная эрудиция в частной беседе сильно сказывалась, чувствовалась чрезвычайная, чисто партийная узость взглядов"."</text:span><text:span text:style-name="T61"><text:note text:id="ftn74" text:note-class="footnote"><text:note-citation>2</text:note-citation><text:note-body><text:p text:style-name="Footnote">Зайченко И. Свердлов Яков Михайлович // Политические партии России: Конец XIX - первая треть XX вв.: Энциклопедия. - М., 1996. - С. 548-549.</text:p></text:note-body></text:note></text:span></text:p>
      <text:p text:style-name="P15"/>
      <text:p text:style-name="P15"><text:span text:style-name="T61">"Свердлов, по словам В.И. Ленина, "наиболее отчеканенный тип профессионального революционера". Как вспоминал Д.В. Засухин, близко знавший Свердлова, он "был пропагандистом исключительно талантливым, другом, хорошим товарищем для каждого, кто верил в успех будущей революции"."</text:span><text:note text:id="ftn75" text:note-class="footnote"><text:note-citation>3</text:note-citation><text:note-body><text:p text:style-name="Footnote">Друговская А.Ю. Пропаганда социал-демократами истории русского революционного движения и революционно-демократической литературы среди рабочих Урала (1895 - февраль 1917 г.) - Свердловск, 1988. - С. 16.</text:p></text:note-body></text:note></text:p>
      <text:p text:style-name="P15"/>
      <text:p text:style-name="P15">Даже на географических картах можно встретить имя этого политического деятеля. Его знают все те жители Екатеринбурга, которым известно, как назывался их город большую часть XX в.</text:p>
      <text:p text:style-name="P15">И этот человек попал на страницы рукописи "Екатеринбургская тюрьма". Сомнений быть не может, под фамилией "Свердлов" в дневнике скрывается именно он. На это указывает ряд совпадений между "тюремным" Свердловым и "историческим" Свердловым Яковом Михайловичем.</text:p>
      <text:p text:style-name="P15">Самое первое совпадение было уже названо выше: биография М.Х. Полякова, из которой следует, что он сидел в Екатеринбургской тюрьме вместе с Я.М. Свердловым. Согласно записям Чердынцева, эти двое не только находились в одной тюрьме, а некоторое время - в одной камере.</text:p>
      <text:p text:style-name="P15">Другое совпадение заключается в том, что Я.М. Свердлов находился в тюремном заключении с 1906 по 1909 гг., а дневник как раз описывает события за период 1908-1909 гг.</text:p>
      <text:p text:style-name="P15">Также нужно указать на то, что автор рукописи хоть по каким-то причинам и не указывает инициалы при фамилиях, иногда в его записях все-таки можно отыскать имя и отчество отдельных людей. Чаще всего они встречаются в диалогах или отдельных фразах заключенных, записанных журналистом в свой дневник.</text:p>
      <text:p text:style-name="P15"><text:soft-page-break/>Идентифицировать Свердлова помогает диалог, произошедший между Плотниковым и Зыряновым, двумя соседями по камере Чердынцева. Они обсуждали свою значимость в специально организованной группе по отлову крыс (существовала такая, возможно, еще одно средство от скуки в тюрьме). Из их диалога можно заключить, что по отчеству Свердлов был Михайловичем, и что ранее эти двое сидел с ним в Перми, когда он был начальником группы крысоловов.</text:p>
      <text:p text:style-name="P15"/>
      <text:p text:style-name="P92"><text:span text:style-name="T52">"Крысоловы по ночам также безобразничают. Интересный </text:span><text:span text:style-name="T49">диалог пришлось мне выслушать. Говорили двое: Плотников и Зырянов.</text:span></text:p>
      <text:p text:style-name="P93"><text:span text:style-name="T74">Зырянов.</text:span> Я теперь имею полное право выставить свою кандидатуру в боевой дружине не место начальника.</text:p>
      <text:p text:style-name="P87">Он был помощником начальника боевой дружины, т.е. той группы, которая ловит крыс.</text:p>
      <text:p text:style-name="P93"><text:span text:style-name="T74">Плотников.</text:span> Это почему?</text:p>
      <text:p text:style-name="P93"><text:span text:style-name="T74">Зырянов.</text:span> Как почему? Смотри, без Михалыча (Свердлова, бывшего начальника) я как его заместитель, как поставил дело. Каждую ночь сколько крыс излавливал.</text:p>
      <text:p text:style-name="P93"><text:span text:style-name="T74">Плотников.</text:span> Ты что-ли их ловишь-то? Ловят другие, ты только смотришь.</text:p>
      <text:p text:style-name="P93"><text:span text:style-name="T74">Зырянов.</text:span> Я распоряжаюсь, а от умелых распоряжений все дело зависит.</text:p>
      <text:p text:style-name="P93"><text:span text:style-name="T74">Плотников.</text:span> Чего ты распоряжаешься? Наплевать на твои распоряжения. Без тебя гораздо лучше ловить. Я один гораздо больше ловлю. Вчера я один словил четырех крыс. А раньше еще трех. Всех крыс словил я, ты только смотришь.</text:p>
      <text:p text:style-name="P93"><text:span text:style-name="T74">Зырянов.</text:span> Да, и я ловлю. В Перми, помнишь, когда сидели, сколько я налавливал!</text:p>
      <text:p text:style-name="P78"><text:span text:style-name="T60">Плотников.</text:span><text:span text:style-name="T52"> Ого! В Перми! Когда мы в Перми-то сидели, я палачом был, я весил крыс и давил. А ты еще этого не проделывал. Нет, брат, в начальники-то мне надо идти."</text:span><text:note text:id="ftn76" text:note-class="footnote"><text:note-citation>1</text:note-citation><text:note-body><text:p text:style-name="P3"><text:span text:style-name="Footnote_20_Symbol"><text:span text:style-name="T4">ЦДООСО. Ф. 221. Оп. 2. Д. 11а. Л. 65-65об.</text:span></text:span></text:p></text:note-body></text:note></text:p>
      <text:p text:style-name="P15"/>
      <text:p text:style-name="P15">Это последние совпадения доказывают, что в своем дневнике Чердынцев действительно описал того самого Свердлова Якова Михайловича. Отчество подходит, <text:s/>место его первоначального ареста и заключения (Пермь) тоже соответствует биографии.</text:p>
      <text:p text:style-name="P15">Есть, правда, еще одно подтверждение, только уже не из дневника. В конце своей автобиографии, написанной под конец жизни, Чердынцев указал людей, которые знают его и могут за него поручиться. Среди них есть и Я.М. Свердлов.</text:p>
      <text:p text:style-name="P15"/>
      <text:p text:style-name="P21">"Меня знают в работе, а не по простому знакомству, следующие товарищи в партии:</text:p>
      <text:p text:style-name="P21">С.Б. Чуцкаев, примерно с конца прошлого столетия.</text:p>
      <text:p text:style-name="P21">Новгородцева К.Т. с 1904-5 гг. (с ее мужем Свердловым Я.М. я работал и в тюрьме сидел вместе)."<text:note text:id="ftn77" text:note-class="footnote"><text:note-citation>2</text:note-citation><text:note-body><text:p text:style-name="P5">Там же. Д. 11б. Л. 7.</text:p></text:note-body></text:note></text:p>
      <text:p text:style-name="P21"/>
      <text:p text:style-name="P28">Основываясь на этом можно заключить, что у Чердынцева были со Свердловым может быть и не дружеские, но хотя бы "товарищеские" отношения. Возможно, что первое их знакомство произошло именно в тюрьме.</text:p>
      <text:p text:style-name="P28">Правда, согласно записям Чердынцева, в тюрьме ему этот знакомый не был приятен. Любое упоминание Свердлова в дневнике представляет собой критическое замечание по поводу личности этого человека.</text:p>
      <text:p text:style-name="P28">К примеру, в первую очередь Яков Михайлович упоминается как человек, который всегда стоит в одном ряду с такими "хулиганами" как уже упомянутые Поляков, <text:soft-page-break/>Ляпустин, Маньяков. Впрочем, Свердлов в отличие от них, похоже, не позволял себе проделывать какие-либо неприятные шутки с Чердынцевым. Видимо, он, несмотря на свою молодость, был даже гораздо более сдержанным человеком, но постоянно был настроен против бывшего издателя журнала "Общество".</text:p>
      <text:p text:style-name="P26">Интересное и более или менее емкое описание Свердлова можно встретить ближе к концу дневника. Там Чердынцев пишет про очередной скандал среди политических заключенных Екатеринбургской тюрьмы. Скандалы эти были частым явлением. Люди делились на различные противоборствующие фракции, и начиналась затяжная ссора, которая могла принимать вид чуть ли не настоящего официального разбирательства. Чердынцеву в этой ситуации предоставлялась прекрасная возможность понаблюдать, как ведут себя отдельные "политики" во всем этом "балагане".</text:p>
      <text:p text:style-name="P43">В середине февраля 1909 г. в политическом отделении тюрьмы начался очередной подобный скандал, на примере которого не только можно получить некоторое представление о личностях "политиков", но и узнать, чем занимались репрессированные революционеры в тюрьме.</text:p>
      <text:p text:style-name="P43">Скандал стартовал с ссоры между обитателями камер N 9 и N 8. В камере N 9 сидели социал-демократы, возглавляемые Теодоровичем, который был членом РСДРП. В камере N 8 находились эсеры, во главе с Колокольниковым. Соседство с социалистами-революционерами очень сильно тяготило население камеры N 9, т.к. Колокольников имел привычку устраивать шумные игры, мешающие спать и работать. Очень долго Колокольникову предъявлялись требования прекратить безобразия, но он не реагировал.</text:p>
      <text:p text:style-name="P43">Однажды Колокольникова перевели из общей камеры N 8 в одиночку. Эсеры тут же объявили, что администрация тюрьмы сделала это, основываясь на доносе со стороны Теодоровича и всех остальных обитателей камеры N 9. Так начался еще один <text:s/>скандал в политическом отделении, в котором принял участие и Свердлов.</text:p>
      <text:p text:style-name="P43"/>
      <text:p text:style-name="P48"><text:span text:style-name="T61">"История из-за Колокольникова разрастается. Противники девятой камеры избрали особую комиссию, которая составила следственный материал по этому делу и пустила его по всем камерам для обсуждения и заключения.</text:span> [...]<text:span text:style-name="T61"> N 9 объявила, что не входит ни в какую фракцию и не с кем объяснятся по этому делу, считая себя правой, и не считая всех несогласных с ней за товарищей, никакого суда над собой не признает и ни чьим мнением не </text:span><text:span text:style-name="T66">интересуется. [...]</text:span><text:span text:style-name="T51"> </text:span><text:span text:style-name="T49">Вообще, Теодорович хулиган форменный, хотя и был членом ЦК РСДРП. По такому типу можно определенно судить, могла ли существовать эта партия в качестве политической силы. - Раз не по-моему, плюю на всех и все. А хорошо ли я делаю, это тоже никого не касается. - Вот правило, которым он руководствуется. Хотя вся эта грязь нисколько не касается Свердлова, сидящего в крепости, но он поспешил объявить, что "солидаризируется" с N 9. И теперь он прыгает от волчка к волчку, агитируя за то, чтобы следственный материал никто </text:span><text:span text:style-name="T48">не читал. Еще бы! Ведь дело идет о цекисте! Как же иначе Свердлов может поступать? Вообще, это грязный</text:span><text:span text:style-name="T50"> [...] </text:span><text:span text:style-name="T48">по натуре, не боевик."</text:span><text:span text:style-name="T50"><text:note text:id="ftn78" text:note-class="footnote"><text:note-citation>1</text:note-citation><text:note-body><text:p text:style-name="P3"><text:span text:style-name="Footnote_20_Symbol"><text:span text:style-name="T4">ЦДООСО. Ф. 221. Оп. 2. Д. 11а. Л. 347об-348об.</text:span></text:span></text:p></text:note-body></text:note></text:span></text:p>
      <text:p text:style-name="P43"/>
      <text:p text:style-name="P43">(Когда Я.М. Свердлов являлся до своего ареста руководителем Уральского областного комитета РСДРП, ему подчинялись и боевые организации партии. Возможно, фразой "не боевик" Чердынцев пытался сказать, что Свердлов не подходил для управления подобными формированиями.)</text:p>
      <text:p text:style-name="P43"/>
      <text:p text:style-name="P43"><text:soft-page-break/>Упомянутый Теодорович являлся Иваном Адольфовичем Теодоровичем (1875-1937 гг.). Родился в Смоленске, учился там в гимназии, из которой его выгнали за знакомство с дарвинизмом и социализмом. Несмотря на это ему удалось поступить на естественный факультет Московского университета, где он учился с 1894 по 1900 гг. Уже тогда Теодорович участвовал в студенческих волнениях. С 1902 г. он стал профессиональным революционером, членом Московского комитета РСДРП, занимался пропагандой и агитацией. В 1905 г. бежал за границу, в Женеве сблизился с В.И. Лениным, в конце 1905 г. вернулся в Россию, действовал в Петербурге. Теодорович был кандидатом на выборах во 2-ую и 3-ю Государственную Думы, участвовал в разработке аграрной программы большевиков. В 1907 г. его избрали членом ЦК РСДРП. В качестве представителя ЦК Теодорович прибыл на Урал.</text:p>
      <text:p text:style-name="P43"/>
      <text:p text:style-name="P43"><text:span text:style-name="T61">"На состоявшемся в августе 1907 г. совещании работников военных и боевых организаций Урала были приняты наряду с правильными и ряд неверных решений.</text:span> [...]<text:span text:style-name="T61"> Все это серьезно обеспокоило большевистский центр, и зимой 1908 г. его представитель И.А. Теодорович, посетив ряд партийных организаций Урала, рекомендовал распустить их боевые дружины."</text:span><text:span text:style-name="T61"><text:note text:id="ftn79" text:note-class="footnote"><text:note-citation>1</text:note-citation><text:note-body><text:p text:style-name="P7">История Урала в период капитализма... - С. 347-348.</text:p></text:note-body></text:note></text:span></text:p>
      <text:p text:style-name="P39"/>
      <text:p text:style-name="P43"><text:s/>В феврале 1908 г. он был арестован в Екатеринбурге и осужден на 4 года каторги. Сначала он отбывал свой срок в Екатеринбургской тюрьме, об этом упоминается в его записях.</text:p>
      <text:p text:style-name="P43"/>
      <text:p text:style-name="P43"><text:span text:style-name="T61">"В то время на воле царили апатия и уныние, - писал И.А. Теодорович, агент ЦК, арестованный на Урале в 1908 г., - за стенами тюрьмы кипела политическая жизнь, царило бодрое настроение и неутомимая деятельность. Не наблюдалось ни одного случая ходатайства о помиловании. Это очень показательно для Урала."</text:span><text:note text:id="ftn80" text:note-class="footnote"><text:note-citation>2</text:note-citation><text:note-body><text:p text:style-name="Footnote">Очерки истории коммунистических организаций... - С. 144.</text:p></text:note-body></text:note></text:p>
      <text:p text:style-name="P43"/>
      <text:p text:style-name="P43"><text:s/>Затем, в 1909 г., Теодоровича перевели в Пермские арестантские роты, в 1911 г. - в Александровский централ.</text:p>
      <text:p text:style-name="P43">До 1917 г. Теодорович продолжал заниматься политической деятельностью как член партии большевиков. После октябрьский событий 1917 г. он вошел в состав Совета народных комиссаров, стал наркомом по делам продовольствия. Теодорович был сторонником многопартийного советского правительства, подписал 4 ноября 1917 г. заявление о несогласии с линией большинства ЦК и выходе из Совнаркома. В январе 1918 г. он уехал в Сибирь к родственникам, был арестован белогвардейцами, но бежал и принял участие в гражданской войне на стороне советского правительства.</text:p>
      <text:p text:style-name="P43">В период с 1920 по 1930 гг. занял должности заместителя наркома земледелия, директора Международного аграрного института, генерального секретаря Крестьянского интернационала. Со всех этих постов его сняли в 1930 г. в связи с "делом" Трудовой крестьянской партии (поддерживал ученых-аграрников).</text:p>
      <text:p text:style-name="P43">После этого Теодорович все-таки продолжал участвовать в деятельности партии, даже присутствовал на некоторых съездах. Он известен как член Общества бывших политкаторжан и ссыльнопоселенцев, был редактором журнала "Каторга и ссылка".</text:p>
      <text:p text:style-name="P43"><text:span text:style-name="T50">В 1937 г. Теодорович был арестован и расстрелян.</text:span><text:span text:style-name="T50"><text:note text:id="ftn81" text:note-class="footnote"><text:note-citation>3</text:note-citation><text:note-body><text:p text:style-name="P6">Розенталь И. Теодорович Иван Адольфович // Политические партии России. Конец XIX - первая треть XX века. Энциклопедия. - М., 1996. - С. 604-605.</text:p></text:note-body></text:note></text:span></text:p>
      <text:p text:style-name="P39"/>
      <text:p text:style-name="P43"><text:soft-page-break/>В ходе скандала, происходившего вокруг истории с Колокольниковым, стороны обменивались письмами, в которых приводились различные доказательства в защиту их позиции. Отдельные люди, не связанные с конфликтом, тоже могли посылать письма со своим мнением по данному вопросу. Чердынцеву предложили высказаться подобным образом, и он не стал отказываться. В итоге политическое отделение Екатеринбургской тюрьмы узнало, что журналист думает о происходящем в среде "политиков".</text:p>
      <text:p text:style-name="P43">Это письмо не пропало, оно стало частью рукописи "Екатеринбургская тюрьма", а также и своеобразными выводами Чердынцева о личных характеристиках участников конфликта в общем.</text:p>
      <text:p text:style-name="P43"/>
      <text:p text:style-name="P48"><text:span text:style-name="T49">"Как социалист, я отношусь с осуждением к обоим спорящим сторонам. Иначе и относится невозможно, раз товарищи не желают внимательно исследовать дело и обратиться в соответствующей делу форме за разъяснением к той же тюремной администрации, по чьей просьбе был уведен Колокольников.</text:span><text:span text:style-name="T52"> [...] </text:span><text:span text:style-name="T49">Мало того, ни та, ни другая сторона не пожелали воспользоваться средствами к примирению, предложенными каждой из них. Зато с величайшей готовностью все поспешили заговорить о взаимном бойкоте, исключении из коммуны, полном разрыве товарищеских отношений. Так дешево ценятся ими товарищеские связи.</text:span><text:span text:style-name="T52"> </text:span>[...] <text:span text:style-name="T61">Товарищи спешат, не дожидаясь, что скажет крепость сама, забежать к ней со своим мнением и, не доверяя ей, заблаговременно грозят, что снисходительное отношение ее к противнику будет принято 9-й камерой за глубочайшее оскорбление. Это ли не достойный социалистов прием агитации!</text:span></text:p>
      <text:p text:style-name="P48">[...] <text:span text:style-name="T62">Я думаю, что вижу одно из неопровержимых доказательств того, как еще много нужно товарищам поработать над собой, над своими взглядами, своими настроениями, чтобы носить имя социалиста и идти за него в тюрьму, в ссылку, на каторгу, по убеждению, а не по недоразумению. На воле ведь товарищи держат себя так же, как сейчас в тюрьме."</text:span><text:note text:id="ftn82" text:note-class="footnote"><text:note-citation>1</text:note-citation><text:note-body><text:p text:style-name="P3"><text:span text:style-name="Footnote_20_Symbol"><text:span text:style-name="T4">ЦДООСО. Ф. 221. Оп. 2. Д. 11а. Л. 358-359.</text:span></text:span></text:p></text:note-body></text:note></text:p>
      <text:p text:style-name="P43"/>
      <text:p text:style-name="P43">Такой поступок говорит о том, что Чердынцев не привык молча смотреть на ситуацию, просто сидеть в углу и записывать свои мысли в дневник. Он был не только наблюдателем, но и участником, который совершал поступки и отдавал себе отчет в том, что их последствия неизбежны. И эти последствия <text:s/>не замедлили проявить себя, т.к. содержание письма Чердынцева обладало не слишком приятной для самолюбия политических заключенных информацией.</text:p>
      <text:p text:style-name="P39"/>
      <text:p text:style-name="P40">"Мое письмо обошло все камеры кроме 9-й и к вечеру возвратилось ко мне. Вызвало оно везде большое неудовольствие, которое может повести к разрыву сношений со всей политикой.</text:p>
      <text:p text:style-name="P40">На вечерней прогулке ко мне подошел Зырянов и сказал:</text:p>
      <text:p text:style-name="P40">- Зачем вы такое письмо написали? 9-я камера его еще не читала, но может потребовать для прочтения, и тогда вам будет грозить не только бойкот, а еще кое-чего похуже, так как Теодорович хочет сообщить на волю, чтобы <text:span text:style-name="T49">и там наказали непослушных. Равным образом тем же грозит Свердлов. Особенно, по отношению к вам.</text:span></text:p>
      <text:p text:style-name="P39">Чем запугать меня захотели. На меня решительно никакого впечатления не производят страшные слова, даже и не такой <text:span text:style-name="T66">[...]</text:span>, как Свердлов. Вся эта манера Свердлова и т.п. авантюристов изображать из себя что-то важное, имеющее силу и вес везде, могущее карать и миловать, я считаю за признак низости ума и сердца, и <text:soft-page-break/>потому так третирую всех этих людишек. Зырянов было рассказал, что еще раньше в дни первого переселения в одиночку N 9 Свердлов во все услышанье говорил, что проучит меня и т.д. А я еще снисходил до приличных отношений с этой дрянью! Больше этого не будет. Всем будет указано их место."<text:note text:id="ftn83" text:note-class="footnote"><text:note-citation>1</text:note-citation><text:note-body><text:p text:style-name="P3"><text:span text:style-name="Footnote_20_Symbol"><text:span text:style-name="T4">ЦДООСО. Ф. 221. Оп. 2. Д. 11а. Л. 359-359об.</text:span></text:span></text:p></text:note-body></text:note></text:p>
      <text:p text:style-name="P39"/>
      <text:p text:style-name="P43">Это пример того, как Чердынцев не только описывает жизнь политических заключенных в тюрьме, но и подвергает ее анализу, делает выводы, которые подкрепляет доказательствами, примерами из конкретных ситуаций. Естественно, негативные эмоции, возмущение, тоже играли роль. Однако, все-таки свои суждения Чердынцев как и любой опытный журналист старается строить не на впечатлениях, а на фактах, наблюдениях.</text:p>
      <text:p text:style-name="P43">В пользу объективности Чердынцева говорит то,что он не придерживался в своих описаниях, занесенных в дневник, принципа партийности, который стал столь популярен при новой власти. Ему определенно было известно, что те же Свердлов и Теодорович принадлежат к партии РСДРП, куда входил и он сам. И несмотря на это, Чердынцев все равно достаточно честно написал о нелицеприятных сторонах личности этих людей.</text:p>
      <text:p text:style-name="P43">Возможно, конечно, в те годы критика в адрес товарищей по партии не считалась у большевиков проявлением нелояльности, или же на это не обращали особого внимания.</text:p>
      <text:p text:style-name="P43"/>
      <text:p text:style-name="P43">Весь текст, который был приведен выше, повествует о не слишком "симпатичных", с точки зрения Чердынцева, людях, обладающих минимумом моральных ценностей и максимумом отрицательных черт характера. Но автор рукописи "Екатеринбургская тюрьма" писал не только о неприятных или вовсе ненавистных ему "политиках". Среди массы политических заключенных ему удавалось найти тех, кто мог бы, опять же по его мнению, считаться достойным звания политика и просто взрослого человека. Так что дневник нельзя назвать собранием исключительно "черного пиара" о сторонниках радикальных партий, хотя в некоторых случаях такое впечатление о дневнике можно считать оправданным.</text:p>
      <text:p text:style-name="P43"/>
      <text:p text:style-name="P43">Стоит заметить, что не только Чердынцев отрицательно оценивал поведение политических заключенных в тюрьме и подробно описывал это. Известны и опубликованы, например, воспоминания А.С. Локермана (1880-1937 гг.), члена РСДРП, который в 1906 г. был арестован в Екатеринославе и некоторое время провел в местной тюрьме. Об этом, о тюрьме и населяющих ее политических заключенных, он и написал в своих воспоминаниях. Это произошло уже намного позже самих событий, и у Локермана было много времени, чтобы обдумать свои мысли. Как и Чердынцев он отметил ряд недостойных политика черт характера у невольников Екатеринослава.</text:p>
      <text:p text:style-name="P43"/>
      <text:p text:style-name="P43"><text:span text:style-name="T61">"Еще недавно политические представляли сплоченный, единый и авторитетный коллектив. Теперь этот коллектив пережил агонию, он умирал естественной смертью, хотя никто на него не покушался.</text:span> <text:span text:style-name="T50">[...] </text:span><text:span text:style-name="T48">Были "мы", политические обычного, старинного типа, и "они" - это новая формация боевиков и экспроприаторов разных мастей.</text:span><text:span text:style-name="T50"> [...] </text:span><text:span text:style-name="T48">"Мы", попадая в тюрьму, стремились заниматься.</text:span><text:span text:style-name="T50"> [...] </text:span><text:span text:style-name="T48">"Они" обычно ничего не читали и относились с подчеркиваемым презрением к учености.</text:span><text:span text:style-name="T50"> [...] </text:span><text:span text:style-name="T48">Целые дни играл они в карты и отвлекались от этого занятия, главным образом, для того, чтобы "фабриковать" себе "шпаера" (револьверы).</text:span><text:span text:style-name="T50"> [...] </text:span><text:span text:style-name="T48">Мы стремились держаться с чинами администрации корректно, но без фамильярности. Мы сами не ругались и не позволяли надзирателям и </text:span><text:soft-page-break/><text:span text:style-name="T48">уборщикам сквернословить на наших коридорах. </text:span><text:span text:style-name="T50">[...]</text:span><text:span text:style-name="T48"> Они были с надзирателями "запанибрата", здоровались с ними за руку и дружески похлопывали друг друга по плечу. Как бы в пику нам, они громко и с особенным вкусом и залихватской удалью "матюкались"."</text:span><text:span text:style-name="T48"><text:note text:id="ftn84" text:note-class="footnote"><text:note-citation>1</text:note-citation><text:note-body><text:p text:style-name="P7">История терроризма в России в документах, биографиях, исследованиях. - Ростов-на-Дону, 1996. - С. 400-408.</text:p></text:note-body></text:note></text:span></text:p>
      <text:p text:style-name="P43"/>
      <text:p text:style-name="P43">Одним из примеров "хорошего" политического заключенного в рукописи Чердынцева является Ушаков. Это был социал-демократ, избранный по городской курии от Екатеринбурга на губернский съезд выборщиков во 2-ую Государственную Думу. Чердынцев употребляет по отношению к этому человеку слово "депутат" (конечно, после ареста он потерял подобный статус). Ушаков не слишком долго пробыл в тюрьме одновременно с Чердынцевым и вскоре был выпущен на свободу, наверное, поэтому в дневнике о нем написано не слишком много. Зато есть некоторые его любопытные идеи о религии, которые Чердынцев, возможно, разделял, раз решил занести их в свою рукопись.</text:p>
      <text:p text:style-name="P43"/>
      <text:p text:style-name="P40">"Ушаков доказывал, что раз неверующий пришел в церковь, он должен подчиняться общей дисциплине и даже креститься и кланяться и ко кресту прикладываться.</text:p>
      <text:p text:style-name="P48">[...]</text:p>
      <text:p text:style-name="P94"><text:span text:style-name="T61">- Я против того, чтобы религию искоренять и бороться с ней, - говорил Ушаков. - Она отжила свой век и незаметно сама собой сойдет со сцены окончательно. </text:span><text:span text:style-name="T48">И себя ведь я держу так, как сегодня. Если я приду в лютеранскую церковь или католическую, и если мне скажут, что обязательно проделывать всю церемонию, раз я пришел, я буду проделывать, креститься, кланяться. Если попаду в еврейскую синагогу, и там буду держать себя, как мне укажут."</text:span><text:span text:style-name="T50"><text:note text:id="ftn85" text:note-class="footnote"><text:note-citation>2</text:note-citation><text:note-body><text:p text:style-name="P3"><text:span text:style-name="Footnote_20_Symbol"><text:span text:style-name="T4">ЦДООСО. Ф. 221. Оп. 2. Д. 11а. Л. 11-12.</text:span></text:span></text:p></text:note-body></text:note></text:span></text:p>
      <text:p text:style-name="P43"/>
      <text:p text:style-name="P43">Даже среди соседей по камере, большинство из которых получило в дневнике отрицательные характеристики, Чердынцев нашел одного человека, имеющего все достоинства порядочного человека. Таким человеком был уже упомянутый в одной из выписок Зырянов, пермский социал-демократ.</text:p>
      <text:p text:style-name="P43"/>
      <text:p text:style-name="P44"><text:span text:style-name="T61">"Наиболее добропорядочным из всей оравы в нашей камере остается все же Зырянов. Я ни разу не видел с его стороны какой-либо выходки по своему адресу, грубости, зависти и т.п. Как личность, он симпатичнее других, гораздо серьезнее и честнее. Получив на днях сто рублей за возврат кассационного</text:span> <text:span text:style-name="T70">[...]</text:span> <text:span text:style-name="T61">из судебной палаты, он десять рублей отдал в товарищескую кассу, десять рублей уплатил долгу, </text:span><text:span text:style-name="T48">на остальные деньги выписал технических книг. Он серьезно работает, подготовляясь к какому-то экзамену по выходу из тюрьмы, который предстоит еще только в 1911 г."</text:span><text:span text:style-name="T50"><text:note text:id="ftn86" text:note-class="footnote"><text:note-citation>3</text:note-citation><text:note-body><text:p text:style-name="P5"><text:span text:style-name="Footnote_20_Symbol"><text:span text:style-name="T4">Там же.</text:span></text:span> Л. 116-116об.</text:p></text:note-body></text:note></text:span></text:p>
      <text:p text:style-name="P43"/>
      <text:p text:style-name="P43">Существовали и другие люди, у которых с Чердынцевым были дружеские отношения. О них в дневнике написано мало, но они, судя по записям, были, так что автор рукописи "Екатеринбургская тюрьма" жил в не полной конфронтации с заключенными политического отделения.</text:p>
      <text:p text:style-name="P43"/>
      <text:p text:style-name="P48"><text:soft-page-break/><text:span text:style-name="T61">"Вчера к нам перешла часть политиков из двадцатой камеры, которую запечатали. Среди пришедших были мои друзья Пинжаков и</text:span> <text:span text:style-name="T71">Кропанин</text:span><text:span text:style-name="T61">. Мы собрали кружок и провели все время в интимных разговорах и чтении памфлета Анатоля </text:span><text:span text:style-name="T71">Франца</text:span><text:span text:style-name="T61"> "Остров пингвинов". Я очень рад </text:span><text:span text:style-name="T48">был провести вечер среди этих милых людей и забыть свою черносотенную камеру."</text:span><text:span text:style-name="T50"><text:note text:id="ftn87" text:note-class="footnote"><text:note-citation>1</text:note-citation><text:note-body><text:p text:style-name="P5"><text:span text:style-name="Footnote_20_Symbol"><text:span text:style-name="T5">ЦДООСО. Ф. 221. Оп. 2. Д. 11а. </text:span></text:span>Л. 208-208об.</text:p></text:note-body></text:note></text:span></text:p>
      <text:p text:style-name="P43"/>
      <text:p text:style-name="P43"><text:span text:style-name="T61">"В пятницу уехал в ссылку Кропанин. Сегодня - Вас. Пинжаков. Это мои лучшие друзья в тюрьме. Я их очень любил и мне без них теперь скучно."</text:span><text:note text:id="ftn88" text:note-class="footnote"><text:note-citation>2</text:note-citation><text:note-body><text:p text:style-name="P5"><text:span text:style-name="Footnote_20_Symbol"><text:span text:style-name="T4">Там же</text:span></text:span>. Л. 360.</text:p></text:note-body></text:note></text:p>
      <text:p text:style-name="P43"/>
      <text:p text:style-name="P43">(Пинжаков и Кропанин - члены РСДРП, знавшие Чердынцева как пропагандиста еще до тюрьмы.)</text:p>
      <text:p text:style-name="P43"/>
      <text:p text:style-name="P43">Интересный факт. Из вышеуказанной выписки следует, что Чердынцев и его знакомые читали в тюрьме книгу Анатоля Франса "Остров пингвинов".</text:p>
      <text:p text:style-name="P43">Анатоль Франс - это французский писатель, сатирик, публицист и общественный деятель, который в 1900-х годах сблизился с социалистами. Его книга "Остров пингвинов" вышла в 1908 г., естественно, во Франции.<text:note text:id="ftn89" text:note-class="footnote"><text:note-citation>3</text:note-citation><text:note-body><text:p text:style-name="P7">Большая советская энциклопедия: Франс Анатоль [Электрон. ресурс]. Режим доступа: http://bigsoviet.org/Bse/STRU-YA/2801.shtml</text:p></text:note-body></text:note> И вот, уже 18 декабря 1908 г. ее читают политические заключенные в какой-то далекой от Москвы и Санкт-Петербурга российской провинции, в городе Екатеринбурге.</text:p>
      <text:p text:style-name="P43"/>
      <text:p text:style-name="P43">Политическое отделение Екатеринбургской тюрьмы было предназначено только для того, чтобы туда селили "политиков". Тем самым "революционных" арестантов изолировали от всего остального населения невольников и препятствовали распространению антиправительственных идей. Но так уж вышло, что в тюрьме больной темой являлся жилищный вопрос. Камер на всех не хватало, так что иногда вместе с "политиками" оказывались обычные заключенные, осужденные не по политическим делам.</text:p>
      <text:p text:style-name="P43">Чердынцев, соответственно, имел возможность описывать в своем дневнике и эту категорию обитателей тюрьмы.</text:p>
      <text:p text:style-name="P43"/>
      <text:p text:style-name="P91"><text:span text:style-name="T61">"Интересные типы существуют у нас в тюрьме. В камере </text:span><text:span text:style-name="T71">N 8</text:span><text:span text:style-name="T61"> нашего отделения сидит старик</text:span> <text:span text:style-name="T70">[...]</text:span> <text:span text:style-name="T61">Викуличь. Ему скоро 93 года. Выдает себя за болгарина, но, говорят, он цыган. Рассказывает, что 58 лет тому назад он был крепостным помещика Дубчинского</text:span> <text:span text:style-name="T70">[...]</text:span> <text:span text:style-name="T61">губ. Однажды сын Дубчинского за что-то стал его бить по лицу. Викулич сначала молча переносил побои, но, </text:span><text:span text:style-name="T48">наконец, не выдержал и в свою очередь ударил его по лицу три раза. За это его судили и сослали на поселение в Верхотурский уезд Пермской губ. 55 лет Викулич жил в довольстве, "царствовал", как он говорит, работая в качестве кузнеца и коновала. Три года тому назад он в пьяном виде убил своего зятя, снова судился и был приговорен к 10 годам каторжных работ, которые ему в виду его старости заменили 15 годами тюрьмы. Три года он уже отсидел, остается еще двенадцать. Викулич бодрый, крепкий на вид человек, и по наружности и бойкости никак нельзя признать, что ему чуть не сотня лет. Он жалеет лишь об одном, что его не берет смерть."</text:span><text:span text:style-name="T50"><text:note text:id="ftn90" text:note-class="footnote"><text:note-citation>4</text:note-citation><text:note-body><text:p text:style-name="P3"><text:span text:style-name="Footnote_20_Symbol"><text:span text:style-name="T4">ЦДООСО. Ф. 221. Оп. 2. Д. 11а. Л. 43-43об.</text:span></text:span></text:p></text:note-body></text:note></text:span></text:p>
      <text:p text:style-name="P43"/>
      <text:p text:style-name="P43"><text:soft-page-break/>Викулич, судя по его краткой биографии в рукописи, не является "политиком". Это просто рядовой крестьянин, которому два раза сильно не повезло в жизни. Если когда-нибудь дневник будет использован в качестве исторического источника в какой-нибудь научной работе, жизненный путь старика Викулича может служить иллюстрацией сложной судьбы обычного русского человека в Российской империи.</text:p>
      <text:p text:style-name="P43">Чаще всего Чердынцев употребляет по отношению к таким заключенным термин "крепостники", отделяя их от "политиков". Однако, иногда, слова "крепостники" или "крепость" обозначают все тюремное население вместе с "политиками".</text:p>
      <text:p text:style-name="P43">В случаях, когда Чердынцев в очередной раз приводит в своем дневнике пример неподобающего поведения своих соседей по камере, он называет "крепостниками" и их. Может быть, этим автор рассматриваемой рукописи хочет сказать, что они недостойны звания политического заключенного, ибо ведут себя как самые настоящие уголовники.</text:p>
      <text:p text:style-name="P43"/>
      <text:p text:style-name="P43">В общем, Чердынцев достаточно много написал о людях, населяющих Екатеринбургскую тюрьму, дав возможность посмотреть на известных, малоизвестных и совсем неизвестных людей в условиях тюрьмы. Пенитенциарные учреждения, как известно, предоставляют большое количество возможностей, чтобы испытать человека и открыть ранее неизвестные черты его характера.</text:p>
      <text:p text:style-name="P46"/>
      <text:p text:style-name="P71">2.2.2. <text:span text:style-name="T65">Судебные дела, смертники и революционное движение.</text:span></text:p>
      <text:p text:style-name="P14"/>
      <text:p text:style-name="P43">Всех заключенных политического отделения Екатеринбургской тюрьмы можно разделить на две группы. Первую, самая большую, группу составляли обычные "политики", отбывающие непродолжительные или длительные сроки, а вторую - смертники, т.е. заключенные, осужденные на смертную казнь и дожидавшиеся приведения приговора в действие.</text:p>
      <text:p text:style-name="P43">Смертники также всегда находились в политическом отделении, но изолированно от остального "населения", в отдельных камерах. Режим дня, установленный в тюрьме, не давал возможности контактировать с ними, поэтому они не принимали почти никакого участия в общественной жизни политического отделения.</text:p>
      <text:p text:style-name="P43">Отсюда можно сделать вывод, что эта категория заключенных не должна была попасть в дневник Чердынцева, т.к. журналист не имел возможности как-то контактировать с ними, наблюдать за ними со стороны и записать увиденное в свою рукопись. Это действительно так: в повседневной тюремной жизни Чердынцев со смертниками не "сталкивался". Но он был журналистом, писателем, который к тому же хотел в будущем написать ряд статей или, может быть, научных работ по истории революционного движения.</text:p>
      <text:p text:style-name="P43">Смертники были самыми подходящими "персонажами" для будущей истории революции, ведь они наиболее активно боролись с правящей властью, совершали тяжкие преступления во имя своих радикальных идей: проводили экспроприации (воровали или отбирали деньги), сражались с полицией (вплоть до убийства), устраивали взрывы. По сути, это были террористы, и в 1907-1909 гг. именно они символизировали революционное движение.</text:p>
      <text:p text:style-name="P43">Чердынцев не мог взять интервью у этих людей, но в его распоряжении находились другие источники сведений об ожидающих смертной казни, которыми он не стеснялся пользоваться. Информацию давали друзья и знакомые "тюремного журналиста", просто люди, что-либо знающие о смертниках и не имевшие причин скрывать свои знания. Что-то можно было взять из слухов, случайно услышанных разговоров заключенных и надзирателей, заявлений тюремного начальства. Отдельные события, произошедшие в <text:soft-page-break/>тюрьме, тоже можно было использовать в качестве подтверждений каких-либо фактов.</text:p>
      <text:p text:style-name="P43">Добытые сведения Чердынцев заносил в дневник, так что теперь в рукописи "Екатеринбургская тюрьма" можно найти биографические данные осужденных на смерть, некоторые детали разбирательства их дела в суде и, собственно, сами дела, т.е. информацию о том, что именно совершил тот или иной смертник, мотивы их действий.</text:p>
      <text:p text:style-name="P43">В первую очередь исследователь рукописи "Екатеринбургская тюрьма" найдет именно записи о заседаниях военно-окружного суда.</text:p>
      <text:p text:style-name="P43">Военно-окружные суды заменили собой действующие во время 1-ой русской революции военно-полевые суды, которые при упрощенной ("скорострельной") системе судопроизводства вынесли много смертных приговоров активным участникам революционного движения. По сути, военно-окружные суды продолжили политику террора. К рассмотрению дел обвиняемых в государственных преступлениях привлекались члены командного состава армии и флота.</text:p>
      <text:p text:style-name="P43">Во многих случаях переписка по поводу смертной казни велась тайно. То же самое относилось и к самим смертным казням. Смертные приговоры старались исполнять тихо, опасаясь возмущения в народе.<text:note text:id="ftn91" text:note-class="footnote"><text:note-citation>1</text:note-citation><text:note-body><text:p text:style-name="Footnote">Гернет М.Н. История царской тюрьмы: в 5-ти т. Т. 4. - М., 1962. - С. 109-123.</text:p></text:note-body></text:note></text:p>
      <text:p text:style-name="P43">Заключенных, ожидающих приведения в исполнение смертного приговора окутывала тайна, и Чердынцев старался раскрыть эту тайну, прежде всего, собирая информацию о той организации, куда люди попадали арестованными, а выходили смертниками.</text:p>
      <text:p text:style-name="P43">Поначалу записи о работе военно-окружного суда представляют собой небольшие по объему заметки, кратко и четко сообщающие, кого судили, за что и какой приговор вынесли в итоге.</text:p>
      <text:p text:style-name="P43"/>
      <text:p text:style-name="P91"><text:span text:style-name="T61">"На прогулке вечером, сообщили, что сегодня военный суд </text:span><text:span text:style-name="T48">рассмотрел дело режевенских рабочих</text:span><text:span text:style-name="T50"> </text:span><text:span text:style-name="T53">[...]</text:span><text:span text:style-name="T48"> (он же Четвериков), Круглова, Сергеева и Тюменева, обвиняемых в принадлежности к лбовской организации и совершении тройного убийства с целью ограбления. Первые трое приговорены к повешению, четвертый - извозчик, возивших их, оправдан."</text:span><text:span text:style-name="T50"><text:note text:id="ftn92" text:note-class="footnote"><text:note-citation>2</text:note-citation><text:note-body><text:p text:style-name="P3"><text:span text:style-name="Footnote_20_Symbol"><text:span text:style-name="T4">ЦДООСО. Ф. 221. Оп. 2. Д. 11а. Л. 13-13об.</text:span></text:span></text:p></text:note-body></text:note></text:span></text:p>
      <text:p text:style-name="P43"/>
      <text:p text:style-name="P43">Уже потом, ближе к середине дневника, сведения о военно-окружном с суде становятся более подробными. Автор старается собрать как можно больше информации о рассматриваемом деле, самостоятельно разобраться в доступных материалах следствия и проанализировать, оценить работу этого учреждения. В центре внимания оказываются судьи, присяжные, адвокаты (присяжные поверенные), следователи и подсудимые.</text:p>
      <text:p text:style-name="P43"/>
      <text:p text:style-name="P42">"Заметка о суде над девятью красноуфимцами, обвинявшимися в покушении на жизнь вахмистра Иванова (10 декабря 1908 г.).</text:p>
      <text:p text:style-name="P40">Следствие на суде велось халатно. Большинство судей спало. Часть защитников тоже вроде этого. Защитников было всего на всего двое.</text:p>
      <text:p text:style-name="P48">[...]</text:p>
      <text:p text:style-name="P43"><text:span text:style-name="T61">В день суда 10 декабря, после того как вынесен был приговор, со стороны подсудимых послышались негодующие и протестующие голоса. При чем все это выразилось в сильных формах. Судьи стояли тут же и изображали на своих лицах равнодушие, даже улыбались. Суд постановил ходатайствовать о смягчении участи </text:span><text:soft-page-break/><text:span text:style-name="T61">осужденных."</text:span><text:note text:id="ftn93" text:note-class="footnote"><text:note-citation>1</text:note-citation><text:note-body><text:p text:style-name="P5"><text:span text:style-name="Footnote_20_Symbol"><text:span text:style-name="T4">ЦДООСО. Ф. 221. Оп. 2. Д. 11а. </text:span></text:span>Л. 181-181об.</text:p></text:note-body></text:note></text:p>
      <text:p text:style-name="P43"/>
      <text:p text:style-name="P43">Несмотря на военный характер судебного разбирательства, подсудимые имели право на услуги защитника, т.е. присяжного поверенного. Защитник предоставлялся государством бесплатно, и это в общем-то характеризует судебную систему Российской империи как приближенную к стандартам "цивилизованности": даже тем, кого законодательство рассматривало в качестве военных преступников, оказывалась юридическая помощь. Однако Чердынцев отметил ряд недостатков в работе государственных адвокатов, один из которых заключался именно в том, что они предоставлялись правительственными учреждениями и не получали никакого денежного вознаграждения от своих подзащитных.</text:p>
      <text:p text:style-name="P43">Из этих же высказываний Чердынцева можно узнать его отношение к самим подсудимым, молодым революционерам, которые по его мнению являлись слишком безрассудными и неопытными, чтобы вести борьбу с правящим режимом. Журналист не испытывал к ним неприязни, как он это делал в отношении вышеупомянутых соседей по камере. Скорее, Чердынцев жалел всю эту молодежь. Они загубили свою жизнь, совершив действие, которое в лучшем случае не приносило пользы революции, а в худшем – только дискредитировало сторонников социалистического пути.</text:p>
      <text:p text:style-name="P43"/>
      <text:p text:style-name="P48"><text:span text:style-name="T61">"Исход сегодняшнего суда еще неизвестен. У некоторых, </text:span><text:span text:style-name="T49">самых главных подсудимых превосходный материал для защиты, но они не сумеют воспользоваться, все надеясь на адвоката. Адвокат же бесплатный и работать не станет.</text:span><text:span text:style-name="T52"> [...] </text:span><text:span text:style-name="T49">Мне, например, кажется, что не должно быть ни одного смертного приговора, или, в худшем случае, один - стрелявшему и попавшему в солдата. А ждут не меньше трех смертных приговоров!</text:span><text:span text:style-name="T52"> [..]</text:span><text:span text:style-name="T50"> </text:span><text:span text:style-name="T48">Но мне всегда было жаль этой молодежи, которая не умеет ничего сделать для своей защиты и спасения на суде. Физическая борьба - вот все, о чем они думают и к чему больших способностей однако не обнаруживают, иначе так глупо не попадались бы. Разве таким людям вести социалистическую борьбу!"</text:span><text:span text:style-name="T50"><text:note text:id="ftn94" text:note-class="footnote"><text:note-citation>2</text:note-citation><text:note-body><text:p text:style-name="P5"><text:span text:style-name="Footnote_20_Symbol"><text:span text:style-name="T4">Там же</text:span></text:span>. Л. 102об-103об.</text:p></text:note-body></text:note></text:span></text:p>
      <text:p text:style-name="P43"/>
      <text:p text:style-name="P43"><text:span text:style-name="T63">"Примечание I.</text:span><text:span text:style-name="T61"> Настоящая сессия военно-окружного суда не имела «своего» защитника. Поэтому защита всех лиц, просивших казенного защитника, была поручена местной адвокатуре. Адвокатуре же было поручено распределение между собой подзащитных лиц."</text:span><text:note text:id="ftn95" text:note-class="footnote"><text:note-citation>3</text:note-citation><text:note-body><text:p text:style-name="P5"><text:span text:style-name="T75">Там же</text:span>. Л. 128.</text:p></text:note-body></text:note></text:p>
      <text:p text:style-name="P43"/>
      <text:p text:style-name="P43">Чердынцев в некоторых случаях указывает даже эмоциональный настрой участников судебного разбирательства, их отношение к происходящему.</text:p>
      <text:p text:style-name="P43"/>
      <text:p text:style-name="P43"><text:span text:style-name="T61">"На суде держали себя все спокойно. Только Михалев как будто был немного рассеян или взволнован. На него по всей вероятности подействовала обстановка, пуговицы, погоны, а также может быть мучила совесть перед товарищами. От последнего слова за исключением</text:span> [...] <text:span text:style-name="T61">все отказались."</text:span><text:note text:id="ftn96" text:note-class="footnote"><text:note-citation>4</text:note-citation><text:note-body><text:p text:style-name="P5"><text:span text:style-name="Footnote_20_Symbol"><text:span text:style-name="T4">Там же.</text:span></text:span> Л. 299.</text:p></text:note-body></text:note></text:p>
      <text:p text:style-name="P43"/>
      <text:p text:style-name="P43">Своеобразные заметки о военно-окружном суде постепенно перерастают в попытки журналиста самому выяснить все детали следствия и определить <text:soft-page-break/>справедливость вынесенных приговоров, установить вину или невиновность подсудимых. Таким образом, в рукописи "Екатеринбургская тюрьма" начинают обнаруживаться небольшие справочные данные о каждом смертнике. Их содержание представляет собой, прежде всего, сжатый следственный материал.</text:p>
      <text:p text:style-name="P43"/>
      <text:p text:style-name="P48"><text:span text:style-name="T63">"Бабошин</text:span><text:span text:style-name="T61"> Ив. Обвинялся в нападении на сборщика винных лавок в соучастии с лицами (из коих на скамье подсудимых попался лишь один Тельнев). Денег не взято. Само нападение произошло, кажется 12 ноября </text:span><text:span text:style-name="T48">1907 г. Арестован в Екатеринбурге спустя 2 ½ недели после нападения. Сопротивления при аресте не оказал. На скамью подсудимых попал лишь благодаря тому, что полицией было установлено участие в нападении Тельнева. Последний же под давлением полиции указал на Бабошина, как на соучастника. Впоследствии Бабошина уличили ямщики, возившие его и Ко до экса и после в пределах соседних деревень с места нападения. Приговор объявлен 19 ноября. Ему 24-25 лет. По убеждениям анархист-индивидуалист."</text:span><text:span text:style-name="T50"><text:note text:id="ftn97" text:note-class="footnote"><text:note-citation>1</text:note-citation><text:note-body><text:p text:style-name="P5"><text:span text:style-name="Footnote_20_Symbol"><text:span text:style-name="T5">ЦДООСО. Ф. 221. Оп. 2. Д. 11а. </text:span></text:span>Л. 124об-125.</text:p></text:note-body></text:note></text:span></text:p>
      <text:p text:style-name="P43"/>
      <text:p text:style-name="P43">Уже потом эти небольшие кусочки текста становятся более продолжительными по объему. В них рассказываются некоторые детали из жизни осужденного, которые могут быть связаны с формированием у него радикальных идей.</text:p>
      <text:p text:style-name="P43">Как видно из вышеприведенной выписки, Чердынцев снабжает биографические заметки специальным оформлением: в начале абзаца пишет фамилию и имя человека, подчеркивает их. Автор рукописи не записывал сведения просто так, он старался структурировать подобные записи, выделить из всего остального текста, чтобы потом легко найти их и использовать в будущих своих работах.</text:p>
      <text:p text:style-name="P43"/>
      <text:p text:style-name="P91"><text:span text:style-name="T63">"Вячеслав Кругляшов.</text:span><text:span text:style-name="T61"> Во время последней англо-бурской войны (1899-1902) Вячеслав бежал из родительского дома к бурам. Добрался до Севастополя и тайком сел на отходящий заграничный корабль, где и был задержан севастопольским полицмейстером. Приблизительно через полгода после побега он был привезен отцом домой. Причиной к побегу было не столько сочувствие к бурам, но также и скверное отношение к нему отца.</text:span> [...]<text:span text:style-name="T52"> </text:span><text:span text:style-name="T49">Когда В.К. бежал к бурам, то он учился в 5-ом классе Екатеринбургской гимназии, которую ему так и не пришлось кончать, хотя он и стремился к этому все время. В гимназии он учился хорошо и пользовался симпатиями товарищей-соучеников. Некоторые товарищи, знавшие про намерение бежать, помогли </text:span><text:span text:style-name="T48">ему материально. Конечно, ему денег не хватило даже на четверть дороги в Севастополь, не то что до буров. Так что остальную часть дороги он ехал полуголодным и зайцем."</text:span><text:span text:style-name="T50"><text:note text:id="ftn98" text:note-class="footnote"><text:note-citation>2</text:note-citation><text:note-body><text:p text:style-name="P5"><text:span text:style-name="Footnote_20_Symbol"><text:span text:style-name="T4">Там же</text:span></text:span>. Л. 221об-223.</text:p></text:note-body></text:note></text:span></text:p>
      <text:p text:style-name="P43"/>
      <text:p text:style-name="P43">Все эти материалы не сконцентрированы в одном месте, а разбросаны по дневнику в виде малых и больших отрывков текста. Когда у Чердынцева оказывалась "в руках" интересная информация, он тут же заносил ее в рукопись. У него даже имелись постоянные информаторы, которые снабжали его сведениями о следствии над очередными потенциальными смертниками, о самих подследственных или о революционном движении, с которым они были связаны.</text:p>
      <text:p text:style-name="P43"><text:span text:style-name="T50">Иногда Чердынцев упоминает свои "живые" источники в дневнике, но, по-видимому, в целях конспирации обозначает их в виде одной буквы, попросту не называет их имена или же намерено их не пишет, т.е. </text:span>на том месте, где должно быть указано имя, стоит явный пропуск.</text:p>
      <text:p text:style-name="P43"><text:soft-page-break/></text:p>
      <text:p text:style-name="P40">"Я попросил В. рассказать мне, что он знает о деятелях революционного движения на Урале. Он сделал кислую мину и сказал:</text:p>
      <text:p text:style-name="P94"><text:span text:style-name="T61">- Хорошо, что знаю, расскажу. Но знаю я очень немного. При том ставлю одно условие. Я не могу назвать вам имен деятелей. Во-первых, я и сам многих имен не знаю, во-вторых, без их согласия я могу рассказать, лишь не называя имен. Ведь вам нужны характеристики и, следовательно, совсем не важно об Иване или Петре идет речь. Лично их я не видел и тоже сужу лишь по рассказам. Лучше я </text:span><text:span text:style-name="T48">вам опять напишу маленький очерк."</text:span><text:span text:style-name="T50"><text:note text:id="ftn99" text:note-class="footnote"><text:note-citation>1</text:note-citation><text:note-body><text:p text:style-name="P5"><text:span text:style-name="Footnote_20_Symbol"><text:span text:style-name="T4">ЦДООСО. Ф. 221. Оп. 2. Д. 11а.</text:span></text:span> Л. 201-201об.</text:p></text:note-body></text:note></text:span></text:p>
      <text:p text:style-name="P43"/>
      <text:p text:style-name="P48"><text:span text:style-name="T61">"Оказывается Н. читал следственные акты по делу лесных братьев - Иванова, Соловьева,</text:span> [...] <text:span text:style-name="T61">и др. Дело в том, что летом камеры не были так изолированы друг </text:span><text:span text:style-name="T48">от друга как сейчас и сношения между заключенными были довольно близки. Когда лесные братья получили следственный материал, они дали его в крепость для прочтения. Н. не оставил этого материала, дал мне ряд чрезвычайно интересных сведений о революционном движении на Урале."</text:span><text:span text:style-name="T50"><text:note text:id="ftn100" text:note-class="footnote"><text:note-citation>2</text:note-citation><text:note-body><text:p text:style-name="P5"><text:span text:style-name="T75">Там же</text:span>. Л. 186об-187.</text:p></text:note-body></text:note></text:span></text:p>
      <text:p text:style-name="P43"/>
      <text:p text:style-name="P43">В дневнике Чердынцева можно встретить образец плана, на основе которого журналист собирал сведения о революционном движении.</text:p>
      <text:p text:style-name="P43"/>
      <text:p text:style-name="P87">"Сведения, доставленные мне В., заставляют меня составить дополнительный список вопросов и попросить дать ответы.</text:p>
      <text:p text:style-name="P87">Вот эти вопросы.</text:p>
      <text:p text:style-name="P93"><text:span text:style-name="T70">I. </text:span>Биографические данные об участниках движения, главная их деят. на Урале и в России, не бывал ли депутатом на револ. съездах, каких, что говорил, если отошел от какой партии, <text:span text:style-name="T52">то почему, личные качества.</text:span></text:p>
      <text:p text:style-name="P93"><text:span text:style-name="T70">II.</text:span> Численность членов революц. орг-ций.</text:p>
      <text:p text:style-name="P93"><text:span text:style-name="T70">III.</text:span> Стоит ли с вами сообщенным попытка освобождения кого-то на екатеринбургском вокзале. Кого? Кто действовал. Подробности.</text:p>
      <text:p text:style-name="P95">[...]</text:p>
      <text:p text:style-name="P93"><text:span text:style-name="T70">XXIII.</text:span> История уфимской группы.</text:p>
      <text:p text:style-name="P93"><text:span text:style-name="T70">XXIV.</text:span> Лесные братья в Екатеринбурге.</text:p>
      <text:p text:style-name="P93"><text:span text:style-name="T70">XXV.</text:span> Группа Уральских террористов.</text:p>
      <text:p text:style-name="P77"><text:span text:style-name="T71">XXVI.</text:span><text:span text:style-name="T61"> История организаций в Перми."</text:span><text:note text:id="ftn101" text:note-class="footnote"><text:note-citation>3</text:note-citation><text:note-body><text:p text:style-name="P5"><text:span text:style-name="Footnote_20_Symbol"><text:span text:style-name="T4">Там же</text:span></text:span>. Л. 210-212об.</text:p></text:note-body></text:note></text:p>
      <text:p text:style-name="P43"/>
      <text:p text:style-name="P43">Иногда, накануне дня, когда приговор о казни должен был быть исполнен, осужденные на смерть писали прощальные письма своим родным или друзьям. Чердынцев имел доступ к этим письмам. Знакомые в тюрьме давали их ему на время, и он копировал содержание последних посланий смертников себе в дневник, переписывал от руки.</text:p>
      <text:p text:style-name="P43">Это, кстати, еще один показатель того, что Чердынцев занимался в тюрьме научной работой, собирал материал. Содержание прощальных писем смертников может <text:s/>встречаться в дневнике без всяких комментариев, лишь написано, кто все это написал и когда. Но в некоторых случаях журналист использует послания осужденных на смерть, чтобы сделать какие-либо выводы об их авторах, например, показать интеллектуальный уровень определенных смертников, сделать заключение о их виновности либо <text:soft-page-break/>невиновности.</text:p>
      <text:p text:style-name="P43">В тексте рукописи "Екатеринбургская тюрьма" можно встретить по порядку два прощальных письма. Первое написал Василий Иванович Соломин, крестьянин, обвинявшийся в принадлежности к боевой организации и совершении ряда ограблений (экспроприация).</text:p>
      <text:p text:style-name="P43"/>
      <text:p text:style-name="P42">"Письмо.</text:p>
      <text:p text:style-name="P40"><text:tab/><text:tab/>Здравствуйте!!!</text:p>
      <text:p text:style-name="P40">Милые и дорогие мои Маша и Костя!</text:p>
      <text:p text:style-name="P40">Пишу вам за несколько дней и может быть часов до смерти, так что, когда вы получите это письмо, меня уже не будет. <text:span text:style-name="T66">[...]</text:span><text:span text:style-name="T52"> Скажу вам только, дорогие мои, что я умираю с глубокой верой в правоту своего дела, дела, за которое я боролся как мог и пожертвовал всем, что имел.</text:span></text:p>
      <text:p text:style-name="P44">[...]</text:p>
      <text:p text:style-name="P40">Милая и дорогая мама! <text:span text:style-name="T66">[...] </text:span>Вы легче перенесете горе, когда вы поймете меня; Когда вы вспомните о всех тех людях, повешенных, расстрелянных и осужденных <text:span text:style-name="T52">на долгие годы в каторгу, люди, которое боролись за правое дело и которые оставили престарелых родителей, как и вы, вы тогда скажете себе, что я не первая и последняя мать, находящаяся в таком положении, и каждый честный человек на месте моего сына не мог поступить иначе.</text:span></text:p>
      <text:p text:style-name="P40">Итак, прощайте милые и дорогие мои, я крепко обнимаю и целую вас.</text:p>
      <text:p text:style-name="P40">Шлю мой последний и прощальный привет моим родителям и товарищам.</text:p>
      <text:p text:style-name="P43"><text:span text:style-name="T61">(1908 г. </text:span><text:span text:style-name="T71">XII. 12</text:span><text:span text:style-name="T61">)"</text:span><text:note text:id="ftn102" text:note-class="footnote"><text:note-citation>1</text:note-citation><text:note-body><text:p text:style-name="P3"><text:span text:style-name="Footnote_20_Symbol"><text:span text:style-name="T4">ЦДООСО. Ф. 221. Оп. 2. Д. 11а. Л. 219об-221.</text:span></text:span></text:p></text:note-body></text:note></text:p>
      <text:p text:style-name="P43"/>
      <text:p text:style-name="P43">Автором второго письма стал Александр Соловьев, эсер, также обвиненный в принадлежности к боевикам.</text:p>
      <text:p text:style-name="P43"/>
      <text:p text:style-name="P96"><text:span text:style-name="T76">"</text:span><text:span text:style-name="T74">Александр Соловьев</text:span> оставил после себя письмо к родным следующего содержания (Орфография соблюдена).</text:p>
      <text:p text:style-name="P53">Милые дорогие мама папа маша, федя, вася, сема, миша, саша. пишу вам последнее прощальное письмо. пишу за несколько часов до смерти. И когда вы получите это письмо то меня уже не будет я умираю с убеждением в то правое дело за которое я боролся насколько было <text:span text:style-name="T52">возможно в моем положении. Каждый человек кто не равнодушно относится к освободительному движению кому дороги свобода. Тот так не поступит. дорогая мама вы видите что не я один умираю за это правое дело. правда вам тяжело будет перенести это горе но вы тогда вспомните всех так повешенных расстрелянных сосланных в каторжные работы и они оставили также своих матерей в таком же горе и вы тогда скажете что не вы первые перенесли это горе и не вы последние милые дорогие мои крепко обнимаю и целую вас всех и прошу принять мой последний прощальный привет.</text:span></text:p>
      <text:p text:style-name="P53">Передайте привет всем моим товарищам.</text:p>
      <text:p text:style-name="P53"><text:tab/>Александр.</text:p>
      <text:p text:style-name="P53">18-ого декабря 1908 г.</text:p>
      <text:p text:style-name="P54"><text:span text:style-name="T61"><text:tab/><text:tab/>Екатеринбургская тюрьма."</text:span><text:note text:id="ftn103" text:note-class="footnote"><text:note-citation>2</text:note-citation><text:note-body><text:p text:style-name="P5"><text:span text:style-name="T75">Там же</text:span>. Л. 272об-273об.</text:p></text:note-body></text:note></text:p>
      <text:p text:style-name="P54"/>
      <text:p text:style-name="P48">Взглянув на содержание этих писем, нетрудно понять, кто из двух смертников не обладал достаточным образованием, красноречием и даже убежденностью в тех идеях, к <text:soft-page-break/>носителю которых он себя причислял. Если бы Соловьев действительно являлся истинным революционером, способным на террористический акт, он, наверное, нашел бы, что написать своим родственникам, не копируя Соломина.</text:p>
      <text:p text:style-name="P48">Примерно такие мысли выражает Чердынцев в записи, сделанной после текста письма Соловьева. Из его слов видно, что у него нет ненависти и злобы к этому человеку, скорее жалость к невиновному, пострадавшего из-за косвенной причастности к террору. Это же можно рассматривать как пример недостатков правосудия Российской империи в условиях репрессий.</text:p>
      <text:p text:style-name="P48"/>
      <text:p text:style-name="P54"><text:span text:style-name="T61">"Бедняга! Осужденный по делу, в котором он совершенно не виновен (Я даже </text:span><text:span text:style-name="T49">стрелять не умею!), он на суде ни словом не сказал об этом, очевидно, из опасения как бы не отягчить участь других. Он думал, что своей самоотверженностью что-нибудь сделает для товарищей. Его выгораживали все участники дела, кто знал его случайное присутствие в лесу. Иванов еще задолго до суда хлопотал о защитнике для него, указывая, что его нужно спасти, так как он к делу не причастен. Но его казнили! </text:span><text:span text:style-name="T48">Полуграмотный, он не умеет даже самостоятельно письма к родным написать перед смертью и копирует Соломина и тут он не может без ошибок списать с оригинала. Это был странный, безобидный, мирный эс-эровский пропагандист."</text:span><text:span text:style-name="T50"><text:note text:id="ftn104" text:note-class="footnote"><text:note-citation>1</text:note-citation><text:note-body><text:p text:style-name="P5"><text:span text:style-name="Footnote_20_Symbol"><text:span text:style-name="T4">ЦДООСО. Ф. 221. Оп. 2. Д. 11а.</text:span></text:span> Л. 273об-274об.</text:p></text:note-body></text:note></text:span></text:p>
      <text:p text:style-name="P43"/>
      <text:p text:style-name="P43">Заключенные, осужденные на смерть, не слишком долго "гостили" в Екатеринбургской тюрьме. Рано или поздно их вели на казнь. Исполнение приговора осуществлялось тут же, в Екатеринбургской тюрьме, наиболее "популярным" в то время способом, который получил название "столыпинский галстук". Другими словами, смертников убивали с помощью виселицы.</text:p>
      <text:p text:style-name="P43">Процедура казни проводилась всегда по ночам. Иногда это делалось тайно от остальных заключенных, в некоторых случаях ничего не скрывали. Смертников выводили из камеры и давали им возможность громко сказать в коридоре прощальное слово всему политическому отделению. Также им позволялось написать последнюю записку, пообщаться со священником или с родственниками. Затем смертников конвоировали к выходу из тюремного здания, во двор, и приводили в специальную пристройку с оборудованной виселицей, где присутствовали официальные лица, которыми обычно являлись прокурор, начальник тюрьмы и начальник полиции. Потом палач исполнял приговор.</text:p>
      <text:p text:style-name="P43">Чердынцев посчитал нужным сохранить в своем дневнике как можно больше сведений о казнях в Екатеринбургской тюрьме. Он старался раздобыть информацию о подготовке к казни, о ее проведении, о поведении самих казненных и присутствовавших лиц.</text:p>
      <text:p text:style-name="P43">Журналист даже пытался выяснить личность палача, которого старались сделать анонимных лицом, чтобы не допустить актов мести. Судя по содержанию, ему и остальным политическим заключенным это удалось.</text:p>
      <text:p text:style-name="P43"/>
      <text:p text:style-name="P48"><text:span text:style-name="T61">"Наконец, надзиратель Рамишевский или Ромашевский, о котором ходит упорный слух, что он палач, рассчитался со службы дня три-четыре тому назад, </text:span><text:span text:style-name="T48">а вчера его видели в тюрьме и кто-то подслушал, как он говорил, что пришел выполнить работу или что-то в этом роде."</text:span><text:span text:style-name="T50"><text:note text:id="ftn105" text:note-class="footnote"><text:note-citation>2</text:note-citation><text:note-body><text:p text:style-name="P5"><text:span text:style-name="Footnote_20_Symbol"><text:span text:style-name="T4">Там же</text:span></text:span>. Л. 143об-144.</text:p></text:note-body></text:note></text:span></text:p>
      <text:p text:style-name="P43"/>
      <text:p text:style-name="P40"><text:soft-page-break/>"О казненном Попове очевидцы рассказывают. Когда Попову скрутили руки за спиной и поставили на скамью с мешком на голове, он вытащил одну руку, т.к. связали его плохо. И прежде чем ему накинули петлю на шею, он освободившейся рукой вдруг приподнял мешок над головой, заглянул в лицо палача и сказал:</text:p>
      <text:p text:style-name="P93">- У, какой палач страшный!</text:p>
      <text:p text:style-name="P91"><text:span text:style-name="T61">Затем снова надел мешок. Ему вновь скрутили руки. Палач Рамишевский был в </text:span><text:span text:style-name="T48">маске</text:span><text:span text:style-name="T50"> [...]. </text:span><text:span text:style-name="T48">Теперь уже несомненно, что палач именно он."</text:span><text:span text:style-name="T50"><text:note text:id="ftn106" text:note-class="footnote"><text:note-citation>1</text:note-citation><text:note-body><text:p text:style-name="P5"><text:span text:style-name="Footnote_20_Symbol"><text:span text:style-name="T4">ЦДООСО. Ф. 221. Оп. 2. Д. 11а.</text:span></text:span> Л. 293об-294.</text:p></text:note-body></text:note></text:span></text:p>
      <text:p text:style-name="P43"/>
      <text:p text:style-name="P43">Все это теперь доступно любому, кто возьмет рукопись "Екатеринбургская тюрьма" в руки.</text:p>
      <text:p text:style-name="P43">Зачем Чердынцев все это записывал? Скорей всего, по той же причине, что и все остальное. Хотел сохранить факты казней для истории и общества, т.к. смертные приговоры, несмотря на свой репрессивный характер, оставались в основном тайной. Правительство и, в частности, начальство Екатеринбургской тюрьмы опасались актов возмущения среди населения.</text:p>
      <text:p text:style-name="P43"/>
      <text:p text:style-name="P40">"В ночь с 16 на 17 казнены два анархиста, Бабошин и Тельнев. В полночь вывели из камеры и увели в надзирательную, где предложили бумагу и карандаш. Бабошин был бодр, весел и что-то написал.</text:p>
      <text:p text:style-name="P76">- Все равно из тюрьмы не уйдет, - говорили надзиратели о написанном. - Бросят в печь, вот и все.</text:p>
      <text:p text:style-name="P40">Тельнев потерял присутствие духа, и его под руки привели в контору. Писать ничего не мог.</text:p>
      <text:p text:style-name="P48"><text:span text:style-name="T61">Оба заявили, что родственников не имеют</text:span> [...]. <text:span text:style-name="T61">От священника отказались.</text:span></text:p>
      <text:p text:style-name="P48">[...]</text:p>
      <text:p text:style-name="P48"><text:span text:style-name="T61">Их повели из тюрьмы.</text:span> [...] <text:span text:style-name="T61">Присутствовало масса полиции, солдаты, тюремный врач, полицмейстер, товарищ прокурор и начальник тюрьмы. Бабошин </text:span><text:span text:style-name="T49">оставался все время бодрым и быстро и с готовностью шел куда его вели.</text:span><text:span text:style-name="T52"> [...]</text:span></text:p>
      <text:p text:style-name="P40">Бабошин все время говорил, обращаясь ко всем присутствующим и ни к кому в частности.</text:p>
      <text:p text:style-name="P76">- Я в течении своей жизни, - говорил он, - не убил ни одного человека. <text:span text:style-name="T52">Партия, к которой я принадлежал, не хочет убийств и ценой человеческих жизней добывать себе денежные средства. Но экспроприациями богатых людей и казны мы занимались. И я служил этому делу.</text:span></text:p>
      <text:p text:style-name="P48">[...]</text:p>
      <text:p text:style-name="P40">Взойдя на скамью под петлей, он, надевая мешок, еще раз окликнул присутствующих взглядом и крикнул:</text:p>
      <text:p text:style-name="P76">- Да здравствует свобода!</text:p>
      <text:p text:style-name="P48"><text:span text:style-name="T61">Палачь вынул из под его ног маленькую скамейку и он закрутился. </text:span><text:span text:style-name="T49">Через 20 минут он вытянулся и его сняли с петли.</text:span><text:span text:style-name="T52"> [...]</text:span></text:p>
      <text:p text:style-name="P43"><text:span text:style-name="T61">Тельнев сам не мог подняться на скамью, его подняли."</text:span><text:note text:id="ftn107" text:note-class="footnote"><text:note-citation>2</text:note-citation><text:note-body><text:p text:style-name="P5">Там же. Л. 205об-207об.</text:p></text:note-body></text:note></text:p>
      <text:p text:style-name="P43"/>
      <text:p text:style-name="P43">Сбор биографических и иных данных о смертниках Чердынцев совмещает с поиском информации о революционных организациях и их деятелях. Изредка биография еще одного осужденного на смертную казнь становится заодно и исторической справкой о боевых организациях революционеров, ведь чаще всего арестованные боевики не являлись одиночками, действующими лишь по собственной инициативе и только на свои <text:soft-page-break/>средства.</text:p>
      <text:p text:style-name="P43">Первые боевые организации российских революционеров появились в 1902 г. по инициативе эсеров, уже тогда их главной целью был террор. Затем, в годы 1-ой русской революции, свои группы боевиков стали формировать и другие партии: анархисты, черносотенцы, социал-демократы.</text:p>
      <text:p text:style-name="P43">В то время наиболее крупные боевые организации на Урале действовали в Уфе, Вятке, Мотовилихе, Екатеринбурге, Перми, Нижнем Тагиле, Челябинске и других городах, а также заводских поселках. Эти боевые группы состояли, в основном, из членов РСДРП и других сторонников социалистических преобразований. Боевые организации не всегда необходимы были для террористических атак, другое их назначение - охрана политических деятелей и массовых мероприятий, ведение пропаганды и агитации.</text:p>
      <text:p text:style-name="P43">В октябре - декабре 1905 г. боевые группы большевиков и эсеров действовали в Челябинске, Мотовилихе, Уфе, <text:s/>Вятке, Чусовом, принимали участие в вооруженных восстаниях и иных антиправительственных актах. Такая активность не привела к большим успехам, к 1906 г. успешной скорей всего можно было назвать репрессивную политику правительства: в период 1906-1909 гг. выступления боевых организаций приняли партизанский характер.</text:p>
      <text:p text:style-name="P43">В 1906 г. среди эсеров на Урале произошел раскол, образовались автономные, не подчиненные партии, боевые дружины, которые затем объединились в Уральский боевой союз. Группы, подчиненные РСДРП, тоже прекратили выполнять решения руководства и в июле 1909 г. создали Уральскую боевую организацию.<text:note text:id="ftn108" text:note-class="footnote"><text:note-citation>1</text:note-citation><text:note-body><text:p text:style-name="P7">Горячев Ю.Н. Боевые организации политических партий // Уральская историческая энциклопедия - Екатеринбург, 1998. - С. 91-92.</text:p></text:note-body></text:note></text:p>
      <text:p text:style-name="P43">Конечно, в силу того, что Уральская боевая организация образовалась под конец заключения Чердынцева в Екатеринбургской тюрьме, информации об этом объединении боевиков в дневнике нет. Зато записи об Уральском боевом союзе и о людях, входивших в его состав, встречаются повсеместно.</text:p>
      <text:p text:style-name="P43"/>
      <text:p text:style-name="P51"><text:span text:style-name="T61">"От местного комитета партии с.р. осенью 1907 г. члены У.б.с. пользовались квартирами, так как большинство членов по убеждениям были с.р. и до вступления в союз участвовали в боевых </text:span>[...] <text:span text:style-name="T61">и летучках партии с.р. При центральном комитете партии с.д. была техническая группа. С этой-то группой и было заключено условие на поставку оружия пермскому партизанскому отряду по ценам договора. Условие это подписано представителями договорившихся сторон, а также товарищем представителем заграничной группы с.д., при чем в виде задатка было дано 12 или 17 тысяч рублей, точно не помню.</text:span> [...] <text:span text:style-name="T61">В счет этой суммы уже было доставлено оружие на 1000 рублей. От У.б.Союза заключал условие товарищу Саша. Оружие получил и доставил Дворянин. С местными комитетами партии с.д. сношений не было."</text:span><text:span text:style-name="T50"><text:note text:id="ftn109" text:note-class="footnote"><text:note-citation>2</text:note-citation><text:note-body><text:p text:style-name="P3"><text:span text:style-name="Footnote_20_Symbol"><text:span text:style-name="T4">ЦДООСО. Ф. 221. Оп. 2. Д. 11а. Л. 214-214об.</text:span></text:span></text:p></text:note-body></text:note></text:span></text:p>
      <text:p text:style-name="P43"/>
      <text:p text:style-name="P43">(У.б.с. - Уральский боевой союз)</text:p>
      <text:p text:style-name="P43"/>
      <text:p text:style-name="P43">Уральский боевой союз имел отделения в Перми, Уфе, Златоусте, Екатеринбурге и Нижнем Тагиле. С 1907 г. он пополнялся авантюристами, которые были не опытными политическими деятелями, а просто людьми с радикальными идеями, готовых совершить нечто безрассудное ради них. Своей целью Союз провозгласил проведение экспроприации государственного и частного имущества, а также атаки на должностных <text:soft-page-break/>лиц царского правительства. Организация делилась на боевые группы: "лесные братья" А.Лбова, "лесники" В.Гусева, уральский боевой отряд А.Давыдова и др.</text:p>
      <text:p text:style-name="P50"><text:span text:style-name="T50">В 1908-1909 гг. Уральский боевой союз потерпел ряд поражений и прекратил свое существование. Центральный комитет партии социалистов-революционеров признал, что деятельность Союза дала больше отрицательных, чем положительных результатов. Действия боевиков привели к усилению репрессивных мер правительства на Урале, многие чисто пропагандистские политические организации были разгромлены.</text:span><text:span text:style-name="T50"><text:note text:id="ftn110" text:note-class="footnote"><text:note-citation>1</text:note-citation><text:note-body><text:p text:style-name="P7">Горячев Ю.Н. Уральский боевой союз // <text:span text:style-name="T68">Уральская историческая энциклопедия - Екатеринбург, 1998. - С. 539.</text:span></text:p></text:note-body></text:note></text:span></text:p>
      <text:p text:style-name="P43"/>
      <text:p text:style-name="P43">Кроме Уральского боевого союза в рукописи "Екатеринбургская тюрьма" встречаются сведения о других организациях, более мелких группах террористов. Упомянутый выше смертник Вячеслав Кругляшов был, согласно информации из дневника, создателем и лидером Союза активной борьбы с самодержавным произволом, который также называется еще С.А.Б.с С.П. или Союз активной борьбы с самодержавием. Члены данного Союза присутствовали на заседаниях военно-окружного суда, Чердынцев иногда называет их "активники".</text:p>
      <text:p text:style-name="P43">Еще в дневнике можно найти записи о Уфимском боевом союзе и знаменитых "лесных братьях" Лбова.</text:p>
      <text:p text:style-name="P43"/>
      <text:p text:style-name="P48"><text:span text:style-name="T61">"Начало свое Уфимский боевой союз получил от группы выходцев из петербургских террористов, которые в числе 16 человек прибыли в Пермь и вошли весной 1907 г. в организацию Лбова. Связь свою со Лбовым они получили через одного одессита (уроженца города Одесса), известного под кличкой Дворянина, который был знаком лично со Лбовым еще по военной службе. Дворянин организовал для Лбова провальную доставку оружия </text:span><text:span text:style-name="T49">и боевых припасов. С Дворянином прибыли лица, клички которых можно восстановить из дела Мальцева, Сергеева (Семенова) и Ко. В следственных материалах они все фигурируют.</text:span><text:span text:style-name="T52"> [...] </text:span><text:span text:style-name="T49">К этим 16 человекам примкнули местные уральские террористы, Савельев под кличкой Сибиряк, Александр Горшков - кличка Уралец, и </text:span><text:span text:style-name="T48">Михаил Горшков - кличка Максим. Последний принимал участие в местном движении еще до 1905 г., стал членом бывшего тогда Уральского союза с.д. и с.р. - Восточная группа, а потому и имел большие связи с местными организациями с.р. и с.д. Поименованные выше лица, хотя и состояли в организации Лбова, но носили название "питерцев"."</text:span><text:span text:style-name="T50"><text:note text:id="ftn111" text:note-class="footnote"><text:note-citation>2</text:note-citation><text:note-body><text:p text:style-name="P3"><text:span text:style-name="Footnote_20_Symbol"><text:span text:style-name="T4">ЦДООСО. Ф. 221. Оп. 2. Д. 11а. Л. 188-189.</text:span></text:span></text:p></text:note-body></text:note></text:span></text:p>
      <text:p text:style-name="P43"/>
      <text:p text:style-name="P43">Александр Михайлович Лбов известен как участник революционного движения на Урале в годы 1-ой русской революции. До этих событий он был рабочим Мотовилихинского завода, имел небольшой (более года) опыт службы в армии, точнее, в лейб-гренадерском полку в Санкт-Петербурге. В 1900-х годах А.М. Лбов сблизился с эсерами и социал-демократами.</text:p>
      <text:p text:style-name="P43">В начале революции, в 1905 г., Лбов был участником восстания в Мотовилихе, возглавил боевую дружину. Когда восстание потерпело поражение, этот бывший рабочий смог создать партизанский отряд, который стал назваться "лесные братья". В течение 1906-1907 гг. члены лбовского отряда совершали убийства чиновников и полицейских, проводили экспроприации денег, нападая на заводские конторы, почтовые отделения, склады, винные лавки и т.д.</text:p>
      <text:p text:style-name="P43">Часть добытых денег Лбов использовал для того, чтобы содержать свой отряд. Другая, иногда более значительная часть, передавалась эсерам, большевикам, <text:soft-page-break/>анархистам, а также простым людям: беднякам, малоимущим, заключенным, родственникам погибших революционеров. За это Лбова называют "уральским Робин Гудом".</text:p>
      <text:p text:style-name="P48"><text:span text:style-name="T50">17 февраля 1908 г. А.М. Лбов был схвачен в г. Норильске Вятской губернии. Его приговорили к смертной казни. Приговор исполнили 2 мая 1908 г.</text:span><text:span text:style-name="T50"><text:note text:id="ftn112" text:note-class="footnote"><text:note-citation>1</text:note-citation><text:note-body><text:p text:style-name="P8">Аборкин В.И. Лбов Александр Михайлович // Уральская историческая энциклопедия - Екатеринбург, 1998. - С. 305.</text:p></text:note-body></text:note></text:span></text:p>
      <text:p text:style-name="P43">После этого все оставшиеся члены отряда "лесных братьев" ("лесники") были в разное время пойманы полицией и "уральские робин гуды" перестали существовать. Часть "лесников" попала в Екатеринбургскую тюрьму, или, по крайней мере, их дело рассматривалось в военно-окружном суде. В рукописи "Екатеринбургская тюрьма" есть записи о судебном процессе над лбовцами и биографические данные отдельных членов отряда.</text:p>
      <text:p text:style-name="P43">На листах с 314 по 322 своего дневника Чердынцев записал очень мелким почерком рассказ о Лбове и его отряде. Здесь, конечно же, не имеется в виду художественное произведение, скорее это письменный пересказ, сделанный неким не указанным в дневнике лицом. Вероятнее всего, этот неизвестный сначала записывал свои воспоминания на отдельные листки, которые потом передавал Чердынцеву, и тот их переписывал себе. В результате получился объемный текст, разделенный пропусками на три части.</text:p>
      <text:p text:style-name="P43">В рассказе можно, например, узнать какие-либо детали из жизни самого Льбова, его идейные взгляды. Также не оставлена без внимания деятельность "лбовского" отряда, входившие в его состав люди. В отдельных абзацах дается информация о определенных акциях "лесных братьев": столкновениях с полицией, убийствах, террористических атаках (взрывы бомб). Неизвестный автор называет причины, которые побудили "лбовцев" убить кого-либо или взорвать какой-нибудь объект, и описывает, как это было сделано. Рассказано и том, как жили и прятались члены отряда Лбова в лесу, как строились взаимоотношения между ними, как и кем пополнялись их ряды. Напоследок описано несколько личных встреч со Лбовым и его людьми.</text:p>
      <text:p text:style-name="P43">Кто все это написал и передал Чердынцеву, так и осталось загадкой. Это был либо один из "лесных братьев", которые содержались в Екатеринбургской тюрьме, либо человек, имевший знакомство с членами "лбовского" отряда, но не принимавший участия в их террористической деятельности.</text:p>
      <text:p text:style-name="P43"/>
      <text:p text:style-name="P50"><text:span text:style-name="T48">"Во-первых, Лбов был мотовилихинский рабочий токарного цеха, токарь. В 1905 г. была забастовка. Лбов участвовал, ходил на митинги и собрания. И так далее. Потом было вооруженное восстание и Лбов сделал баррикаду из своих бревен и загородил напротив своего дома улицу. Когда Лбов откатывал от своего дома бревна, я шел в аккурат мимо него и слышал, как Лбов ругал своих соседей. Напротив него живет и торгует</text:span><text:span text:style-name="T50"> [...] </text:span><text:span text:style-name="T48">Ширяев. Он его всех пуще ругал, что он не помогает ему делать баррикаду."</text:span><text:span text:style-name="T50"><text:note text:id="ftn113" text:note-class="footnote"><text:note-citation>2</text:note-citation><text:note-body><text:p text:style-name="P3"><text:span text:style-name="Footnote_20_Symbol"><text:span text:style-name="T4">ЦДООСО. Ф. 221. Оп. 2. Д. 11а. Л. 314об.</text:span></text:span></text:p></text:note-body></text:note></text:span></text:p>
      <text:p text:style-name="P89"/>
      <text:p text:style-name="P50"><text:span text:style-name="T48">"Кидали в винные лавки, вообще во все, только где есть винная лавка в Мотовилихе, во все кидали, даже не по одному разу, раза на 2 или 3. Потому лбовцы кидали бомбы, что торговали вином, показывали им даже записки, писанные были лбовцами, что не торговать вином и пивом, и была печать поставлена "лесные братья". И даже не только вином или пивом, но и вообще кто держал на дому и продавал бутылку 50 коп. с посудой, и без посуды 60 коп., и за полбутылки 30 коп. </text:span><text:soft-page-break/><text:span text:style-name="T48">Им было запрещено торговать. После этих бумажек, только где откроют винную лавку, и кидает в окошко. Где продают следующее вино, как узнают, где отворена, сейчас идет лбовец Михайло и берет</text:span><text:span text:style-name="T50"> [...] </text:span><text:span text:style-name="T48">спирту, а другой рукой кидает бомбу и уходит."</text:span><text:span text:style-name="T48"><text:note text:id="ftn114" text:note-class="footnote"><text:note-citation>1</text:note-citation><text:note-body><text:p text:style-name="P5"><text:span text:style-name="Footnote_20_Symbol"><text:span text:style-name="T5">ЦДООСО. Ф. 221. Оп. 2. Д. 11а. </text:span></text:span>Л. 318.</text:p></text:note-body></text:note></text:span></text:p>
      <text:p text:style-name="P15"/>
      <text:p text:style-name="P15">Одним Лбовом и его отрядом содержание дневника не ограничивается. Во время первой русской революции в знаменитом городе Кронштадте два раза происходило восстание. И хотя Кронштадт является довольно далеким от Урала городом, участник одного из этих восстаний (октябрь 1905 г.) попал в Екатеринбургскую тюрьму (возможно, там же был и казнен). Или же в тюрьму попали только записки очевидца этого восстания.</text:p>
      <text:p text:style-name="P15">Тем не менее на листах с 308 по 314 рукописи "Екатеринбургская тюрьма" есть описание событий, происходивших в Кронштадте в конце 1905 г. На самом деле, эти сведения не являются самостоятельным рассказом, а представляют собой часть биографических материалов Петра Колмакова, заключенного, который в те дни был еще на военной службе и находился именно там. Описание как раз начинается со слов, кем был Колмаков и какие обязанности он исполнял в Кронштадте. Уже потом автор переходит к тому, что же вообще тогда происходило и как с этим был связан Петр Колмаков.</text:p>
      <text:p text:style-name="P15"/>
      <text:p text:style-name="P48"><text:span text:style-name="T61">"И вот в 6 часов вечера приехал адмирал Никонов. Его окружили матросы в числе 1500 человек. Он стал спрашивать, что нужно. То в это время Петр Мил. ему вручил требования, которые были прочитаны его адъютантом, на что он сразу сказал, что из них могут быть некоторые и выполнены, а некоторые только тогда будут выполнены, когда я буду рядовым матросом, а вы все на моем месте адмиралами. А этого не может быть, то и выполнить </text:span><text:span text:style-name="T48">их нельзя. П. Колм. сказал: "Я заявляю от имени не только 7 экипажа матросов, но и от имени всех матросов и солдат, способных бороться за свободу граждан то, что если вы не выполните этих требований и не снимите с себя гнусных ролей, то мы заставим вас снять это силой оружия." После этого было громкое ура, и адмирал уехал, заплакавши. Вот это его самая главная роль, П. Кол."</text:span><text:span text:style-name="T45"><text:note text:id="ftn115" text:note-class="footnote"><text:note-citation>2</text:note-citation><text:note-body><text:p text:style-name="P5"><text:span text:style-name="Footnote_20_Symbol"><text:span text:style-name="T4">Там же.</text:span></text:span> Л. 309об-310.</text:p></text:note-body></text:note></text:span></text:p>
      <text:p text:style-name="P45"/>
      <text:p text:style-name="P50"><text:span text:style-name="T48">"Когда были заперты ворота и сообщили, что на Павловской улице казаки и солдаты расстреливают матросов, то в это время один матрос Федор Бульковский пришел с перевязанной рукой и призвал к оружию всех матросов 7 экипажа на помощь этим матросам, которые ведут борьбу с казаками и солдатами. Двор был переполнен матросами. Все волновались и тревожились, но не знали, что делать и как поступить. Тех матросов, которые не хотели выходить из казарм, выгоняли силой под угрозой смерти и других мер. Окна выбивались камнями. Большинство матросов были готовы умирать, но не знали как. В воздухе носились грозные проклятия и разные ругательства по адресу царя. Это была стихия, похожая на хаос. И можно было сразу понять, что дело здесь будет проиграно, ибо не было порядка и правильной организованности."</text:span><text:span text:style-name="T45"><text:note text:id="ftn116" text:note-class="footnote"><text:note-citation>3</text:note-citation><text:note-body><text:p text:style-name="P5"><text:span text:style-name="Footnote_20_Symbol"><text:span text:style-name="T4">Там же</text:span></text:span>. Л. 310.</text:p></text:note-body></text:note></text:span></text:p>
      <text:p text:style-name="P15"/>
      <text:p text:style-name="P15">Есть в описании Кронштадтского восстания и любопытные сведения о приказах Николая II, касающихся способов расправы над вышедшими из под контроля матросами.</text:p>
      <text:p text:style-name="P15"><text:soft-page-break/></text:p>
      <text:p text:style-name="P45"><text:span text:style-name="T61">"Город был объявлен на военном положении. Потом был издан царем приказ следующего рода: "Если только через 2 суток не удается подавить восставших, то к этому времени город должен быть очищен мирными жителями, а восставшие должны быть взорваны вместе с городом. Командиру крепости лейтенанту Беляеву. Николай II." Но в то время он уже был подавлен, и только рыскали одни черносотенцы и хулиганы, да некоторые матросы пьяные. </text:span><text:span text:style-name="T66">[...]</text:span><text:span text:style-name="T61"> 29 октября были окружены войсками, прибывшими с разных концов России. Эти войска были больше 10000. Николай II издал приказ: расстреливать матросов через 4-ре человека 5-ого. Но скоро понял то, что таких жертв было бы больше 2500 человек. Он другой приказ издал: через 9 человек 10-ого. Но за это уцепилось духовенство и хлопотало, чтобы этот приказ упразднить, а судить судом правосудия. На что Николай Романов согласился."</text:span><text:note text:id="ftn117" text:note-class="footnote"><text:note-citation>1</text:note-citation><text:note-body><text:p text:style-name="P5"><text:span text:style-name="Footnote_20_Symbol"><text:span text:style-name="T4">ЦДООСО. Ф. 221. Оп. 2. Д. 11а.</text:span></text:span> Л. 313.</text:p></text:note-body></text:note></text:p>
      <text:p text:style-name="P15"/>
      <text:p text:style-name="P15">Еще одним интересным информационным материалом в дневнике Чердынцева является рассказ одного из политических заключенных, в котором описана его деятельность на Урале, направленная на распространение социалистических идей. Пропагандист написал, как он прибыл в Уральский край, от кого получал нелегальную литературу, <text:span text:style-name="T47">где жил и скрывался от властей, </text:span>как проводил собрания, беседовал с рабочими и т.п.</text:p>
      <text:p text:style-name="P15">Любопытны в этом рассказе выводы социалистического пропагандиста, которые он сделал в ходе своей работы. Из них следует, что уральские рабочие нетипичны по своему положению, не похожи на других пролетариев. У них есть земля, дом, их собственность, которой они владеют и распоряжаются. Учитывая это, следует признать, что уральские рабочие, может, и не прочь уничтожить царизм, но социализм они вряд ли захотят создавать.</text:p>
      <text:p text:style-name="P15">Между прочим, идея о том, что уральский пролетариат в силу своего социально-экономического положения не поддержит социалистические преобразования, была подтверждена историками. Рукопись "Екатеринбургская тюрьма" показывает, что до этого смог додуматься еще и рядовой партийный пропагандист, который не утруждал себя проведением серьезных научных исследований.</text:p>
      <text:p text:style-name="P15"/>
      <text:p text:style-name="P45"><text:span text:style-name="T61">"Заводские рабочие на заводах,</text:span> <text:span text:style-name="T70">[...] </text:span><text:span text:style-name="T61">не могут быть свободные, как чистые городские пролетарии, социалистами, только по тому одному, что они прикованы </text:span><text:span text:style-name="T49">к своим домикам и из боязни оторваться от домика боятся поступать в союз социалистов и даже боятся ходить на массовки, не потому что он попадет в тюрьму, а потому, что может лишиться работы в своем заводе. И эти заводские рабочие с моей точки зрения консервативнее нашего малоземельного крестьянина-собственника.</text:span><text:span text:style-name="T52"> [...] </text:span><text:span text:style-name="T49">И я говорю с уверенностью, что от уральских рабочих трудно ожидать существенной пользы в революции, потому что он является скованным собственным </text:span><text:span text:style-name="T48">домиком своим. И вот пока будут на Урале рабочие владельцами своих таких домиков, до тех пор они не могут быть социалистами, а будут жалкими трусами и рабами своих домиков."</text:span><text:span text:style-name="T45"><text:note text:id="ftn118" text:note-class="footnote"><text:note-citation>2</text:note-citation><text:note-body><text:p text:style-name="Footnote">Там же. Л. 20об-21об.</text:p></text:note-body></text:note></text:span></text:p>
      <text:p text:style-name="P15"/>
      <text:p text:style-name="P15">У всех российских революционеров была определенная философия, идеи, на которых строилось их понимание мира. Политические заключенные Екатеринбургской тюрьмы тоже имели в основе своих убеждений определенные философские концепции. <text:soft-page-break/>Эти концепции не ускользнули от внимания Чердынцева, он зафиксировал их в своем дневнике и снабдил небольшой критикой.</text:p>
      <text:p text:style-name="P15"/>
      <text:p text:style-name="P40">"Оказывается, молодежь не может самостоятельно разбираться в философских проблемах, и пока в печати авторитетно кто-нибудь не заявит, что Дицген не достаточно связан с Марксом, чтобы его философию признать действительно пролетарской, ей такое мнение, как мое, будет казаться чуждым. При том же моя рукопись собственно Дицгена и не касается. Я утверждаю лишь, что всякое идейное творчество есть техническая материальная работа. Отсюда вытекает мое миропонимание. Те философские проблемы, которые ставит Дицген, могут быть или разрешены только таким техническим способом, а следовательно, предварительно перестроены и освобождены от метафизических элементов, или упразднены совсем, как фиктивные.</text:p>
      <text:p text:style-name="P43"><text:span text:style-name="T61">Равным образом и увлечение молодежи Махом. Его учение об элементах природы не </text:span><text:span text:style-name="T49">может иметь ничего общего с научным социализмом. Представить мир как пучок каких-то субъективно-объективных нитей, неразрывно связывающих природу с человеком и наоборот, не значит поставить вопрос правильно, тем менее</text:span><text:span text:style-name="T51"> </text:span><text:span text:style-name="T54">[...]</text:span><text:span text:style-name="T49">. Мы должны исходить из понятия человеческой работы, чтобы что-нибудь понять в мире. А для этого изучить ее во всех форматах. Работа не осуществима без рабочих орудий."</text:span><text:span text:style-name="T51"><text:note text:id="ftn119" text:note-class="footnote"><text:note-citation>1</text:note-citation><text:note-body><text:p text:style-name="Footnote"><text:span text:style-name="Footnote_20_Symbol"><text:span text:style-name="T4">ЦДООСО. Ф. 221. Оп. 2. Д. 11а.</text:span></text:span> Л. 100об-102об.</text:p></text:note-body></text:note></text:span></text:p>
      <text:p text:style-name="P43"/>
      <text:p text:style-name="P43"><text:span text:style-name="T51">Под фамилией "Дицген" здесь скрывается Иосиф Дицген (1828-1888 гг.), немецкий рабочий, который самостоятельно, путем самообразования, приобрел философскую эрудицию и под влиянием марксизма выработал свои идеи материалистической диалектики. Дицген сыграл видную роль в социалистическом движении, но в его философии обнаружилось слишком много несоответствий марксизму, отчего работы немецкого рабочего были впоследствии подвергнуты критике, в том числе, со стороны В.И. Ленина. Однако Дицген остался выдающимся писателем-философом Германии.</text:span><text:span text:style-name="T51"><text:note text:id="ftn120" text:note-class="footnote"><text:note-citation>2</text:note-citation><text:note-body><text:p text:style-name="P7">Большая советская энциклопедия: Дицген Иосиф [Электрон. ресурс]. Режим доступа: http://bigsoviet.org/Bse/GOGO-KONG/0824.shtml</text:p></text:note-body></text:note></text:span></text:p>
      <text:p text:style-name="P15">Фамилия "Мах" обозначает Эрнста Маха (1838-1916), австрийского физика и философа-идеалиста. Он, как и любой хороший, ученый продвинул науку о физическом мире вперед, а также написал ряд философских работ, где истолковал свое миропонимание, которое представляло собой идеи в духе субъективного идеализма. Философия Маха была подвергнута критике В.И. Лениным и Г.В. Плехановым. Ленин осуществил это в работе "Материализм и эмпириокритицизм", которая была издана в 1909 г.<text:note text:id="ftn121" text:note-class="footnote"><text:note-citation>3</text:note-citation><text:note-body><text:p text:style-name="P7">Большая советская энциклопедия: Мах Эрнст [Электрон. ресурс]. Режим доступа: http://bigsoviet.org/Bse/GOGO-KONG/1536.shtml</text:p></text:note-body></text:note></text:p>
      <text:p text:style-name="P15">Написанное Чердынцевым в своем дневнике – еще одни примеры критики двух вышеназванных философов. Возможно, эта критика даже опередила свое время.</text:p>
      <text:p text:style-name="P14"/>
      <text:p text:style-name="P71">2.2.3. Тюремные будни.</text:p>
      <text:p text:style-name="P14"/>
      <text:p text:style-name="P15">По той простой причине, что дневник Чердынцева был написан в тюрьме, его содержание не может не вмещать в себя сведения о тюремной жизни, своеобразном быте, повседневности заключенных. Вместе с тем, рукопись бывшего издателя и редактора журнала "Общества" одновременно вмещает в себя характеристику <text:soft-page-break/>отдельных сторон пенитенциарной системы России, в которую входила Екатеринбургская тюрьма.</text:p>
      <text:p text:style-name="P33">К концу XIX века ситуация в пенитенциарной системе Российской империи была такова, что возникла необходимость реформы, которая и была своевременно проведена, создав те условия и институты управления, с которыми столкнулся Чердынцев во время своего заключения.</text:p>
      <text:p text:style-name="P32"><text:span text:style-name="T52">27 февраля 1879 г. было создано Главное тюремное управление – высший орган в структуре управления тюрьмами Российской империи. Первоначально, Главное тюремное управление стало одним из подразделений МВД, затем, 13 декабря 1895 г., его перевели в структуру Министерства юстиции.</text:span><text:span text:style-name="T52"><text:note text:id="ftn122" text:note-class="footnote"><text:note-citation>1</text:note-citation><text:note-body><text:p text:style-name="Footnote">Гернет М.Н. История царской тюрьмы: в 5 т. Т. 3. – М., 1961. – С. 12-14.</text:p></text:note-body></text:note></text:span></text:p>
      <text:p text:style-name="P34"><text:span text:style-name="Footnote_20_Characters"><text:span text:style-name="T1">При Главном тюремном управлении создали Тюремную инспекцию и Совет по тюремным делам.</text:span></text:span></text:p>
      <text:p text:style-name="P34"><text:span text:style-name="Footnote_20_Characters"><text:span text:style-name="T1">Совет по тюремным делам являлся коллегиальным органом. На Совете обсуждались вопросы тюремного бюджета (расходных и доходных статей тюремного ведомства), вопросы устройства тюрем, способы лучшего исправления заключенных и т.д. Совет старался решить то, что всегда было проблемой в пенитенциарной системе России - несовершенство (отсталость) организации работы.</text:span></text:span><text:span text:style-name="Footnote_20_Symbol"><text:span text:style-name="T1"><text:note text:id="ftn123" text:note-class="footnote"><text:note-citation>2</text:note-citation><text:note-body><text:p text:style-name="P3"><text:span text:style-name="Footnote_20_Characters"><text:span text:style-name="T14">Сафин А. В заключении: Из истории российской тюремной системы </text:span></text:span><text:span text:style-name="Footnote_20_Characters"><text:span text:style-name="T15">[Электрон. ресурс]. Режим доступа: </text:span></text:span><text:span text:style-name="Footnote_20_Characters"><text:span text:style-name="T16">http</text:span></text:span><text:span text:style-name="Footnote_20_Characters"><text:span text:style-name="T15">://</text:span></text:span><text:span text:style-name="Footnote_20_Characters"><text:span text:style-name="T16">www</text:span></text:span><text:span text:style-name="Footnote_20_Characters"><text:span text:style-name="T15">.</text:span></text:span><text:span text:style-name="Footnote_20_Characters"><text:span text:style-name="T16">hronos</text:span></text:span><text:span text:style-name="Footnote_20_Characters"><text:span text:style-name="T15">.</text:span></text:span><text:span text:style-name="Footnote_20_Characters"><text:span text:style-name="T16">km</text:span></text:span><text:span text:style-name="Footnote_20_Characters"><text:span text:style-name="T15">.</text:span></text:span><text:span text:style-name="Footnote_20_Characters"><text:span text:style-name="T16">ru</text:span></text:span><text:span text:style-name="Footnote_20_Characters"><text:span text:style-name="T15">/</text:span></text:span><text:span text:style-name="Footnote_20_Characters"><text:span text:style-name="T16">text</text:span></text:span><text:span text:style-name="Footnote_20_Characters"><text:span text:style-name="T15">/2004/</text:span></text:span><text:span text:style-name="Footnote_20_Characters"><text:span text:style-name="T16">safin</text:span></text:span><text:span text:style-name="Footnote_20_Characters"><text:span text:style-name="T15">12_04.</text:span></text:span><text:span text:style-name="Footnote_20_Characters"><text:span text:style-name="T16">html</text:span></text:span></text:p></text:note-body></text:note></text:span></text:span></text:p>
      <text:p text:style-name="P34"><text:span text:style-name="Footnote_20_Characters"><text:span text:style-name="T1">Тюремная инспекция занималась ревизией местных тюремных учреждений и руководством их деятельностью. Также она могла разрабатывать предложения по улучшению тюремного режима, организации тюрем и т.д. Тюремная инспекция, таким образом, улучшала контроль высших органов за провинцией.</text:span></text:span></text:p>
      <text:p text:style-name="P34"><text:span text:style-name="Footnote_20_Characters"><text:span text:style-name="T1">Соответственно, с учреждением Тюремной инспекции появился институт тюремных инспекторов. В губерниях образовывались губернские тюремные инспекции. Губернские тюремные инспектора обладали полномочиями вице-губернатора, они контролировали местные карательные учреждения и руководили работой тюремной администрации. Они регулярно отсылали в Главное тюремное управление отчеты с анализом работы местных тюрем. Помимо отчетов в Управление шли и ходатайства с просьбой удовлетворения нужд местных тюрем.</text:span></text:span><text:span text:style-name="Footnote_20_Symbol"><text:span text:style-name="T1"><text:note text:id="ftn124" text:note-class="footnote"><text:note-citation>3</text:note-citation><text:note-body><text:p text:style-name="P4"><text:span text:style-name="Footnote_20_Characters"><text:span text:style-name="T14">Алексушин Г. Развитие взаимоотношений между тюрьмой и обществом в России до первой мировой войны </text:span></text:span><text:span text:style-name="Footnote_20_Characters"><text:span text:style-name="T15">[Электрон. ресурс]. Режим доступа: </text:span></text:span><text:span text:style-name="Footnote_20_Characters"><text:span text:style-name="T16">http</text:span></text:span><text:span text:style-name="Footnote_20_Characters"><text:span text:style-name="T15">://</text:span></text:span><text:span text:style-name="Footnote_20_Characters"><text:span text:style-name="T16">www</text:span></text:span><text:span text:style-name="Footnote_20_Characters"><text:span text:style-name="T15">.</text:span></text:span><text:span text:style-name="Footnote_20_Characters"><text:span text:style-name="T16">pchela</text:span></text:span><text:span text:style-name="Footnote_20_Characters"><text:span text:style-name="T15">.</text:span></text:span><text:span text:style-name="Footnote_20_Characters"><text:span text:style-name="T16">ru</text:span></text:span><text:span text:style-name="Footnote_20_Characters"><text:span text:style-name="T15">/</text:span></text:span><text:span text:style-name="Footnote_20_Characters"><text:span text:style-name="T16">podshiv</text:span></text:span><text:span text:style-name="Footnote_20_Characters"><text:span text:style-name="T15">/42/</text:span></text:span><text:span text:style-name="Footnote_20_Characters"><text:span text:style-name="T16">development</text:span></text:span><text:span text:style-name="Footnote_20_Characters"><text:span text:style-name="T15">.</text:span></text:span><text:span text:style-name="Footnote_20_Characters"><text:span text:style-name="T16">htm</text:span></text:span></text:p></text:note-body></text:note></text:span></text:span></text:p>
      <text:p text:style-name="P34"><text:span text:style-name="Footnote_20_Characters"><text:span text:style-name="T1">Институт губернских тюремных инспекторов упоминается у Чердынцева. Видимо, инспектор не только надзирал за тюремным режимом, но и обязан был разбирать прошения от самих заключенных.</text:span></text:span></text:p>
      <text:p text:style-name="P34"><text:span text:style-name="Footnote_20_Characters"><text:span text:style-name="T1">Чердынцев обращался, к примеру, с запросом о переводе в Казань, стараясь таким образом добиться одиночной камеры для себя, только уже в другой тюрьме. Журналист был, мягко говоря, не очень доволен своими соседями, с которыми у него постоянно возникали разногласия и ссоры. Так что вполне естественно то, что Чердынцеву всегда хотелось жить в отдельной камере. Но, судя по записям в дневнике, чтобы добиться перевода заключенному требовалось преодолеть запутанные бюрократические процедуры.</text:span></text:span></text:p>
      <text:p text:style-name="P36"><text:span text:style-name="Footnote_20_Characters"><text:span text:style-name="T18"/></text:span></text:p>
      <text:p text:style-name="P52"><text:span text:style-name="T82">"Справлялся о судьбе моего прошения инспекции насчет перевода в другую тюрьму. Узнал диковинную вещь. Инспектор здесь, но мое прошение посылают куда-то в Пермь, в губернское правление, что-ли, там его рассмотрят и решат, что с ним делать, давать ему ход или нет. В первом случае его пошлют здешнему прокурору, который в свою очередь решит вопрос, давать ли ему ход. Если давать, </text:span><text:soft-page-break/><text:span text:style-name="T82">то пошлет его инспектору. Тот уже сделает то или иное постановление обо мне. Вся эта история займет никак не меньше месяца, а может затянуться и на два. Чудные порядки в правовой России!"</text:span><text:span text:style-name="Footnote_20_Symbol"><text:span text:style-name="T79"><text:note text:id="ftn125" text:note-class="footnote"><text:note-citation>1</text:note-citation><text:note-body><text:p text:style-name="Footnote"><text:span text:style-name="Footnote_20_Characters"><text:span text:style-name="T2">ЦДООСО. Ф. 221. Оп. 2. Д. 11а</text:span></text:span><text:span text:style-name="Footnote_20_Characters"><text:span text:style-name="T1">. Л. 137об-138.</text:span></text:span></text:p></text:note-body></text:note></text:span></text:span></text:p>
      <text:p text:style-name="P36"><text:span text:style-name="Footnote_20_Symbol"><text:span text:style-name="T79"/></text:span></text:p>
      <text:p text:style-name="P33">К тюремной инспекции с разными просьбами обращались и другие заключенные.</text:p>
      <text:p text:style-name="P36"><text:span text:style-name="Footnote_20_Symbol"><text:span text:style-name="T79"/></text:span></text:p>
      <text:p text:style-name="P30">"Один из следственных политических рассказывает сегодня, что когда они обратились к инспектору с просьбой об улучшении пищи, он ответил:</text:p>
      <text:p text:style-name="P74"><text:span text:style-name="T61">- Кормить так уж лучше лягашей, чем вас. Им ведь жить, а вас все равно перевесят, кормят вас или нет!"</text:span><text:note text:id="ftn126" text:note-class="footnote"><text:note-citation>2</text:note-citation><text:note-body><text:p text:style-name="Footnote">Там же. Л. 78.</text:p></text:note-body></text:note></text:p>
      <text:p text:style-name="P36"><text:span text:style-name="Footnote_20_Symbol"><text:span text:style-name="T79"/></text:span></text:p>
      <text:p text:style-name="P33"><text:span text:style-name="T61">"Маньяков через контору подал жалобу инспектору на то, что ему для писем выдают не ту бумагу, которую он выписывает. У него бумага с синими полосками, а ему выдают с полосками какими-то другими."</text:span><text:note text:id="ftn127" text:note-class="footnote"><text:note-citation>3</text:note-citation><text:note-body><text:p text:style-name="Footnote">Там же. Л. 196-197.</text:p></text:note-body></text:note></text:p>
      <text:p text:style-name="P36"><text:span text:style-name="Footnote_20_Symbol"><text:span text:style-name="T18"/></text:span></text:p>
      <text:p text:style-name="P34"><text:span text:style-name="Footnote_20_Characters"><text:span text:style-name="T1">За тюрьмами наблюдал не только тюремный инспектор, но и местный прокурор. В его обязанности входило проверять тюремный режим на соответствие законодательным нормам, наблюдать за законностью содержания арестантов.</text:span></text:span></text:p>
      <text:p text:style-name="P33">Из записей Чердынцева, касающихся смертников, известно, что прокурор присутствовал во время проведения процедуры смертной казни. К нему, так же как и к тюремному инспектору, не стеснялись обращаться с жалобами, которые могли иметь довольно серьезные последствия для тюремного начальства. Сам прокурор не ленился лично посещать тюрьму, чтобы составить представление о реальном положении дел не из чьих-то жалоб, а на основе собственных впечатлений.</text:p>
      <text:p text:style-name="P33"/>
      <text:p text:style-name="P48"><text:span text:style-name="T61">"Говорят, что помощник Ефремов и старший надзиратель Васев избили сегодня какого-то арестанта из шестнадцатой камеры второго отделения. И вот ко мне подослали посла с просьбой рассказать, как Васев бил Елесина, когда вел его из одиночки в карцер. Посол</text:span> [...]<text:span text:style-name="T49"> проболтался, что головка собирает факты избиений в здешней тюрьме, чтобы подать заявление прокурору.</text:span><text:span text:style-name="T52"> [...] </text:span><text:span text:style-name="T49">Я, конечно, нисколько не сочувствую предприятию головки, и по многим причинам. Во-первых, такое заявление подавалось уже раньше и дало в результате ряд неприятностей помощникам, которыми оно было прописано начальством, хотя в действительности писал его один Гусев, политика же считала его дело "кляузой". Во-вторых, все условия тюремного режима</text:span><text:span text:style-name="T52"> [...] </text:span><text:span text:style-name="T49">таковы, что любое заявление, сделанное уже от имени крепостников может повести к настоящему прокурорскому следствию, которое не подтвердит жалобы, последствия же будут самые плачевные для крепости."</text:span><text:span text:style-name="T52"><text:note text:id="ftn128" text:note-class="footnote"><text:note-citation>4</text:note-citation><text:note-body><text:p text:style-name="Footnote"><text:span text:style-name="Footnote_20_Characters"><text:span text:style-name="T2">Там же</text:span></text:span><text:span text:style-name="Footnote_20_Characters"><text:span text:style-name="T1">.</text:span></text:span> Л. 154об-156.</text:p></text:note-body></text:note></text:span></text:p>
      <text:p text:style-name="P33"/>
      <text:p text:style-name="P54"><text:span text:style-name="T61">"Вчера неожиданно посетил мою камеру товарищ прокурор и начальник. Товарищ прокурор нашел, что температура в моей камере незаконно низка. Я едва отстоял неприкосновенность своей камеры, доказав, что если здесь температура будет выше, то меня отсюда переведут в общую, а мне необходима одиночка. Начальник все время упорно молчал. Не нравиться ему, что я в одиночке. Потом </text:span><text:soft-page-break/><text:span text:style-name="T61">приходил доктор. Тоже спросил, не холодно ли."</text:span><text:note text:id="ftn129" text:note-class="footnote"><text:note-citation>1</text:note-citation><text:note-body><text:p text:style-name="Footnote"><text:span text:style-name="Footnote_20_Characters"><text:span text:style-name="T2">ЦДООСО. Ф. 221. Оп. 2. Д. 11а</text:span></text:span><text:span text:style-name="Footnote_20_Characters"><text:span text:style-name="T1">. </text:span></text:span>Л. 289.</text:p></text:note-body></text:note></text:p>
      <text:p text:style-name="P33"/>
      <text:p text:style-name="P34"><text:span text:style-name="Footnote_20_Characters"><text:span text:style-name="T1">Местный губернатор тоже имел определенные полномочия в отношении тюрем. Чердынцев зафиксировал, что губернатор, по причине сильного распространения тифозной эпидемии по Екатеринбургской тюрьме, мог распорядиться не производить некоторое время переводы заключенных в другие тюрьмы.</text:span></text:span></text:p>
      <text:p text:style-name="P36"><text:span text:style-name="Footnote_20_Characters"><text:span text:style-name="T18"/></text:span></text:p>
      <text:p text:style-name="P33"><text:span text:style-name="T61">"Партия пересыльных, которая была сегодня сформирована, неожиданно возвращена в тюрьму. Есть основания думать, что приехавший сюда губернатор задержал ее для предупреждения разноса заразы."</text:span><text:note text:id="ftn130" text:note-class="footnote"><text:note-citation>2</text:note-citation><text:note-body><text:p text:style-name="Footnote">Там же. Л. 184.</text:p></text:note-body></text:note></text:p>
      <text:p text:style-name="P36"><text:span text:style-name="Footnote_20_Symbol"><text:span text:style-name="T79"/></text:span></text:p>
      <text:p text:style-name="P36"><text:span text:style-name="Footnote_20_Characters"><text:span text:style-name="T1">С 1886 г. появились специальные подразделения конвойной стражи, которые освободили местные войска от обязанности конвоирования арестантов. Конвойная стража занималась сопровождением заключенных на внешние работы и в присутственные места, оказывала содействие тюремной стражи при внезапных обысках и при ликвидации тюремных беспорядков. По своим служебным обязанностям стража подчинялась Главному тюремному управлению. Комплектованием и снабжением ведало Военное министерство.</text:span></text:span><text:span text:style-name="T79"><text:note text:id="ftn131" text:note-class="footnote"><text:note-citation>3</text:note-citation><text:note-body><text:p text:style-name="Footnote"><text:span text:style-name="Footnote_20_Characters"><text:span text:style-name="T1">Сайт МВД: О МВД: История (1880-1905) [Электрон. ресурс]. Режим доступа: http://www.mvd.ru/about/history/366/</text:span></text:span></text:p></text:note-body></text:note></text:span></text:p>
      <text:p text:style-name="P32">Чердынцеву как заключенному Екатеринбургской тюрьмы довелось во время отбывания срока наблюдать работу конвойной стражи и быть ее подопечным.</text:p>
      <text:p text:style-name="P36"><text:span text:style-name="Footnote_20_Characters"><text:span text:style-name="T18"/></text:span></text:p>
      <text:p text:style-name="P34"><text:span text:style-name="T38">"16-ого меня опять таскали в суд. Приехала казанская судебная палата. Назначено было дело Михайлова. </text:span><text:span text:style-name="T43">[...]</text:span><text:span text:style-name="T38"> На этот раз конвой попался отвратительный. Обыскивали на улице на ветру, и я сильно простудился. Извозчика не дали, а прогнали через город в суд под охраной конвоя, несмотря на все мои прошения. В суде посадили в подвальном этаже в невероятно грязной обстановке и с утра проморили там </text:span><text:span text:style-name="Footnote_20_Characters"><text:span text:style-name="T38">до четырех часов, хотя дело было отложено, и я мог бы возвратиться в тюрьму в одиннадцать часов. Но конвой не хотел делиться и заставил меня ждать, пока освободятся другие арестанты. Народ опять толпою около двадцати человек под охраной двадцати с лишком солдат направился через весь город. Меня толкали чуть не кулаками и заставляли идти скорее. Я стал протестовать и указывал, что мне должны были дать извозчика, т.к. я заявлял о своей болезни. Кое-как добрались до тюрьмы. В результате, хвораю. Не хожу даже на прогулку."</text:span></text:span><text:span text:style-name="T1"><text:note text:id="ftn132" text:note-class="footnote"><text:note-citation>4</text:note-citation><text:note-body><text:p text:style-name="Footnote"><text:span text:style-name="Footnote_20_Characters"><text:span text:style-name="T2">ЦДООСО. Ф. 221. Оп. 2. Д. 11а</text:span></text:span><text:span text:style-name="Footnote_20_Characters"><text:span text:style-name="T1">. Л. 342-342об.</text:span></text:span></text:p></text:note-body></text:note></text:span></text:p>
      <text:p text:style-name="P34"><text:span text:style-name="Footnote_20_Characters"><text:span text:style-name="T1"/></text:span></text:p>
      <text:p text:style-name="P34"><text:span text:style-name="Footnote_20_Characters"><text:span text:style-name="T1">В системе управления тюрем функционировала общественно-государственная организация - Попечительское о тюрьмах общество. Эти общество было создано по инициативе властей еще в 1819 г.</text:span></text:span><text:span text:style-name="T1"><text:note text:id="ftn133" text:note-class="footnote"><text:note-citation>5</text:note-citation><text:note-body><text:p text:style-name="P3"><text:span text:style-name="Footnote_20_Characters"><text:span text:style-name="T14">Бабушкин А.В. История попечительства и посещения тюрем в России </text:span></text:span><text:span text:style-name="Footnote_20_Characters"><text:span text:style-name="T15">[Электрон. ресурс]. Режим доступа: </text:span></text:span><text:span text:style-name="Footnote_20_Characters"><text:span text:style-name="T16">http</text:span></text:span><text:span text:style-name="Footnote_20_Characters"><text:span text:style-name="T15">://</text:span></text:span><text:span text:style-name="Footnote_20_Characters"><text:span text:style-name="T16">www</text:span></text:span><text:span text:style-name="Footnote_20_Characters"><text:span text:style-name="T15">.</text:span></text:span><text:span text:style-name="Footnote_20_Characters"><text:span text:style-name="T16">prison</text:span></text:span><text:span text:style-name="Footnote_20_Characters"><text:span text:style-name="T15">.</text:span></text:span><text:span text:style-name="Footnote_20_Characters"><text:span text:style-name="T16">org</text:span></text:span><text:span text:style-name="Footnote_20_Characters"><text:span text:style-name="T15">/</text:span></text:span><text:span text:style-name="Footnote_20_Characters"><text:span text:style-name="T16">lib</text:span></text:span><text:span text:style-name="Footnote_20_Characters"><text:span text:style-name="T15">/</text:span></text:span><text:span text:style-name="Footnote_20_Characters"><text:span text:style-name="T16">howhelp</text:span></text:span><text:span text:style-name="Footnote_20_Characters"><text:span text:style-name="T15">/</text:span></text:span><text:span text:style-name="Footnote_20_Characters"><text:span text:style-name="T16">doc</text:span></text:span><text:span text:style-name="Footnote_20_Characters"><text:span text:style-name="T15">002.</text:span></text:span><text:span text:style-name="Footnote_20_Characters"><text:span text:style-name="T16">htm</text:span></text:span></text:p></text:note-body></text:note></text:span><text:span text:style-name="Footnote_20_Characters"><text:span text:style-name="T1"> Оно должно было решать проблему «гуманизации» российских тюрем. Его функции: здравоохранение в тюрьмах, религиозная деятельность, распределение гуманитарной помощи, материально-вещевое снабжение, создание школ и т.д. В какой-то мере, попечительские общества брали на себя часть обязанностей тюремной администрации.</text:span></text:span></text:p>
      <text:p text:style-name="P34"><text:span text:style-name="Footnote_20_Characters"><text:span text:style-name="T1">Во главе общества стояло официальное лицо, чиновник. Членами общества становились все те люди, которые могли внести определенную денежную сумму. Эти </text:span></text:span><text:soft-page-break/><text:span text:style-name="Footnote_20_Characters"><text:span text:style-name="T1">взносы формировали собственный капитал Общества, который тратился на всевозможные мероприятия по усовершенствованию тюрьмы и тюремного режима.</text:span></text:span></text:p>
      <text:p text:style-name="P34"><text:span text:style-name="Footnote_20_Characters"><text:span text:style-name="T1">Так правительство в какой-то мере устанавливало дополнительное финансирование для тюрем, которое и так было довольно небольшим и не могло обеспечить соответствие российской пенитенциарной системы «европейским стандартам». Именно попечительские общества дали тюрьмам библиотеки, церкви, школы. Эти же общества сделали реальностью такие понятие, как «тюремный режим». Стали регламентироваться часы прогулок и отдыха, проявляться забота об улучшении условий жизни заключенных, даже их грамотности и нравственном развитии. </text:span></text:span></text:p>
      <text:p text:style-name="P34"><text:span text:style-name="Footnote_20_Characters"><text:span text:style-name="T18">В губерниях работали губернские попечительские о тюрьмах комитеты (тюремные комитеты), которые повторяли по своим функциям Попечительское о тюрьмах общество. Они также контролировались Департаментом полиции. В составе тюремного комитета могли быть губернаторы, </text:span></text:span><text:span text:style-name="Teletype"><text:span text:style-name="T18">вице-губернаторы, управляющие и председатели палат государственного имущества, уголовного суда, губернские прокуроры, городские головы, купцы, почетные граждане городов.</text:span></text:span><text:span text:style-name="T1"><text:note text:id="ftn134" text:note-class="footnote"><text:note-citation>1</text:note-citation><text:note-body><text:p text:style-name="Footnote"><text:span text:style-name="Footnote_20_Characters"><text:span text:style-name="T1">Алексушин Г. Развитие взаимоотношений между тюрьмой и обществом</text:span></text:span><text:span text:style-name="Footnote_20_Characters"><text:span text:style-name="T7">...</text:span></text:span></text:p></text:note-body></text:note></text:span></text:p>
      <text:p text:style-name="P34"><text:span text:style-name="Footnote_20_Characters"><text:span text:style-name="T1">В 1893 г. попечительские о тюрьмах комитеты были преобразованы в тюремные благотворительные комитеты. Теперь они занимались только вопросами материальной помощи заключенным, значительная часть полномочий перешла к тюремной администрации.</text:span></text:span><text:span text:style-name="T1"><text:note text:id="ftn135" text:note-class="footnote"><text:note-citation>2</text:note-citation><text:note-body><text:p text:style-name="Footnote"><text:span text:style-name="Footnote_20_Characters"><text:span text:style-name="T1">Бабушкин А.В. История попечительства…</text:span></text:span></text:p></text:note-body></text:note></text:span></text:p>
      <text:p text:style-name="P105">Работа попечительских обществ в дневнике Чердынцева не отражена. Возможно, такого общества в Екатеринбурге вообще не существовало. Однако о тюрьме все-таки кто-то заботился, и можно предположить, что в городе была какая-то организация, занимающаяся денежными и иными сборами для благотворительных нужд. Свидетельством этого может служить посылка, пришедшая в тюрьму накануне Нового года.</text:p>
      <text:p text:style-name="P105"/>
      <text:p text:style-name="P105"><text:span text:style-name="T61">"Из города было прислано тюремному служащему персоналу много лакомств, конфеты и прочее. Все взяли старшие. Они же захватили и </text:span><text:span text:style-name="T91">деньги, собранные в городе для тюрьмы."</text:span><text:span text:style-name="T90"><text:note text:id="ftn136" text:note-class="footnote"><text:note-citation>3</text:note-citation><text:note-body><text:p text:style-name="Footnote"><text:span text:style-name="Footnote_20_Characters"><text:span text:style-name="T2">ЦДООСО. Ф. 221. Оп. 2. Д. 11а</text:span></text:span><text:span text:style-name="Footnote_20_Characters"><text:span text:style-name="T1">. Л. 261-261об.</text:span></text:span></text:p></text:note-body></text:note></text:span></text:p>
      <text:p text:style-name="P34"><text:span text:style-name="Footnote_20_Symbol"><text:span text:style-name="T1"/></text:span></text:p>
      <text:p text:style-name="P34"><text:span text:style-name="Footnote_20_Characters"><text:span text:style-name="T1">К началу </text:span></text:span><text:span text:style-name="Footnote_20_Characters"><text:span text:style-name="T6">XX</text:span></text:span><text:span text:style-name="Footnote_20_Characters"><text:span text:style-name="T1"> в. пенитенциарная система России подошла с серьезными проблемами, которые являлись ее "спутниками" еще в середине </text:span></text:span><text:span text:style-name="Footnote_20_Characters"><text:span text:style-name="T6">XIX</text:span></text:span><text:span text:style-name="Footnote_20_Characters"><text:span text:style-name="T1"> в. Самой главной проблемой всех без исключения тюрем являлось их финансовое положение. Российская империя не слишком охотно заботилась о заключенных, перекладывая финансирование на попечительские общества или самих заключенных.</text:span></text:span></text:p>
      <text:p text:style-name="P34"><text:span text:style-name="Footnote_20_Characters"><text:span text:style-name="T1">Чердынцев периодически упоминает в своем дневнике коммуну, организацию политических заключенных, самостоятельно, без помощи со стороны тюремного начальства, образовавшуюся ради объединения денежных сбережений и ведения общего хозяйства.</text:span></text:span></text:p>
      <text:p text:style-name="P34"><text:span text:style-name="Footnote_20_Characters"><text:span text:style-name="T1"/></text:span></text:p>
      <text:p text:style-name="P34"><text:span text:style-name="T38">"От казны крепостнику полагается 20 коп. в сутки на содержание, которые или удерживаются за казенную пищу, или записываются в личный счет крепостника на расходы, если он желает кормится по собственному усмотрению. Подавляющее </text:span><text:span text:style-name="Footnote_20_Characters"><text:span text:style-name="T38">большинство крепостников такие бедные и должны довольствоваться этими 20 коп. Казенное содержание очень плохое, а потому крепостники и соединились в артель, чтобы сообща вести собственное хозяйство, которое при объединении, </text:span></text:span><text:soft-page-break/><text:span text:style-name="Footnote_20_Characters"><text:span text:style-name="T38">конечно, выходит или должно выходить лучше, чем для каждого члена, живущего порознь. Вступивший в коммуну сполна лишается своих 20 коп. и без согласия правления, которое все воплощается в лице одного эконома, имеющего </text:span></text:span><text:span text:style-name="Footnote_20_Characters"><text:span text:style-name="T43">[...]</text:span></text:span><text:span text:style-name="Footnote_20_Characters"><text:span text:style-name="T38"> лишь помощника, они не имеют права расходовать ни на какие цели ни копейки из этих денег."</text:span></text:span><text:span text:style-name="T1"><text:note text:id="ftn137" text:note-class="footnote"><text:note-citation>1</text:note-citation><text:note-body><text:p text:style-name="Footnote"><text:span text:style-name="Footnote_20_Characters"><text:span text:style-name="T2">ЦДООСО. Ф. 221. Оп. 2. Д. 11а</text:span></text:span><text:span text:style-name="Footnote_20_Characters"><text:span text:style-name="T1">. </text:span></text:span>Л. 171об-172.</text:p></text:note-body></text:note></text:span></text:p>
      <text:p text:style-name="P34"><text:span text:style-name="Footnote_20_Characters"><text:span text:style-name="T1"/></text:span></text:p>
      <text:p text:style-name="P34"><text:span text:style-name="Footnote_20_Characters"><text:span text:style-name="T1">Такая организация, безусловно, должна была принести пользу. Но несмотря на то, что коммуна была организована социалистами, в ней нашлось место неравенству и своеобразной коррупции. </text:span></text:span></text:p>
      <text:p text:style-name="P34"><text:span text:style-name="Footnote_20_Characters"><text:span text:style-name="T1"/></text:span></text:p>
      <text:p text:style-name="P34"><text:span text:style-name="T38">"До недавнего времени экономом был Серебряков. Он и вел все хозяйство и довел его до дефицита, хотя средства нашей коммуны были более чем приличные. </text:span><text:span text:style-name="T43">[...]</text:span><text:span text:style-name="T38"> При дележе </text:span><text:span text:style-name="T43">[...]</text:span><text:span text:style-name="T38">, хотя доли и распределялись по билетам, как на лотерее, его обвиняли в том, что он, знал номера билетов, ловко подсовывает, что получше головке и ее друзьям, тогда как другим достается что похуже и меньше. Слыша эти обвинения, я зорко стал </text:span><text:span text:style-name="Footnote_20_Characters"><text:span text:style-name="T38">присматриваться, насколько основательны они. В результате нашел, что действительно, какие-то средства что получше никогда не попадают рядовым членам коммуны, а всегда друзьям Серебрякова. А уж дележ припасов, распределенных без билетов, например, масло к чаю, варенье </text:span></text:span><text:span text:style-name="Footnote_20_Characters"><text:span text:style-name="T43">[...]</text:span></text:span><text:span text:style-name="Footnote_20_Characters"><text:span text:style-name="T38"> головке всегда доставалось в двойном количестве по сравнению с другими. Неудовлетворенность бывала сильная и вызывала ссоры. Члены стали выходить из коммуны. Открыто по указанным причинам."</text:span></text:span><text:span text:style-name="T1"><text:note text:id="ftn138" text:note-class="footnote"><text:note-citation>2</text:note-citation><text:note-body><text:p text:style-name="Footnote">Там же. Л. 173об-174.</text:p></text:note-body></text:note></text:span></text:p>
      <text:p text:style-name="P34"><text:span text:style-name="Footnote_20_Characters"><text:span text:style-name="T1"/></text:span></text:p>
      <text:p text:style-name="P34"><text:span text:style-name="Footnote_20_Characters"><text:span text:style-name="T1">Недостаток денег сказывался на условиях тюремного содержания. Администрация тюрьмы, может быть, и рада была бы улучшить состояние заключенных, но возможностей у нее для этого не было. Самый минимум всего необходимого для существования обеспечивался. Однако этого минимума было недостаточно для того, чтобы избавить тюрьмы от эпидемий брюшного и сыпного тифа и недостатка площади для размещения арестантов.</text:span></text:span></text:p>
      <text:p text:style-name="P34"><text:span text:style-name="Footnote_20_Characters"><text:span text:style-name="T1">Екатеринбургская тюрьма мало чем отличалась от всех остальных тюрем Российской империи по тем условиям, в которых жили заключенные. Она была построена в пределах одноименного города (на Московском тракте) в июле 1830 г. Тюремный замок был опоясан монументальной каменной оградой и состоял из двух каменных двухэтажных зданий, в которых имелась больница. Кроме того, на территории располагались трехэтажный смотрительский дом, кухня, баня и кузница. К началу XX в. в Екатеринбургской тюрьме появилась церковь, для нее построили отдельное здание.</text:span></text:span><text:span text:style-name="T1"><text:note text:id="ftn139" text:note-class="footnote"><text:note-citation>3</text:note-citation><text:note-body><text:p text:style-name="P5">Сухоруков С.А. История екатеринбургской тюрьмы <text:span text:style-name="T69">[Электрон. ресурс]. Режим доступа: </text:span><text:span text:style-name="T72">http://magazines.russ.ru/ural/2007/12/sas8.html</text:span></text:p></text:note-body></text:note></text:span></text:p>
      <text:p text:style-name="P34"><text:span text:style-name="Footnote_20_Characters"><text:span text:style-name="T1">Церковь являлась средством перевоспитания заключенных, поддержания их религиозных чувств, а также местом, где желающие могли разнообразить свою жизнь в тюрьме, приняв участие в репетициях и выступлениях арестантского хора. Чердынцев был любителем и знатоком музыки, поэтому не обошел вниманием те песни, которые раздавались со стороны церкви и разносились чуть ли не по всему тюремному замку.</text:span></text:span></text:p>
      <text:p text:style-name="P34"><text:span text:style-name="Footnote_20_Characters"><text:span text:style-name="T1"/></text:span></text:p>
      <text:p text:style-name="P34"><text:span text:style-name="T38">"Арестантский хор готовился к обедни в предстоящий крестный праздник тюремной церкви и разучивает довольно сложную музыку. Теперь он поет как </text:span><text:span text:style-name="Footnote_20_Characters"><text:span text:style-name="T38">раз против нашей одиночки в зале. Несмотря на толстые двери камеры и решетку, </text:span></text:span><text:soft-page-break/><text:span text:style-name="Footnote_20_Characters"><text:span text:style-name="T38">забитую железными листами, между залом и коридорчиком, в котором находятся одиночки, хор слышен очень хорошо. Мешает читать и спать. Музыка обедни местами оригинальна и красива, есть номера дивные. Но она не по средствам хора, ни голосов, ни знания. Хор иногда поет нечто такое, что едва можно понять, что написано в нотах."</text:span></text:span><text:span text:style-name="T1"><text:note text:id="ftn140" text:note-class="footnote"><text:note-citation>1</text:note-citation><text:note-body><text:p text:style-name="Footnote"><text:span text:style-name="Footnote_20_Characters"><text:span text:style-name="T2">ЦДООСО. Ф. 221. Оп. 2. Д. 11а</text:span></text:span><text:span text:style-name="Footnote_20_Characters"><text:span text:style-name="T1">. Л. 9об-10.</text:span></text:span></text:p></text:note-body></text:note></text:span></text:p>
      <text:p text:style-name="P34"><text:span text:style-name="Footnote_20_Characters"><text:span text:style-name="T1"/></text:span></text:p>
      <text:p text:style-name="P34"><text:span text:style-name="T38">"Сегодня опять арестантский хор разучивает панихиду, наводя тоску на арестантов. Это уже четвертый или пятый хор за один месяц. Певцы </text:span><text:span text:style-name="Footnote_20_Characters"><text:span text:style-name="T38">быстро охладевают к своему делу и уходят из хора, уходят и регенты. Теперь хор очень маленький и совсем уж плохой. Прежде все же было несколько голосов сносных, теперь совсем безголосье. До сих пор регенты пытались исполнять живую сильную музыку </text:span></text:span><text:span text:style-name="Footnote_20_Characters"><text:span text:style-name="T12">[...]</text:span></text:span><text:span text:style-name="Footnote_20_Characters"><text:span text:style-name="T38">. Новый регент откопал какую-то заунывную размазню и тянет ее по целым дням."</text:span></text:span><text:span text:style-name="T1"><text:note text:id="ftn141" text:note-class="footnote"><text:note-citation>2</text:note-citation><text:note-body><text:p text:style-name="Footnote"><text:span text:style-name="Footnote_20_Symbol"><text:span text:style-name="T4">Там же</text:span></text:span>. Л. 99-99об.</text:p></text:note-body></text:note></text:span></text:p>
      <text:p text:style-name="P34"><text:span text:style-name="Footnote_20_Characters"><text:span text:style-name="T1"><text:s/></text:span></text:span></text:p>
      <text:p text:style-name="P34"><text:span text:style-name="Footnote_20_Characters"><text:span text:style-name="T1">Чердынцеву "повезло" оказаться в заключении как раз во время распространения очередной тифозной эпидемии, так что он был свидетелем того, какие меры принимались для ее предотвращения, и занес свои наблюдения в свою рукопись. Из таких его записей можно, например, узнать не только о распространении тифа, но и о материальном положении заключенных.</text:span></text:span></text:p>
      <text:p text:style-name="P34"><text:span text:style-name="Footnote_20_Characters"><text:span text:style-name="T1"/></text:span></text:p>
      <text:p text:style-name="P105"><text:span text:style-name="T61">"Тиф продолжает гулять по тюрьме. </text:span><text:span text:style-name="T66">[...]</text:span><text:span text:style-name="T61"> В качестве одной из мер для поднятия жизненности изнуренных тюрьмой арестантов доктор предписал делать обязательные прогулки всем без исключения арестантам. </text:span><text:span text:style-name="T66">[...]</text:span><text:span text:style-name="T61"> Эти прогулки для многих арестантов являются </text:span><text:span text:style-name="T66">[...]</text:span><text:span text:style-name="T61"> наказанием. У них нет обуви, шапок. Тюрьма их не дает. В чем идти на улицу? А гонят силой. Вместо шапки велят закутывать голову одеялом. А что надеть вместо обуви? Если арестанты просят казенной, наводят справки, в чем были взяты в тюрьму и куда девалась своя обувь. Если арестант говорит, что износил, так как сидит уже давно, ему возражают, что он значит проиграл, и гонят на улицу. К тому же на прогулку водят без верхней одежды, которой не полагается, в одних <text:s/>суконных бушлатах, надетых прямо на нижнюю рубашку. Простудиться очень не трудно, и не знаю, насколько прогулка при таких условиях может повысить жизненность арестантов."</text:span><text:note text:id="ftn142" text:note-class="footnote"><text:note-citation>3</text:note-citation><text:note-body><text:p text:style-name="Footnote"><text:span text:style-name="Footnote_20_Characters"><text:span text:style-name="T2">Там же</text:span></text:span><text:span text:style-name="Footnote_20_Characters"><text:span text:style-name="T1">.</text:span></text:span> Л. 158об-160.</text:p></text:note-body></text:note></text:p>
      <text:p text:style-name="P34"><text:span text:style-name="Footnote_20_Characters"><text:span text:style-name="T1"/></text:span></text:p>
      <text:p text:style-name="P34"><text:span text:style-name="Footnote_20_Characters"><text:span text:style-name="T1">Журналист был прекрасно осведомлен и о том, что количество заключенных превышает те нормы, на которые рассчитана тюрьма. Ему самому довелось жить в переполненной камере, где постоянно шла борьба за лучшие места. Переполненность же и являлась одной из причин, благодаря которой Чердынцев не мог выпросить у тюремного начальства одиночную камеру для себя. Почти во всех одиночках содержалось по несколько человек вместо одного.</text:span></text:span></text:p>
      <text:p text:style-name="P34"><text:span text:style-name="Footnote_20_Characters"><text:span text:style-name="T1"/></text:span></text:p>
      <text:p text:style-name="P105"><text:span text:style-name="T61">"Вчера в тюрьме было ровно 900 чел. Перед обедом выпущен один на волю, остается 899 ч. Это вместо 400, на которых рассчитана тюрьма."</text:span><text:note text:id="ftn143" text:note-class="footnote"><text:note-citation>4</text:note-citation><text:note-body><text:p text:style-name="Footnote">Там же. Л. 60об.</text:p></text:note-body></text:note></text:p>
      <text:p text:style-name="P34"><text:span text:style-name="Footnote_20_Characters"><text:span text:style-name="T1"/></text:span></text:p>
      <text:p text:style-name="P34"><text:span text:style-name="T39">"Часть головки торжествует </text:span><text:span text:style-name="T42">[...]</text:span><text:span text:style-name="T39"> победу. </text:span><text:span text:style-name="T42">[...]</text:span><text:span text:style-name="T39"> шесть человек из среды наших социалистов, как оказывается объединились и сегодня экстренно отправили </text:span><text:soft-page-break/><text:span text:style-name="T39">депутата к начальнику тюрьмы с просьбой в виду прибытия двух новых крепостников прибывших к нам утром, разделить крепость на две камеры. </text:span><text:span text:style-name="T42">[...]</text:span><text:span text:style-name="T39"> Начальник пришел к нам сам и разрешил шести человекам, оканчивающим срок заключения, выделиться и занять соседнюю камеру N 8. </text:span><text:span text:style-name="T42">[...]</text:span><text:span text:style-name="Footnote_20_Characters"><text:span text:style-name="T39"> Победители перебрались в </text:span></text:span><text:span text:style-name="Footnote_20_Characters"><text:span text:style-name="T10">N 8</text:span></text:span><text:span text:style-name="Footnote_20_Characters"><text:span text:style-name="T39">. Начальник присутствовал при разделении. На чей-то вопрос, как теперь будет дело с одиночкой, о которой хлопотали двое (т.е. я и Лапицкий), он категорически заявил, что об одиночках теперь не может быть речи. Для девятнадцати человек дали две камеры, когда как в других камерах, рассчитанных на 13-14 человек сидит по 46 человек, чего же надо, какие одиночки?"</text:span></text:span><text:span text:style-name="T1"><text:note text:id="ftn144" text:note-class="footnote"><text:note-citation>1</text:note-citation><text:note-body><text:p text:style-name="Footnote"><text:span text:style-name="Footnote_20_Characters"><text:span text:style-name="T2">ЦДООСО. Ф. 221. Оп. 2. Д. 11а</text:span></text:span><text:span text:style-name="Footnote_20_Characters"><text:span text:style-name="T1">. </text:span></text:span>Л. 46об-47об.</text:p></text:note-body></text:note></text:span></text:p>
      <text:p text:style-name="P34"><text:span text:style-name="Footnote_20_Characters"><text:span text:style-name="T1"/></text:span></text:p>
      <text:p text:style-name="P34"><text:span text:style-name="Footnote_20_Symbol"><text:span text:style-name="T1">В итоге можно сказать, что в рукописи Чердынцева описано множество различных ситуаций, которые имели место в Екатеринбургской тюрьме, и присутствует огромное количество деталей, характеризующих особенности тюремного режима в отдельном пенитенциарном учреждении Российской империи. Эти сведения, конечно, менее важны, если сравнивать их с записями, дающих представление о личностных качествах определенных политических деятелей или дополняющих историю революционного движения во время 1-ой русской революции и после нее. Однако приведенные в дневнике описания тюремного быта тоже интересны, а некоторые истории из жизни населения Екатеринбургской крепости иногда даже довольно увлекательны.</text:span></text:span></text:p>
      <text:p text:style-name="P34"><text:span text:style-name="Footnote_20_Symbol"><text:span text:style-name="T1">Например, 4-ре попытки побега, которые совершил смертник Вячеслав Кругляшов с помощью друзей в тюрьме и вне ее. Последняя из них, четвертая, предполагала подрыв тюремной стены во время прогулки заключенных и бегство через образовавшийся пролом. А когда побег не удался, Кругляшов намеревался пронести бомбу на заседание военно-окружного суда и кинуть ее в судей.</text:span></text:span></text:p>
      <text:p text:style-name="P34"><text:span text:style-name="Footnote_20_Symbol"><text:span text:style-name="T1"/></text:span></text:p>
      <text:p><text:span text:style-name="T38">"Кругляшов предпринял вторую попытку. Он согласился с сидевшими в третьей верхней одиночке каторжанами. Из своей камеры он прошел к ним, разобрав пол. Так как третья одиночка находится над холодным коридором, ведущим во двор и плохо охраняемый ночью одним надзирателем, то беглецы разобрали пол коридора, спустились в него, заперли спящего в соседней комнате надзирателя и вышли во двор. Здесь уголовные запасли им доски для того, чтобы перелезть через внешнюю стену тюрьмы. Доски были связаны и приставлены к стене, оставалось только перелезть. Бегство было обеспечено, так как все бегства через стену ночью удаются. Но тут произошло между беглецами какое-то недоразумение и они вернулись в </text:span><text:span text:style-name="Footnote_20_Symbol"><text:span text:style-name="T38">камеру. Говорят, они испугались надзирателя Овчинникова, который проходил мимо, не заметив их. Вскоре Овчинников проходил во второй раз по двору и теперь заметил доски, приставленные к стене."</text:span></text:span><text:span text:style-name="T1"><text:note text:id="ftn145" text:note-class="footnote"><text:note-citation>2</text:note-citation><text:note-body><text:p text:style-name="Footnote"><text:span text:style-name="Footnote_20_Symbol"><text:span text:style-name="T4">Там же</text:span></text:span>. Л. 250об-251об.</text:p></text:note-body></text:note></text:span></text:p>
      <text:p text:style-name="P34"><text:span text:style-name="Footnote_20_Symbol"><text:span text:style-name="T1"/></text:span></text:p>
      <text:p text:style-name="P105">Могут показаться заслуживающими внимания акции протеста и неповиновения распоряжениям администрации тюрьмы. Во время таких небольших тюремных восстаний политики делились на различные фракции, и все отделение на некоторое время превращалось в самую настоящую арену политической борьбы. Кто-то отстаивал точку зрения, что с начальником и надзирателями нужно бороться. Другие доказывали, что нужно поступать совсем наоборот, т.е. дружить с тюремным начальством. Шли споры о требованиях, которые нужно предъявить администрации. Даже голосования проводились.</text:p>
      <text:p text:style-name="P105"/>
      <text:p text:style-name="P106"><text:soft-page-break/>"Сегодня <text:span text:style-name="T70">N 12 </text:span>и 9, конечно, стали обсуждать свою дальнейшую тактику, что делать, как быть. И там очень много сторонников всякого рода "борьбы" и "протестов". Целый день стоял там шум и споры. Наконец, устроили форменное заседание. Оказалось целых три течения в<text:span text:style-name="T70"> N 12 </text:span>и два в <text:span text:style-name="T70">N 9</text:span>. В <text:span text:style-name="T70">N 12 </text:span>первое течение было за то, чтобы вести борьбу с администрацией не только за право не вставать на поверке, но и прибавить еще требования: заменить арестантскую одежду собственной, улучшить пищу, разделить камеры <text:span text:style-name="T70">(</text:span>в <text:span text:style-name="T70">N 12 </text:span>сидит 31 чел. вместо 13-15 нормальных<text:span text:style-name="T70">)</text:span> и т.п. Средством борьбы избрать голодовку и невставание. За это предложение высказалось 11 чел. из 31.</text:p>
      <text:p text:style-name="P106">Второе течение состояло в том, чтобы подчиниться требованию вставать у своей койки, но требовать об улучшении пищи и др. <text:span text:style-name="T73">[...]</text:span>. На стороне этого течения было 9 чел. Третье течение было за борьбу против вставания и соответствующего приказа администрации. Требовали, чтобы самый приказ был уничтожен. Средство борьбы - простое невставание. За предложение высказалось 10 чел. Один совсем уклонился от голосования.</text:p>
      <text:p text:style-name="P106">В <text:span text:style-name="T70">N 9</text:span> из 16 человек один уклонился от обсуждения и голосования, четыре высказались за невставание, одиннадцать - за подчинение распоряжению.</text:p>
      <text:p text:style-name="P105"><text:span text:style-name="T61">Таким образом результаты совещания были чрезвычайно неопределенные."</text:span><text:note text:id="ftn146" text:note-class="footnote"><text:note-citation>1</text:note-citation><text:note-body><text:p text:style-name="Footnote"><text:span text:style-name="Footnote_20_Characters"><text:span text:style-name="T2">ЦДООСО. Ф. 221. Оп. 2. Д. 11а</text:span></text:span><text:span text:style-name="Footnote_20_Characters"><text:span text:style-name="T1">. </text:span></text:span>Л. 70-71.</text:p></text:note-body></text:note></text:p>
      <text:p text:style-name="P105"/>
      <text:p text:style-name="P34"><text:span text:style-name="Footnote_20_Symbol"><text:span text:style-name="T1">Кому-то покажутся интересными описания развлечений политических заключенных, с помощью которых они коротали время. Одним из видов забав являлась охота на крыс. После того, как крыса была поймана, на ней пробовали разные способы экзекуции. К примеру, выбрасывали животное в форточку, или засовывали его в мешок, и ударом об стену получали так называемую "котлету".</text:span></text:span></text:p>
      <text:p text:style-name="P34"><text:span text:style-name="Footnote_20_Symbol"><text:span text:style-name="T1">Бывало так, что заключенные превращали свою камеру в баню, т.е. обливались, мылись и полностью заливали свое небольшое помещение водой. Это было не только весело, но и в некотором роде способствовало поддержанию личной гигиены, т.к. нормальная тюремная баня была доступна только раз в месяц.</text:span></text:span></text:p>
      <text:p text:style-name="P34"><text:span text:style-name="Footnote_20_Symbol"><text:span text:style-name="T1">И многое другое можно найти в дневнике Н.А. Чердынцева "Екатеринбургская тюрьма". Информация столь разнообразна, что какая-то ее часть все равно вызовет интерес у любого, кому небезразлична история российской тюрьмы и история революционного движения в начале XX в.</text:span></text:span></text:p>
      <text:p text:style-name="P34"><text:span text:style-name="Footnote_20_Symbol"><text:span text:style-name="T1"/></text:span></text:p>
      <text:p text:style-name="P34"><text:span text:style-name="Footnote_20_Symbol"><text:span text:style-name="T1">Что же в итоге можно сказать о рукописи "Екатеринбургская тюрьма"? Что это? Собрание маловразумительных никому ненужных записей или все-таки дневник, содержащий не просто интересные, но и очень важные сведения, способные как-то уточнить, дополнить знания людей о том, что творилось ровно 100 лет назад?</text:span></text:span></text:p>
      <text:p text:style-name="P34"><text:span text:style-name="Footnote_20_Symbol"><text:span text:style-name="T1">Вероятнее всего, написанное Чердынцевым в период 1908-1909 гг. следует отнести именно к последнему варианту. Рукопись "Екатеринбургская тюрьма" нужно назвать самым настоящим историческим источником, сборником информации о давно минувших событиях. Весь предшествующий текст данной главы является тому подтверждением.</text:span></text:span></text:p>
      <text:p text:style-name="P105">Примерное назначение любого дневника - фиксировать жизнь его автора в течение определенного промежутка времени. Источник личного происхождения, ставший главной темой данной работы, тоже выполняет подобную задачу: описывает словами <text:s/>Чердынцева его пребывание в тюрьме. Но у этого дневника есть особенность: Николай Алексеевич, его характер, его жизнь - не самое преобладающая часть содержания.</text:p>
      <text:p text:style-name="P105">Как уже было отмечено раньше, здесь можно найти Свердлова Якова Михайловича, Полякова Михаила Харитоновича, Чуцкаева Сергея Егоровича и многих <text:soft-page-break/>других, кто "претендует" на звание исторической личности. А помимо них в рукописи уральского журналиста есть информация, выделять которую из всего остального содержания вообще не нужно: Чердынцев уже сам все сделал. Биографические данные о казненных, их письма, сведения о боевых организациях, пропагандистской деятельности, "лбовском" отряде, восстании в Кронштадте - все это представляет собой отдельные разделы дневника, этакое собрание выписок, которые в последующем Чердынцев предполагал превратить в серьезный труд по истории революционного движения.</text:p>
      <text:p text:style-name="P105">Теперь, спустя 100 лет после того, как в дневник "Екатеринбургская тюрьма" была занесена первая запись, все вышеперечисленные сведения стали доступны всем остальным людям, которые не относятся к числу архивных работников. Возможно, они смогут найти этой информации достойное применение.</text:p>
      <text:p text:style-name="P103">Заключение.</text:p>
      <text:p text:style-name="P10"/>
      <text:p text:style-name="P43">Архивные учреждения, разбросанные по всему миру (не только в пределах Российской Федерации), хранят огромное количество источников информации, из которых можно узнать много нового о истории России. Некоторые из этих источников уже изучены, и сведения, взятые из них, активно применяются в качестве доказательств в разных научных работах. Другие же "остатки прошлого" до сих пор остаются лишь никому незнакомыми пометками в архивных описях. Они медленно стареют, изнашиваются и покрываются пылью.</text:p>
      <text:p text:style-name="P43">Это происходит не потому, что у людей нет никакого желания заглянуть в них. Человек - ужасно любопытное существо. По меньшей мере, обычно он бывает именно таким и не отказывается от возможности заглянуть в неизведанное, тем более когда это абсолютно безопасно. Стопки скрепленных вместе старых бумаг явно не таят в себе никакой опасности, а содержат лишь неопределенный (может быть даже, бесконечный) объем потенциально полезной информации. Так что рано или поздно любой человек все-таки вспоминает о существовании таких учреждений, как архивы, и о хранящихся в них документах, содержимое которых может помочь им выполнить какую-либо задачу.</text:p>
      <text:p text:style-name="P43">Люди, причастные к распространению исторических знаний, ищут в этих неопубликованных и мало кому известных источниках подтверждение своих теорий, доказательства, свидетельства, а также иллюстрации прошлого, которые можно будет использовать, чтобы превратить набор "сухих фактов" в нечто более "живое".</text:p>
      <text:p text:style-name="P43">Есть только в такой деятельности вечная проблема. Документов много, а времени на их просмотр мало, поэтому и приходится производить предварительный "отсев", распределяя доступные источники информации по двум категориям: "важно" и "не важно".</text:p>
      <text:p text:style-name="P43">Предназначение данной научной работы изначально заключалось в том, чтобы <text:s/>дневник Н.А. Чердынцева "Екатеринбургская тюрьма" как раз <text:span text:style-name="T50">приобрел в глазах исследователей статус "важного источника". Весь текст обоих глав представляет собой этакую очень большую рекламу. В ней сделана попытка доказать, что людям обязательно нужно познакомиться с данным "продуктом": прочитать, изучить, использовать.</text:span></text:p>
      <text:p text:style-name="P43">Была ли выполнена подобная задача? Можно ли, в конце концов, раз и навсегда сказать, что рассмотренная здесь рукопись представляет собой особую единицу хранения Центра документации общественных организаций Свердловской области, заслуживающую пристального внимания? Скорее всего, да. В самом худшем случае, дневник Чердынцева является увлекательной книжкой, где читатель найдет ряд иногда забавных, иногда просто любопытных вещей. Но на самом деле рукопись уральского журналиста - это архивный документ более высокого уровня, настоящий исторический источник, в котором обнаруживаются действительно уникальные сведения.</text:p>
      <text:p text:style-name="P43">С.А. Сухоруков уже использовал труд Н.А. Чердынцева, чтобы написать историю тюрьмы в Екатеринбурге. А это, судя по содержанию, не единственная тема, для раскрытия которой может пригодиться дневник. Бывший издатель журнала "Общество" хоть и назвал свою рукопись "Екатеринбургская тюрьма", но его записи не слишком сильно соответствуют выбранной им тематике. Конечно, с самых первых страниц своего дневника Чердынцев пишет о тюрьме. Но любой читатель, добравшийся до середины "Екатеринбургской тюрьмы" в конце концов должен будет прилагать определенные усилия, чтобы отделить информацию, относящуюся к особенностям пенитенциарной системы Российской империи, от всего остального.</text:p>
      <text:p text:style-name="P43">Под "всем остальным" здесь подразумеваются, например, уже названные во 2-ой <text:soft-page-break/>главе высказывания Чердынцева о личностях отдельных людей в среде политических заключенных, о самой массе запертых в тюрьме молодых социалистов, о смертниках, о восстаниях, актах экспроприации и терроризма, революционных организациях, которые всем этим занимались.</text:p>
      <text:p text:style-name="P43">Есть ли необходимость сегодня в таких сведениях? Не лучше ли оставить в покое тему революции? Ее и так уже хорошо изучили в годы советской власти, написали много книг. Зачем добавлять к этому что-то еще, пусть и неизвестное ранее?</text:p>
      <text:p text:style-name="P43">Очевидно, что советское государство заботилось о том, чтобы создать такую историю России, которая бы показывала социалистическое движение в выгодном свете и скрывала некоторые непопулярные случаи, связанные с деятельностью тех, кто приложил руку к разрушению старой страны и строительству новой. Политические события начала XX в. были изучены вдоль и поперек, но опирались они часто на источники, в которых находилась благоприятная для нового строя информация.</text:p>
      <text:p text:style-name="P43">В конце концов, зачем пугать, в общем-то, счастливых людей устрашающими или отвратительными подробностями? Нецелесообразно, особенно в тех случаях, когда такие подробности могут подпортить репутацию власти. Сокрытие какой-то информации от отдельного человека или людей - вполне нормальное явление. Любая власть, не только советская, занималась и занимается подобным. Как бы не превозносили ценность правды, пропаганда до сих пор "жива", а мировоззрение людей строится в основном на иллюзиях, которые навязываются обществом и государством.</text:p>
      <text:p text:style-name="P43">Революционные события начала XX в. в массовом сознании тоже представляют собой ряд иллюзий. Они остались со времен советского строя и сейчас потихоньку заменяются другими.</text:p>
      <text:p text:style-name="P43">Революционер – человек, решившийся на героический поступок. Он не может смириться с существующим положением в стране и пытается изменить его в лучшую сторону с помощью действий, обычно нежелательных для действующего правительства. Революционер благороден, помыслы его чисты. Он живет, трудиться, страдает не ради себя, а ради других, ради всего народа, к которому он принадлежит. Подобно монахам, отказавшимся от всех мирских радостей, революционеры также приносят в жертву все материальное, чтобы достичь чего-то, что пока существует лишь в виде идеи.</text:p>
      <text:p text:style-name="P43">Это примерное описание собирательного образа того, кто в начале XX в. (и ранее) внес свой вклад в появление на карте мира мощного, но, к сожалению, недолговечного государства. В зависимости от точки зрения, этот образ имеет положительную либо отрицательную окраску.</text:p>
      <text:p text:style-name="P43">Раньше революционеры, естественно, преподносились как "хорошие", ведь им, точнее определенной их части, советское государство было обязано своим рождением. Именно они распространяли прогрессивную идеологию и боролись разными способами с отсталым строем. И, наконец, именно этим людям и их последователям пришлось в конечном итоге встать после 1917 г. "у руля" и попытаться реализовать на практике свою мечту: дерзкий, на первый взгляд, абсолютно нереалистичный проект общественного устройства будущего.</text:p>
      <text:p text:style-name="P43">Сейчас же отношение к радикальному движению (в особенности, к коммунистическому) поменялось. Стало объективнее, избавилось от влияния старой идеологии. Однако новая власть и ее сторонники не смогли удержаться от того, чтобы не воспользоваться проверенными средствами укрепления политического влияния: критикой ушедшего в "ничто" режима и тех, кто строил и поддерживал его. Виноваты и сами коммунисты, которые сильно разочаровали все население своими политическими и социально-экономическими неудачами. На практике получалось, что социалистический способ производства все-таки хуже капиталистического. </text:p>
      <text:p text:style-name="P43"><text:soft-page-break/>Поэтому неудивительно то, что в средствах массовой информации, а также в научных работах и художественных произведениях появились отрицательные суждения по поводу приверженцев социалистический идей. Стали говорить об альтернативных путях развития России в XX в., о том, что если бы не большевики, все могло бы быть по-другому, гораздо лучше, чем вышло в итоге.</text:p>
      <text:p text:style-name="P43">Революционеры же начали превращаться из борцов за прогресс общества в "слуг" хаоса и разрушения. Их борьба лишена смысла. Их пропаганда подстрекает рабочих, крестьян и солдат на бессмысленные бунты, члены их боевых отрядов ведут бессмысленную борьбу с представителями властей, а в ходе этого бессмысленно страдают и погибают не только они сами, но и невинные и ни к чему не причастные мужчины, женщины, дети. А все это в итоге приведет Россию не к свободе, демократии и экономическому благоденствию, а к трагедии, длившейся 70 лет.</text:p>
      <text:p text:style-name="P43"><text:span text:style-name="T50">Теперь революционеры стали в безумцами и фанатиками.</text:span> Это настоящие террористы, ничем не отличающиеся от современных боевиков, занимающихся грабежами, похищениями, убийствами и взрывами ради реализации националистических либо религиозных идеалов.</text:p>
      <text:p text:style-name="P43">Можно сказать, что именно такие представления навязываются людям сейчас, хотя в эпоху демократии и свободы слова эти взгляды не являются единственными. Но независимо от того, как относятся к членам радикального движения, положительно либо отрицательно, их описания в литературе или где-либо еще обычно лишены человечности.</text:p>
      <text:p text:style-name="P43">Примерно так же человечность часто нельзя найти в биографиях каких-либо значимых людей. Что там пишут? Он отличился вот в этой сфере народного хозяйства, учился в престижном ВУЗе, был знаком с выдающимися общественными деятелями, совершил значимые открытия, написал актуальные для своего времени произведения, провел знаменитую реформу.</text:p>
      <text:p text:style-name="P43">Все это, конечно, правильно, информативно, но вместо человека перед читателем предстает сверхчеловек, небожитель, некое идеальное существо, которое появилось в этом мире только с одной целью: совершить что-то значимое. Может сложиться впечатление, что всю свою жизнь эти выдающиеся люди посвятили полезным для общества и государства занятиям. Они родились, чтобы работать. Они жили ради работы. Они умерли, не отрываясь от работы.</text:p>
      <text:p text:style-name="P43">В результате, такие люди становятся выше простых обывателей во всем, даже в мелочах. Уж если биограф решил дать описание какого-то незначительного события из жизни исторической личности, то делает он это ради того, чтобы показать, как же сильно данный человек был в молодости увлечен, допустим, химией, в которой позже он добился больших успехов.</text:p>
      <text:p text:style-name="P43">Так в истории возникают хорошие или плохие герои, слишком идеальные, слишком нереальные, лишенные всяких недостатков и слабостей, присущих обыкновенному человеку. В них очень трудно поверить.</text:p>
      <text:p text:style-name="P43">Исторические личности – реально жившие когда-то люди, присутствие и деятельность которых были зафиксированы многочисленными свидетелями. Есть много доказательств, указывающих на их существование в действительности. В этих людей нужно не верить, о них надо просто знать. На деле же они превращаются в мифологических персонажей, а вся история становится похожей на то, что можно увидеть в текстах Библии. Вроде бы и рассказывается о том, с чего все началось и что было раньше, но точным описанием действительности это называть нельзя. История – забавный миф, сказка, которую интересно почитать на ночь, но не стоит относиться к ней серьезно. В ней нет реальной жизни.</text:p>
      <text:p text:style-name="P43">Но есть в мире то, что избавляет исторические знания от "налета <text:soft-page-break/>мифологичности". Различные источники информации могут наполнить историю мира, страны, небольшой территории, города, предприятия или человека необходимыми деталями, дающими возможность сказать: "Да, это было на самом деле, уж слишком много грязных, непристойных и неуместных подробностей об этом известно".</text:p>
      <text:p text:style-name="P43">Дневник Н.А. Чердынцева "Екатеринбургская тюрьма" как раз служит именно таким источников "грязных подробностей". Благодаря им революционеры-социалисты не выглядят вечно хмурыми, серьезными, небритыми личностями, каждую секунду размышляющими над вопросами переустройства общества. <text:span text:style-name="T50">Социалисты, попавшие в Екатеринбургскую тюрьму, оказались в описании уральского журналиста простыми смертными.</text:span></text:p>
      <text:p text:style-name="P43">Они не прочь развеять скуку, сыграв в карты или вдоволь поиздевавшись над мелкой тюремной живностью, т.е. крысами. В камере их в первую очередь волнуют не проблемы императорской России, а гораздо более приземленные, бытовые вещи: открытая в морозную погоду форточка, загораживающие проход лишние койки, разнообразие тюремной еды, выходы на прогулку во двор и, конечно же, деньги.</text:p>
      <text:p text:style-name="P43">Екатеринбургские "политики" являются людьми, и им не чужды любые человеческие качества. Они так же не испытывают равнодушия к слабому полу и рискуют посылать письма в женское отделение, причем то, что там пишут, нельзя назвать важным для истории. Заодно уральские социалисты могут подраться друг с другом, и драки эти происходят не из-за разногласий по политическим вопросам, а, например, из-за "жилплощади", которая в любой камере всегда была в дефиците. Воровство тоже являлось нормой в среде политических заключенных, кто-нибудь не стеснялся тайно присвоить себе собственность своих коллег по партии, кусок сыра, к примеру.</text:p>
      <text:p text:style-name="P43">Революционеры предстают у Чердынцева не только как политики, а как обычные люди. И если кто-то захочет лучше понять тех, кто пытался превратить Россию начала XX в. в что-то более лучшее, дневник уральского журналиста является как раз одним из исторических источников, которые стоит рекомендовать к прочтению.</text:p>
      <text:p text:style-name="P43"/>
      <text:p text:style-name="P43"><text:span text:style-name="T50">Есть у рукописи "Екатеринбургская тюрьма" и другая важная функция. Этот исторический источник</text:span> служит средством, с помощью которого можно напомнить общественности о событиях 1905-1907 гг. и последующем периоде. В то время в Российской империи сложилась ситуация, когда верховная власть поняла, что в на этот раз народ имеет все шансы серьезно навредить существующему строю или же, вообще, разрушить его. Это была 1-ая русская революция, стихийная, никем заранее не подготовленная. Своеобразный референдум, в ходе которого российские граждане выразили свое отношение к правительственному курсу и потребовали реформ, не имевших никакого отношения к марксизму. Народ совершенно самостоятельно, без чьих-либо советов со стороны, требовал экономической и политической справедливости, т.е. того, чем уже обладало население прогрессивной Европы.</text:p>
      <text:p text:style-name="P43">Казалось бы, сейчас, когда Россия, подобно большинству всех остальных стран мира, строит свою суверенную демократию, 1-ая русская революция должна всецело воспеваться в средствах массовой информации как пример демократических традиций нации. Однако акцент в исторических "напоминаниях", похоже, делается на той части российской истории, которая имеет мало общего с демократией.</text:p>
      <text:p text:style-name="P43">Вряд ли демократическому государству так уж необходимо усердно вспоминать, например, <text:s/>Николая II, одного из главных символов того, во что превратилась российская монархия в начале XX в. Судьба царской семьи, вероятно, является трагедией. Но, все-таки, трагичность той ситуации не настолько высока, чтобы <text:soft-page-break/>устраивать шоу вокруг царственных скелетов. После 1917 г., в годы гражданской войны, случались вещи и гораздо ужаснее. Почему никто не хочет рассказывать про жертв не только красного, но и белого террора? Или же народ, "быдло", не достоин таких же почестей, что и царская семья?</text:p>
      <text:p text:style-name="P43">Дневник "Екатеринбургская тюрьма" дает читателю информацию о том, как столь возвышенное сегодня царское правительство ответило на взрыв народного негодования, произошедший в 1905 г., и как именно обращались с возмутителями "политического спокойствия" в Российской империи в период реакции. Тогда совсем не с лучшей стороны себя проявили уже названный выше Николай II и министр внутренних дел П.А. Столыпин, ответственный за создание и деятельность военно-полевых судов. </text:p>
      <text:p text:style-name="P43"/>
      <text:p text:style-name="P43">Кстати говоря, данная научная работа может выполнять также функцию популяризации не только дневника, но и его автора. Найденные упоминания о Чердынцеве характеризуют его как важное лицо в истории Урала. Однако, вопреки таким словам, информации о Н.А. Чердынцеве в литературе мало, или же нелегко найти что-то большее, чем небольшие энциклопедические статьи с краткой биографией. Получается, что более или менее полная информация об этом человеке доступна лишь в Государственном архиве Пермской области и ЦДООСО, в неопубликованных (либо мало опубликованных) документах. Так что вроде бы значимый человек почти никому неизвестен, кроме небольшой группы заинтересованных лиц.</text:p>
      <text:p text:style-name="P43">Между тем Уралу необходимы свои "региональные" исторические личности, которые известны не только ученой элите, но и массам людей, постоянно проживающих на границе Европы и Азии. Естественно, исследователи, занимавшиеся историей края, сумели отыскать много информации о тех, кто сделал что-либо значимое для уральской территории. Но эти сведения не обладают высокой популярностью. Проще говоря, людям, которые могут именоваться аборигенами Свердловской области и близ лежащих административных единиц, не знакомы ключевые фигуры истории их малой родины. А уж население всей остальной России вряд ли много знает об Урале.</text:p>
      <text:p text:style-name="P43">После крушения монархии Россия стала федерацией, где в теории должно быть равенство регионов. Но пока что имперские пережитки остались, и по сей день "все дороги ведут" в Москву либо Санкт-Петербург. Экономическое и политическое равенство не достигнуто, про культуру можно сказать то же самое. Все ключевые персонажи российской истории "прописаны" в столицах, провинции же так и остаются пустыми и отсталыми территориями, про которые мало что можно сказать.</text:p>
      <text:p text:style-name="P43">Дневник Н.А. Чердынцева способен дать Уралу и, в частности, Екатеринбургу хоть немного славы, показать, что здесь, в этой местности, есть не только мощные заводы, но и интересные люди (естественно, не только Чердынцев), которые достойны известности.</text:p>
      <text:p text:style-name="P43">Стоит надеяться, что "Екатеринбургская тюрьма" станет таким же ценным дополнением к российской (уральской) истории, как и ряд других подобных исторических источников.</text:p>
      <text:p text:style-name="P81">Источники и литература.</text:p>
      <text:p text:style-name="P10"/>
      <text:p text:style-name="P10">Список неопубликованных источников.</text:p>
      <text:p text:style-name="P10"/>
      <text:p text:style-name="P2"><text:span text:style-name="Footnote_20_Symbol"><text:span text:style-name="T18">Центр документации общественных организаций Свердловской области - ЦДООСО. Ф. 221. Оп. 2. Д. 11а. 360 л.</text:span></text:span></text:p>
      <text:p text:style-name="P2"><text:span text:style-name="Footnote_20_Symbol"><text:span text:style-name="T18">ЦДООСО. Ф. 221. Оп. 2. Д. 11б. 85 л.</text:span></text:span></text:p>
      <text:p text:style-name="P2"><text:span text:style-name="Footnote_20_Symbol"><text:span text:style-name="T18">ЦДООСО. Ф. 221. Оп. 2. Д. 11в. 221 л.</text:span></text:span></text:p>
      <text:p text:style-name="P10"/>
      <text:p text:style-name="P10">Исследования.</text:p>
      <text:p text:style-name="P10"/>
      <text:p text:style-name="P58">Аборкин В.И. Лбов Александр Михайлович / В.И. Аборкин // Уральская историческая энциклопедия - Екатеринбург: Академкнига; УрО РАН, 1998. - С. 305.</text:p>
      <text:p text:style-name="P61"><text:span text:style-name="Footnote_20_Characters"><text:span text:style-name="T18">Алексеев С.Д. Чердынцев Николай Алексеевич / С.Д. Алексеев // Уральская историческая энциклопедия - 2-е изд., перераб. и доп. - Екатеринбург: Академкнига; УрО РАН, 2000. - С. 601.</text:span></text:span></text:p>
      <text:p text:style-name="P37"><text:span text:style-name="Footnote_20_Characters"><text:span text:style-name="T18">Алексушин Г. Развитие взаимоотношений между тюрьмой и обществом в России до первой мировой войны </text:span></text:span><text:span text:style-name="Footnote_20_Characters"><text:span text:style-name="T35">[Электрон. ресурс]. Режим доступа: </text:span></text:span><text:span text:style-name="Footnote_20_Characters"><text:span text:style-name="T26">http</text:span></text:span><text:span text:style-name="Footnote_20_Characters"><text:span text:style-name="T35">://</text:span></text:span><text:span text:style-name="Footnote_20_Characters"><text:span text:style-name="T26">www</text:span></text:span><text:span text:style-name="Footnote_20_Characters"><text:span text:style-name="T35">.</text:span></text:span><text:span text:style-name="Footnote_20_Characters"><text:span text:style-name="T26">pchela</text:span></text:span><text:span text:style-name="Footnote_20_Characters"><text:span text:style-name="T35">.</text:span></text:span><text:span text:style-name="Footnote_20_Characters"><text:span text:style-name="T26">ru</text:span></text:span><text:span text:style-name="Footnote_20_Characters"><text:span text:style-name="T35">/</text:span></text:span><text:span text:style-name="Footnote_20_Characters"><text:span text:style-name="T26">podshiv</text:span></text:span><text:span text:style-name="Footnote_20_Characters"><text:span text:style-name="T35">/42/</text:span></text:span><text:span text:style-name="Footnote_20_Characters"><text:span text:style-name="T26">development</text:span></text:span><text:span text:style-name="Footnote_20_Characters"><text:span text:style-name="T35">.</text:span></text:span><text:span text:style-name="Footnote_20_Characters"><text:span text:style-name="T26">htm</text:span></text:span></text:p>
      <text:p text:style-name="P37"><text:span text:style-name="Footnote_20_Characters"><text:span text:style-name="T26">Андреева Т.А. Весновский Виктор Александрович [Электрон. ресурс]. Режим доступа: http://www.book-chel.ru/ind.php?what=card&amp;id=4818</text:span></text:span></text:p>
      <text:p text:style-name="P38"><text:span text:style-name="Footnote_20_Characters"><text:span text:style-name="T18">Бабушкин А.В. История попечительства и посещения тюрем в России </text:span></text:span><text:span text:style-name="T87">[Электрон. ресурс]. Режим доступа: </text:span><text:span text:style-name="T88">http</text:span><text:span text:style-name="T87">://</text:span><text:span text:style-name="T88">www</text:span><text:span text:style-name="T87">.</text:span><text:span text:style-name="T88">prison</text:span><text:span text:style-name="T87">.</text:span><text:span text:style-name="T88">org</text:span><text:span text:style-name="T87">/</text:span><text:span text:style-name="T88">lib</text:span><text:span text:style-name="T87">/</text:span><text:span text:style-name="T88">howhelp</text:span><text:span text:style-name="T87">/</text:span><text:span text:style-name="T88">doc</text:span><text:span text:style-name="T87">002.</text:span><text:span text:style-name="T88">htm</text:span></text:p>
      <text:p text:style-name="P60">Большая советская энциклопедия: Дицген Иосиф [Электрон. ресурс]. Режим доступа: http://bigsoviet.org/Bse/GOGO-KONG/0824.shtml</text:p>
      <text:p text:style-name="P60">Большая советская энциклопедия: Дицген Иосиф [Электрон. ресурс]. Режим доступа: http://bigsoviet.org/Bse/GOGO-KONG/0824.shtml</text:p>
      <text:p text:style-name="P60">Большая советская энциклопедия: Источники исторические [Электрон. ресурс]. Режим доступа: http://bigsoviet.org/Bse/GOGO-KONG/1039.shtml</text:p>
      <text:p text:style-name="P60">Большая советская энциклопедия: Мах Эрнст [Электрон. ресурс]. Режим доступа: http://bigsoviet.org/Bse/GOGO-KONG/1536.shtml</text:p>
      <text:p text:style-name="P60">Большая советская энциклопедия: Франс Анатоль [Электрон. ресурс]. Режим доступа: http://bigsoviet.org/Bse/STRU-YA/2801.shtml</text:p>
      <text:p text:style-name="P60">Большевики Екатеринбурга во главе масс: Борьба за победу революции и упрочение Советской власти (1894-1920) / В.В. Адамова [и др.]; под ред. К.М. Мкртчяну. - Свердловск: Свердловское книжное изд-во, 1962. - 324 с.</text:p>
      <text:p text:style-name="P60">Войнов В.М. Чуцкаев Сергей Егорович<text:span text:style-name="T45"> / В.М. Войнов // Уральская историческая энциклопедия - Екатеринбург: Академкнига; УрО РАН, 1998. - С. 594.</text:span></text:p>
      <text:p text:style-name="P60">Гернет М.Н. История царской тюрьмы: в 5-ти томах. Т. 3: 1870 - 1900 / М.Н. Гернет - 2-ое изд. - М.: "Юридическая литература", 1961. - 431 с.</text:p>
      <text:p text:style-name="P60">Гернет М.Н. История царской тюрьмы: в 5-ти томах. Т. 4: Петропавловская крепость (1900 - 1917) / М.Н. Гернет - М.: "Юридическая литература", 1954. - 248 с.</text:p>
      <text:p text:style-name="P60">Горячев Ю.Н. Боевые организации политических партий / Ю.Н. Горячев, Н.Н. Попов // Уральская историческая энциклопедия - Екатеринбург<text:span text:style-name="T45">: Академкнига; УрО РАН</text:span>, 1998. - С. 91-92.</text:p>
      <text:p text:style-name="P60">Горячев Ю.Н. Уральский боевой союз / Ю.Н. Горячев // <text:span text:style-name="T45">Уральская историческая энциклопедия - Екатеринбург: Академкнига; УрО РАН, 1998. - С. 539.</text:span></text:p>
      <text:p text:style-name="P60">Друговская А.Ю. Пропаганда социал-демократами истории русского революционного движения и революционно-демократической литературы среди рабочих <text:soft-page-break/>Урала (1895 - февраль 1917 г.) / А.Ю. Друговская - Свердловск: Изд-во УрГУ, 1988. - 50 с.</text:p>
      <text:p text:style-name="P11">Ерофеев Н. Азеф Евно Фишелевич / Н. Ерофеев // Политические партии России. Конец XIX - первая треть XX века. Энциклопедия. - М.: Российская политическая энциклопедия (РОССПЭН), 1996. - С. 20-23.</text:p>
      <text:p text:style-name="P60">История терроризма в России в документах, биографиях, исследованиях. - Ростов-на-Дону, Изд-во "Феникс", 1996. - 576 с.</text:p>
      <text:p text:style-name="P60">История Урала в период капитализма / Гл. ред. Д.В. Гаврилов - М.: Наука, 1990. - 504 с.</text:p>
      <text:p text:style-name="P60">Источниковедение. Теория. История. Метод. Источники российской истории: Учеб. пособие / И.Н. Данилевский, В.В. Кабанов, О.М. Медушевская, М.Ф. Румянцева - М.: Рос. гос. гуманит. ун-т, 1998. - 702 с.</text:p>
      <text:p text:style-name="P60">Кобзов В.С. М.Х. Поляков: Екатеринбургский период политической биографии // Екатеринбург в прошлом и настоящем: Материалы научной конференции - Екатеринбург, 1993. - С. 68.</text:p>
      <text:p text:style-name="P60">Очерки истории коммунистических организаций Урала. Т.1: 1883-1920 гг. / Ф.С. Гинзбург [и др.]; под ред. Ф.П. Быстрых. - Свердловск: Средне-Уральское книжное изд-во, 1971.</text:p>
      <text:p text:style-name="P60">Плотников И.Ф. Свердлов Яков Михайлович // Уральская историческая энциклопедия - Екатеринбург: Академкнига; УрО РАН, 1998. - С. 463-464.</text:p>
      <text:p text:style-name="P60">Попов Н.Н. Поляков Михаил Харитонович // Уральская историческая энциклопедия - Екатеринбург<text:span text:style-name="T45">: Академкнига; УрО РАН</text:span>, 1998. - С. 421.</text:p>
      <text:p text:style-name="P11">Розенталь И. Теодорович Иван Адольфович / И. Розенталь // Политические партии России. Конец XIX - первая треть XX века. Энциклопедия. - М.: Российская политическая энциклопедия (РОССПЭН), 1996. - С. 604-605.</text:p>
      <text:p text:style-name="P11">Русина Ю.А. История и теория источниковедения: Курс лекций / Ю.А. Русина - Екатеринбург: Изд-во Урал. ун-та, 2001. - 124 с.</text:p>
      <text:p text:style-name="P61"><text:span text:style-name="Footnote_20_Characters"><text:span text:style-name="T18">Сайт МВД: О МВД: История (1880-1905) [Электрон. ресурс]. Режим доступа: http://www.mvd.ru/about/history/366/</text:span></text:span></text:p>
      <text:p text:style-name="P38"><text:span text:style-name="Footnote_20_Characters"><text:span text:style-name="T18">Сафин А. В заключении: Из истории российской тюремной системы </text:span></text:span><text:span text:style-name="T87">[Электрон. ресурс]. Режим доступа: </text:span><text:span text:style-name="T88">http</text:span><text:span text:style-name="T87">://</text:span><text:span text:style-name="T88">www</text:span><text:span text:style-name="T87">.</text:span><text:span text:style-name="T88">hronos</text:span><text:span text:style-name="T87">.</text:span><text:span text:style-name="T88">km</text:span><text:span text:style-name="T87">.</text:span><text:span text:style-name="T88">ru</text:span><text:span text:style-name="T87">/</text:span><text:span text:style-name="T88">text</text:span><text:span text:style-name="T87">/2004/</text:span><text:span text:style-name="T88">safin</text:span><text:span text:style-name="T87">12_04.</text:span><text:span text:style-name="T88">html</text:span></text:p>
      <text:p text:style-name="P33">Сухоруков С.А. История екатеринбургской тюрьмы <text:span text:style-name="T46">[Электрон. ресурс]. Режим доступа: </text:span><text:span text:style-name="T55">http://magazines.russ.ru/ural/2007/12/sas8.html</text:span></text:p>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Nimbus Mono L" svg:font-family="'Nimbus Mono L', 'Courier New'" style:font-family-generic="modern"/>
    <style:font-face style:name="Courier New" svg:font-family="'Courier New'"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DejaVu Sans2" svg:font-family="'DejaVu Sans', Arial"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ru" fo:country="RU"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itle" style:family="paragraph" style:parent-style-name="Standard" style:next-style-name="Text_20_body" style:class="chapter">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Preformatted_20_Text_20__28_user_29_" style:display-name="Preformatted Text (user)" style:family="paragraph" style:parent-style-name="Standard">
      <style:paragraph-properties fo:margin-top="0cm" fo:margin-bottom="0cm"/>
      <style:text-properties style:font-name="Nimbus Mono L" fo:font-size="10pt" style:font-name-asian="Nimbus Mono L" style:font-size-asian="10pt" style:font-name-complex="Nimbus Mono L" style:font-size-complex="10pt"/>
    </style:style>
    <style:style style:name="Default" style:family="paragraph" style:next-style-name="Standard">
      <style:text-properties fo:font-size="12pt" fo:language="ru" fo:country="RU" style:language-asian="zxx" style:country-asian="none" style:font-size-complex="12pt"/>
    </style:style>
    <style:style style:name="Footnote_20_Symbol" style:display-name="Footnote Symbol" style:family="text" style:parent-style-name="Основной_20_шрифт_20_абзаца1">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Teletype" style:family="text">
      <style:text-properties style:font-name="Courier New" style:font-name-asian="Courier New" style:font-name-complex="Courier New"/>
    </style:style>
    <style:style style:name="Основной_20_шрифт_20_абзаца1" style:display-name="Основной шрифт абзаца1" style:family="text"/>
    <style:style style:name="Footnote_20_Characters" style:display-name="Footnote Characters" style:family="text" style:parent-style-name="Основной_20_шрифт_20_абзаца1">
      <style:text-properties style:text-position="super 58%"/>
    </style:style>
    <style:style style:name="Teletype_20__28_user_29_" style:display-name="Teletype (user)" style:family="text">
      <style:text-properties style:font-name="Nimbus Mono L" style:font-name-asian="Nimbus Mono L" style:font-name-complex="Nimbus Mono L"/>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1.499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82</text:page-number></text:p>
      </style:header>
    </style:master-page>
    <style:master-page style:name="Footnote" style:page-layout-name="Mpm2"/>
    <style:master-page style:name="Endnote" style:page-layout-name="Mpm2"/>
    <style:master-page style:name="First_20_Page" style:display-name="First Page" style:page-layout-name="Mpm3"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Velonski</meta:initial-creator>
    <meta:creation-date>2007-10-31T04:15:54</meta:creation-date>
    <dc:date>2012-09-04T18:11:00</dc:date>
    <dc:language>ru-RU</dc:language>
    <meta:editing-cycles>347</meta:editing-cycles>
    <meta:editing-duration>P9DT20H17M58S</meta:editing-duration>
    <dc:creator>Velonski </dc:creator>
    <dc:subject>Дневник Н.А. Чердынцева «Екатеринбургская тюрьма» как исторический источник</dc:subject>
    <dc:title>Дипломная работа Еремеева М.С.</dc:title>
    <meta:document-statistic meta:table-count="1" meta:image-count="0" meta:object-count="0" meta:page-count="82" meta:paragraph-count="912" meta:word-count="33724" meta:character-count="240069" meta:non-whitespace-character-count="207345"/>
    <meta:user-defined meta:name="Info 1"/>
    <meta:user-defined meta:name="Info 2"/>
    <meta:user-defined meta:name="Info 3"/>
    <meta:user-defined meta:name="Info 4"/>
  </office:meta>
</office:document-meta>
</file>